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03000000AA6A2CC20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TypewLHLtCd" svg:font-family="AmericanTypewLHLtCd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>
        <style:tab-stops>
          <style:tab-stop style:position="6.668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6.668cm"/>
        </style:tab-stops>
      </style:paragraph-properties>
      <style:text-properties fo:font-size="8pt" style:font-size-asian="8pt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font-size-complex="8pt" style:font-weight-complex="normal"/>
    </style:style>
    <style:style style:name="P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fo:color="#0000ff" fo:font-size="8pt" fo:font-style="italic" fo:font-weight="bold" style:font-size-asian="8pt" style:font-style-asian="italic" style:font-weight-asian="bold" style:font-size-complex="8pt"/>
    </style:style>
    <style:style style:name="P7" style:family="paragraph" style:parent-style-name="Standard">
      <style:paragraph-properties fo:margin-left="6.668cm" fo:margin-right="0cm" fo:text-indent="-6.668cm" style:auto-text-indent="false"/>
    </style:style>
    <style:style style:name="P8" style:family="paragraph" style:parent-style-name="Standard">
      <style:paragraph-properties fo:margin-left="6.668cm" fo:margin-right="0cm" fo:text-indent="-6.668cm" style:auto-text-indent="false" style:text-autospace="none"/>
    </style:style>
    <style:style style:name="P9" style:family="paragraph" style:parent-style-name="Standard">
      <style:paragraph-properties fo:margin-left="6.668cm" fo:margin-right="0cm" fo:text-indent="-6.668cm" style:auto-text-indent="false"/>
      <style:text-properties fo:font-size="8pt" style:font-size-asian="8pt" style:font-size-complex="8pt" style:font-weight-complex="normal"/>
    </style:style>
    <style:style style:name="P10" style:family="paragraph" style:parent-style-name="Standard">
      <style:paragraph-properties fo:margin-left="6.668cm" fo:margin-right="0cm" fo:text-indent="-6.668cm" style:auto-text-indent="false" style:text-autospace="none"/>
      <style:text-properties style:font-name="MS Sans Serif" fo:font-size="8pt" style:font-size-asian="8pt" style:font-name-complex="MS Sans Serif" style:font-size-complex="8pt" style:font-weight-complex="normal"/>
    </style:style>
    <style:style style:name="P11" style:family="paragraph" style:parent-style-name="Standard">
      <style:paragraph-properties fo:margin-left="6.668cm" fo:margin-right="0cm" fo:text-align="justify" style:justify-single-word="false" fo:hyphenation-ladder-count="no-limit" fo:text-indent="-6.668cm" style:auto-text-indent="false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6.985cm" fo:margin-right="0cm" fo:text-indent="-6.985cm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2cm" fo:margin-right="0cm" fo:text-indent="-1.249cm" style:auto-text-indent="false">
        <style:tab-stops>
          <style:tab-stop style:position="6.668cm"/>
        </style:tab-stops>
      </style:paragraph-properties>
    </style:style>
    <style:style style:name="P14" style:family="paragraph" style:parent-style-name="Standard">
      <style:paragraph-properties fo:margin-left="2cm" fo:margin-right="0cm" fo:text-indent="-1.429cm" style:auto-text-indent="false" style:text-autospace="none"/>
    </style:style>
    <style:style style:name="P15" style:family="paragraph" style:parent-style-name="Standard">
      <style:paragraph-properties fo:margin-left="0cm" fo:margin-right="-0.182cm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fo:font-size="8pt" style:font-size-asian="8pt" style:font-size-complex="8pt"/>
    </style:style>
    <style:style style:name="P16" style:family="paragraph" style:parent-style-name="Standard">
      <style:paragraph-properties fo:margin-left="1.958cm" fo:margin-right="-0.182cm" fo:text-align="justify" style:justify-single-word="false" fo:text-indent="0cm" style:auto-text-indent="false">
        <style:tab-stops>
          <style:tab-stop style:position="1.319cm"/>
        </style:tab-stops>
      </style:paragraph-properties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.501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.501cm" fo:text-align="justify" style:justify-single-word="false" fo:text-indent="0cm" style:auto-text-indent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.501cm" fo:text-align="justify" style:justify-single-word="false" fo:text-indent="0cm" style:auto-text-indent="false">
        <style:tab-stops>
          <style:tab-stop style:position="1.979cm"/>
        </style:tab-stops>
      </style:paragraph-properties>
      <style:text-properties fo:font-size="8pt" style:font-size-asian="8pt" style:font-size-complex="8pt"/>
    </style:style>
    <style:style style:name="P20" style:family="paragraph" style:parent-style-name="Standard">
      <style:paragraph-properties fo:margin-left="0cm" fo:margin-right="0.501cm" fo:text-align="justify" style:justify-single-word="false" fo:text-indent="0cm" style:auto-text-indent="false">
        <style:tab-stops>
          <style:tab-stop style:position="3.628cm"/>
        </style:tab-stops>
      </style:paragraph-properties>
      <style:text-properties fo:font-size="8pt" style:font-size-asian="8pt" style:font-size-complex="8pt"/>
    </style:style>
    <style:style style:name="P21" style:family="paragraph" style:parent-style-name="Standard">
      <style:paragraph-properties fo:margin-left="0cm" fo:margin-right="0.501cm" fo:text-align="justify" style:justify-single-word="false" fo:text-indent="0cm" style:auto-text-indent="false">
        <style:tab-stops>
          <style:tab-stop style:position="3.298cm"/>
        </style:tab-stops>
      </style:paragraph-properties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.501cm" fo:text-align="justify" style:justify-single-word="false" fo:text-indent="0cm" style:auto-text-indent="false">
        <style:tab-stops>
          <style:tab-stop style:position="2.639cm"/>
        </style:tab-stops>
      </style:paragraph-properties>
      <style:text-properties fo:font-size="8pt" style:font-size-asian="8pt" style:font-size-complex="8pt"/>
    </style:style>
    <style:style style:name="P23" style:family="paragraph" style:parent-style-name="Standard">
      <style:paragraph-properties fo:margin-left="0cm" fo:margin-right="0.501cm" fo:text-indent="0cm" style:auto-text-indent="false"/>
      <style:text-properties fo:font-size="8pt" fo:font-weight="bold" style:font-size-asian="8pt" style:font-weight-asian="bold" style:font-size-complex="8pt"/>
    </style:style>
    <style:style style:name="P24" style:family="paragraph" style:parent-style-name="Standard">
      <style:paragraph-properties fo:margin-left="0cm" fo:margin-right="0.501cm" fo:text-align="justify" style:justify-single-word="false" fo:text-indent="0cm" style:auto-text-indent="false"/>
      <style:text-properties fo:font-size="8pt" fo:font-weight="bold" style:font-size-asian="8pt" style:font-weight-asian="bold" style:font-size-complex="8pt"/>
    </style:style>
    <style:style style:name="P25" style:family="paragraph" style:parent-style-name="Standard">
      <style:paragraph-properties fo:margin-left="0cm" fo:margin-right="0.501cm" fo:text-align="justify" style:justify-single-word="false" fo:text-indent="0cm" style:auto-text-indent="false">
        <style:tab-stops>
          <style:tab-stop style:position="3.628cm"/>
        </style:tab-stops>
      </style:paragraph-properties>
      <style:text-properties fo:font-size="8pt" fo:font-style="italic" style:font-size-asian="8pt" style:font-style-asian="italic" style:font-size-complex="8pt"/>
    </style:style>
    <style:style style:name="P26" style:family="paragraph" style:parent-style-name="Standard">
      <style:paragraph-properties fo:margin-left="0cm" fo:margin-right="0.501cm" fo:text-align="justify" style:justify-single-word="false" fo:text-indent="0cm" style:auto-text-indent="false"/>
      <style:text-properties fo:font-size="8pt" fo:font-style="italic" fo:font-weight="bold" style:font-size-asian="8pt" style:font-style-asian="italic" style:font-weight-asian="bold" style:font-size-complex="8pt"/>
    </style:style>
    <style:style style:name="P27" style:family="paragraph" style:parent-style-name="Standard">
      <style:paragraph-properties fo:margin-left="0cm" fo:margin-right="0.501cm" fo:text-align="justify" style:justify-single-word="false" fo:text-indent="0cm" style:auto-text-indent="false"/>
      <style:text-properties fo:font-size="8pt" style:font-name-asian="Arial" style:font-size-asian="8pt" style:font-size-complex="8pt"/>
    </style:style>
    <style:style style:name="P28" style:family="paragraph" style:parent-style-name="Standard">
      <style:paragraph-properties fo:margin-left="0cm" fo:margin-right="0.501cm" fo:text-align="justify" style:justify-single-word="false" fo:text-indent="0cm" style:auto-text-indent="false"/>
      <style:text-properties fo:text-transform="uppercase" fo:font-size="8pt" fo:font-weight="bold" style:font-size-asian="8pt" style:font-weight-asian="bold" style:font-size-complex="8pt" style:font-weight-complex="normal"/>
    </style:style>
    <style:style style:name="P29" style:family="paragraph" style:parent-style-name="Standard">
      <style:paragraph-properties fo:margin-left="0cm" fo:margin-right="0.501cm" fo:text-align="justify" style:justify-single-word="false" fo:text-indent="0cm" style:auto-text-indent="false"/>
      <style:text-properties fo:text-transform="uppercase" fo:font-size="8pt" style:font-size-asian="8pt" style:font-size-complex="8pt"/>
    </style:style>
    <style:style style:name="P30" style:family="paragraph" style:parent-style-name="Standard">
      <style:paragraph-properties fo:margin-left="0cm" fo:margin-right="0.501cm" fo:text-align="justify" style:justify-single-word="false" fo:text-indent="0cm" style:auto-text-indent="false"/>
      <style:text-properties fo:color="#0000ff" fo:font-size="8pt" fo:font-weight="bold" style:font-size-asian="8pt" style:font-weight-asian="bold" style:font-size-complex="8pt"/>
    </style:style>
    <style:style style:name="P31" style:family="paragraph" style:parent-style-name="Standard">
      <style:paragraph-properties fo:margin-left="0cm" fo:margin-right="0.501cm" fo:text-align="justify" style:justify-single-word="false" fo:text-indent="0cm" style:auto-text-indent="false"/>
      <style:text-properties fo:color="#0000ff" fo:font-size="8pt" style:font-size-asian="8pt" style:font-size-complex="8pt"/>
    </style:style>
    <style:style style:name="P32" style:family="paragraph" style:parent-style-name="Standard">
      <style:paragraph-properties fo:margin-left="1.752cm" fo:margin-right="0.501cm" fo:text-align="justify" style:justify-single-word="false" fo:text-indent="-1.27cm" style:auto-text-indent="false"/>
      <style:text-properties fo:font-size="8pt" style:font-size-asian="8pt" style:font-size-complex="8pt"/>
    </style:style>
    <style:style style:name="P33" style:family="paragraph" style:parent-style-name="Standard" style:list-style-name="WW8Num8">
      <style:paragraph-properties fo:margin-left="1.97cm" fo:margin-right="0.501cm" fo:text-align="justify" style:justify-single-word="false" fo:text-indent="-1.341cm" style:auto-text-indent="false">
        <style:tab-stops>
          <style:tab-stop style:position="1.979cm"/>
        </style:tab-stops>
      </style:paragraph-properties>
    </style:style>
    <style:style style:name="P34" style:family="paragraph" style:parent-style-name="Standard" style:list-style-name="WW8Num6">
      <style:paragraph-properties fo:margin-left="1.97cm" fo:margin-right="0.501cm" fo:text-align="justify" style:justify-single-word="false" fo:text-indent="-1.341cm" style:auto-text-indent="false">
        <style:tab-stops>
          <style:tab-stop style:position="1.979cm"/>
        </style:tab-stops>
      </style:paragraph-properties>
    </style:style>
    <style:style style:name="P35" style:family="paragraph" style:parent-style-name="Standard" style:list-style-name="WW8Num6">
      <style:paragraph-properties fo:margin-left="1.97cm" fo:margin-right="0.501cm" fo:text-align="justify" style:justify-single-word="false" fo:text-indent="-1.341cm" style:auto-text-indent="false">
        <style:tab-stops>
          <style:tab-stop style:position="1.979cm"/>
        </style:tab-stops>
      </style:paragraph-properties>
      <style:text-properties fo:font-size="8pt" style:font-size-asian="8pt" style:font-size-complex="8pt"/>
    </style:style>
    <style:style style:name="P36" style:family="paragraph" style:parent-style-name="Standard">
      <style:paragraph-properties fo:margin-left="1.27cm" fo:margin-right="0.501cm" fo:text-align="justify" style:justify-single-word="false" fo:text-indent="0cm" style:auto-text-indent="false"/>
      <style:text-properties fo:font-size="8pt" style:font-size-asian="8pt" style:font-size-complex="8pt"/>
    </style:style>
    <style:style style:name="P37" style:family="paragraph" style:parent-style-name="Standard">
      <style:paragraph-properties fo:margin-left="1.27cm" fo:margin-right="0.501cm" fo:text-align="justify" style:justify-single-word="false" fo:text-indent="0cm" style:auto-text-indent="false">
        <style:tab-stops>
          <style:tab-stop style:position="2.639cm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left="1.27cm" fo:margin-right="0.501cm" fo:text-align="justify" style:justify-single-word="false" fo:text-indent="0cm" style:auto-text-indent="false">
        <style:tab-stops>
          <style:tab-stop style:position="1.979cm"/>
        </style:tab-stops>
      </style:paragraph-properties>
      <style:text-properties fo:font-size="8pt" style:font-size-asian="8pt" style:font-size-complex="8pt"/>
    </style:style>
    <style:style style:name="P39" style:family="paragraph" style:parent-style-name="Standard">
      <style:paragraph-properties fo:margin-left="1.27cm" fo:margin-right="0.501cm" fo:text-align="justify" style:justify-single-word="false" fo:text-indent="0cm" style:auto-text-indent="false"/>
      <style:text-properties fo:font-size="8pt" fo:font-weight="bold" style:font-size-asian="8pt" style:font-weight-asian="bold" style:font-size-complex="8pt"/>
    </style:style>
    <style:style style:name="P40" style:family="paragraph" style:parent-style-name="Standard">
      <style:paragraph-properties fo:margin-left="1.27cm" fo:margin-right="0.501cm" fo:text-align="justify" style:justify-single-word="false" fo:text-indent="0cm" style:auto-text-indent="false">
        <style:tab-stops>
          <style:tab-stop style:position="3.298cm"/>
        </style:tab-stops>
      </style:paragraph-properties>
      <style:text-properties fo:text-transform="uppercase" fo:font-size="8pt" fo:font-weight="bold" style:font-size-asian="8pt" style:font-weight-asian="bold" style:font-size-complex="8pt" style:font-weight-complex="normal"/>
    </style:style>
    <style:style style:name="P41" style:family="paragraph" style:parent-style-name="Standard">
      <style:paragraph-properties fo:margin-left="1.27cm" fo:margin-right="0.501cm" fo:text-align="justify" style:justify-single-word="false" fo:text-indent="-1.27cm" style:auto-text-indent="false"/>
    </style:style>
    <style:style style:name="P42" style:family="paragraph" style:parent-style-name="Standard">
      <style:paragraph-properties fo:margin-left="1.27cm" fo:margin-right="0.501cm" fo:text-align="justify" style:justify-single-word="false" fo:text-indent="-1.27cm" style:auto-text-indent="false"/>
      <style:text-properties fo:font-size="8pt" style:font-size-asian="8pt" style:font-size-complex="8pt"/>
    </style:style>
    <style:style style:name="P43" style:family="paragraph" style:parent-style-name="Standard" style:list-style-name="WW8Num6">
      <style:paragraph-properties fo:margin-left="0.635cm" fo:margin-right="0.501cm" fo:text-align="justify" style:justify-single-word="false" fo:text-indent="-0.635cm" style:auto-text-indent="false"/>
    </style:style>
    <style:style style:name="P44" style:family="paragraph" style:parent-style-name="Standard" style:list-style-name="WW8Num5">
      <style:paragraph-properties fo:margin-left="0.635cm" fo:margin-right="0.501cm" fo:text-align="justify" style:justify-single-word="false" fo:text-indent="-0.635cm" style:auto-text-indent="false"/>
    </style:style>
    <style:style style:name="P45" style:family="paragraph" style:parent-style-name="Standard" style:list-style-name="WW8Num6">
      <style:paragraph-properties fo:margin-left="0.635cm" fo:margin-right="0.501cm" fo:text-align="justify" style:justify-single-word="false" fo:text-indent="-0.635cm" style:auto-text-indent="false"/>
      <style:text-properties fo:font-size="8pt" fo:font-weight="bold" style:font-size-asian="8pt" style:font-weight-asian="bold" style:font-size-complex="8pt"/>
    </style:style>
    <style:style style:name="P46" style:family="paragraph" style:parent-style-name="Standard" style:list-style-name="WW8Num5">
      <style:paragraph-properties fo:margin-left="0.635cm" fo:margin-right="0.501cm" fo:text-align="justify" style:justify-single-word="false" fo:text-indent="-0.635cm" style:auto-text-indent="false"/>
      <style:text-properties fo:font-size="8pt" fo:font-weight="bold" style:font-size-asian="8pt" style:font-weight-asian="bold" style:font-size-complex="8pt"/>
    </style:style>
    <style:style style:name="P47" style:family="paragraph" style:parent-style-name="Standard" style:list-style-name="WW8Num5">
      <style:paragraph-properties fo:margin-left="0.635cm" fo:margin-right="0.501cm" fo:text-indent="-0.635cm" style:auto-text-indent="false"/>
      <style:text-properties fo:font-size="8pt" fo:font-weight="bold" style:font-size-asian="8pt" style:font-weight-asian="bold" style:font-size-complex="8pt"/>
    </style:style>
    <style:style style:name="P48" style:family="paragraph" style:parent-style-name="Standard" style:list-style-name="WW8Num11">
      <style:paragraph-properties fo:margin-left="0.635cm" fo:margin-right="0.501cm" fo:text-align="justify" style:justify-single-word="false" fo:text-indent="-0.635cm" style:auto-text-indent="false"/>
      <style:text-properties fo:text-transform="uppercase" fo:font-size="8pt" fo:font-weight="bold" style:font-size-asian="8pt" style:font-weight-asian="bold" style:font-size-complex="8pt" style:font-weight-complex="normal"/>
    </style:style>
    <style:style style:name="P49" style:family="paragraph" style:parent-style-name="Standard" style:list-style-name="WW8Num5">
      <style:paragraph-properties fo:margin-left="0.635cm" fo:margin-right="0.501cm" fo:text-align="justify" style:justify-single-word="false" fo:text-indent="-0.635cm" style:auto-text-indent="false"/>
      <style:text-properties fo:text-transform="uppercase" fo:font-size="8pt" fo:font-weight="bold" style:font-size-asian="8pt" style:font-weight-asian="bold" style:font-size-complex="8pt" style:font-weight-complex="normal"/>
    </style:style>
    <style:style style:name="P50" style:family="paragraph" style:parent-style-name="Standard" style:list-style-name="WW8Num6">
      <style:paragraph-properties fo:margin-left="1.981cm" fo:margin-right="0.501cm" fo:text-align="justify" style:justify-single-word="false" fo:text-indent="-1.981cm" style:auto-text-indent="false"/>
      <style:text-properties fo:font-size="8pt" fo:font-weight="bold" style:font-size-asian="8pt" style:font-weight-asian="bold" style:font-size-complex="8pt"/>
    </style:style>
    <style:style style:name="P51" style:family="paragraph" style:parent-style-name="Standard" style:list-style-name="WW8Num6">
      <style:paragraph-properties fo:margin-left="1.397cm" fo:margin-right="0.501cm" fo:text-align="justify" style:justify-single-word="false" fo:text-indent="-0.762cm" style:auto-text-indent="false"/>
    </style:style>
    <style:style style:name="P52" style:family="paragraph" style:parent-style-name="Standard">
      <style:paragraph-properties fo:margin-left="1.979cm" fo:margin-right="0.501cm" fo:text-align="justify" style:justify-single-word="false" fo:text-indent="0cm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left="1.979cm" fo:margin-right="0.501cm" fo:text-align="justify" style:justify-single-word="false" fo:text-indent="0cm" style:auto-text-indent="false">
        <style:tab-stops>
          <style:tab-stop style:position="3cm"/>
        </style:tab-stops>
      </style:paragraph-properties>
      <style:text-properties fo:font-size="8pt" style:font-size-asian="8pt" style:font-size-complex="8pt"/>
    </style:style>
    <style:style style:name="P54" style:family="paragraph" style:parent-style-name="Standard">
      <style:paragraph-properties fo:margin-left="1.979cm" fo:margin-right="0.501cm" fo:text-align="justify" style:justify-single-word="false" fo:text-indent="0cm" style:auto-text-indent="false">
        <style:tab-stops>
          <style:tab-stop style:position="3.628cm"/>
        </style:tab-stops>
      </style:paragraph-properties>
      <style:text-properties fo:font-size="8pt" style:font-size-asian="8pt" style:font-size-complex="8pt"/>
    </style:style>
    <style:style style:name="P55" style:family="paragraph" style:parent-style-name="Standard">
      <style:paragraph-properties fo:margin-left="1.979cm" fo:margin-right="0.501cm" fo:text-align="justify" style:justify-single-word="false" fo:text-indent="0cm" style:auto-text-indent="false">
        <style:tab-stops>
          <style:tab-stop style:position="3.298cm"/>
        </style:tab-stops>
      </style:paragraph-properties>
      <style:text-properties fo:font-size="8pt" style:font-size-asian="8pt" style:font-size-complex="8pt"/>
    </style:style>
    <style:style style:name="P56" style:family="paragraph" style:parent-style-name="Standard" style:list-style-name="WW8Num6">
      <style:paragraph-properties fo:margin-left="1.979cm" fo:margin-right="0.501cm" fo:text-align="justify" style:justify-single-word="false" fo:text-indent="-1.344cm" style:auto-text-indent="false">
        <style:tab-stops>
          <style:tab-stop style:position="1.979cm"/>
        </style:tab-stops>
      </style:paragraph-properties>
    </style:style>
    <style:style style:name="P57" style:family="paragraph" style:parent-style-name="Standard" style:list-style-name="WW8Num5">
      <style:paragraph-properties fo:margin-left="1.979cm" fo:margin-right="0.501cm" fo:text-align="justify" style:justify-single-word="false" fo:text-indent="-1.344cm" style:auto-text-indent="false"/>
    </style:style>
    <style:style style:name="P58" style:family="paragraph" style:parent-style-name="Standard">
      <style:paragraph-properties fo:margin-left="1.979cm" fo:margin-right="0.501cm" fo:text-align="justify" style:justify-single-word="false" fo:text-indent="-1.344cm" style:auto-text-indent="false">
        <style:tab-stops>
          <style:tab-stop style:position="1.979cm"/>
        </style:tab-stops>
      </style:paragraph-properties>
      <style:text-properties fo:font-size="8pt" style:font-size-asian="8pt" style:font-size-complex="8pt"/>
    </style:style>
    <style:style style:name="P59" style:family="paragraph" style:parent-style-name="Standard" style:list-style-name="WW8Num6">
      <style:paragraph-properties fo:margin-left="1.979cm" fo:margin-right="0.501cm" fo:text-align="justify" style:justify-single-word="false" fo:text-indent="-1.344cm" style:auto-text-indent="false">
        <style:tab-stops>
          <style:tab-stop style:position="1.979cm"/>
        </style:tab-stops>
      </style:paragraph-properties>
      <style:text-properties fo:font-size="8pt" style:font-size-asian="8pt" style:font-size-complex="8pt"/>
    </style:style>
    <style:style style:name="P60" style:family="paragraph" style:parent-style-name="Standard">
      <style:paragraph-properties fo:margin-left="1.979cm" fo:margin-right="0.501cm" fo:text-align="justify" style:justify-single-word="false" fo:text-indent="-1.344cm" style:auto-text-indent="false">
        <style:tab-stops>
          <style:tab-stop style:position="1.979cm"/>
        </style:tab-stops>
      </style:paragraph-properties>
      <style:text-properties fo:font-size="8pt" fo:font-weight="bold" style:font-size-asian="8pt" style:font-weight-asian="bold" style:font-size-complex="8pt" style:font-weight-complex="normal"/>
    </style:style>
    <style:style style:name="P61" style:family="paragraph" style:parent-style-name="Standard">
      <style:paragraph-properties fo:margin-left="0.63cm" fo:margin-right="0.501cm" fo:text-align="justify" style:justify-single-word="false" fo:text-indent="0cm" style:auto-text-indent="false">
        <style:tab-stops>
          <style:tab-stop style:position="6.597cm"/>
        </style:tab-stops>
      </style:paragraph-properties>
      <style:text-properties fo:font-size="8pt" fo:font-weight="bold" style:font-size-asian="8pt" style:font-weight-asian="bold" style:font-size-complex="8pt"/>
    </style:style>
    <style:style style:name="P62" style:family="paragraph" style:parent-style-name="Standard">
      <style:paragraph-properties fo:margin-left="0.63cm" fo:margin-right="0.501cm" fo:text-align="justify" style:justify-single-word="false" fo:text-indent="0cm" style:auto-text-indent="false"/>
      <style:text-properties fo:font-size="8pt" style:font-size-asian="8pt" style:font-size-complex="8pt"/>
    </style:style>
    <style:style style:name="P63" style:family="paragraph" style:parent-style-name="Standard">
      <style:paragraph-properties fo:margin-left="5.941cm" fo:margin-right="0.501cm" fo:text-align="justify" style:justify-single-word="false" fo:text-indent="-5.281cm" style:auto-text-indent="false"/>
    </style:style>
    <style:style style:name="P64" style:family="paragraph" style:parent-style-name="Standard">
      <style:paragraph-properties fo:margin-left="5.941cm" fo:margin-right="0.501cm" fo:text-align="justify" style:justify-single-word="false" fo:text-indent="-5.281cm" style:auto-text-indent="false">
        <style:tab-stops>
          <style:tab-stop style:position="2.969cm"/>
          <style:tab-stop style:position="3.298cm"/>
          <style:tab-stop style:position="3.628cm"/>
          <style:tab-stop style:position="3.958cm"/>
          <style:tab-stop style:position="6.597cm"/>
        </style:tab-stops>
      </style:paragraph-properties>
    </style:style>
    <style:style style:name="P65" style:family="paragraph" style:parent-style-name="Standard">
      <style:paragraph-properties fo:margin-left="5.941cm" fo:margin-right="0.501cm" fo:text-align="justify" style:justify-single-word="false" fo:text-indent="-5.281cm" style:auto-text-indent="false">
        <style:tab-stops>
          <style:tab-stop style:position="0.66cm"/>
        </style:tab-stops>
      </style:paragraph-properties>
    </style:style>
    <style:style style:name="P66" style:family="paragraph" style:parent-style-name="Standard">
      <style:paragraph-properties fo:margin-left="5.941cm" fo:margin-right="0.501cm" fo:text-align="justify" style:justify-single-word="false" fo:text-indent="-5.281cm" style:auto-text-indent="false">
        <style:tab-stops>
          <style:tab-stop style:position="1.979cm"/>
          <style:tab-stop style:position="5.937cm"/>
        </style:tab-stops>
      </style:paragraph-properties>
    </style:style>
    <style:style style:name="P67" style:family="paragraph" style:parent-style-name="Standard">
      <style:paragraph-properties fo:margin-left="5.941cm" fo:margin-right="0.501cm" fo:text-align="justify" style:justify-single-word="false" fo:text-indent="-5.281cm" style:auto-text-indent="false">
        <style:tab-stops>
          <style:tab-stop style:position="3cm"/>
        </style:tab-stops>
      </style:paragraph-properties>
    </style:style>
    <style:style style:name="P68" style:family="paragraph" style:parent-style-name="Standard">
      <style:paragraph-properties fo:margin-left="5.941cm" fo:margin-right="0.501cm" fo:text-align="justify" style:justify-single-word="false" fo:text-indent="-5.281cm" style:auto-text-indent="false">
        <style:tab-stops>
          <style:tab-stop style:position="1.979cm"/>
        </style:tab-stops>
      </style:paragraph-properties>
    </style:style>
    <style:style style:name="P69" style:family="paragraph" style:parent-style-name="Standard">
      <style:paragraph-properties fo:margin-left="5.941cm" fo:margin-right="0.501cm" fo:text-align="justify" style:justify-single-word="false" fo:text-indent="-5.281cm" style:auto-text-indent="false"/>
      <style:text-properties fo:font-size="8pt" style:font-size-asian="8pt" style:font-size-complex="8pt"/>
    </style:style>
    <style:style style:name="P70" style:family="paragraph" style:parent-style-name="Standard">
      <style:paragraph-properties fo:margin-left="5.941cm" fo:margin-right="0.501cm" fo:text-align="justify" style:justify-single-word="false" fo:text-indent="-5.281cm" style:auto-text-indent="false">
        <style:tab-stops>
          <style:tab-stop style:position="2.969cm"/>
          <style:tab-stop style:position="3.298cm"/>
          <style:tab-stop style:position="3.628cm"/>
          <style:tab-stop style:position="3.958cm"/>
          <style:tab-stop style:position="6.597cm"/>
        </style:tab-stops>
      </style:paragraph-properties>
      <style:text-properties fo:font-size="8pt" style:font-size-asian="8pt" style:font-size-complex="8pt"/>
    </style:style>
    <style:style style:name="P71" style:family="paragraph" style:parent-style-name="Standard">
      <style:paragraph-properties fo:margin-left="5.941cm" fo:margin-right="0.501cm" fo:text-align="justify" style:justify-single-word="false" fo:text-indent="-5.281cm" style:auto-text-indent="false">
        <style:tab-stops>
          <style:tab-stop style:position="0.66cm"/>
        </style:tab-stops>
      </style:paragraph-properties>
      <style:text-properties fo:font-size="8pt" style:font-size-asian="8pt" style:font-size-complex="8pt"/>
    </style:style>
    <style:style style:name="P72" style:family="paragraph" style:parent-style-name="Standard">
      <style:paragraph-properties fo:margin-left="6.63cm" fo:margin-right="0.501cm" fo:text-align="justify" style:justify-single-word="false" fo:text-indent="-6.001cm" style:auto-text-indent="false"/>
    </style:style>
    <style:style style:name="P73" style:family="paragraph" style:parent-style-name="Standard">
      <style:paragraph-properties fo:margin-left="6.63cm" fo:margin-right="0.501cm" fo:text-align="justify" style:justify-single-word="false" fo:text-indent="-6.001cm" style:auto-text-indent="false">
        <style:tab-stops>
          <style:tab-stop style:position="6.033cm"/>
        </style:tab-stops>
      </style:paragraph-properties>
    </style:style>
    <style:style style:name="P74" style:family="paragraph" style:parent-style-name="Standard">
      <style:paragraph-properties fo:margin-left="5.937cm" fo:margin-right="0.48cm" fo:text-align="justify" style:justify-single-word="false" fo:text-indent="-5.278cm" style:auto-text-indent="false"/>
      <style:text-properties fo:font-size="8pt" style:font-size-asian="8pt" style:font-size-complex="8pt"/>
    </style:style>
    <style:style style:name="P75" style:family="paragraph" style:parent-style-name="Standard">
      <style:paragraph-properties fo:margin-left="5.941cm" fo:margin-right="0.48cm" fo:text-align="justify" style:justify-single-word="false" fo:text-indent="-5.281cm" style:auto-text-indent="false"/>
    </style:style>
    <style:style style:name="P76" style:family="paragraph" style:parent-style-name="Standard">
      <style:paragraph-properties fo:margin-left="6.66cm" fo:margin-right="0.501cm" fo:text-align="justify" style:justify-single-word="false" fo:text-indent="-6.001cm" style:auto-text-indent="false"/>
    </style:style>
    <style:style style:name="P77" style:family="paragraph" style:parent-style-name="Standard">
      <style:paragraph-properties fo:margin-left="6.66cm" fo:margin-right="0.501cm" fo:text-align="justify" style:justify-single-word="false" fo:text-indent="-6.001cm" style:auto-text-indent="false"/>
      <style:text-properties fo:font-size="8pt" fo:font-weight="bold" style:font-size-asian="8pt" style:font-weight-asian="bold" style:font-size-complex="8pt"/>
    </style:style>
    <style:style style:name="P78" style:family="paragraph" style:parent-style-name="Standard">
      <style:paragraph-properties fo:margin-left="6.033cm" fo:margin-right="0.501cm" fo:text-align="justify" style:justify-single-word="false" fo:text-indent="-5.398cm" style:auto-text-indent="false">
        <style:tab-stops>
          <style:tab-stop style:position="6.033cm"/>
        </style:tab-stops>
      </style:paragraph-properties>
      <style:text-properties fo:language="en" fo:country="US" style:font-size-complex="10pt"/>
    </style:style>
    <style:style style:name="P79" style:family="paragraph" style:parent-style-name="Standard">
      <style:paragraph-properties fo:margin-left="0.635cm" fo:margin-right="0.501cm" fo:text-align="justify" style:justify-single-word="false" fo:text-indent="0cm" style:auto-text-indent="false"/>
      <style:text-properties fo:font-size="8pt" style:font-size-asian="8pt" style:font-size-complex="8pt"/>
    </style:style>
    <style:style style:name="P80" style:family="paragraph" style:parent-style-name="Standard">
      <style:paragraph-properties fo:margin-left="0.635cm" fo:margin-right="0.501cm" fo:text-align="justify" style:justify-single-word="false" fo:text-indent="0cm" style:auto-text-indent="false"/>
      <style:text-properties fo:text-transform="uppercase" fo:font-size="8pt" fo:font-weight="bold" style:font-size-asian="8pt" style:font-weight-asian="bold" style:font-size-complex="8pt" style:font-weight-complex="normal"/>
    </style:style>
    <style:style style:name="P81" style:family="paragraph" style:parent-style-name="Standard">
      <style:paragraph-properties fo:margin-left="1.397cm" fo:margin-right="0.501cm" fo:text-align="justify" style:justify-single-word="false" fo:text-indent="0cm" style:auto-text-indent="false">
        <style:tab-stops>
          <style:tab-stop style:position="2.672cm"/>
        </style:tab-stops>
      </style:paragraph-properties>
      <style:text-properties fo:font-size="8pt" style:font-size-asian="8pt" style:font-size-complex="8pt"/>
    </style:style>
    <style:style style:name="P82" style:family="paragraph" style:parent-style-name="Standard" style:list-style-name="WW8Num6">
      <style:paragraph-properties fo:margin-left="3.3cm" fo:margin-right="0.501cm" fo:text-align="justify" style:justify-single-word="false" fo:text-indent="-1.319cm" style:auto-text-indent="false">
        <style:tab-stops>
          <style:tab-stop style:position="3.298cm"/>
          <style:tab-stop style:position="3.628cm"/>
        </style:tab-stops>
      </style:paragraph-properties>
      <style:text-properties fo:font-size="8pt" style:font-size-asian="8pt" style:font-size-complex="8pt"/>
    </style:style>
    <style:style style:name="P83" style:family="paragraph" style:parent-style-name="Standard" style:list-style-name="WW8Num6">
      <style:paragraph-properties fo:margin-left="3.3cm" fo:margin-right="0.501cm" fo:text-align="justify" style:justify-single-word="false" fo:text-indent="-1.319cm" style:auto-text-indent="false">
        <style:tab-stops>
          <style:tab-stop style:position="3.628cm"/>
        </style:tab-stops>
      </style:paragraph-properties>
      <style:text-properties fo:font-size="8pt" style:font-size-asian="8pt" style:font-size-complex="8pt"/>
    </style:style>
    <style:style style:name="P84" style:family="paragraph" style:parent-style-name="Standard" style:list-style-name="WW8Num6">
      <style:paragraph-properties fo:margin-left="3.3cm" fo:margin-right="0.501cm" fo:text-align="justify" style:justify-single-word="false" fo:text-indent="-1.319cm" style:auto-text-indent="false">
        <style:tab-stops>
          <style:tab-stop style:position="2.639cm"/>
          <style:tab-stop style:position="3.628cm"/>
        </style:tab-stops>
      </style:paragraph-properties>
      <style:text-properties fo:font-size="8pt" style:font-size-asian="8pt" style:font-size-complex="8pt"/>
    </style:style>
    <style:style style:name="P85" style:family="paragraph" style:parent-style-name="Standard" style:list-style-name="WW8Num6">
      <style:paragraph-properties fo:margin-left="3.3cm" fo:margin-right="0.501cm" fo:text-align="justify" style:justify-single-word="false" fo:text-indent="-1.319cm" style:auto-text-indent="false">
        <style:tab-stops>
          <style:tab-stop style:position="3.628cm"/>
        </style:tab-stops>
      </style:paragraph-properties>
    </style:style>
    <style:style style:name="P86" style:family="paragraph" style:parent-style-name="Standard" style:list-style-name="WW8Num6">
      <style:paragraph-properties fo:margin-left="3.3cm" fo:margin-right="0.501cm" fo:text-align="justify" style:justify-single-word="false" fo:text-indent="-1.319cm" style:auto-text-indent="false">
        <style:tab-stops>
          <style:tab-stop style:position="2.639cm"/>
          <style:tab-stop style:position="3.628cm"/>
        </style:tab-stops>
      </style:paragraph-properties>
    </style:style>
    <style:style style:name="P87" style:family="paragraph" style:parent-style-name="Standard" style:list-style-name="WW8Num5">
      <style:paragraph-properties fo:margin-left="3.3cm" fo:margin-right="0.501cm" fo:text-align="justify" style:justify-single-word="false" fo:text-indent="-1.319cm" style:auto-text-indent="false"/>
    </style:style>
    <style:style style:name="P88" style:family="paragraph" style:parent-style-name="Standard" style:list-style-name="WW8Num5">
      <style:paragraph-properties fo:margin-left="3.3cm" fo:margin-right="0.501cm" fo:text-align="justify" style:justify-single-word="false" fo:text-indent="-1.319cm" style:auto-text-indent="false">
        <style:tab-stops>
          <style:tab-stop style:position="1.979cm"/>
        </style:tab-stops>
      </style:paragraph-properties>
    </style:style>
    <style:style style:name="P89" style:family="paragraph" style:parent-style-name="Standard" style:list-style-name="WW8Num6">
      <style:paragraph-properties fo:margin-left="3.298cm" fo:margin-right="0.501cm" fo:text-align="justify" style:justify-single-word="false" fo:text-indent="-1.319cm" style:auto-text-indent="false">
        <style:tab-stops>
          <style:tab-stop style:position="3.298cm"/>
          <style:tab-stop style:position="3.628cm"/>
        </style:tab-stops>
      </style:paragraph-properties>
    </style:style>
    <style:style style:name="P90" style:family="paragraph" style:parent-style-name="Standard" style:list-style-name="WW8Num5">
      <style:paragraph-properties fo:margin-left="3.298cm" fo:margin-right="0.501cm" fo:text-align="justify" style:justify-single-word="false" fo:text-indent="-1.319cm" style:auto-text-indent="false"/>
    </style:style>
    <style:style style:name="P91" style:family="paragraph" style:parent-style-name="Standard" style:list-style-name="WW8Num5">
      <style:paragraph-properties fo:margin-left="3.298cm" fo:margin-right="0.501cm" fo:text-align="justify" style:justify-single-word="false" fo:text-indent="-1.319cm" style:auto-text-indent="false">
        <style:tab-stops>
          <style:tab-stop style:position="3.298cm"/>
        </style:tab-stops>
      </style:paragraph-properties>
    </style:style>
    <style:style style:name="P92" style:family="paragraph" style:parent-style-name="Standard">
      <style:paragraph-properties fo:margin-left="3.298cm" fo:margin-right="0.501cm" fo:text-align="justify" style:justify-single-word="false" fo:text-indent="-1.319cm" style:auto-text-indent="false">
        <style:tab-stops>
          <style:tab-stop style:position="3.298cm"/>
        </style:tab-stops>
      </style:paragraph-properties>
      <style:text-properties fo:font-size="8pt" style:font-size-asian="8pt" style:font-size-complex="8pt"/>
    </style:style>
    <style:style style:name="P93" style:family="paragraph" style:parent-style-name="Standard" style:list-style-name="WW8Num5">
      <style:paragraph-properties fo:margin-left="3.298cm" fo:margin-right="0.501cm" fo:text-align="justify" style:justify-single-word="false" fo:text-indent="-1.319cm" style:auto-text-indent="false"/>
      <style:text-properties fo:font-size="8pt" style:font-size-asian="8pt" style:font-size-complex="8pt"/>
    </style:style>
    <style:style style:name="P94" style:family="paragraph" style:parent-style-name="Standard">
      <style:paragraph-properties fo:margin-left="3.628cm" fo:margin-right="0.501cm" fo:text-align="justify" style:justify-single-word="false" fo:text-indent="-1.649cm" style:auto-text-indent="false">
        <style:tab-stops>
          <style:tab-stop style:position="3.628cm"/>
        </style:tab-stops>
      </style:paragraph-properties>
      <style:text-properties fo:font-size="8pt" style:font-size-asian="8pt" style:font-size-complex="8pt"/>
    </style:style>
    <style:style style:name="P95" style:family="paragraph" style:parent-style-name="Standard">
      <style:paragraph-properties fo:margin-left="1.981cm" fo:margin-right="0.501cm" fo:text-align="justify" style:justify-single-word="false" fo:text-indent="0cm" style:auto-text-indent="false">
        <style:tab-stops>
          <style:tab-stop style:position="3.249cm"/>
          <style:tab-stop style:position="3.628cm"/>
        </style:tab-stops>
      </style:paragraph-properties>
      <style:text-properties fo:font-size="8pt" style:font-size-asian="8pt" style:font-size-complex="8pt"/>
    </style:style>
    <style:style style:name="P96" style:family="paragraph" style:parent-style-name="Standard">
      <style:paragraph-properties fo:margin-left="1.981cm" fo:margin-right="0.501cm" fo:text-align="justify" style:justify-single-word="false" fo:text-indent="0cm" style:auto-text-indent="false">
        <style:tab-stops>
          <style:tab-stop style:position="1.979cm"/>
        </style:tab-stops>
      </style:paragraph-properties>
      <style:text-properties fo:font-size="8pt" style:font-size-asian="8pt" style:font-size-complex="8pt"/>
    </style:style>
    <style:style style:name="P97" style:family="paragraph" style:parent-style-name="Standard" style:list-style-name="WW8Num5">
      <style:paragraph-properties fo:margin-left="1.295cm" fo:margin-right="0.501cm" fo:text-align="justify" style:justify-single-word="false" fo:text-indent="-0.635cm" style:auto-text-indent="false"/>
      <style:text-properties fo:font-size="8pt" style:font-size-asian="8pt" style:font-size-complex="8pt"/>
    </style:style>
    <style:style style:name="P98" style:family="paragraph" style:parent-style-name="Standard">
      <style:paragraph-properties fo:margin-left="0.66cm" fo:margin-right="0.501cm" fo:text-align="justify" style:justify-single-word="false" fo:text-indent="-0.03cm" style:auto-text-indent="false"/>
    </style:style>
    <style:style style:name="P99" style:family="paragraph" style:parent-style-name="Standard">
      <style:paragraph-properties fo:margin-left="0.63cm" fo:margin-right="0.501cm" fo:text-align="justify" style:justify-single-word="false" fo:text-indent="0.03cm" style:auto-text-indent="false"/>
    </style:style>
    <style:style style:name="P100" style:family="paragraph" style:parent-style-name="Standard">
      <style:paragraph-properties fo:margin-left="0.63cm" fo:margin-right="0.501cm" fo:text-align="justify" style:justify-single-word="false" fo:text-indent="0.03cm" style:auto-text-indent="false"/>
      <style:text-properties fo:font-size="8pt" style:font-size-asian="8pt" style:font-size-complex="8pt"/>
    </style:style>
    <style:style style:name="P101" style:family="paragraph" style:parent-style-name="Standard">
      <style:paragraph-properties fo:margin-left="0.63cm" fo:margin-right="0.501cm" fo:text-align="justify" style:justify-single-word="false" fo:text-indent="0.03cm" style:auto-text-indent="false"/>
      <style:text-properties fo:font-size="8pt" fo:font-style="italic" fo:font-weight="bold" style:font-size-asian="8pt" style:font-style-asian="italic" style:font-weight-asian="bold" style:font-size-complex="8pt"/>
    </style:style>
    <style:style style:name="P102" style:family="paragraph" style:parent-style-name="Standard">
      <style:paragraph-properties fo:margin-left="0.63cm" fo:margin-right="0.501cm" fo:text-align="justify" style:justify-single-word="false" fo:text-indent="0.03cm" style:auto-text-indent="false"/>
      <style:text-properties fo:color="#0000ff" fo:font-size="8pt" fo:font-style="italic" fo:font-weight="bold" style:font-size-asian="8pt" style:font-style-asian="italic" style:font-weight-asian="bold" style:font-size-complex="8pt"/>
    </style:style>
    <style:style style:name="P103" style:family="paragraph" style:parent-style-name="Standard" style:list-style-name="WW8Num5">
      <style:paragraph-properties fo:margin-left="1.295cm" fo:margin-right="0.501cm" fo:text-align="justify" style:justify-single-word="false" fo:text-indent="-0.737cm" style:auto-text-indent="false">
        <style:tab-stops>
          <style:tab-stop style:position="1.979cm"/>
        </style:tab-stops>
      </style:paragraph-properties>
    </style:style>
    <style:style style:name="P104" style:family="paragraph" style:parent-style-name="Standard">
      <style:paragraph-properties fo:margin-left="3.3cm" fo:margin-right="0.501cm" fo:text-align="justify" style:justify-single-word="false" fo:text-indent="0cm" style:auto-text-indent="false">
        <style:tab-stops>
          <style:tab-stop style:position="1.979cm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 fo:margin-left="0cm" fo:margin-right="-2.491cm" fo:text-align="justify" style:justify-single-word="false" fo:text-indent="0cm" style:auto-text-indent="false">
        <style:tab-stops>
          <style:tab-stop style:position="2.54cm"/>
        </style:tab-stops>
      </style:paragraph-properties>
    </style:style>
    <style:style style:name="P106" style:family="paragraph" style:parent-style-name="Standard">
      <style:paragraph-properties fo:margin-left="0cm" fo:margin-right="-2.491cm" fo:text-align="justify" style:justify-single-word="false" fo:text-indent="0cm" style:auto-text-indent="false"/>
      <style:text-properties fo:font-size="8pt" fo:font-weight="bold" style:font-size-asian="8pt" style:font-weight-asian="bold" style:font-size-complex="8pt" style:font-weight-complex="normal"/>
    </style:style>
    <style:style style:name="P107" style:family="paragraph" style:parent-style-name="Standard">
      <style:paragraph-properties fo:margin-left="0cm" fo:margin-right="-2.491cm" fo:text-indent="0cm" style:auto-text-indent="false"/>
      <style:text-properties fo:font-size="8pt" style:font-size-asian="8pt" style:font-size-complex="8pt"/>
    </style:style>
    <style:style style:name="P108" style:family="paragraph" style:parent-style-name="Standard">
      <style:paragraph-properties fo:margin-left="0cm" fo:margin-right="-2.491cm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fo:font-size="8pt" style:font-size-asian="8pt" style:font-size-complex="8pt"/>
    </style:style>
    <style:style style:name="P109" style:family="paragraph" style:parent-style-name="Standard">
      <style:paragraph-properties fo:margin-left="0cm" fo:margin-right="-2.491cm" fo:text-align="justify" style:justify-single-word="false" fo:hyphenation-ladder-count="no-limit" fo:text-indent="0cm" style:auto-text-indent="false">
        <style:tab-stops>
          <style:tab-stop style:position="1cm"/>
          <style:tab-stop style:position="2cm" style:leader-style="solid" style:leader-text="-"/>
          <style:tab-stop style:position="3cm"/>
          <style:tab-stop style:position="11.001cm"/>
        </style:tab-stops>
      </style:paragraph-properties>
      <style:text-properties fo:font-size="8pt" fo:letter-spacing="-0.004cm" style:font-size-asian="8pt" style:font-size-complex="8pt" fo:hyphenate="false" fo:hyphenation-remain-char-count="2" fo:hyphenation-push-char-count="2"/>
    </style:style>
    <style:style style:name="P110" style:family="paragraph" style:parent-style-name="Standard">
      <style:paragraph-properties fo:margin-left="0cm" fo:margin-right="-2.491cm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fo:color="#0000ff" fo:font-size="8pt" style:font-size-asian="8pt" style:font-size-complex="8pt"/>
    </style:style>
    <style:style style:name="P111" style:family="paragraph" style:parent-style-name="Standard">
      <style:paragraph-properties fo:margin-left="3.81cm" fo:margin-right="-0.383cm" fo:text-align="justify" style:justify-single-word="false" fo:text-indent="-3.81cm" style:auto-text-indent="false">
        <style:tab-stops>
          <style:tab-stop style:position="2.54cm"/>
        </style:tab-stops>
      </style:paragraph-properties>
    </style:style>
    <style:style style:name="P112" style:family="paragraph" style:parent-style-name="Standard">
      <style:paragraph-properties fo:margin-left="3.81cm" fo:margin-right="-0.383cm" fo:text-align="justify" style:justify-single-word="false" fo:text-indent="-3.81cm" style:auto-text-indent="false">
        <style:tab-stops>
          <style:tab-stop style:position="2.54cm"/>
        </style:tab-stops>
      </style:paragraph-properties>
      <style:text-properties fo:font-size="8pt" style:font-size-asian="8pt" style:font-size-complex="8pt"/>
    </style:style>
    <style:style style:name="P113" style:family="paragraph" style:parent-style-name="Standard">
      <style:paragraph-properties fo:margin-left="1.905cm" fo:margin-right="0cm" fo:text-indent="-1.905cm" style:auto-text-indent="false">
        <style:tab-stops>
          <style:tab-stop style:position="6.668cm"/>
        </style:tab-stops>
      </style:paragraph-properties>
    </style:style>
    <style:style style:name="P114" style:family="paragraph" style:parent-style-name="Standard" style:list-style-name="WW8Num8">
      <style:paragraph-properties fo:margin-left="1.905cm" fo:margin-right="-2.491cm" fo:text-indent="-1.27cm" style:auto-text-indent="false"/>
    </style:style>
    <style:style style:name="P115" style:family="paragraph" style:parent-style-name="Standard">
      <style:paragraph-properties fo:margin-left="0.635cm" fo:margin-right="-2.491cm" fo:text-indent="0cm" style:auto-text-indent="false"/>
      <style:text-properties fo:font-size="8pt" style:font-size-asian="8pt" style:font-size-complex="8pt"/>
    </style:style>
    <style:style style:name="P116" style:family="paragraph" style:parent-style-name="Standard" style:list-style-name="WW8Num2">
      <style:paragraph-properties fo:margin-left="0.635cm" fo:margin-right="-0.182cm" fo:text-align="justify" style:justify-single-word="false" fo:text-indent="-0.635cm" style:auto-text-indent="false">
        <style:tab-stops>
          <style:tab-stop style:position="2.54cm"/>
        </style:tab-stops>
      </style:paragraph-properties>
    </style:style>
    <style:style style:name="P117" style:family="paragraph" style:parent-style-name="Standard" style:list-style-name="WW8Num2">
      <style:paragraph-properties fo:margin-left="0.635cm" fo:margin-right="-2.491cm" fo:text-align="justify" style:justify-single-word="false" fo:text-indent="-0.635cm" style:auto-text-indent="false">
        <style:tab-stops>
          <style:tab-stop style:position="2.54cm"/>
        </style:tab-stops>
      </style:paragraph-properties>
      <style:text-properties fo:font-size="8pt" style:font-size-asian="8pt" style:font-size-complex="8pt"/>
    </style:style>
    <style:style style:name="P118" style:family="paragraph" style:parent-style-name="Text_20_body">
      <style:paragraph-properties fo:margin-left="6.668cm" fo:margin-right="0cm" fo:text-indent="-6.668cm" style:auto-text-indent="false"/>
    </style:style>
    <style:style style:name="P119" style:family="paragraph" style:parent-style-name="Text_20_body">
      <style:paragraph-properties fo:margin-left="6.668cm" fo:margin-right="0cm" fo:text-indent="-6.668cm" style:auto-text-indent="false"/>
      <style:text-properties style:font-name="Arial" fo:font-size="8pt" fo:font-weight="normal" style:font-size-asian="8pt" style:font-weight-asian="normal" style:font-name-complex="Arial" style:font-size-complex="8pt"/>
    </style:style>
    <style:style style:name="P120" style:family="paragraph" style:parent-style-name="Text_20_body">
      <style:paragraph-properties fo:margin-left="6.668cm" fo:margin-right="0cm" fo:text-indent="-6.668cm" style:auto-text-indent="false"/>
      <style:text-properties style:font-name="Arial" fo:font-size="8pt" fo:font-weight="normal" style:font-size-asian="8pt" style:font-weight-asian="normal" style:font-name-complex="Arial" style:font-size-complex="8pt" style:font-weight-complex="bold"/>
    </style:style>
    <style:style style:name="P121" style:family="paragraph" style:parent-style-name="Text_20_body">
      <style:paragraph-properties fo:margin-left="0cm" fo:margin-right="0.501cm" fo:text-align="center" style:justify-single-word="false" fo:text-indent="0cm" style:auto-text-indent="false"/>
    </style:style>
    <style:style style:name="P122" style:family="paragraph" style:parent-style-name="Text_20_body" style:master-page-name="Convert_20_1">
      <style:paragraph-properties fo:margin-left="0cm" fo:margin-right="0.501cm" fo:text-align="center" style:justify-single-word="false" fo:text-indent="0cm" style:auto-text-indent="false" style:page-number="auto"/>
    </style:style>
    <style:style style:name="P123" style:family="paragraph" style:parent-style-name="Text_20_body">
      <style:paragraph-properties fo:margin-left="0cm" fo:margin-right="-0.182cm" fo:text-indent="0cm" style:auto-text-indent="false"/>
      <style:text-properties style:font-name="Arial" fo:font-size="8pt" style:font-size-asian="8pt" style:font-name-complex="Arial" style:font-size-complex="8pt"/>
    </style:style>
    <style:style style:name="P124" style:family="paragraph" style:parent-style-name="Heading"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125" style:family="paragraph" style:parent-style-name="Heading" style:master-page-name="First_20_Page">
      <style:paragraph-properties style:page-number="auto"/>
    </style:style>
    <style:style style:name="P126" style:family="paragraph" style:parent-style-name="Heading_20_2">
      <style:paragraph-properties fo:margin-left="1.524cm" fo:margin-right="0.501cm" fo:margin-top="0cm" fo:margin-bottom="0cm" fo:line-height="100%" fo:text-indent="-1.524cm" style:auto-text-indent="false"/>
      <style:text-properties style:font-name="Arial" fo:font-size="8pt" style:font-size-asian="8pt" style:font-name-complex="Arial" style:font-size-complex="8pt"/>
    </style:style>
    <style:style style:name="P127" style:family="paragraph" style:parent-style-name="Heading_20_1">
      <style:paragraph-properties fo:margin-left="0cm" fo:margin-right="0.501cm" fo:margin-top="0cm" fo:margin-bottom="0cm" fo:line-height="100%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28" style:family="paragraph" style:parent-style-name="Heading_20_1" style:list-style-name="WW8Num5">
      <style:paragraph-properties fo:margin-left="3.298cm" fo:margin-right="0.501cm" fo:margin-top="0cm" fo:margin-bottom="0cm" fo:line-height="100%" fo:text-indent="-1.319cm" style:auto-text-indent="false" fo:keep-with-next="always">
        <style:tab-stops>
          <style:tab-stop style:position="1.27cm"/>
          <style:tab-stop style:position="3.298cm"/>
          <style:tab-stop style:position="5.08cm"/>
        </style:tab-stops>
      </style:paragraph-properties>
    </style:style>
    <style:style style:name="P129" style:family="paragraph" style:parent-style-name="Heading_20_6">
      <style:paragraph-properties fo:margin-left="0cm" fo:margin-right="0.501cm" fo:text-indent="0cm" style:auto-text-indent="false"/>
    </style:style>
    <style:style style:name="P130" style:family="paragraph" style:parent-style-name="Heading_20_6">
      <style:paragraph-properties fo:margin-left="0cm" fo:margin-right="0.501cm" fo:text-indent="0cm" style:auto-text-indent="false"/>
      <style:text-properties fo:font-variant="normal" fo:text-transform="none" fo:font-size="8pt" style:font-size-asian="8pt" style:font-size-complex="8pt"/>
    </style:style>
    <style:style style:name="P131" style:family="paragraph" style:parent-style-name="Heading_20_3">
      <style:paragraph-properties fo:margin-left="6.668cm" fo:margin-right="0cm" fo:text-indent="-6.668cm" style:auto-text-indent="false"/>
    </style:style>
    <style:style style:name="P132" style:family="paragraph" style:parent-style-name="Body_20_Text_20_2">
      <style:paragraph-properties>
        <style:tab-stops>
          <style:tab-stop style:position="6.668cm"/>
        </style:tab-stops>
      </style:paragraph-properties>
      <style:text-properties fo:font-size="8pt" style:font-size-asian="8pt" style:font-size-complex="8pt"/>
    </style:style>
    <style:style style:name="P133" style:family="paragraph" style:parent-style-name="Text_20_body_20_indent" style:list-style-name="WW8Num8">
      <style:paragraph-properties fo:margin-left="2.03cm" fo:margin-right="0.501cm" fo:margin-top="0cm" fo:margin-bottom="0cm" fo:text-align="justify" style:justify-single-word="false" fo:text-indent="-1.401cm" style:auto-text-indent="false">
        <style:tab-stops>
          <style:tab-stop style:position="1.979cm"/>
        </style:tab-stops>
      </style:paragraph-properties>
    </style:style>
    <style:style style:name="P134" style:family="paragraph" style:parent-style-name="Header">
      <style:text-properties style:font-name="Arial" fo:font-size="8pt" style:font-size-asian="8pt" style:font-name-complex="Arial" style:font-size-complex="8pt" style:font-weight-complex="bold"/>
    </style:style>
    <style:style style:name="P135" style:family="paragraph" style:parent-style-name="Header">
      <style:paragraph-properties>
        <style:tab-stops>
          <style:tab-stop style:position="0cm"/>
          <style:tab-stop style:position="6.985cm" style:type="center"/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136" style:family="paragraph" style:parent-style-name="Header">
      <style:paragraph-properties fo:text-align="center" style:justify-single-word="false"/>
    </style:style>
    <style:style style:name="P137" style:family="paragraph" style:parent-style-name="Header">
      <style:paragraph-properties fo:text-align="start" style:justify-single-word="false"/>
      <style:text-properties style:font-name="AmericanTypewLHLtCd" fo:language="en" fo:country="US" style:language-asian="none" style:country-asian="none" style:font-name-complex="AmericanTypewLHLtCd" style:font-size-complex="12pt"/>
    </style:style>
    <style:style style:name="P138" style:family="paragraph" style:parent-style-name="Header">
      <style:paragraph-properties fo:margin-left="6.668cm" fo:margin-right="0cm" fo:text-indent="-6.668cm" style:auto-text-indent="false"/>
    </style:style>
    <style:style style:name="P139" style:family="paragraph" style:parent-style-name="Header">
      <style:paragraph-properties fo:margin-left="6.668cm" fo:margin-right="0cm" fo:text-indent="-6.668cm" style:auto-text-indent="false"/>
      <style:text-properties style:font-name="Arial" fo:font-size="8pt" style:font-size-asian="8pt" style:font-name-complex="Arial" style:font-size-complex="8pt" style:font-weight-complex="bold"/>
    </style:style>
    <style:style style:name="P140" style:family="paragraph" style:parent-style-name="Header">
      <style:paragraph-properties fo:margin-left="6.668cm" fo:margin-right="0cm" fo:text-indent="-6.668cm" style:auto-text-indent="false">
        <style:tab-stops>
          <style:tab-stop style:position="6.668cm"/>
          <style:tab-stop style:position="6.985cm" style:type="center"/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141" style:family="paragraph" style:parent-style-name="Header">
      <style:paragraph-properties fo:margin-left="6.668cm" fo:margin-right="0cm" fo:text-indent="-6.668cm" style:auto-text-indent="false">
        <style:tab-stops>
          <style:tab-stop style:position="6.668cm"/>
          <style:tab-stop style:position="6.985cm" style:type="center"/>
          <style:tab-stop style:position="7.62cm" style:type="center"/>
          <style:tab-stop style:position="15.24cm" style:type="right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142" style:family="paragraph" style:parent-style-name="Header">
      <style:paragraph-properties fo:margin-left="6.668cm" fo:margin-right="0cm" fo:text-indent="-6.668cm" style:auto-text-indent="false">
        <style:tab-stops>
          <style:tab-stop style:position="6.668cm"/>
          <style:tab-stop style:position="6.985cm" style:type="center"/>
          <style:tab-stop style:position="7.62cm" style:type="center"/>
          <style:tab-stop style:position="15.24cm" style:type="right"/>
        </style:tab-stops>
      </style:paragraph-properties>
    </style:style>
    <style:style style:name="P143" style:family="paragraph" style:parent-style-name="Header">
      <style:paragraph-properties fo:margin-left="6.668cm" fo:margin-right="0cm" fo:text-indent="-6.668cm" style:auto-text-indent="false">
        <style:tab-stops>
          <style:tab-stop style:position="6.668cm" style:type="center"/>
          <style:tab-stop style:position="15.24cm" style:type="right"/>
        </style:tab-stops>
      </style:paragraph-properties>
    </style:style>
    <style:style style:name="P144" style:family="paragraph" style:parent-style-name="Header">
      <style:paragraph-properties fo:margin-left="6.985cm" fo:margin-right="0cm" fo:text-indent="-6.985cm" style:auto-text-indent="false"/>
    </style:style>
    <style:style style:name="P145" style:family="paragraph" style:parent-style-name="Header">
      <style:paragraph-properties fo:margin-left="6.985cm" fo:margin-right="0cm" fo:text-indent="-6.985cm" style:auto-text-indent="false"/>
      <style:text-properties style:font-name="Arial" fo:font-size="8pt" style:font-size-asian="8pt" style:font-name-complex="Arial" style:font-size-complex="8pt" style:font-weight-complex="bold"/>
    </style:style>
    <style:style style:name="P146" style:family="paragraph" style:parent-style-name="Footer">
      <style:text-properties style:font-size-complex="7pt"/>
    </style:style>
    <style:style style:name="P147" style:family="paragraph" style:parent-style-name="List_20_Paragraph">
      <style:text-properties fo:font-size="8pt" style:font-size-asian="8pt" style:font-size-complex="8pt"/>
    </style:style>
    <style:style style:name="P148" style:family="paragraph" style:parent-style-name="List_20_Paragraph" style:list-style-name="WW8Num9">
      <style:paragraph-properties fo:margin-left="2cm" fo:margin-right="-0.182cm" fo:text-align="justify" style:justify-single-word="false" fo:text-indent="-1.365cm" style:auto-text-indent="false">
        <style:tab-stops>
          <style:tab-stop style:position="2cm"/>
        </style:tab-stops>
      </style:paragraph-properties>
    </style:style>
    <style:style style:name="P149" style:family="paragraph" style:parent-style-name="List_20_Paragraph" style:list-style-name="WW8Num13">
      <style:paragraph-properties fo:margin-left="1.27cm" fo:margin-right="0.501cm" fo:text-align="justify" style:justify-single-word="false" fo:text-indent="-0.635cm" style:auto-text-indent="false"/>
      <style:text-properties fo:font-size="8pt" style:font-size-asian="8pt" style:font-size-complex="8pt"/>
    </style:style>
    <style:style style:name="P150" style:family="paragraph" style:parent-style-name="List_20_Paragraph" style:list-style-name="WW8Num11">
      <style:paragraph-properties fo:margin-left="1.295cm" fo:margin-right="0.501cm" fo:text-align="justify" style:justify-single-word="false" fo:text-indent="-0.635cm" style:auto-text-indent="false"/>
    </style:style>
    <style:style style:name="P151" style:family="paragraph" style:parent-style-name="List_20_Paragraph" style:list-style-name="WW8Num11">
      <style:paragraph-properties fo:margin-left="1.295cm" fo:margin-right="0.501cm" fo:text-align="justify" style:justify-single-word="false" fo:text-indent="-0.635cm" style:auto-text-indent="false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normal"/>
    </style:style>
    <style:style style:name="T3" style:family="text">
      <style:text-properties fo:font-size="8pt" fo:font-weight="bold" style:font-name-asian="Arial" style:font-size-asian="8pt" style:font-weight-asian="bold" style:font-size-complex="8pt"/>
    </style:style>
    <style:style style:name="T4" style:family="text">
      <style:text-properties fo:font-size="8pt" fo:font-weight="bold" style:font-name-asian="Arial" style:font-size-asian="8pt" style:font-weight-asian="bold" style:font-size-complex="8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style:font-size-asian="8pt" style:font-size-complex="8pt" style:font-weight-complex="normal"/>
    </style:style>
    <style:style style:name="T7" style:family="text">
      <style:text-properties fo:font-size="8pt" style:font-size-asian="8pt" style:language-asian="en" style:country-asian="GB" style:font-size-complex="8pt"/>
    </style:style>
    <style:style style:name="T8" style:family="text">
      <style:text-properties fo:font-size="8pt" style:font-name-asian="Arial" style:font-size-asian="8pt" style:font-size-complex="8pt"/>
    </style:style>
    <style:style style:name="T9" style:family="text">
      <style:text-properties fo:font-size="8pt" style:font-name-asian="Arial" style:font-size-asian="8pt" style:font-size-complex="8pt" style:font-weight-complex="normal"/>
    </style:style>
    <style:style style:name="T10" style:family="text">
      <style:text-properties fo:font-size="8pt" fo:font-weight="normal" style:font-size-asian="8pt" style:font-weight-asian="normal" style:font-size-complex="8pt"/>
    </style:style>
    <style:style style:name="T11" style:family="text">
      <style:text-properties fo:font-size="8pt" fo:font-weight="normal" style:font-name-asian="Arial" style:font-size-asian="8pt" style:font-weight-asian="normal" style:font-size-complex="8pt"/>
    </style:style>
    <style:style style:name="T1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3" style:family="text">
      <style:text-properties fo:font-size="8pt" fo:letter-spacing="-0.005cm" style:font-size-asian="8pt" style:font-size-complex="8pt"/>
    </style:style>
    <style:style style:name="T14" style:family="text">
      <style:text-properties fo:font-size="8pt" fo:language="en" fo:country="US" style:font-size-asian="8pt" style:font-size-complex="8pt"/>
    </style:style>
    <style:style style:name="T15" style:family="text">
      <style:text-properties fo:font-size="8pt" fo:language="en" fo:country="US" style:font-name-asian="Arial" style:font-size-asian="8pt" style:font-size-complex="8pt"/>
    </style:style>
    <style:style style:name="T16" style:family="text">
      <style:text-properties fo:font-size="8pt" fo:background-color="#ffffff" style:font-size-asian="8pt" style:font-size-complex="8pt"/>
    </style:style>
    <style:style style:name="T17" style:family="text">
      <style:text-properties fo:font-size="8pt" fo:background-color="#ffffff" style:font-name-asian="Arial" style:font-size-asian="8pt" style:font-size-complex="8pt"/>
    </style:style>
    <style:style style:name="T18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19" style:family="text">
      <style:text-properties fo:font-size="8pt" fo:font-style="italic" fo:font-weight="bold" style:font-name-asian="Arial" style:font-size-asian="8pt" style:font-style-asian="italic" style:font-weight-asian="bold" style:font-size-complex="8pt"/>
    </style:style>
    <style:style style:name="T20" style:family="text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/>
    </style:style>
    <style:style style:name="T21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22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3" style:family="text">
      <style:text-properties style:font-name="Arial" fo:font-size="8pt" style:font-size-asian="8pt" style:font-name-complex="Arial" style:font-size-complex="8pt"/>
    </style:style>
    <style:style style:name="T24" style:family="text">
      <style:text-properties style:font-name="Arial" fo:font-size="8pt" style:font-size-asian="8pt" style:font-name-complex="Arial" style:font-size-complex="8pt" style:font-weight-complex="bold"/>
    </style:style>
    <style:style style:name="T25" style:family="text">
      <style:text-properties style:font-name="Arial" fo:font-size="8pt" style:font-name-asian="Arial" style:font-size-asian="8pt" style:font-name-complex="Arial" style:font-size-complex="8pt"/>
    </style:style>
    <style:style style:name="T26" style:family="text">
      <style:text-properties style:font-name="Arial" fo:font-size="8pt" style:font-name-asian="Arial" style:font-size-asian="8pt" style:font-name-complex="Arial" style:font-size-complex="8pt" style:font-weight-complex="bold"/>
    </style:style>
    <style:style style:name="T27" style:family="text">
      <style:text-properties style:font-name="Arial" fo:font-size="8pt" fo:font-weight="normal" style:font-size-asian="8pt" style:font-weight-asian="normal" style:font-name-complex="Arial" style:font-size-complex="8pt"/>
    </style:style>
    <style:style style:name="T28" style:family="text">
      <style:text-properties style:font-name="Arial" fo:font-size="8pt" fo:font-weight="normal" style:font-size-asian="8pt" style:font-weight-asian="normal" style:font-name-complex="Arial" style:font-size-complex="8pt" style:font-weight-complex="bold"/>
    </style:style>
    <style:style style:name="T29" style:family="text">
      <style:text-properties style:font-name="Arial" fo:font-size="8pt" fo:font-weight="normal" style:font-name-asian="Arial" style:font-size-asian="8pt" style:font-weight-asian="normal" style:font-name-complex="Arial" style:font-size-complex="8pt"/>
    </style:style>
    <style:style style:name="T30" style:family="text">
      <style:text-properties style:font-name="Arial" fo:font-size="8pt" style:text-underline-style="solid" style:text-underline-width="auto" style:text-underline-color="font-color" style:font-size-asian="8pt" style:font-name-complex="Arial" style:font-size-complex="8pt" style:font-weight-complex="bold"/>
    </style:style>
    <style:style style:name="T31" style:family="text">
      <style:text-properties style:font-name="Arial" fo:font-size="8pt" style:text-underline-style="solid" style:text-underline-width="auto" style:text-underline-color="font-color" style:font-name-asian="Arial" style:font-size-asian="8pt" style:font-name-complex="Arial" style:font-size-complex="8pt" style:font-weight-complex="bold"/>
    </style:style>
    <style:style style:name="T32" style:family="text">
      <style:text-properties style:font-name="Arial" fo:font-size="6pt" style:font-size-asian="6pt" style:font-name-complex="Arial" style:font-size-complex="6pt"/>
    </style:style>
    <style:style style:name="T33" style:family="text">
      <style:text-properties style:font-name="Arial" fo:font-size="6pt" style:font-size-asian="6pt" style:font-name-complex="Arial" style:font-size-complex="6pt" style:font-weight-complex="bold"/>
    </style:style>
    <style:style style:name="T34" style:family="text">
      <style:text-properties style:font-name="Arial" fo:font-size="6pt" style:font-name-asian="Arial" style:font-size-asian="6pt" style:font-name-complex="Arial" style:font-size-complex="6pt"/>
    </style:style>
    <style:style style:name="T35" style:family="text">
      <style:text-properties style:font-name-complex="Arial"/>
    </style:style>
    <style:style style:name="T36" style:family="text">
      <style:text-properties style:font-name-asian="Arial"/>
    </style:style>
    <style:style style:name="T37" style:family="text">
      <style:text-properties style:font-name="MS Sans Serif" fo:font-size="8pt" style:font-size-asian="8pt" style:font-name-complex="MS Sans Serif" style:font-size-complex="8pt" style:font-weight-complex="normal"/>
    </style:style>
    <style:style style:name="T38" style:family="text">
      <style:text-properties style:font-name="MS Sans Serif" fo:font-size="8pt" style:font-name-asian="MS Sans Serif" style:font-size-asian="8pt" style:font-name-complex="MS Sans Serif" style:font-size-complex="8pt" style:font-weight-complex="normal"/>
    </style:style>
    <style:style style:name="T39" style:family="text">
      <style:text-properties fo:color="#000000" style:font-name="MS Sans Serif" fo:font-size="8pt" fo:language="en" fo:country="US" style:font-size-asian="8pt" style:font-name-complex="MS Sans Serif" style:font-size-complex="8pt" style:font-weight-complex="normal"/>
    </style:style>
    <style:style style:name="T40" style:family="text">
      <style:text-properties fo:color="#000000" style:font-name="MS Sans Serif" fo:font-size="8pt" fo:language="en" fo:country="US" style:font-name-asian="MS Sans Serif" style:font-size-asian="8pt" style:font-name-complex="MS Sans Serif" style:font-size-complex="8pt" style:font-weight-complex="normal"/>
    </style:style>
    <style:style style:name="T41" style:family="text">
      <style:text-properties fo:color="#000000" fo:font-size="8pt" fo:background-color="#ffffff" style:font-size-asian="8pt" style:font-size-complex="8pt"/>
    </style:style>
    <style:style style:name="T42" style:family="text">
      <style:text-properties fo:color="#000000" fo:font-size="8pt" fo:background-color="#ffffff" style:font-name-asian="Arial" style:font-size-asian="8pt" style:font-size-complex="8pt"/>
    </style:style>
    <style:style style:name="T43" style:family="text">
      <style:text-properties style:text-position="super 58%" style:font-name="Arial" fo:font-size="8pt" style:font-size-asian="8pt" style:font-name-complex="Arial" style:font-size-complex="8pt" style:font-weight-complex="bold"/>
    </style:style>
    <style:style style:name="T44" style:family="text">
      <style:text-properties fo:color="#0000ff" style:font-name="Arial" fo:font-size="8pt" style:font-size-asian="8pt" style:font-name-complex="Arial" style:font-size-complex="8pt" style:font-weight-complex="bold"/>
    </style:style>
    <style:style style:name="T45" style:family="text">
      <style:text-properties fo:color="#0000ff" style:font-name="Arial" fo:font-size="8pt" style:font-name-asian="Arial" style:font-size-asian="8pt" style:font-name-complex="Arial" style:font-size-complex="8pt" style:font-weight-complex="bold"/>
    </style:style>
    <style:style style:name="T46" style:family="text">
      <style:text-properties fo:color="#0000ff" style:font-name="Arial" fo:font-size="8pt" fo:font-weight="normal" style:font-size-asian="8pt" style:font-weight-asian="normal" style:font-name-complex="Arial" style:font-size-complex="8pt" style:font-weight-complex="bold"/>
    </style:style>
    <style:style style:name="T47" style:family="text">
      <style:text-properties fo:color="#0000ff" style:font-name="Arial" fo:font-size="8pt" fo:font-weight="normal" style:font-name-asian="Arial" style:font-size-asian="8pt" style:font-weight-asian="normal" style:font-name-complex="Arial" style:font-size-complex="8pt" style:font-weight-complex="bold"/>
    </style:style>
    <style:style style:name="T48" style:family="text">
      <style:text-properties fo:color="#0000ff" fo:font-size="8pt" style:font-size-asian="8pt" style:font-size-complex="8pt"/>
    </style:style>
    <style:style style:name="T49" style:family="text">
      <style:text-properties fo:color="#0000ff" fo:font-size="8pt" style:font-size-asian="8pt" style:font-size-complex="8pt" style:font-weight-complex="normal"/>
    </style:style>
    <style:style style:name="T50" style:family="text">
      <style:text-properties fo:color="#0000ff" fo:font-size="8pt" style:font-name-asian="Arial" style:font-size-asian="8pt" style:font-size-complex="8pt"/>
    </style:style>
    <style:style style:name="T51" style:family="text">
      <style:text-properties fo:color="#0000ff" fo:font-size="8pt" style:font-name-asian="Arial" style:font-size-asian="8pt" style:font-size-complex="8pt" style:font-weight-complex="normal"/>
    </style:style>
    <style:style style:name="T52" style:family="text">
      <style:text-properties fo:color="#0000ff" fo:font-size="8pt" fo:font-weight="normal" style:font-size-asian="8pt" style:font-weight-asian="normal" style:font-size-complex="8pt"/>
    </style:style>
    <style:style style:name="T53" style:family="text">
      <style:text-properties fo:color="#0000ff" fo:font-size="8pt" fo:font-weight="bold" style:font-size-asian="8pt" style:font-weight-asian="bold" style:font-size-complex="8pt"/>
    </style:style>
    <style:style style:name="T54" style:family="text">
      <style:text-properties fo:color="#0000ff" fo:font-size="8pt" fo:font-weight="bold" style:font-name-asian="Arial" style:font-size-asian="8pt" style:font-weight-asian="bold" style:font-size-complex="8pt"/>
    </style:style>
    <style:style style:name="T55" style:family="text">
      <style:text-properties fo:color="#0000ff" fo:font-size="8pt" style:text-underline-style="solid" style:text-underline-width="auto" style:text-underline-color="font-color" style:font-size-asian="8pt" style:font-size-complex="8pt"/>
    </style:style>
    <style:style style:name="T56" style:family="text">
      <style:text-properties fo:color="#0000ff" fo:font-size="8pt" fo:font-style="italic" fo:font-weight="bold" style:font-size-asian="8pt" style:font-style-asian="italic" style:font-weight-asian="bold" style:font-size-complex="8pt"/>
    </style:style>
    <style:style style:name="T57" style:family="text">
      <style:text-properties fo:color="#0000ff" fo:font-size="8pt" fo:font-style="italic" fo:font-weight="bold" style:font-size-asian="8pt" style:font-style-asian="italic" style:font-weight-asian="bold" style:font-size-complex="8pt" style:font-weight-complex="normal"/>
    </style:style>
    <style:style style:name="T58" style:family="text">
      <style:text-properties fo:color="#0000ff" fo:font-size="8pt" fo:font-style="italic" fo:font-weight="bold" style:font-name-asian="Arial" style:font-size-asian="8pt" style:font-style-asian="italic" style:font-weight-asian="bold" style:font-size-complex="8pt"/>
    </style:style>
    <style:style style:name="T59" style:family="text">
      <style:text-properties fo:color="#0000ff" fo:font-size="8pt" fo:font-style="italic" fo:font-weight="bold" style:font-name-asian="Arial" style:font-size-asian="8pt" style:font-style-asian="italic" style:font-weight-asian="bold" style:font-size-complex="8pt" style:font-weight-complex="normal"/>
    </style:style>
    <style:style style:name="T60" style:family="text">
      <style:text-properties fo:color="#0000f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/>
    </style:style>
    <style:style style:name="T61" style:family="text">
      <style:text-properties fo:color="#000000" style:font-name="Arial" fo:font-size="8pt" style:font-size-asian="8pt" style:font-name-complex="Arial" style:font-size-complex="8pt"/>
    </style:style>
    <style:style style:name="T62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63" style:family="text">
      <style:text-properties fo:color="#000000" style:font-name="Arial" fo:font-size="8pt" fo:font-weight="bold" style:font-size-asian="8pt" style:font-weight-asian="bold" style:font-name-complex="Arial" style:font-size-complex="8pt"/>
    </style:style>
    <style:style style:name="T64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/>
    </style:style>
    <style:style style:name="T65" style:family="text">
      <style:text-properties fo:text-transform="uppercase" fo:font-size="8pt" fo:font-weight="bold" style:font-size-asian="8pt" style:font-weight-asian="bold" style:font-size-complex="8pt" style:font-weight-complex="normal"/>
    </style:style>
    <style:style style:name="T66" style:family="text">
      <style:text-properties fo:text-transform="uppercase" fo:font-size="8pt" fo:font-weight="bold" style:font-name-asian="Arial" style:font-size-asian="8pt" style:font-weight-asian="bold" style:font-size-complex="8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8Num13z0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8Num11z0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295cm"/>
        </style:list-level-properties>
      </text:list-level-style-number>
      <text:list-level-style-number text:level="3" text:style-name="WW8Num11z0" style:num-format="1" text:display-levels="3">
        <style:list-level-properties text:list-level-position-and-space-mode="label-alignment">
          <style:list-level-label-alignment text:label-followed-by="listtab" fo:text-indent="-0.635cm" fo:margin-left="1.954cm"/>
        </style:list-level-properties>
      </text:list-level-style-number>
      <text:list-level-style-number text:level="4" text:style-name="WW8Num11z0" style:num-format="1" text:display-levels="4">
        <style:list-level-properties text:list-level-position-and-space-mode="label-alignment">
          <style:list-level-label-alignment text:label-followed-by="listtab" fo:text-indent="-1.27cm" fo:margin-left="3.249cm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fo:text-indent="-1.27cm" fo:margin-left="3.909cm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fo:text-indent="-1.905cm" fo:margin-left="5.203cm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fo:text-indent="-1.905cm" fo:margin-left="5.863cm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fo:text-indent="-1.905cm" fo:margin-left="6.523cm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fo:text-indent="-2.54cm" fo:margin-left="7.8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<text:span text:style-name="T21">CONTRACTOR</text:span><text:span text:style-name="T22"> </text:span><text:span text:style-name="T21">SCHEDULE</text:span><text:span text:style-name="T22"> </text:span><text:span text:style-name="T21">1</text:span><text:span text:style-name="T22"> </text:span></text:p>
      <text:p text:style-name="P124"/>
      <text:p text:style-name="P138"><text:span text:style-name="T24">Contract</text:span><text:span text:style-name="T26"> </text:span><text:span text:style-name="T24">Number:<text:tab/>67313</text:span></text:p>
      <text:p text:style-name="P139"/>
      <text:p text:style-name="P138"><text:span text:style-name="T24">Company/Employment</text:span><text:span text:style-name="T26"> </text:span><text:span text:style-name="T24">Business:<text:tab/>Marcus</text:span><text:span text:style-name="T26"> </text:span><text:span text:style-name="T24">Donald</text:span><text:span text:style-name="T26"> </text:span><text:span text:style-name="T24">People</text:span></text:p>
      <text:p text:style-name="P135"/>
      <text:p text:style-name="P142"><text:span text:style-name="T21">Hirer:</text:span><text:span text:style-name="T22"> </text:span><text:span text:style-name="T33">(</text:span><text:span text:style-name="T32">means</text:span><text:span text:style-name="T34"> </text:span><text:span text:style-name="T32">the</text:span><text:span text:style-name="T34"> </text:span><text:span text:style-name="T32">person,</text:span><text:span text:style-name="T34"> </text:span><text:span text:style-name="T32">firm</text:span><text:span text:style-name="T34"> </text:span><text:span text:style-name="T32">or</text:span><text:span text:style-name="T34"> </text:span><text:span text:style-name="T32">corporate</text:span><text:span text:style-name="T34"> </text:span><text:span text:style-name="T32">body</text:span><text:span text:style-name="T34"> </text:span><text:span text:style-name="T32">together</text:span><text:span text:style-name="T23"><text:tab/>Eclipse</text:span><text:span text:style-name="T25"> </text:span><text:span text:style-name="Strong_20_Emphasis"><text:span text:style-name="T27">Gas</text:span></text:span><text:span text:style-name="Strong_20_Emphasis"><text:span text:style-name="T29"> </text:span></text:span><text:span text:style-name="Strong_20_Emphasis"><text:span text:style-name="T27">and</text:span></text:span><text:span text:style-name="Strong_20_Emphasis"><text:span text:style-name="T29"> </text:span></text:span><text:span text:style-name="Strong_20_Emphasis"><text:span text:style-name="T27">Power</text:span></text:span><text:span text:style-name="Strong_20_Emphasis"><text:span text:style-name="T29"> </text:span></text:span><text:span text:style-name="Strong_20_Emphasis"><text:span text:style-name="T27">Limited</text:span></text:span></text:p>
      <text:p text:style-name="P141">with<text:span text:style-name="T36"> </text:span>any<text:span text:style-name="T36"> </text:span>subsidiary<text:span text:style-name="T36"> </text:span>or<text:span text:style-name="T36"> </text:span>associated<text:span text:style-name="T36"> </text:span>company<text:span text:style-name="T36"> </text:span>as<text:span text:style-name="T36"> </text:span>defined<text:span text:style-name="T36"> </text:span>by<text:span text:style-name="T36"> </text:span>the<text:span text:style-name="T36"> </text:span></text:p>
      <text:p text:style-name="P141">Companies<text:span text:style-name="T36"> </text:span>Act<text:span text:style-name="T36"> </text:span>1985requiring<text:span text:style-name="T36"> </text:span>the<text:span text:style-name="T36"> </text:span>services<text:span text:style-name="T36"> </text:span>of<text:span text:style-name="T36"> </text:span>the<text:span text:style-name="T36"> </text:span>Contractor</text:p>
      <text:p text:style-name="P140"><text:tab/><text:tab/><text:tab/></text:p>
      <text:p text:style-name="P1"><text:span text:style-name="T5">Hirer</text:span><text:span text:style-name="T8"> </text:span><text:span text:style-name="T5">Address:</text:span><text:span text:style-name="T8"> </text:span><text:span text:style-name="T5"><text:tab/><text:tab/><text:tab/><text:tab/></text:span><text:span text:style-name="T8"> <text:s text:c="3"/></text:span><text:span text:style-name="T39">Portland</text:span><text:span text:style-name="T40"> </text:span><text:span text:style-name="T39">House,</text:span><text:span text:style-name="T40"> </text:span><text:span text:style-name="T39">Stag</text:span><text:span text:style-name="T40"> </text:span><text:span text:style-name="T39">Place,</text:span><text:span text:style-name="T40"> </text:span><text:span text:style-name="T39">London,</text:span><text:span text:style-name="T40"> </text:span><text:span text:style-name="T39">SW1E</text:span><text:span text:style-name="T40"> </text:span><text:span text:style-name="T39">5RS</text:span></text:p>
      <text:p text:style-name="P132"/>
      <text:p text:style-name="P138"><text:span text:style-name="T24">Date:<text:tab/></text:span><text:span text:style-name="T24">Thursday</text:span><text:span text:style-name="T26"> </text:span><text:span text:style-name="T24">10</text:span><text:span text:style-name="T43">th</text:span><text:span text:style-name="T26"> </text:span><text:span text:style-name="T24">May</text:span><text:span text:style-name="T26"> </text:span><text:span text:style-name="T24">2012</text:span></text:p>
      <text:p text:style-name="P145"/>
      <text:p text:style-name="P144"><text:span text:style-name="T24"><text:tab/></text:span><text:span text:style-name="T30">SUPPLY</text:span><text:span text:style-name="T31"> </text:span><text:span text:style-name="T30">OF</text:span><text:span text:style-name="T31"> </text:span><text:span text:style-name="T30">SERVICES:</text:span></text:p>
      <text:p text:style-name="P145"/>
      <text:p text:style-name="P138"><text:span text:style-name="T24">Assignment:</text:span><text:span text:style-name="T26"> </text:span><text:span text:style-name="T33">(</text:span><text:span text:style-name="T32">means</text:span><text:span text:style-name="T34"> </text:span><text:span text:style-name="T32">the</text:span><text:span text:style-name="T34"> </text:span><text:span text:style-name="T32">services</text:span><text:span text:style-name="T34"> </text:span><text:span text:style-name="T32">which</text:span><text:span text:style-name="T34"> </text:span><text:span text:style-name="T32">the</text:span><text:span text:style-name="T34"> </text:span><text:span text:style-name="T32">Contractor</text:span><text:span text:style-name="T34"> </text:span><text:span text:style-name="T32">is</text:span><text:span text:style-name="T34"> </text:span><text:bookmark-start text:name="PlacementDescription4"/><text:span text:style-name="T24"><text:tab/></text:span><text:bookmark-end text:name="PlacementDescription4"/><text:span text:style-name="T24">Programmer</text:span><text:span text:style-name="T26"> </text:span></text:p>
      <text:p text:style-name="P138"><text:span text:style-name="T32">engaged</text:span><text:span text:style-name="T34"> </text:span><text:span text:style-name="T32">by</text:span><text:span text:style-name="T34"> </text:span><text:span text:style-name="T32">the</text:span><text:span text:style-name="T34"> </text:span><text:span text:style-name="T32">Company</text:span><text:span text:style-name="T34"> </text:span><text:span text:style-name="T32">to</text:span><text:span text:style-name="T34"> </text:span><text:span text:style-name="T32">render</text:span><text:span text:style-name="T34"> </text:span><text:span text:style-name="T32">to</text:span><text:span text:style-name="T34"> </text:span><text:span text:style-name="T32">the</text:span><text:span text:style-name="T34"> </text:span><text:span text:style-name="T32">Hirer.)</text:span></text:p>
      <text:p text:style-name="P139"><text:tab/></text:p>
      <text:p text:style-name="P8"><text:span text:style-name="T6">Site</text:span><text:span text:style-name="T9"> </text:span><text:span text:style-name="T6">Address:<text:tab/></text:span><text:span text:style-name="T39">Portland</text:span><text:span text:style-name="T40"> </text:span><text:span text:style-name="T39">House,</text:span><text:span text:style-name="T40"> </text:span><text:span text:style-name="T39">Stag</text:span><text:span text:style-name="T40"> </text:span><text:span text:style-name="T39">Place,</text:span><text:span text:style-name="T40"> </text:span><text:span text:style-name="T39">London,</text:span><text:span text:style-name="T40"> </text:span><text:span text:style-name="T39">SW1E</text:span><text:span text:style-name="T40"> </text:span><text:span text:style-name="T39">5RS</text:span></text:p>
      <text:p text:style-name="P10"/>
      <text:p text:style-name="P2"><text:span text:style-name="T6">Limited</text:span><text:span text:style-name="T9"> </text:span><text:span text:style-name="T6">or</text:span><text:span text:style-name="T9"> </text:span><text:span text:style-name="T6">Umbrella</text:span><text:span text:style-name="T9"> </text:span><text:span text:style-name="T6">Company</text:span><text:span text:style-name="T9"> </text:span><text:span text:style-name="T6">Name<text:tab/>Danbro</text:span><text:span text:style-name="T9"> </text:span><text:span text:style-name="T6">Ltd</text:span></text:p>
      <text:p text:style-name="P3"/>
      <text:p text:style-name="P2"><text:span text:style-name="T6">Individual</text:span><text:span text:style-name="T9"> </text:span><text:span text:style-name="T6">Contractor</text:span><text:span text:style-name="T9">’</text:span><text:span text:style-name="T6">s</text:span><text:span text:style-name="T9"> </text:span><text:span text:style-name="T6">Name</text:span><text:span text:style-name="T9"> <text:s text:c="34"/></text:span><text:span text:style-name="T6"><text:tab/>Andy</text:span><text:span text:style-name="T9"> </text:span><text:span text:style-name="T6">Holyer</text:span></text:p>
      <text:p text:style-name="P139"/>
      <text:p text:style-name="P139">Contractor<text:span text:style-name="T36"> </text:span>Staff:<text:tab/>n/a</text:p>
      <text:p text:style-name="P139"/>
      <text:p text:style-name="P138"><text:span text:style-name="T24">Start</text:span><text:span text:style-name="T26"> </text:span><text:span text:style-name="T24">Date:<text:tab/>Monday</text:span><text:span text:style-name="T26"> </text:span><text:span text:style-name="T24">28</text:span><text:span text:style-name="T43">th</text:span><text:span text:style-name="T26"> </text:span><text:span text:style-name="T24">May</text:span><text:span text:style-name="T26"> </text:span><text:span text:style-name="T24">2012</text:span></text:p>
      <text:p text:style-name="P139"/>
      <text:p text:style-name="P138"><text:span text:style-name="T24">End</text:span><text:span text:style-name="T26"> </text:span><text:span text:style-name="T24">Date:<text:tab/>Friday</text:span><text:span text:style-name="T26"> </text:span><text:span text:style-name="T24">30</text:span><text:span text:style-name="T43">th</text:span><text:span text:style-name="T26"> </text:span><text:span text:style-name="T24">November</text:span><text:span text:style-name="T26"> </text:span><text:span text:style-name="T24">2012</text:span></text:p>
      <text:p text:style-name="P139"/>
      <text:p text:style-name="P138"><text:span text:style-name="T24">Notice</text:span><text:span text:style-name="T26"> </text:span><text:span text:style-name="T24">Period:<text:tab/>1</text:span><text:span text:style-name="T26"> </text:span><text:span text:style-name="T24">week</text:span></text:p>
      <text:p text:style-name="P134"/>
      <text:p text:style-name="P138"><text:span text:style-name="T24">Hourly/Daily</text:span><text:span text:style-name="T26"> </text:span><text:span text:style-name="T24">Rate:<text:tab/>£25.00</text:span><text:span text:style-name="T26"> </text:span><text:span text:style-name="T24">per</text:span><text:span text:style-name="T26"> </text:span><text:span text:style-name="T24">hour</text:span></text:p>
      <text:p text:style-name="P138"><text:span text:style-name="Strong_20_Emphasis"><text:span text:style-name="T27"/></text:span></text:p>
      <text:p text:style-name="P143"><text:bookmark-start text:name="PlacementHoursPerWeek15"/><text:span text:style-name="Strong_20_Emphasis"><text:span text:style-name="T27">Daily</text:span></text:span><text:span text:style-name="Strong_20_Emphasis"><text:span text:style-name="T29"> </text:span></text:span><text:span text:style-name="Strong_20_Emphasis"><text:span text:style-name="T27">/</text:span></text:span><text:span text:style-name="Strong_20_Emphasis"><text:span text:style-name="T29"> </text:span></text:span><text:span text:style-name="Strong_20_Emphasis"><text:span text:style-name="T27">Weekly</text:span></text:span><text:span text:style-name="Strong_20_Emphasis"><text:span text:style-name="T29"> </text:span></text:span><text:span text:style-name="Strong_20_Emphasis"><text:span text:style-name="T27">Hours:</text:span></text:span><text:span text:style-name="Strong_20_Emphasis"><text:span text:style-name="T29"> <text:s text:c="43"/></text:span></text:span><text:bookmark-end text:name="PlacementHoursPerWeek15"/><text:span text:style-name="Strong_20_Emphasis"><text:span text:style-name="T29"><text:s/></text:span></text:span><text:span text:style-name="Strong_20_Emphasis"><text:span text:style-name="T27"><text:tab/></text:span></text:span><text:span text:style-name="Strong_20_Emphasis"><text:span text:style-name="T29"> <text:s text:c="4"/></text:span></text:span><text:span text:style-name="T23">Hours</text:span><text:span text:style-name="T25"> </text:span><text:span text:style-name="T23">worked</text:span><text:span text:style-name="T25"> </text:span><text:span text:style-name="T23">to</text:span><text:span text:style-name="T25"> </text:span><text:span text:style-name="T23">be</text:span><text:span text:style-name="T25"> </text:span><text:span text:style-name="T23">agreed</text:span><text:span text:style-name="T25"> </text:span><text:span text:style-name="T23">between</text:span><text:span text:style-name="T25"> </text:span><text:span text:style-name="T23">the</text:span><text:span text:style-name="T25"> </text:span><text:span text:style-name="T23">Hirer</text:span><text:span text:style-name="T25"> </text:span><text:span text:style-name="T23">&amp;</text:span><text:span text:style-name="T25"> </text:span><text:span text:style-name="T23">Contractor</text:span><text:span text:style-name="T25"> </text:span><text:span text:style-name="T23">in</text:span><text:span text:style-name="T25"> </text:span><text:span text:style-name="T23">advance</text:span><text:span text:style-name="T25"> </text:span><text:span text:style-name="T23">and</text:span><text:span text:style-name="T25"> </text:span><text:span text:style-name="T23">authorised</text:span><text:span text:style-name="T25"> </text:span><text:span text:style-name="T23">on</text:span><text:span text:style-name="T25"> </text:span><text:span text:style-name="T23">Marcus</text:span><text:span text:style-name="T25"> </text:span><text:span text:style-name="T23">Donald</text:span><text:span text:style-name="T25"> </text:span><text:span text:style-name="T23">People</text:span><text:span text:style-name="T25"> </text:span><text:span text:style-name="T23">timesheets</text:span></text:p>
      <text:p text:style-name="P139"/>
      <text:p text:style-name="P139">Timesheet<text:span text:style-name="T36"> </text:span>Frequency:<text:tab/>Weekly</text:p>
      <text:p text:style-name="P139"/>
      <text:p text:style-name="P139">Invoice<text:span text:style-name="T36"> </text:span>Frequency:<text:tab/>Monthly<text:span text:style-name="T36"> – </text:span>Please<text:span text:style-name="T36"> </text:span>see<text:span text:style-name="T36"> </text:span>Marcus<text:span text:style-name="T36"> </text:span>Donald<text:span text:style-name="T36"> </text:span>People<text:span text:style-name="T36"> </text:span>Payroll<text:span text:style-name="T36"> </text:span>Dates</text:p>
      <text:p text:style-name="P139"/>
      <text:p text:style-name="P139">Payment<text:span text:style-name="T36"> </text:span>Frequency:<text:tab/>Monthly<text:span text:style-name="T36"> </text:span>-<text:span text:style-name="T36"> </text:span>Please<text:span text:style-name="T36"> </text:span>see<text:span text:style-name="T36"> </text:span>Marcus<text:span text:style-name="T36"> </text:span>Donald<text:span text:style-name="T36"> </text:span>People<text:span text:style-name="T36"> </text:span>Payroll<text:span text:style-name="T36"> </text:span>Dates</text:p>
      <text:p text:style-name="P139"/>
      <text:p text:style-name="P138"><text:span text:style-name="T24">Expenses:<text:tab/>Unless</text:span><text:span text:style-name="T26"> </text:span><text:span text:style-name="T24">otherwise</text:span><text:span text:style-name="T26"> </text:span><text:span text:style-name="T24">agreed,</text:span><text:span text:style-name="T26"> </text:span><text:span text:style-name="T24">all</text:span><text:span text:style-name="T26"> </text:span><text:span text:style-name="T24">expenses</text:span><text:span text:style-name="T26"> </text:span><text:span text:style-name="T24">invoiced</text:span><text:span text:style-name="T26"> </text:span><text:span text:style-name="T24">to</text:span><text:span text:style-name="T26"> </text:span><text:span text:style-name="T24">Marcus</text:span><text:span text:style-name="T26"> </text:span><text:span text:style-name="T24">Donald</text:span><text:span text:style-name="T26"> </text:span><text:span text:style-name="T24">People</text:span><text:span text:style-name="T26"> </text:span><text:span text:style-name="T24">will</text:span><text:span text:style-name="T26"> </text:span><text:span text:style-name="T24">be</text:span><text:span text:style-name="T26"> </text:span><text:span text:style-name="T24">paid</text:span><text:span text:style-name="T26"> </text:span><text:span text:style-name="T24">on</text:span><text:span text:style-name="T26"> </text:span><text:span text:style-name="T24">receipt</text:span><text:span text:style-name="T26"> </text:span><text:span text:style-name="T24">of</text:span><text:span text:style-name="T26"> </text:span><text:span text:style-name="T24">payment</text:span><text:span text:style-name="T26"> </text:span><text:span text:style-name="T24">from</text:span><text:span text:style-name="T26"> </text:span><text:span text:style-name="T24">the</text:span><text:span text:style-name="T26"> </text:span><text:span text:style-name="T24">Hirer.</text:span><text:span text:style-name="T26"> <text:s/></text:span><text:span text:style-name="T24">Expenses</text:span><text:span text:style-name="T26"> </text:span><text:span text:style-name="T24">are</text:span><text:span text:style-name="T26"> </text:span><text:span text:style-name="T24">only</text:span><text:span text:style-name="T26"> </text:span><text:span text:style-name="T24">claimable</text:span><text:span text:style-name="T26"> </text:span><text:span text:style-name="T24">by</text:span><text:span text:style-name="T26"> </text:span><text:span text:style-name="T24">the</text:span><text:span text:style-name="T26"> </text:span><text:span text:style-name="T24">Contractor</text:span><text:span text:style-name="T26"> </text:span><text:span text:style-name="T24">if</text:span><text:span text:style-name="T26"> </text:span><text:span text:style-name="T24">agreed</text:span><text:span text:style-name="T26"> </text:span><text:span text:style-name="T24">in</text:span><text:span text:style-name="T26"> </text:span><text:span text:style-name="T24">writing</text:span><text:span text:style-name="T26"> </text:span><text:span text:style-name="T24">in</text:span><text:span text:style-name="T26"> </text:span><text:span text:style-name="T24">advance</text:span><text:span text:style-name="T26"> </text:span><text:span text:style-name="T24">by</text:span><text:span text:style-name="T26"> </text:span><text:span text:style-name="T24">the</text:span><text:span text:style-name="T26"> </text:span><text:span text:style-name="T24">Hirer,</text:span><text:span text:style-name="T26"> </text:span><text:span text:style-name="T24">and</text:span><text:span text:style-name="T26"> </text:span><text:span text:style-name="T24">must</text:span><text:span text:style-name="T26"> </text:span><text:span text:style-name="T24">be</text:span><text:span text:style-name="T26"> </text:span><text:span text:style-name="T24">properly</text:span><text:span text:style-name="T26"> </text:span><text:span text:style-name="T24">incurred</text:span><text:span text:style-name="T26"> </text:span><text:span text:style-name="T24">and</text:span><text:span text:style-name="T26"> </text:span><text:span text:style-name="T24">receipted</text:span><text:span text:style-name="T26"> </text:span><text:span text:style-name="T24">in</text:span><text:span text:style-name="T26"> </text:span><text:span text:style-name="T24">accordance</text:span><text:span text:style-name="T26"> </text:span><text:span text:style-name="T24">with</text:span><text:span text:style-name="T26"> </text:span><text:span text:style-name="T24">Hirer</text:span><text:span text:style-name="T26"> </text:span><text:span text:style-name="T24">policies.</text:span></text:p>
      <text:p text:style-name="P139"/>
      <text:p text:style-name="P11"><text:span text:style-name="T6">Conditions:</text:span><text:span text:style-name="T9"> </text:span><text:span text:style-name="T6"><text:tab/>Failure</text:span><text:span text:style-name="T9"> </text:span><text:span text:style-name="T6">to</text:span><text:span text:style-name="T9"> </text:span><text:span text:style-name="T6">submit</text:span><text:span text:style-name="T9"> </text:span><text:span text:style-name="T6">all</text:span><text:span text:style-name="T9"> </text:span><text:span text:style-name="T6">necessary</text:span><text:span text:style-name="T9"> </text:span><text:span text:style-name="T6">signed</text:span><text:span text:style-name="T9"> </text:span><text:span text:style-name="T6">paperwork,</text:span><text:span text:style-name="T9"> </text:span><text:span text:style-name="T6">documentation</text:span><text:span text:style-name="T9"> </text:span><text:span text:style-name="T6">and</text:span><text:span text:style-name="T9"> </text:span><text:span text:style-name="T6">timesheets</text:span><text:span text:style-name="T9"> </text:span><text:span text:style-name="T6">in</text:span><text:span text:style-name="T9"> </text:span><text:span text:style-name="T6">accordance</text:span><text:span text:style-name="T9"> </text:span><text:span text:style-name="T6">with</text:span><text:span text:style-name="T9"> </text:span><text:span text:style-name="T6">this</text:span><text:span text:style-name="T9"> </text:span><text:span text:style-name="T6">Schedule</text:span><text:span text:style-name="T9"> </text:span><text:span text:style-name="T6">and</text:span><text:span text:style-name="T9"> </text:span><text:span text:style-name="T6">the</text:span><text:span text:style-name="T9"> </text:span><text:span text:style-name="T6">Terms</text:span><text:span text:style-name="T9"> </text:span><text:span text:style-name="T6">and</text:span><text:span text:style-name="T9"> </text:span><text:span text:style-name="T6">Conditions</text:span><text:span text:style-name="T9"> </text:span><text:span text:style-name="T6">may</text:span><text:span text:style-name="T9"> </text:span><text:span text:style-name="T6">result</text:span><text:span text:style-name="T9"> </text:span><text:span text:style-name="T6">in</text:span><text:span text:style-name="T9"> </text:span><text:span text:style-name="T6">payments</text:span><text:span text:style-name="T9"> </text:span><text:span text:style-name="T6">being</text:span><text:span text:style-name="T9"> </text:span><text:span text:style-name="T6">delayed.</text:span><text:span text:style-name="T13"><text:tab/></text:span></text:p>
      <text:p text:style-name="P9"/>
      <text:p text:style-name="P145"/>
      <text:p text:style-name="P138"><text:span text:style-name="T24">Signed</text:span><text:span text:style-name="T26"> </text:span><text:span text:style-name="T24">For</text:span><text:span text:style-name="T26"> </text:span><text:span text:style-name="T24">Marcus</text:span><text:span text:style-name="T26"> </text:span><text:span text:style-name="T24">Donald</text:span><text:span text:style-name="T26"> </text:span><text:span text:style-name="T24">People</text:span><text:span text:style-name="T26"> </text:span><text:span text:style-name="T24">Limited<text:tab/></text:span><text:span text:style-name="T44">Signed</text:span><text:span text:style-name="T45"> </text:span><text:span text:style-name="T44">on</text:span><text:span text:style-name="T45"> </text:span><text:span text:style-name="T44">behalf</text:span><text:span text:style-name="T45"> </text:span><text:span text:style-name="T44">of</text:span><text:span text:style-name="T45"> </text:span><text:span text:style-name="T44">the</text:span><text:span text:style-name="T45"> </text:span><text:span text:style-name="T44">Contractor</text:span></text:p>
      <text:p text:style-name="P9"/>
      <text:p text:style-name="P9"/>
      <text:p text:style-name="P7"><text:span text:style-name="T6">Signature:</text:span><text:span text:style-name="T9"> </text:span><text:span text:style-name="T6">_____________________________<text:tab/></text:span><text:span text:style-name="T49">Signature:</text:span><text:span text:style-name="T51"> </text:span><text:span text:style-name="T49">____________________________________</text:span></text:p>
      <text:p text:style-name="P9"/>
      <text:h text:style-name="P131" text:outline-level="3"><text:span text:style-name="T10">Name:_________________________________<text:tab/></text:span><text:span text:style-name="T52">Name:________________________________________</text:span></text:h>
      <text:p text:style-name="P119"/>
      <text:p text:style-name="P118"><text:span text:style-name="T28">Title:__________________________________<text:tab/></text:span><text:span text:style-name="T46">Title:</text:span><text:span text:style-name="T47"> </text:span><text:span text:style-name="T46">_________________________________________</text:span></text:p>
      <text:p text:style-name="P120"/>
      <text:p text:style-name="P118"><text:span text:style-name="T28">Date:__________________________________<text:tab/></text:span><text:span text:style-name="T46">Date:_________________________________________</text:span></text:p>
      <text:p text:style-name="P12"/>
      <text:p text:style-name="P12"/>
      <text:p text:style-name="P4">NB:<text:span text:style-name="T36"> </text:span>The<text:span text:style-name="T36"> </text:span>signing<text:span text:style-name="T36"> </text:span>of<text:span text:style-name="T36"> </text:span>Schedule<text:span text:style-name="T36"> </text:span>1<text:span text:style-name="T36"> </text:span>confirms<text:span text:style-name="T36"> </text:span>acceptance<text:span text:style-name="T36"> </text:span>of<text:span text:style-name="T36"> </text:span>our<text:span text:style-name="T36"> </text:span>attached<text:span text:style-name="T36"> </text:span>Terms<text:span text:style-name="T36"> </text:span>and<text:span text:style-name="T36"> </text:span>Conditions</text:p>
      <text:p text:style-name="P122"><text:span text:style-name="T23">TERMS</text:span><text:span text:style-name="T25"> </text:span><text:span text:style-name="T23">OF</text:span><text:span text:style-name="T25"> </text:span><text:span text:style-name="T23">ENGAGEMENT</text:span><text:span text:style-name="T25"> </text:span><text:span text:style-name="T23">WITH</text:span><text:span text:style-name="T25"> </text:span><text:span text:style-name="T23">A</text:span><text:span text:style-name="T25"> </text:span><text:span text:style-name="T23">SELF-EMPLOYED</text:span><text:span text:style-name="T25"> </text:span><text:span text:style-name="T23">CONTRACTOR</text:span><text:span text:style-name="T25"> </text:span><text:span text:style-name="T23">(OPTED</text:span><text:span text:style-name="T25"> </text:span><text:span text:style-name="T23">OUT</text:span><text:span text:style-name="T25"> </text:span><text:span text:style-name="T23">OF</text:span><text:span text:style-name="T25"> </text:span><text:span text:style-name="T23">THE</text:span><text:span text:style-name="T25"> </text:span><text:span text:style-name="T23">CONDUCT</text:span><text:span text:style-name="T25"> </text:span><text:span text:style-name="T23">REGULATIONS)</text:span></text:p>
      <text:h text:style-name="P130" text:outline-level="6"/>
      <text:h text:style-name="P130" text:outline-level="6">THE<text:span text:style-name="T36"> </text:span>PARTIES</text:h>
      <text:p text:style-name="P13"><text:span text:style-name="T5">(1)</text:span><text:span text:style-name="T8"> <text:s text:c="11"/></text:span><text:span text:style-name="Strong_20_Emphasis"><text:span text:style-name="T10">Danbro</text:span></text:span><text:span text:style-name="Strong_20_Emphasis"><text:span text:style-name="T11"> </text:span></text:span><text:span text:style-name="Strong_20_Emphasis"><text:span text:style-name="T10">Limited</text:span></text:span><text:span text:style-name="T1">,</text:span><text:span text:style-name="T3"> </text:span><text:span text:style-name="Strong_20_Emphasis"><text:span text:style-name="T10">(Company</text:span></text:span><text:span text:style-name="Strong_20_Emphasis"><text:span text:style-name="T11"> </text:span></text:span><text:span text:style-name="Strong_20_Emphasis"><text:span text:style-name="T10">Registration</text:span></text:span><text:span text:style-name="Strong_20_Emphasis"><text:span text:style-name="T11"> </text:span></text:span><text:span text:style-name="Strong_20_Emphasis"><text:span text:style-name="T10">No.</text:span></text:span><text:span text:style-name="Strong_20_Emphasis"><text:span text:style-name="T11"> </text:span></text:span><text:span text:style-name="Strong_20_Emphasis"><text:span text:style-name="T10">04043694)</text:span></text:span><text:span text:style-name="T8"> </text:span><text:span text:style-name="T5">Unit</text:span><text:span text:style-name="T8"> </text:span><text:span text:style-name="T5">15</text:span><text:span text:style-name="T8"> </text:span><text:span text:style-name="T5">Thompson</text:span><text:span text:style-name="T8"> </text:span><text:span text:style-name="T5">Road,</text:span><text:span text:style-name="T8"> </text:span><text:span text:style-name="T5">Whitehills</text:span><text:span text:style-name="T8"> </text:span><text:span text:style-name="T5">Business</text:span><text:span text:style-name="T8"> </text:span><text:span text:style-name="T5">Park,</text:span><text:span text:style-name="T8"> </text:span><text:span text:style-name="T5">Blackpool,</text:span><text:span text:style-name="T8"> </text:span><text:span text:style-name="T5">Lancashire,</text:span><text:span text:style-name="T8"> </text:span><text:span text:style-name="T5">FY4</text:span><text:span text:style-name="T8"> </text:span><text:span text:style-name="T5">5PN</text:span><text:span text:style-name="T8"> </text:span><text:span text:style-name="T1">(the</text:span><text:span text:style-name="T3"> “</text:span><text:span text:style-name="T1">Contractor</text:span><text:span text:style-name="T3">”</text:span><text:span text:style-name="T1">)</text:span></text:p>
      <text:p text:style-name="P5"/>
      <text:p text:style-name="P14"><text:span text:style-name="T5">(2)</text:span><text:span text:style-name="T8"> <text:s text:c="13"/></text:span><text:span text:style-name="T6">Andy</text:span><text:span text:style-name="T9"> </text:span><text:span text:style-name="T6">Holyer</text:span><text:span text:style-name="T9"> </text:span><text:span text:style-name="T5">of</text:span><text:span text:style-name="T8"> </text:span><text:span text:style-name="T37">37</text:span><text:span text:style-name="T38"> </text:span><text:span text:style-name="T37">North</text:span><text:span text:style-name="T38"> </text:span><text:span text:style-name="T37">Street,</text:span><text:span text:style-name="T38"> </text:span><text:span text:style-name="T37">BN7</text:span><text:span text:style-name="T38"> </text:span><text:span text:style-name="T37">2PH</text:span><text:span text:style-name="T38"> </text:span><text:span text:style-name="T5">(the</text:span><text:span text:style-name="T8"> “</text:span><text:span text:style-name="T1">Individual</text:span><text:span text:style-name="T3"> </text:span><text:span text:style-name="T1">/</text:span><text:span text:style-name="T3"> </text:span><text:span text:style-name="T1">Contractor</text:span><text:span text:style-name="T3"> </text:span><text:span text:style-name="T1">Staff</text:span><text:span text:style-name="T8">”</text:span><text:span text:style-name="T5">)</text:span></text:p>
      <text:p text:style-name="P16"/>
      <text:list xml:id="list1257460316" text:style-name="WW8Num9">
        <text:list-item>
          <text:p text:style-name="P148"><text:span text:style-name="T5">Marcus</text:span><text:span text:style-name="T8"> </text:span><text:span text:style-name="T5">Donald</text:span><text:span text:style-name="T8"> </text:span><text:span text:style-name="T5">People,</text:span><text:span text:style-name="T8"> </text:span><text:span text:style-name="T5">Crystal</text:span><text:span text:style-name="T8"> </text:span><text:span text:style-name="T5">Gate</text:span><text:span text:style-name="T8"> </text:span><text:span text:style-name="T5">House,</text:span><text:span text:style-name="T8"> </text:span><text:span text:style-name="T5">28-30</text:span><text:span text:style-name="T8"> </text:span><text:span text:style-name="T5">Worship</text:span><text:span text:style-name="T8"> </text:span><text:span text:style-name="T5">Street</text:span><text:span text:style-name="T8"> </text:span><text:span text:style-name="T5">London</text:span><text:span text:style-name="T8"> </text:span><text:span text:style-name="T5">EC2A</text:span><text:span text:style-name="T8"> </text:span><text:span text:style-name="T5">2AH,</text:span><text:span text:style-name="T8"> </text:span><text:span text:style-name="T5">Registered</text:span><text:span text:style-name="T8"> </text:span><text:span text:style-name="T5">company</text:span><text:span text:style-name="T8"> </text:span><text:span text:style-name="T5">no.</text:span><text:span text:style-name="T8"> <text:s/></text:span><text:span text:style-name="T5">06065676</text:span><text:span text:style-name="T8"> </text:span><text:span text:style-name="T5">(</text:span><text:span text:style-name="T3">“</text:span><text:span text:style-name="T1">the</text:span><text:span text:style-name="T3"> </text:span><text:span text:style-name="T1">Company/Employment</text:span><text:span text:style-name="T3"> </text:span><text:span text:style-name="T1">Business</text:span><text:span text:style-name="T3">”</text:span><text:span text:style-name="T5">).</text:span><text:span text:style-name="T8"> </text:span></text:p>
        </text:list-item>
      </text:list>
      <text:p text:style-name="P18"/>
      <text:h text:style-name="P130" text:outline-level="6">RECITALS</text:h>
      <text:p text:style-name="P24"/>
      <text:list xml:id="list1756262700" text:style-name="WW8Num8">
        <text:list-item>
          <text:list>
            <text:list-item>
              <text:p text:style-name="P133"><text:span text:style-name="T61">The</text:span><text:span text:style-name="T62"> </text:span><text:span text:style-name="T61">Contractor</text:span><text:span text:style-name="T62"> </text:span><text:span text:style-name="T61">carries</text:span><text:span text:style-name="T62"> </text:span><text:span text:style-name="T61">on</text:span><text:span text:style-name="T62"> </text:span><text:span text:style-name="T61">the</text:span><text:span text:style-name="T62"> </text:span><text:span text:style-name="T61">business</text:span><text:span text:style-name="T62"> </text:span><text:span text:style-name="T61">of</text:span><text:span text:style-name="T62"> </text:span><text:span text:style-name="T61">the</text:span><text:span text:style-name="T62"> </text:span><text:span text:style-name="T61">provision</text:span><text:span text:style-name="T62"> </text:span><text:span text:style-name="T61">of</text:span><text:span text:style-name="T62"> </text:span><text:span text:style-name="T61">Contractor</text:span><text:span text:style-name="T62"> </text:span><text:span text:style-name="T61">services</text:span><text:span text:style-name="T62"> </text:span><text:span text:style-name="T61">and</text:span><text:span text:style-name="T62"> </text:span><text:span text:style-name="T61">has</text:span><text:span text:style-name="T62"> </text:span><text:span text:style-name="T61">agreed</text:span><text:span text:style-name="T62"> </text:span><text:span text:style-name="T61">to</text:span><text:span text:style-name="T62"> </text:span><text:span text:style-name="T61">provide</text:span><text:span text:style-name="T62"> </text:span><text:span text:style-name="T61">the</text:span><text:span text:style-name="T62"> </text:span><text:span text:style-name="T61">services</text:span><text:span text:style-name="T62"> </text:span><text:span text:style-name="T61">specified</text:span><text:span text:style-name="T62"> </text:span><text:span text:style-name="T61">in</text:span><text:span text:style-name="T62"> </text:span><text:span text:style-name="T61">the</text:span><text:span text:style-name="T62"> </text:span><text:span text:style-name="T61">attached</text:span><text:span text:style-name="T62"> </text:span><text:span text:style-name="T61">schedule</text:span><text:span text:style-name="T62"> </text:span><text:span text:style-name="T61">(</text:span><text:span text:style-name="T64">“</text:span><text:span text:style-name="T63">the</text:span><text:span text:style-name="T64"> </text:span><text:span text:style-name="T63">Schedule</text:span><text:span text:style-name="T64">”</text:span><text:span text:style-name="T61">)</text:span><text:span text:style-name="T62"> </text:span><text:span text:style-name="T61">(</text:span><text:span text:style-name="T64">“</text:span><text:span text:style-name="T63">the</text:span><text:span text:style-name="T62"> </text:span><text:span text:style-name="T63">Contractor</text:span><text:span text:style-name="T64"> </text:span><text:span text:style-name="T63">Services</text:span><text:span text:style-name="T64">”</text:span><text:span text:style-name="T61">).</text:span></text:p>
            </text:list-item>
          </text:list>
        </text:list-item>
      </text:list>
      <text:p text:style-name="P32"/>
      <text:list xml:id="list350316704" text:continue-numbering="true" text:style-name="WW8Num8">
        <text:list-item>
          <text:list>
            <text:list-item>
              <text:p text:style-name="P33"><text:span text:style-name="T5">The</text:span><text:span text:style-name="T8"> </text:span><text:span text:style-name="T5">Company</text:span><text:span text:style-name="T8"> </text:span><text:span text:style-name="T5">has</text:span><text:span text:style-name="T8"> </text:span><text:span text:style-name="T5">requested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has</text:span><text:span text:style-name="T8"> </text:span><text:span text:style-name="T5">agreed</text:span><text:span text:style-name="T8"> </text:span><text:span text:style-name="T5">with</text:span><text:span text:style-name="T8"> </text:span><text:span text:style-name="T5">the</text:span><text:span text:style-name="T8"> </text:span><text:span text:style-name="T5">Company,</text:span><text:span text:style-name="T8"> </text:span><text:span text:style-name="T5">to</text:span><text:span text:style-name="T8"> </text:span><text:span text:style-name="T5">provid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to</text:span><text:span text:style-name="T8"> </text:span><text:span text:style-name="T5">the</text:span><text:span text:style-name="T8"> </text:span><text:span text:style-name="T5">Client</text:span><text:span text:style-name="T8"> </text:span><text:span text:style-name="T5">on</text:span><text:span text:style-name="T8"> </text:span><text:span text:style-name="T5">the</text:span><text:span text:style-name="T8"> </text:span><text:span text:style-name="T5">terms</text:span><text:span text:style-name="T8"> </text:span><text:span text:style-name="T5">and</text:span><text:span text:style-name="T8"> </text:span><text:span text:style-name="T5">subject</text:span><text:span text:style-name="T8"> </text:span><text:span text:style-name="T5">to</text:span><text:span text:style-name="T8"> </text:span><text:span text:style-name="T5">the</text:span><text:span text:style-name="T8"> </text:span><text:span text:style-name="T5">terms</text:span><text:span text:style-name="T8"> </text:span><text:span text:style-name="T5">of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(</text:span><text:span text:style-name="T3">“</text:span><text:span text:style-name="T1">Agreement</text:span><text:span text:style-name="T3">”</text:span><text:span text:style-name="T5">).</text:span></text:p>
            </text:list-item>
          </text:list>
        </text:list-item>
      </text:list>
      <text:p text:style-name="P42"/>
      <text:p text:style-name="P42"/>
      <text:p text:style-name="P41"><text:span text:style-name="T1">IT</text:span><text:span text:style-name="T3"> </text:span><text:span text:style-name="T1">IS</text:span><text:span text:style-name="T3"> </text:span><text:span text:style-name="T1">AGREED</text:span><text:span text:style-name="T3"> </text:span><text:span text:style-name="T5">as</text:span><text:span text:style-name="T8"> </text:span><text:span text:style-name="T5">follows:</text:span><text:span text:style-name="T8"> </text:span></text:p>
      <text:p text:style-name="P42"/>
      <text:list xml:id="list1828613514" text:style-name="WW8Num6">
        <text:list-item>
          <text:p text:style-name="P50">INTERPRETATION<text:span text:style-name="T36"> </text:span>AND<text:span text:style-name="T36"> </text:span>DEFINITIONS</text:p>
        </text:list-item>
      </text:list>
      <text:p text:style-name="P24"/>
      <text:list xml:id="list2095356532" text:continue-numbering="true" text:style-name="WW8Num6">
        <text:list-item>
          <text:list>
            <text:list-item>
              <text:p text:style-name="P35">In<text:span text:style-name="T36"> </text:span>this<text:span text:style-name="T36"> </text:span>Agreement<text:span text:style-name="T36"> </text:span>the<text:span text:style-name="T36"> </text:span>following<text:span text:style-name="T36"> </text:span>definitions<text:span text:style-name="T36"> </text:span>apply:</text:p>
            </text:list-item>
          </text:list>
        </text:list-item>
      </text:list>
      <text:p text:style-name="P52"/>
      <text:list xml:id="list648095002" text:continue-numbering="true" text:style-name="WW8Num6">
        <text:list-item>
          <text:list>
            <text:list-item>
              <text:p text:style-name="P35">Unless<text:span text:style-name="T36"> </text:span>the<text:span text:style-name="T36"> </text:span>context<text:span text:style-name="T36"> </text:span>otherwise<text:span text:style-name="T36"> </text:span>requires,<text:span text:style-name="T36"> </text:span>references<text:span text:style-name="T36"> </text:span>to<text:span text:style-name="T36"> </text:span>the<text:span text:style-name="T36"> </text:span>singular<text:span text:style-name="T36"> </text:span>include<text:span text:style-name="T36"> </text:span>the<text:span text:style-name="T36"> </text:span>plural<text:span text:style-name="T36"> </text:span>and<text:span text:style-name="T36"> </text:span>references<text:span text:style-name="T36"> </text:span>to<text:span text:style-name="T36"> </text:span>the<text:span text:style-name="T36"> </text:span>masculine<text:span text:style-name="T36"> </text:span>include<text:span text:style-name="T36"> </text:span>the<text:span text:style-name="T36"> </text:span>feminine<text:span text:style-name="T36"> </text:span>and<text:span text:style-name="T36"> </text:span>vice<text:span text:style-name="T36"> </text:span>versa.</text:p>
            </text:list-item>
          </text:list>
        </text:list-item>
      </text:list>
      <text:p text:style-name="P58"/>
      <text:list xml:id="list1070829861" text:continue-numbering="true" text:style-name="WW8Num6">
        <text:list-item>
          <text:list>
            <text:list-item>
              <text:p text:style-name="P59">The<text:span text:style-name="T36"> </text:span>headings<text:span text:style-name="T36"> </text:span>contained<text:span text:style-name="T36"> </text:span>in<text:span text:style-name="T36"> </text:span>this<text:span text:style-name="T36"> </text:span>Agreement<text:span text:style-name="T36"> </text:span>are<text:span text:style-name="T36"> </text:span>for<text:span text:style-name="T36"> </text:span>convenience<text:span text:style-name="T36"> </text:span>only<text:span text:style-name="T36"> </text:span>and<text:span text:style-name="T36"> </text:span>do<text:span text:style-name="T36"> </text:span>not<text:span text:style-name="T36"> </text:span>affect<text:span text:style-name="T36"> </text:span>their<text:span text:style-name="T36"> </text:span>interpretation.</text:p>
            </text:list-item>
          </text:list>
        </text:list-item>
      </text:list>
      <text:p text:style-name="P18"/>
      <text:p text:style-name="P18"/>
      <text:p text:style-name="P42"/>
      <text:p text:style-name="P42"/>
      <text:list xml:id="list2099700798" text:continue-numbering="true" text:style-name="WW8Num6">
        <text:list-item>
          <text:p text:style-name="P50">INTERPRETATION<text:span text:style-name="T36"> </text:span>AND<text:span text:style-name="T36"> </text:span>DEFINITIONS</text:p>
        </text:list-item>
      </text:list>
      <text:p text:style-name="P61"/>
      <text:p text:style-name="P64"><text:span text:style-name="T3">“</text:span><text:span text:style-name="T1">Assignment</text:span><text:span text:style-name="T3">”</text:span><text:span text:style-name="T1"><text:tab/><text:tab/><text:tab/><text:tab/></text:span><text:span text:style-name="T3"> <text:s text:c="24"/></text:span><text:span text:style-name="T5">means</text:span><text:span text:style-name="T8"> </text:span><text:span text:style-name="T5">the</text:span><text:span text:style-name="T8"> </text:span><text:span text:style-name="T5">period</text:span><text:span text:style-name="T8"> </text:span><text:span text:style-name="T5">during</text:span><text:span text:style-name="T8"> </text:span><text:span text:style-name="T5">which</text:span><text:span text:style-name="T8"> </text:span><text:span text:style-name="T5">the</text:span><text:span text:style-name="T8"> </text:span><text:span text:style-name="T5">Contractor/Contractor</text:span><text:span text:style-name="T8"> </text:span><text:span text:style-name="T5">staff</text:span><text:span text:style-name="T8"> </text:span><text:span text:style-name="T5">is</text:span><text:span text:style-name="T8"> </text:span><text:span text:style-name="T5">supplied</text:span><text:span text:style-name="T8"> </text:span><text:span text:style-name="T5">by</text:span><text:span text:style-name="T8"> </text:span><text:span text:style-name="T5">the</text:span><text:span text:style-name="T8"> </text:span><text:span text:style-name="T5">Company</text:span><text:span text:style-name="T8"> </text:span><text:span text:style-name="T5">to</text:span><text:span text:style-name="T8"> </text:span><text:span text:style-name="T5">provid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to</text:span><text:span text:style-name="T8"> </text:span><text:span text:style-name="T5">the</text:span><text:span text:style-name="T8"> </text:span><text:span text:style-name="T5">Client;</text:span><text:span text:style-name="T36"> </text:span><text:span text:style-name="T5">or</text:span><text:span text:style-name="T8"> </text:span><text:span text:style-name="T5">the</text:span><text:span text:style-name="T8"> </text:span><text:span text:style-name="T5">Intermediary</text:span><text:span text:style-name="T8"> </text:span><text:span text:style-name="T5">Services</text:span><text:span text:style-name="T8"> </text:span><text:span text:style-name="T5">to</text:span><text:span text:style-name="T8"> </text:span><text:span text:style-name="T5">be</text:span><text:span text:style-name="T8"> </text:span><text:span text:style-name="T5">performed</text:span><text:span text:style-name="T8"> </text:span><text:span text:style-name="T5">by</text:span><text:span text:style-name="T8"> </text:span><text:span text:style-name="T5">the</text:span><text:span text:style-name="T8"> </text:span><text:span text:style-name="T5">Agency</text:span><text:span text:style-name="T8"> </text:span><text:span text:style-name="T5">Worker</text:span><text:span text:style-name="T8"> </text:span><text:span text:style-name="T5">for</text:span><text:span text:style-name="T8"> </text:span><text:span text:style-name="T5">a</text:span><text:span text:style-name="T8"> </text:span><text:span text:style-name="T5">period</text:span><text:span text:style-name="T8"> </text:span><text:span text:style-name="T5">of</text:span><text:span text:style-name="T8"> </text:span><text:span text:style-name="T5">time</text:span><text:span text:style-name="T8"> </text:span><text:span text:style-name="T5">during</text:span><text:span text:style-name="T8"> </text:span><text:span text:style-name="T5">which</text:span><text:span text:style-name="T8"> </text:span><text:span text:style-name="T5">the</text:span><text:span text:style-name="T8"> </text:span><text:span text:style-name="T5">Intermediary</text:span><text:span text:style-name="T8"> </text:span><text:span text:style-name="T5">is</text:span><text:span text:style-name="T8"> </text:span><text:span text:style-name="T5">supplied</text:span><text:span text:style-name="T8"> </text:span><text:span text:style-name="T5">by</text:span><text:span text:style-name="T8"> </text:span><text:span text:style-name="T5">the</text:span><text:span text:style-name="T8"> </text:span><text:span text:style-name="T5">Employment</text:span><text:span text:style-name="T8"> </text:span><text:span text:style-name="T5">Business</text:span><text:span text:style-name="T8"> </text:span><text:span text:style-name="T5">to</text:span><text:span text:style-name="T8"> </text:span><text:span text:style-name="T5">provide</text:span><text:span text:style-name="T8"> </text:span><text:span text:style-name="T5">the</text:span><text:span text:style-name="T8"> </text:span><text:span text:style-name="T5">Intermediary</text:span><text:span text:style-name="T8"> </text:span><text:span text:style-name="T5">Services</text:span><text:span text:style-name="T8"> </text:span><text:span text:style-name="T5">to</text:span><text:span text:style-name="T8"> </text:span><text:span text:style-name="T5">the</text:span><text:span text:style-name="T8"> </text:span><text:span text:style-name="T5">Hirer;</text:span></text:p>
      <text:p text:style-name="P70"/>
      <text:p text:style-name="P64"><text:span text:style-name="T3">“</text:span><text:span text:style-name="T1">Company/Employment</text:span><text:span text:style-name="T3"> </text:span><text:span text:style-name="T1">Business</text:span><text:span text:style-name="T3">” <text:s text:c="4"/></text:span><text:span text:style-name="T5">Marcus</text:span><text:span text:style-name="T8"> </text:span><text:span text:style-name="T5">Donald</text:span><text:span text:style-name="T8"> </text:span><text:span text:style-name="T5">People</text:span><text:span text:style-name="T8"> </text:span><text:span text:style-name="T5">Ltd</text:span></text:p>
      <text:p text:style-name="P58"/>
      <text:p text:style-name="P65"><text:span text:style-name="T3">“</text:span><text:span text:style-name="T1">Hirer</text:span><text:span text:style-name="T3">”</text:span><text:span text:style-name="T5"><text:tab/>means</text:span><text:span text:style-name="T8"> </text:span><text:span text:style-name="T5">the</text:span><text:span text:style-name="T8"> </text:span><text:span text:style-name="T5">person,</text:span><text:span text:style-name="T8"> </text:span><text:span text:style-name="T5">firm</text:span><text:span text:style-name="T8"> </text:span><text:span text:style-name="T5">or</text:span><text:span text:style-name="T8"> </text:span><text:span text:style-name="T5">corporate</text:span><text:span text:style-name="T8"> </text:span><text:span text:style-name="T5">body</text:span><text:span text:style-name="T8"> </text:span><text:span text:style-name="T5">together</text:span><text:span text:style-name="T8"> </text:span><text:span text:style-name="T5">with</text:span><text:span text:style-name="T8"> </text:span><text:span text:style-name="T5">any</text:span><text:span text:style-name="T8"> </text:span><text:span text:style-name="T5">subsidiary</text:span><text:span text:style-name="T8"> </text:span><text:span text:style-name="T5">or</text:span><text:span text:style-name="T8"> </text:span><text:span text:style-name="T5">associated</text:span><text:span text:style-name="T8"> </text:span><text:span text:style-name="T5">person,</text:span><text:span text:style-name="T8"> </text:span><text:span text:style-name="T5">firm</text:span><text:span text:style-name="T8"> </text:span><text:span text:style-name="T5">or</text:span><text:span text:style-name="T8"> </text:span><text:span text:style-name="T5">corporate</text:span><text:span text:style-name="T8"> </text:span><text:span text:style-name="T5">body</text:span><text:span text:style-name="T8"> </text:span><text:span text:style-name="T5">(as</text:span><text:span text:style-name="T8"> </text:span><text:span text:style-name="T5">the</text:span><text:span text:style-name="T8"> </text:span><text:span text:style-name="T5">case</text:span><text:span text:style-name="T8"> </text:span><text:span text:style-name="T5">may</text:span><text:span text:style-name="T8"> </text:span><text:span text:style-name="T5">be)</text:span><text:span text:style-name="T8"> </text:span><text:span text:style-name="T5">requiring</text:span><text:span text:style-name="T8"> </text:span><text:span text:style-name="T5">the</text:span><text:span text:style-name="T8"> </text:span><text:span text:style-name="T5">services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identified</text:span><text:span text:style-name="T8"> </text:span><text:span text:style-name="T5">in</text:span><text:span text:style-name="T8"> </text:span><text:span text:style-name="T5">the</text:span><text:span text:style-name="T8"> </text:span><text:span text:style-name="T5">attached</text:span><text:span text:style-name="T8"> </text:span><text:span text:style-name="T5">Schedule;</text:span></text:p>
      <text:p text:style-name="P71"/>
      <text:p text:style-name="P72"><text:span text:style-name="T4">“</text:span><text:span text:style-name="T2">Hirer's</text:span><text:span text:style-name="T4"> </text:span><text:span text:style-name="T2">Group</text:span><text:span text:style-name="T4">” <text:s text:c="40"/></text:span><text:span text:style-name="T6">means</text:span><text:span text:style-name="T9"> </text:span><text:span text:style-name="T6">(a)</text:span><text:span text:style-name="T9"> </text:span><text:span text:style-name="T5">any</text:span><text:span text:style-name="T8"> </text:span><text:span text:style-name="T5">individual,</text:span><text:span text:style-name="T8"> </text:span><text:span text:style-name="T5">company,</text:span><text:span text:style-name="T8"> </text:span><text:span text:style-name="T5">partnership,</text:span><text:span text:style-name="T8"> </text:span><text:span text:style-name="T5">statutory</text:span><text:span text:style-name="T8"> </text:span><text:span text:style-name="T5">body</text:span><text:span text:style-name="T8"> </text:span><text:span text:style-name="T5">or</text:span><text:span text:style-name="T8"> </text:span><text:span text:style-name="T5">other</text:span><text:span text:style-name="T8"> </text:span><text:span text:style-name="T5">entity</text:span><text:span text:style-name="T8"> </text:span><text:span text:style-name="T5">which</text:span><text:span text:style-name="T8"> </text:span><text:span text:style-name="T5">from</text:span><text:span text:style-name="T8"> </text:span><text:span text:style-name="T5">time</text:span><text:span text:style-name="T8"> </text:span><text:span text:style-name="T5">to</text:span><text:span text:style-name="T8"> </text:span><text:span text:style-name="T5">time</text:span><text:span text:style-name="T8"> </text:span><text:span text:style-name="T5">Controls</text:span><text:span text:style-name="T8"> </text:span><text:span text:style-name="T5">the</text:span><text:span text:style-name="T8"> </text:span><text:span text:style-name="T5">Hirer,</text:span><text:span text:style-name="T8"> </text:span><text:span text:style-name="T5">including</text:span><text:span text:style-name="T8"> </text:span><text:span text:style-name="T5">(but</text:span><text:span text:style-name="T8"> </text:span><text:span text:style-name="T5">not</text:span><text:span text:style-name="T8"> </text:span><text:span text:style-name="T5">limited</text:span><text:span text:style-name="T8"> </text:span><text:span text:style-name="T5">to)</text:span><text:span text:style-name="T8"> </text:span><text:span text:style-name="T5">as</text:span><text:span text:style-name="T8"> </text:span><text:span text:style-name="T5">a</text:span><text:span text:style-name="T8"> </text:span><text:span text:style-name="T5">holding</text:span><text:span text:style-name="T8"> </text:span><text:span text:style-name="T5">company</text:span><text:span text:style-name="T8"> </text:span><text:span text:style-name="T5">as</text:span><text:span text:style-name="T8"> </text:span><text:span text:style-name="T5">defined</text:span><text:span text:style-name="T8"> </text:span><text:span text:style-name="T5">in</text:span><text:span text:style-name="T8"> </text:span><text:span text:style-name="T5">section</text:span><text:span text:style-name="T8"> </text:span><text:span text:style-name="T5">1159</text:span><text:span text:style-name="T8"> </text:span><text:span text:style-name="T5">of</text:span><text:span text:style-name="T8"> </text:span><text:span text:style-name="T5">the</text:span><text:span text:style-name="T8"> </text:span><text:span text:style-name="T5">Companies</text:span><text:span text:style-name="T8"> </text:span><text:span text:style-name="T5">Act</text:span><text:span text:style-name="T8"> </text:span><text:span text:style-name="T5">2006;</text:span><text:span text:style-name="T8"> </text:span><text:span text:style-name="T5">and</text:span><text:span text:style-name="T8"> </text:span><text:span text:style-name="T5">(b)</text:span><text:span text:style-name="T8"> </text:span><text:span text:style-name="T5">any</text:span><text:span text:style-name="T8"> </text:span><text:span text:style-name="T5">company,</text:span><text:span text:style-name="T8"> </text:span><text:span text:style-name="T5">partnership,</text:span><text:span text:style-name="T8"> </text:span><text:span text:style-name="T5">statutory</text:span><text:span text:style-name="T8"> </text:span><text:span text:style-name="T5">body</text:span><text:span text:style-name="T8"> </text:span><text:span text:style-name="T5">or</text:span><text:span text:style-name="T8"> </text:span><text:span text:style-name="T5">other</text:span><text:span text:style-name="T8"> </text:span><text:span text:style-name="T5">entity</text:span><text:span text:style-name="T8"> </text:span><text:span text:style-name="T5">which</text:span><text:span text:style-name="T8"> </text:span><text:span text:style-name="T5">from</text:span><text:span text:style-name="T8"> </text:span><text:span text:style-name="T5">time</text:span><text:span text:style-name="T8"> </text:span><text:span text:style-name="T5">to</text:span><text:span text:style-name="T8"> </text:span><text:span text:style-name="T5">time</text:span><text:span text:style-name="T8"> </text:span><text:span text:style-name="T5">is</text:span><text:span text:style-name="T8"> </text:span><text:span text:style-name="T5">Controlled</text:span><text:span text:style-name="T8"> </text:span><text:span text:style-name="T5">by</text:span><text:span text:style-name="T8"> </text:span><text:span text:style-name="T5">or</text:span><text:span text:style-name="T8"> </text:span><text:span text:style-name="T5">is</text:span><text:span text:style-name="T8"> </text:span><text:span text:style-name="T5">under</text:span><text:span text:style-name="T8"> </text:span><text:span text:style-name="T5">common</text:span><text:span text:style-name="T8"> </text:span><text:span text:style-name="T5">Control</text:span><text:span text:style-name="T8"> </text:span><text:span text:style-name="T5">with</text:span><text:span text:style-name="T8"> </text:span><text:span text:style-name="T5">the</text:span><text:span text:style-name="T8"> </text:span><text:span text:style-name="T5">Hirer,</text:span><text:span text:style-name="T8"> </text:span><text:span text:style-name="T5">including</text:span><text:span text:style-name="T8"> </text:span><text:span text:style-name="T5">(but</text:span><text:span text:style-name="T8"> </text:span><text:span text:style-name="T5">not</text:span><text:span text:style-name="T8"> </text:span><text:span text:style-name="T5">limited</text:span><text:span text:style-name="T8"> </text:span><text:span text:style-name="T5">to)</text:span><text:span text:style-name="T8"> </text:span><text:span text:style-name="T5">as</text:span><text:span text:style-name="T8"> </text:span><text:span text:style-name="T5">a</text:span><text:span text:style-name="T8"> </text:span><text:span text:style-name="T5">subsidiary</text:span><text:span text:style-name="T8"> </text:span><text:span text:style-name="T5">or</text:span><text:span text:style-name="T8"> </text:span><text:span text:style-name="T5">holding</text:span><text:span text:style-name="T8"> </text:span><text:span text:style-name="T5">company</text:span><text:span text:style-name="T8"> </text:span><text:span text:style-name="T5">as</text:span><text:span text:style-name="T8"> </text:span><text:span text:style-name="T5">defined</text:span><text:span text:style-name="T8"> </text:span><text:span text:style-name="T5">in</text:span><text:span text:style-name="T8"> </text:span><text:span text:style-name="T5">section</text:span><text:span text:style-name="T8"> </text:span><text:span text:style-name="T5">1159</text:span><text:span text:style-name="T8"> </text:span><text:span text:style-name="T5">of</text:span><text:span text:style-name="T8"> </text:span><text:span text:style-name="T5">the</text:span><text:span text:style-name="T8"> </text:span><text:span text:style-name="T5">Companies</text:span><text:span text:style-name="T8"> </text:span><text:span text:style-name="T5">Act</text:span><text:span text:style-name="T8"> </text:span><text:span text:style-name="T5">2006</text:span></text:p>
      <text:p text:style-name="P71"/>
      <text:p text:style-name="P71"/>
      <text:p text:style-name="P72"><text:span text:style-name="T3">“</text:span><text:span text:style-name="T1">Agency</text:span><text:span text:style-name="T3"> </text:span><text:span text:style-name="T1">Workers</text:span><text:span text:style-name="T3"> </text:span><text:span text:style-name="T1">Regulations</text:span><text:span text:style-name="T3">”</text:span><text:span text:style-name="T8"> <text:s text:c="11"/></text:span><text:span text:style-name="T14">means</text:span><text:span text:style-name="T15"> </text:span><text:span text:style-name="T14">the</text:span><text:span text:style-name="T15"> </text:span><text:span text:style-name="T14">Agency</text:span><text:span text:style-name="T15"> </text:span><text:span text:style-name="T14">Workers</text:span><text:span text:style-name="T15"> </text:span><text:span text:style-name="T14">Regulations</text:span><text:span text:style-name="T15"> </text:span><text:span text:style-name="T14">2010;</text:span></text:p>
      <text:p text:style-name="P71"/>
      <text:p text:style-name="P60"/>
      <text:p text:style-name="P66"><text:span text:style-name="T4">“</text:span><text:span text:style-name="T2">Conduct</text:span><text:span text:style-name="T4"> </text:span><text:span text:style-name="T2">Regulations</text:span><text:span text:style-name="T4">” </text:span><text:span text:style-name="T2"><text:tab/></text:span><text:span text:style-name="T5">means</text:span><text:span text:style-name="T8"> </text:span><text:span text:style-name="T5">the</text:span><text:span text:style-name="T8"> </text:span><text:span text:style-name="T5">Conduct</text:span><text:span text:style-name="T8"> </text:span><text:span text:style-name="T5">of</text:span><text:span text:style-name="T8"> </text:span><text:span text:style-name="T5">Employment</text:span><text:span text:style-name="T8"> </text:span><text:span text:style-name="T5">Agencies</text:span><text:span text:style-name="T8"> </text:span><text:span text:style-name="T5">and</text:span><text:span text:style-name="T8"> </text:span><text:span text:style-name="T5">Employment</text:span><text:span text:style-name="T8"> </text:span><text:span text:style-name="T5">Businesses</text:span><text:span text:style-name="T8"> </text:span><text:span text:style-name="T5">Regulations</text:span><text:span text:style-name="T8"> </text:span><text:span text:style-name="T5">2003</text:span><text:span text:style-name="T8"> </text:span><text:span text:style-name="T5">(as</text:span><text:span text:style-name="T8"> </text:span><text:span text:style-name="T5">amended);</text:span><text:span text:style-name="T8"> </text:span></text:p>
      <text:p text:style-name="P58"/>
      <text:p text:style-name="P67"><text:span text:style-name="T3">“</text:span><text:span text:style-name="T1">Confidential</text:span><text:span text:style-name="T8"> </text:span><text:span text:style-name="T1">Information</text:span><text:span text:style-name="T3">”</text:span><text:span text:style-name="T8"> </text:span><text:span text:style-name="T5"><text:tab/>shall</text:span><text:span text:style-name="T8"> </text:span><text:span text:style-name="T5">mean</text:span><text:span text:style-name="T8"> </text:span><text:span text:style-name="T5">any</text:span><text:span text:style-name="T8"> </text:span><text:span text:style-name="T5">and</text:span><text:span text:style-name="T8"> </text:span><text:span text:style-name="T5">all</text:span><text:span text:style-name="T8"> </text:span><text:span text:style-name="T5">confidential,</text:span><text:span text:style-name="T8"> </text:span><text:span text:style-name="T5">commercial,</text:span><text:span text:style-name="T8"> </text:span><text:span text:style-name="T5">financial,</text:span><text:span text:style-name="T8"> </text:span><text:span text:style-name="T5">marketing,</text:span><text:span text:style-name="T8"> </text:span><text:span text:style-name="T5">technical</text:span><text:span text:style-name="T8"> </text:span><text:span text:style-name="T5">or</text:span><text:span text:style-name="T8"> </text:span><text:span text:style-name="T5">other</text:span><text:span text:style-name="T8"> </text:span><text:span text:style-name="T5">information</text:span><text:span text:style-name="T8"> </text:span><text:span text:style-name="T5">or</text:span><text:span text:style-name="T8"> </text:span><text:span text:style-name="T5">data</text:span><text:span text:style-name="T8"> </text:span><text:span text:style-name="T5">of</text:span><text:span text:style-name="T8"> </text:span><text:span text:style-name="T5">whatever</text:span><text:span text:style-name="T8"> </text:span><text:span text:style-name="T5">nature</text:span><text:span text:style-name="T8"> </text:span><text:span text:style-name="T5">relating</text:span><text:span text:style-name="T8"> </text:span><text:span text:style-name="T5">to</text:span><text:span text:style-name="T8"> </text:span><text:span text:style-name="T5">the</text:span><text:span text:style-name="T8"> </text:span><text:span text:style-name="T5">Client</text:span><text:span text:style-name="T8"> </text:span><text:span text:style-name="T5">or</text:span><text:span text:style-name="T8"> </text:span><text:span text:style-name="T5">the</text:span><text:span text:style-name="T8"> </text:span><text:span text:style-name="T5">Company</text:span><text:span text:style-name="T8"> </text:span><text:span text:style-name="T5">or</text:span><text:span text:style-name="T8"> </text:span><text:span text:style-name="T5">their</text:span><text:span text:style-name="T8"> </text:span><text:span text:style-name="T5">business</text:span><text:span text:style-name="T8"> </text:span><text:span text:style-name="T5">or</text:span><text:span text:style-name="T8"> </text:span><text:span text:style-name="T5">affairs</text:span><text:span text:style-name="T8"> </text:span><text:span text:style-name="T5">(including</text:span><text:span text:style-name="T8"> </text:span><text:span text:style-name="T5">but</text:span><text:span text:style-name="T8"> </text:span><text:span text:style-name="T5">not</text:span><text:span text:style-name="T8"> </text:span><text:span text:style-name="T5">limited</text:span><text:span text:style-name="T8"> </text:span><text:span text:style-name="T5">to</text:span><text:span text:style-name="T8"> </text:span><text:span text:style-name="T5">this</text:span><text:span text:style-name="T8"> </text:span><text:span text:style-name="T5">Agreement,</text:span><text:span text:style-name="T8"> </text:span><text:span text:style-name="T5">data,</text:span><text:span text:style-name="T8"> </text:span><text:span text:style-name="T5">records,</text:span><text:span text:style-name="T8"> </text:span><text:span text:style-name="T5">reports,</text:span><text:span text:style-name="T8"> </text:span><text:span text:style-name="T5">agreements,</text:span><text:span text:style-name="T8"> </text:span><text:span text:style-name="T5">software,</text:span><text:span text:style-name="T8"> </text:span><text:span text:style-name="T5">programs,</text:span><text:span text:style-name="T8"> </text:span><text:span text:style-name="T5">specifications,</text:span><text:span text:style-name="T8"> </text:span><text:span text:style-name="T5">know-how,</text:span><text:span text:style-name="T8"> </text:span><text:span text:style-name="T5">trade</text:span><text:span text:style-name="T8"> </text:span><text:span text:style-name="T5">secrets</text:span><text:span text:style-name="T8"> </text:span><text:span text:style-name="T5">and</text:span><text:span text:style-name="T8"> </text:span><text:span text:style-name="T5">other</text:span><text:span text:style-name="T8"> </text:span><text:span text:style-name="T5">information</text:span><text:span text:style-name="T8"> </text:span><text:span text:style-name="T5">concerning</text:span><text:span text:style-name="T8"> </text:span><text:soft-page-break/><text:span text:style-name="T5">the</text:span><text:span text:style-name="T8"> </text:span><text:span text:style-name="T5">Assignment</text:span><text:span text:style-name="T8"> </text:span><text:span text:style-name="T5">in</text:span><text:span text:style-name="T8"> </text:span><text:span text:style-name="T5">any</text:span><text:span text:style-name="T8"> </text:span><text:span text:style-name="T5">form</text:span><text:span text:style-name="T8"> </text:span><text:span text:style-name="T5">or</text:span><text:span text:style-name="T8"> </text:span><text:span text:style-name="T5">medium</text:span><text:span text:style-name="T8"> </text:span><text:span text:style-name="T5">whether</text:span><text:span text:style-name="T8"> </text:span><text:span text:style-name="T5">disclosed</text:span><text:span text:style-name="T8"> </text:span><text:span text:style-name="T5">or</text:span><text:span text:style-name="T8"> </text:span><text:span text:style-name="T5">granted</text:span><text:span text:style-name="T8"> </text:span><text:span text:style-name="T5">access</text:span><text:span text:style-name="T8"> </text:span><text:span text:style-name="T5">to,</text:span><text:span text:style-name="T8"> </text:span><text:span text:style-name="T5">whether</text:span><text:span text:style-name="T8"> </text:span><text:span text:style-name="T5">in</text:span><text:span text:style-name="T8"> </text:span><text:span text:style-name="T5">writing,</text:span><text:span text:style-name="T8"> </text:span><text:span text:style-name="T5">orally</text:span><text:span text:style-name="T8"> </text:span><text:span text:style-name="T5">or</text:span><text:span text:style-name="T8"> </text:span><text:span text:style-name="T5">by</text:span><text:span text:style-name="T8"> </text:span><text:span text:style-name="T5">any</text:span><text:span text:style-name="T8"> </text:span><text:span text:style-name="T5">other</text:span><text:span text:style-name="T8"> </text:span><text:span text:style-name="T5">means,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or</text:span><text:span text:style-name="T8"> </text:span><text:span text:style-name="T5">any</text:span><text:span text:style-name="T8"> </text:span><text:span text:style-name="T5">third</text:span><text:span text:style-name="T8"> </text:span><text:span text:style-name="T5">party</text:span><text:span text:style-name="T8"> </text:span><text:span text:style-name="T5">in</text:span><text:span text:style-name="T8"> </text:span><text:span text:style-name="T5">relation</text:span><text:span text:style-name="T8"> </text:span><text:span text:style-name="T5">to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by</text:span><text:span text:style-name="T8"> </text:span><text:span text:style-name="T5">the</text:span><text:span text:style-name="T8"> </text:span><text:span text:style-name="T5">Client</text:span><text:span text:style-name="T8"> </text:span><text:span text:style-name="T5">or</text:span><text:span text:style-name="T8"> </text:span><text:span text:style-name="T5">the</text:span><text:span text:style-name="T8"> </text:span><text:span text:style-name="T5">Company</text:span><text:span text:style-name="T8"> </text:span><text:span text:style-name="T5">or</text:span><text:span text:style-name="T8"> </text:span><text:span text:style-name="T5">by</text:span><text:span text:style-name="T8"> </text:span><text:span text:style-name="T5">a</text:span><text:span text:style-name="T8"> </text:span><text:span text:style-name="T5">third</text:span><text:span text:style-name="T8"> </text:span><text:span text:style-name="T5">party</text:span><text:span text:style-name="T8"> </text:span><text:span text:style-name="T5">on</text:span><text:span text:style-name="T8"> </text:span><text:span text:style-name="T5">behalf</text:span><text:span text:style-name="T8"> </text:span><text:span text:style-name="T5">of</text:span><text:span text:style-name="T8"> </text:span><text:span text:style-name="T5">the</text:span><text:span text:style-name="T8"> </text:span><text:span text:style-name="T5">Client</text:span><text:span text:style-name="T8"> </text:span><text:span text:style-name="T5">whether</text:span><text:span text:style-name="T8"> </text:span><text:span text:style-name="T5">before</text:span><text:span text:style-name="T8"> </text:span><text:span text:style-name="T5">or</text:span><text:span text:style-name="T8"> </text:span><text:span text:style-name="T5">after</text:span><text:span text:style-name="T8"> </text:span><text:span text:style-name="T5">the</text:span><text:span text:style-name="T8"> </text:span><text:span text:style-name="T5">date</text:span><text:span text:style-name="T8"> </text:span><text:span text:style-name="T5">of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together</text:span><text:span text:style-name="T8"> </text:span><text:span text:style-name="T5">with</text:span><text:span text:style-name="T8"> </text:span><text:span text:style-name="T5">any</text:span><text:span text:style-name="T8"> </text:span><text:span text:style-name="T5">reproductions</text:span><text:span text:style-name="T8"> </text:span><text:span text:style-name="T5">of</text:span><text:span text:style-name="T8"> </text:span><text:span text:style-name="T5">such</text:span><text:span text:style-name="T8"> </text:span><text:span text:style-name="T5">information</text:span><text:span text:style-name="T8"> </text:span><text:span text:style-name="T5">in</text:span><text:span text:style-name="T8"> </text:span><text:span text:style-name="T5">any</text:span><text:span text:style-name="T8"> </text:span><text:span text:style-name="T5">form</text:span><text:span text:style-name="T8"> </text:span><text:span text:style-name="T5">or</text:span><text:span text:style-name="T8"> </text:span><text:span text:style-name="T5">medium</text:span><text:span text:style-name="T8"> </text:span><text:span text:style-name="T5">or</text:span><text:span text:style-name="T8"> </text:span><text:span text:style-name="T5">any</text:span><text:span text:style-name="T8"> </text:span><text:span text:style-name="T5">part(s)</text:span><text:span text:style-name="T8"> </text:span><text:span text:style-name="T5">of</text:span><text:span text:style-name="T8"> </text:span><text:span text:style-name="T5">such</text:span><text:span text:style-name="T8"> </text:span><text:span text:style-name="T5">information;</text:span></text:p>
      <text:p text:style-name="P53"/>
      <text:p text:style-name="P68"><text:span text:style-name="T3">“</text:span><text:span text:style-name="T1">Contractor</text:span><text:span text:style-name="T3"> </text:span><text:span text:style-name="T1">Fees</text:span><text:span text:style-name="T3">”</text:span><text:span text:style-name="T8"> </text:span><text:span text:style-name="T5"><text:tab/>means</text:span><text:span text:style-name="T8"> </text:span><text:span text:style-name="T5">the</text:span><text:span text:style-name="T8"> </text:span><text:span text:style-name="T5">fees</text:span><text:span text:style-name="T8"> </text:span><text:span text:style-name="T5">set</text:span><text:span text:style-name="T8"> </text:span><text:span text:style-name="T5">out</text:span><text:span text:style-name="T8"> </text:span><text:span text:style-name="T5">in</text:span><text:span text:style-name="T8"> </text:span><text:span text:style-name="T5">the</text:span><text:span text:style-name="T8"> </text:span><text:span text:style-name="T5">Schedule.</text:span><text:span text:style-name="T8"> </text:span><text:span text:style-name="T5">For</text:span><text:span text:style-name="T8"> </text:span><text:span text:style-name="T5">the</text:span><text:span text:style-name="T8"> </text:span><text:span text:style-name="T5">avoidance</text:span><text:span text:style-name="T8"> </text:span><text:span text:style-name="T5">of</text:span><text:span text:style-name="T8"> </text:span><text:span text:style-name="T5">doubt,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Fees</text:span><text:span text:style-name="T8"> </text:span><text:span text:style-name="T5">include</text:span><text:span text:style-name="T8"> </text:span><text:span text:style-name="T5">the</text:span><text:span text:style-name="T8"> </text:span><text:span text:style-name="T5">agreed</text:span><text:span text:style-name="T8"> </text:span><text:span text:style-name="T5">fees</text:span><text:span text:style-name="T8"> </text:span><text:span text:style-name="T5">fo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,</text:span><text:span text:style-name="T8"> </text:span><text:span text:style-name="T5">any</text:span><text:span text:style-name="T8"> </text:span><text:span text:style-name="T5">expenses</text:span><text:span text:style-name="T8"> </text:span><text:span text:style-name="T5">or</text:span><text:span text:style-name="T8"> </text:span><text:span text:style-name="T5">disbursements</text:span><text:span text:style-name="T8"> </text:span><text:span text:style-name="T5">authorised</text:span><text:span text:style-name="T8"> </text:span><text:span text:style-name="T5">by</text:span><text:span text:style-name="T8"> </text:span><text:span text:style-name="T5">the</text:span><text:span text:style-name="T8"> </text:span><text:span text:style-name="T5">Client</text:span><text:span text:style-name="T8"> </text:span><text:span text:style-name="T5">and</text:span><text:span text:style-name="T8"> </text:span><text:span text:style-name="T5">VAT</text:span><text:span text:style-name="T8"> </text:span><text:span text:style-name="T5">charged</text:span><text:span text:style-name="T8"> </text:span><text:span text:style-name="T5">at</text:span><text:span text:style-name="T8"> </text:span><text:span text:style-name="T5">the</text:span><text:span text:style-name="T8"> </text:span><text:span text:style-name="T5">applicable</text:span><text:span text:style-name="T8"> </text:span><text:span text:style-name="T5">rate;</text:span><text:span text:style-name="T8"> </text:span></text:p>
      <text:p text:style-name="P74"/>
      <text:p text:style-name="P75"><text:span text:style-name="T3">“</text:span><text:span text:style-name="T1">Contractor</text:span><text:span text:style-name="T3">”</text:span><text:span text:style-name="T1"><text:tab/></text:span><text:span text:style-name="T5">means</text:span><text:span text:style-name="T8"> </text:span><text:span text:style-name="T5">the</text:span><text:span text:style-name="T8"> </text:span><text:span text:style-name="T5">person,</text:span><text:span text:style-name="T8"> </text:span><text:span text:style-name="T5">firm</text:span><text:span text:style-name="T8"> </text:span><text:span text:style-name="T5">or</text:span><text:span text:style-name="T8"> </text:span><text:span text:style-name="T5">corporate</text:span><text:span text:style-name="T8"> </text:span><text:span text:style-name="T5">body</text:span><text:span text:style-name="T8"> </text:span><text:span text:style-name="T5">Introduced</text:span><text:span text:style-name="T8"> </text:span><text:span text:style-name="T5">to</text:span><text:span text:style-name="T8"> </text:span><text:span text:style-name="T5">the</text:span><text:span text:style-name="T8"> </text:span><text:span text:style-name="T5">Hirer</text:span><text:span text:style-name="T8"> </text:span><text:span text:style-name="T5">by</text:span><text:span text:style-name="T8"> </text:span><text:span text:style-name="T5">The</text:span><text:span text:style-name="T8"> </text:span><text:span text:style-name="T5">Employment</text:span><text:span text:style-name="T8"> </text:span><text:span text:style-name="T5">Business</text:span><text:span text:style-name="T8"> </text:span><text:span text:style-name="T5">to</text:span><text:span text:style-name="T8"> </text:span><text:span text:style-name="T5">carry</text:span><text:span text:style-name="T8"> </text:span><text:span text:style-name="T5">out</text:span><text:span text:style-name="T8"> </text:span><text:span text:style-name="T5">an</text:span><text:span text:style-name="T8"> </text:span><text:span text:style-name="T5">Assignment</text:span><text:span text:style-name="T8"> </text:span><text:span text:style-name="T5">(and</text:span><text:span text:style-name="T8"> </text:span><text:span text:style-name="T5">save</text:span><text:span text:style-name="T8"> </text:span><text:span text:style-name="T5">where</text:span><text:span text:style-name="T8"> </text:span><text:span text:style-name="T5">otherwise</text:span><text:span text:style-name="T8"> </text:span><text:span text:style-name="T5">indicated,</text:span><text:span text:style-name="T8"> </text:span><text:span text:style-name="T5">includes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and</text:span><text:span text:style-name="T8"> </text:span><text:span text:style-name="T5">any</text:span><text:span text:style-name="T8"> </text:span><text:span text:style-name="T5">third</text:span><text:span text:style-name="T8"> </text:span><text:span text:style-name="T5">party</text:span><text:span text:style-name="T8"> </text:span><text:span text:style-name="T5">to</text:span><text:span text:style-name="T8"> </text:span><text:span text:style-name="T5">whom</text:span><text:span text:style-name="T8"> </text:span><text:span text:style-name="T5">the</text:span><text:span text:style-name="T8"> </text:span><text:span text:style-name="T5">provision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is</text:span><text:span text:style-name="T8"> </text:span><text:span text:style-name="T5">assigned</text:span><text:span text:style-name="T8"> </text:span><text:span text:style-name="T5">or</text:span><text:span text:style-name="T8"> </text:span><text:span text:style-name="T5">sub-contracted</text:span><text:span text:style-name="T8"> </text:span><text:span text:style-name="T5">with</text:span><text:span text:style-name="T8"> </text:span><text:span text:style-name="T5">the</text:span><text:span text:style-name="T8"> </text:span><text:span text:style-name="T5">prior</text:span><text:span text:style-name="T8"> </text:span><text:span text:style-name="T5">approval</text:span><text:span text:style-name="T8"> </text:span><text:span text:style-name="T5">of</text:span><text:span text:style-name="T8"> </text:span><text:span text:style-name="T5">the</text:span><text:span text:style-name="T8"> </text:span><text:span text:style-name="T5">Hirer).</text:span><text:span text:style-name="T8"> </text:span><text:span text:style-name="T5">May</text:span><text:span text:style-name="T8"> </text:span><text:span text:style-name="T5">also</text:span><text:span text:style-name="T8"> </text:span><text:span text:style-name="T5">be</text:span><text:span text:style-name="T8"> </text:span><text:span text:style-name="T5">known</text:span><text:span text:style-name="T8"> </text:span><text:span text:style-name="T5">as</text:span><text:span text:style-name="T8"> </text:span><text:span text:style-name="T5">Intermediary</text:span><text:span text:style-name="T8"> </text:span><text:span text:style-name="T5">which</text:span><text:span text:style-name="T8"> </text:span><text:span text:style-name="T5">means</text:span><text:span text:style-name="T8"> </text:span><text:span text:style-name="T5">the</text:span><text:span text:style-name="T8"> </text:span><text:span text:style-name="T5">person,</text:span><text:span text:style-name="T8"> </text:span><text:span text:style-name="T5">firm</text:span><text:span text:style-name="T8"> </text:span><text:span text:style-name="T5">or</text:span><text:span text:style-name="T8"> </text:span><text:span text:style-name="T5">corporate</text:span><text:span text:style-name="T8"> </text:span><text:span text:style-name="T5">body</text:span><text:span text:style-name="T8"> </text:span><text:span text:style-name="T5">Introduced</text:span><text:span text:style-name="T8"> </text:span><text:span text:style-name="T5">to</text:span><text:span text:style-name="T8"> </text:span><text:span text:style-name="T5">the</text:span><text:span text:style-name="T8"> </text:span><text:span text:style-name="T5">Hirer</text:span><text:span text:style-name="T8"> </text:span><text:span text:style-name="T5">by</text:span><text:span text:style-name="T8"> </text:span><text:span text:style-name="T5">the</text:span><text:span text:style-name="T8"> </text:span><text:span text:style-name="T5">Employment</text:span><text:span text:style-name="T8"> </text:span><text:span text:style-name="T5">Business</text:span><text:span text:style-name="T8"> </text:span><text:span text:style-name="T5">to</text:span><text:span text:style-name="T8"> </text:span><text:span text:style-name="T5">carry</text:span><text:span text:style-name="T8"> </text:span><text:span text:style-name="T5">out</text:span><text:span text:style-name="T8"> </text:span><text:span text:style-name="T5">an</text:span><text:span text:style-name="T8"> </text:span><text:span text:style-name="T5">Assignment</text:span><text:span text:style-name="T8"> </text:span><text:span text:style-name="T5">(and,</text:span><text:span text:style-name="T8"> </text:span><text:span text:style-name="T5">save</text:span><text:span text:style-name="T8"> </text:span><text:span text:style-name="T5">where</text:span><text:span text:style-name="T8"> </text:span><text:span text:style-name="T5">otherwise</text:span><text:span text:style-name="T8"> </text:span><text:span text:style-name="T5">indicated,</text:span><text:span text:style-name="T8"> </text:span><text:span text:style-name="T5">includes</text:span><text:span text:style-name="T8"> </text:span><text:span text:style-name="T5">the</text:span><text:span text:style-name="T8"> </text:span><text:span text:style-name="T5">Agency</text:span><text:span text:style-name="T8"> </text:span><text:span text:style-name="T5">Worker)</text:span></text:p>
      <text:p text:style-name="P18"/>
      <text:p text:style-name="P63"><text:span text:style-name="T3">“</text:span><text:span text:style-name="T1">Contractor</text:span><text:span text:style-name="T3"> </text:span><text:span text:style-name="T1">Staff</text:span><text:span text:style-name="T3">”</text:span><text:span text:style-name="T8"> </text:span><text:span text:style-name="T5"><text:tab/>means</text:span><text:span text:style-name="T8"> </text:span><text:span text:style-name="T5">such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’</text:span><text:span text:style-name="T5">s</text:span><text:span text:style-name="T8"> </text:span><text:span text:style-name="T5">employees,</text:span><text:span text:style-name="T8"> </text:span><text:span text:style-name="T5">officers</text:span><text:span text:style-name="T8"> </text:span><text:span text:style-name="T5">or</text:span><text:span text:style-name="T8"> </text:span><text:span text:style-name="T5">representatives</text:span><text:span text:style-name="T8"> </text:span><text:span text:style-name="T5">provided</text:span><text:span text:style-name="T8"> </text:span><text:span text:style-name="T5">to</text:span><text:span text:style-name="T8"> </text:span><text:span text:style-name="T5">perform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.</text:span></text:p>
      <text:p text:style-name="P69"/>
      <text:p text:style-name="P76"><text:span text:style-name="T3">“</text:span><text:span text:style-name="T1">Calendar</text:span><text:span text:style-name="T3"> </text:span><text:span text:style-name="T1">Week</text:span><text:span text:style-name="T3">” <text:s text:c="37"/></text:span><text:span text:style-name="T5">means</text:span><text:span text:style-name="T8"> </text:span><text:span text:style-name="T5">any</text:span><text:span text:style-name="T8"> </text:span><text:span text:style-name="T5">period</text:span><text:span text:style-name="T8"> </text:span><text:span text:style-name="T5">of</text:span><text:span text:style-name="T8"> </text:span><text:span text:style-name="T5">seven</text:span><text:span text:style-name="T8"> </text:span><text:span text:style-name="T5">days</text:span><text:span text:style-name="T8"> </text:span><text:span text:style-name="T5">starting</text:span><text:span text:style-name="T8"> </text:span><text:span text:style-name="T5">with</text:span><text:span text:style-name="T8"> </text:span><text:span text:style-name="T5">the</text:span><text:span text:style-name="T8"> </text:span><text:span text:style-name="T5">same</text:span><text:span text:style-name="T8"> </text:span><text:span text:style-name="T5">day</text:span><text:span text:style-name="T8"> </text:span><text:span text:style-name="T5">as</text:span><text:span text:style-name="T8"> </text:span><text:span text:style-name="T5">the</text:span><text:span text:style-name="T8"> </text:span><text:span text:style-name="T5">first</text:span><text:span text:style-name="T8"> </text:span><text:span text:style-name="T5">day</text:span><text:span text:style-name="T8"> </text:span><text:span text:style-name="T5">of</text:span><text:span text:style-name="T8"> </text:span><text:span text:style-name="T5">the</text:span><text:span text:style-name="T8"> </text:span><text:span text:style-name="T5">First</text:span><text:span text:style-name="T8"> </text:span><text:span text:style-name="T5">Assignment;</text:span></text:p>
      <text:p text:style-name="P77"/>
      <text:p text:style-name="P78"/>
      <text:p text:style-name="P73"><text:span text:style-name="T4">“</text:span><text:span text:style-name="T2">Qualifying</text:span><text:span text:style-name="T4"> </text:span><text:span text:style-name="T2">Period</text:span><text:span text:style-name="T4">”</text:span><text:span text:style-name="T5"><text:tab/><text:tab/>means</text:span><text:span text:style-name="T8"> </text:span><text:span text:style-name="T6">12</text:span><text:span text:style-name="T9"> </text:span><text:span text:style-name="T6">continuous</text:span><text:span text:style-name="T9"> </text:span><text:span text:style-name="T6">Calendar</text:span><text:span text:style-name="T9"> </text:span><text:span text:style-name="T6">Weeks</text:span><text:span text:style-name="T9"> </text:span><text:span text:style-name="T6">during</text:span><text:span text:style-name="T9"> </text:span><text:span text:style-name="T6">the</text:span><text:span text:style-name="T9"> </text:span><text:span text:style-name="T6">whole</text:span><text:span text:style-name="T9"> </text:span><text:span text:style-name="T6">or</text:span><text:span text:style-name="T9"> </text:span><text:span text:style-name="T6">part</text:span><text:span text:style-name="T9"> </text:span><text:span text:style-name="T6">of</text:span><text:span text:style-name="T9"> </text:span><text:span text:style-name="T6">which</text:span><text:span text:style-name="T9"> </text:span><text:span text:style-name="T6">the</text:span><text:span text:style-name="T9"> </text:span><text:span text:style-name="T6">Agency</text:span><text:span text:style-name="T9"> </text:span><text:span text:style-name="T6">Worker</text:span><text:span text:style-name="T9"> </text:span><text:span text:style-name="T5">is</text:span><text:span text:style-name="T8"> </text:span><text:span text:style-name="T5">supplied</text:span><text:span text:style-name="T8"> </text:span><text:span text:style-name="T5">by</text:span><text:span text:style-name="T8"> </text:span><text:span text:style-name="T5">one</text:span><text:span text:style-name="T8"> </text:span><text:span text:style-name="T5">or</text:span><text:span text:style-name="T8"> </text:span><text:span text:style-name="T5">more</text:span><text:span text:style-name="T8"> </text:span><text:span text:style-name="T5">Temporary</text:span><text:span text:style-name="T8"> </text:span><text:span text:style-name="T5">Work</text:span><text:span text:style-name="T8"> </text:span><text:span text:style-name="T5">Agencies</text:span><text:span text:style-name="T8"> </text:span><text:span text:style-name="T5">to</text:span><text:span text:style-name="T8"> </text:span><text:span text:style-name="T5">the</text:span><text:span text:style-name="T8"> </text:span><text:span text:style-name="T5">relevant</text:span><text:span text:style-name="T8"> <text:s/></text:span><text:span text:style-name="T5">Hirer</text:span><text:span text:style-name="T8"> </text:span><text:span text:style-name="T5">to</text:span><text:span text:style-name="T8"> </text:span><text:span text:style-name="T5">work</text:span><text:span text:style-name="T8"> </text:span><text:span text:style-name="T5">temporarily</text:span><text:span text:style-name="T8"> </text:span><text:span text:style-name="T5">for</text:span><text:span text:style-name="T8"> </text:span><text:span text:style-name="T5">and</text:span><text:span text:style-name="T8"> </text:span><text:span text:style-name="T5">under</text:span><text:span text:style-name="T8"> </text:span><text:span text:style-name="T5">the</text:span><text:span text:style-name="T8"> </text:span><text:span text:style-name="T5">supervision</text:span><text:span text:style-name="T8"> </text:span><text:span text:style-name="T5">and</text:span><text:span text:style-name="T8"> </text:span><text:span text:style-name="T5">direction</text:span><text:span text:style-name="T8"> </text:span><text:span text:style-name="T5">of</text:span><text:span text:style-name="T8"> </text:span><text:span text:style-name="T5">the</text:span><text:span text:style-name="T8"> </text:span><text:span text:style-name="T5">relevant</text:span><text:span text:style-name="T3"> </text:span><text:span text:style-name="T5">Hirer</text:span><text:span text:style-name="T8"> </text:span><text:span text:style-name="T6">in</text:span><text:span text:style-name="T9"> </text:span><text:span text:style-name="T6">the</text:span><text:span text:style-name="T9"> </text:span><text:span text:style-name="T6">same</text:span><text:span text:style-name="T9"> </text:span><text:span text:style-name="T6">role,</text:span><text:span text:style-name="T9"> </text:span><text:span text:style-name="T6">and</text:span><text:span text:style-name="T9"> </text:span><text:span text:style-name="T6">as</text:span><text:span text:style-name="T9"> </text:span><text:span text:style-name="T6">further</text:span><text:span text:style-name="T9"> </text:span><text:span text:style-name="T6">defined</text:span><text:span text:style-name="T9"> </text:span><text:span text:style-name="T6">in</text:span><text:span text:style-name="T9"> </text:span><text:span text:style-name="T6">the</text:span><text:span text:style-name="T9"> </text:span><text:span text:style-name="T6">Schedule</text:span><text:span text:style-name="T9"> </text:span><text:span text:style-name="T6">to</text:span><text:span text:style-name="T9"> </text:span><text:span text:style-name="T6">this</text:span><text:span text:style-name="T9"> </text:span><text:span text:style-name="T6">Agreement;</text:span></text:p>
      <text:p text:style-name="P18"/>
      <text:list xml:id="list647729666" text:continue-numbering="true" text:style-name="WW8Num6">
        <text:list-item>
          <text:p text:style-name="P45">THE<text:span text:style-name="T36"> </text:span>CONTRACT</text:p>
        </text:list-item>
      </text:list>
      <text:p text:style-name="P24"/>
      <text:list xml:id="list1373078650" text:continue-numbering="true" text:style-name="WW8Num6">
        <text:list-item>
          <text:list>
            <text:list-item>
              <text:p text:style-name="P56"><text:span text:style-name="T5">This</text:span><text:span text:style-name="T8"> </text:span><text:span text:style-name="T5">Agreement</text:span><text:span text:style-name="T8"> </text:span><text:span text:style-name="T5">together</text:span><text:span text:style-name="T8"> </text:span><text:span text:style-name="T5">with</text:span><text:span text:style-name="T8"> </text:span><text:span text:style-name="T5">the</text:span><text:span text:style-name="T8"> </text:span><text:span text:style-name="T5">Schedule</text:span><text:span text:style-name="T8"> </text:span><text:span text:style-name="T5">constitutes</text:span><text:span text:style-name="T8"> </text:span><text:span text:style-name="T5">the</text:span><text:span text:style-name="T8"> </text:span><text:span text:style-name="T5">entire</text:span><text:span text:style-name="T8"> </text:span><text:span text:style-name="T5">agreement</text:span><text:span text:style-name="T8"> </text:span><text:span text:style-name="T5">between</text:span><text:span text:style-name="T8"> </text:span><text:span text:style-name="T5">the</text:span><text:span text:style-name="T8"> </text:span><text:span text:style-name="T5">Company</text:span><text:span text:style-name="T8"> </text:span><text:span text:style-name="T5">and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for</text:span><text:span text:style-name="T8"> </text:span><text:span text:style-name="T5">the</text:span><text:span text:style-name="T8"> </text:span><text:span text:style-name="T5">supply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to</text:span><text:span text:style-name="T8"> </text:span><text:span text:style-name="T5">the</text:span><text:span text:style-name="T8"> </text:span><text:span text:style-name="T5">Client</text:span><text:span text:style-name="T8"> </text:span><text:span text:style-name="T5">and</text:span><text:span text:style-name="T8"> </text:span><text:span text:style-name="T5">governs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undertaken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with</text:span><text:span text:style-name="T8"> </text:span><text:span text:style-name="T5">the</text:span><text:span text:style-name="T8"> </text:span><text:span text:style-name="T5">Client.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shall</text:span><text:span text:style-name="T8"> </text:span><text:span text:style-name="T5">prevail</text:span><text:span text:style-name="T8"> </text:span><text:span text:style-name="T5">over</text:span><text:span text:style-name="T8"> </text:span><text:span text:style-name="T5">any</text:span><text:span text:style-name="T8"> </text:span><text:span text:style-name="T5">other</text:span><text:span text:style-name="T8"> </text:span><text:span text:style-name="T5">terms</text:span><text:span text:style-name="T8"> </text:span><text:span text:style-name="T5">put</text:span><text:span text:style-name="T8"> </text:span><text:span text:style-name="T5">forward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.</text:span></text:p>
            </text:list-item>
          </text:list>
        </text:list-item>
      </text:list>
      <text:p text:style-name="P58"/>
      <text:list xml:id="list1048788819" text:continue-numbering="true" text:style-name="WW8Num6">
        <text:list-item>
          <text:list>
            <text:list-item>
              <text:p text:style-name="P34"><text:span text:style-name="T5">For</text:span><text:span text:style-name="T8"> </text:span><text:span text:style-name="T5">the</text:span><text:span text:style-name="T8"> </text:span><text:span text:style-name="T5">avoidance</text:span><text:span text:style-name="T8"> </text:span><text:span text:style-name="T5">of</text:span><text:span text:style-name="T8"> </text:span><text:span text:style-name="T5">doubt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shall</text:span><text:span text:style-name="T8"> </text:span><text:span text:style-name="T5">not</text:span><text:span text:style-name="T8"> </text:span><text:span text:style-name="T5">be</text:span><text:span text:style-name="T8"> </text:span><text:span text:style-name="T5">construed</text:span><text:span text:style-name="T8"> </text:span><text:span text:style-name="T5">as</text:span><text:span text:style-name="T8"> </text:span><text:span text:style-name="T5">a</text:span><text:span text:style-name="T8"> </text:span><text:span text:style-name="T5">contract</text:span><text:span text:style-name="T8"> </text:span><text:span text:style-name="T5">of</text:span><text:span text:style-name="T8"> </text:span><text:span text:style-name="T5">employment</text:span><text:span text:style-name="T8"> </text:span><text:span text:style-name="T5">between</text:span><text:span text:style-name="T8"> </text:span><text:span text:style-name="T5">any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supplied</text:span><text:span text:style-name="T8"> </text:span><text:span text:style-name="T5">to</text:span><text:span text:style-name="T8"> </text:span><text:span text:style-name="T5">provid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and</text:span><text:span text:style-name="T8"> </text:span><text:span text:style-name="T5">either</text:span><text:span text:style-name="T8"> </text:span><text:span text:style-name="T5">the</text:span><text:span text:style-name="T8"> </text:span><text:span text:style-name="T5">Company</text:span><text:span text:style-name="T8"> </text:span><text:span text:style-name="T5">or</text:span><text:span text:style-name="T8"> </text:span><text:span text:style-name="T5">the</text:span><text:span text:style-name="T8"> </text:span><text:span text:style-name="T5">Client</text:span><text:span text:style-name="T8"> </text:span><text:span text:style-name="T5">and</text:span><text:span text:style-name="T8"> </text:span><text:span text:style-name="T5">any</text:span><text:span text:style-name="T8"> </text:span><text:span text:style-name="T5">of</text:span><text:span text:style-name="T8"> </text:span><text:span text:style-name="T5">the</text:span><text:span text:style-name="T8"> </text:span><text:span text:style-name="T5">liabilities</text:span><text:span text:style-name="T8"> </text:span><text:span text:style-name="T5">of</text:span><text:span text:style-name="T8"> </text:span><text:span text:style-name="T5">an</text:span><text:span text:style-name="T8"> </text:span><text:span text:style-name="T5">employer</text:span><text:span text:style-name="T8"> </text:span><text:span text:style-name="T5">arising</text:span><text:span text:style-name="T8"> </text:span><text:span text:style-name="T5">out</text:span><text:span text:style-name="T8"> </text:span><text:span text:style-name="T5">of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shall</text:span><text:span text:style-name="T8"> </text:span><text:span text:style-name="T5">be</text:span><text:span text:style-name="T8"> </text:span><text:span text:style-name="T5">the</text:span><text:span text:style-name="T8"> </text:span><text:span text:style-name="T5">liabilities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.</text:span></text:p>
            </text:list-item>
          </text:list>
        </text:list-item>
      </text:list>
      <text:p text:style-name="P79"/>
      <text:list xml:id="list1021414588" text:continue-numbering="true" text:style-name="WW8Num6">
        <text:list-item>
          <text:list>
            <text:list-item>
              <text:p text:style-name="P34"><text:span text:style-name="T5">No</text:span><text:span text:style-name="T8"> </text:span><text:span text:style-name="T5">variation</text:span><text:span text:style-name="T8"> </text:span><text:span text:style-name="T5">or</text:span><text:span text:style-name="T8"> </text:span><text:span text:style-name="T5">alteration</text:span><text:span text:style-name="T8"> </text:span><text:span text:style-name="T5">to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shall</text:span><text:span text:style-name="T8"> </text:span><text:span text:style-name="T5">be</text:span><text:span text:style-name="T8"> </text:span><text:span text:style-name="T5">valid</text:span><text:span text:style-name="T8"> </text:span><text:span text:style-name="T5">unless</text:span><text:span text:style-name="T8"> </text:span><text:span text:style-name="T5">details</text:span><text:span text:style-name="T8"> </text:span><text:span text:style-name="T5">of</text:span><text:span text:style-name="T8"> </text:span><text:span text:style-name="T5">such</text:span><text:span text:style-name="T8"> </text:span><text:span text:style-name="T5">variations</text:span><text:span text:style-name="T8"> </text:span><text:span text:style-name="T5">are</text:span><text:span text:style-name="T8"> </text:span><text:span text:style-name="T5">agreed</text:span><text:span text:style-name="T8"> </text:span><text:span text:style-name="T5">between</text:span><text:span text:style-name="T8"> </text:span><text:span text:style-name="T5">the</text:span><text:span text:style-name="T8"> </text:span><text:span text:style-name="T5">Company</text:span><text:span text:style-name="T8"> </text:span><text:span text:style-name="T5">and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are</text:span><text:span text:style-name="T8"> </text:span><text:span text:style-name="T5">set</text:span><text:span text:style-name="T8"> </text:span><text:span text:style-name="T5">out</text:span><text:span text:style-name="T8"> </text:span><text:span text:style-name="T5">in</text:span><text:span text:style-name="T8"> </text:span><text:span text:style-name="T5">writing</text:span><text:span text:style-name="T8"> </text:span><text:span text:style-name="T5">and</text:span><text:span text:style-name="T8"> </text:span><text:span text:style-name="T5">a</text:span><text:span text:style-name="T8"> </text:span><text:span text:style-name="T5">copy</text:span><text:span text:style-name="T8"> </text:span><text:span text:style-name="T5">of</text:span><text:span text:style-name="T8"> </text:span><text:span text:style-name="T5">the</text:span><text:span text:style-name="T8"> </text:span><text:span text:style-name="T5">varied</text:span><text:span text:style-name="T8"> </text:span><text:span text:style-name="T5">terms</text:span><text:span text:style-name="T8"> </text:span><text:span text:style-name="T5">is</text:span><text:span text:style-name="T8"> </text:span><text:span text:style-name="T5">given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ting</text:span><text:span text:style-name="T8"> </text:span><text:span text:style-name="T5">the</text:span><text:span text:style-name="T8"> </text:span><text:span text:style-name="T5">date</text:span><text:span text:style-name="T8"> </text:span><text:span text:style-name="T5">on</text:span><text:span text:style-name="T8"> </text:span><text:span text:style-name="T5">or</text:span><text:span text:style-name="T8"> </text:span><text:span text:style-name="T5">after</text:span><text:span text:style-name="T8"> </text:span><text:span text:style-name="T5">which</text:span><text:span text:style-name="T8"> </text:span><text:span text:style-name="T5">such</text:span><text:span text:style-name="T8"> </text:span><text:span text:style-name="T5">varied</text:span><text:span text:style-name="T8"> </text:span><text:span text:style-name="T5">terms</text:span><text:span text:style-name="T8"> </text:span><text:span text:style-name="T5">shall</text:span><text:span text:style-name="T8"> </text:span><text:span text:style-name="T5">apply.</text:span><text:span text:style-name="T8"> </text:span></text:p>
            </text:list-item>
          </text:list>
        </text:list-item>
      </text:list>
      <text:p text:style-name="P18"/>
      <text:list xml:id="list504214629" text:continue-numbering="true" text:style-name="WW8Num6">
        <text:list-item>
          <text:list>
            <text:list-item>
              <text:p text:style-name="P56"><text:span text:style-name="T5">The</text:span><text:span text:style-name="T8"> </text:span><text:span text:style-name="T5">Schedule</text:span><text:span text:style-name="T8"> </text:span><text:span text:style-name="T5">shall</text:span><text:span text:style-name="T8"> </text:span><text:span text:style-name="T5">specify</text:span><text:span text:style-name="T8"> </text:span><text:span text:style-name="T5">the</text:span><text:span text:style-name="T8"> </text:span><text:span text:style-name="T5">Client,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Fees</text:span><text:span text:style-name="T8"> </text:span><text:span text:style-name="T5">payable</text:span><text:span text:style-name="T8"> </text:span><text:span text:style-name="T5">by</text:span><text:span text:style-name="T8"> </text:span><text:span text:style-name="T5">the</text:span><text:span text:style-name="T8"> </text:span><text:span text:style-name="T5">Company</text:span><text:span text:style-name="T8"> </text:span><text:span text:style-name="T5">and</text:span><text:span text:style-name="T8"> </text:span><text:span text:style-name="T5">such</text:span><text:span text:style-name="T8"> </text:span><text:span text:style-name="T5">expenses</text:span><text:span text:style-name="T8"> </text:span><text:span text:style-name="T5">as</text:span><text:span text:style-name="T8"> </text:span><text:span text:style-name="T5">may</text:span><text:span text:style-name="T8"> </text:span><text:span text:style-name="T5">be</text:span><text:span text:style-name="T8"> </text:span><text:span text:style-name="T5">agreed,</text:span><text:span text:style-name="T8"> </text:span><text:span text:style-name="T5">any</text:span><text:span text:style-name="T8"> </text:span><text:span text:style-name="T5">notice</text:span><text:span text:style-name="T8"> </text:span><text:span text:style-name="T5">period</text:span><text:span text:style-name="T8"> </text:span><text:span text:style-name="T5">and</text:span><text:span text:style-name="T8"> </text:span><text:span text:style-name="T5">any</text:span><text:span text:style-name="T8"> </text:span><text:span text:style-name="T5">other</text:span><text:span text:style-name="T8"> </text:span><text:span text:style-name="T5">information</text:span><text:span text:style-name="T8"> </text:span><text:span text:style-name="T5">relevant</text:span><text:span text:style-name="T8"> </text:span><text:span text:style-name="T5">to</text:span><text:span text:style-name="T8"> </text:span><text:span text:style-name="T5">the</text:span><text:span text:style-name="T8"> </text:span><text:span text:style-name="T5">Assignment.</text:span></text:p>
            </text:list-item>
          </text:list>
        </text:list-item>
      </text:list>
      <text:p text:style-name="P79"/>
      <text:list xml:id="list938306772" text:continue-numbering="true" text:style-name="WW8Num6">
        <text:list-item>
          <text:p text:style-name="P43"><text:span text:style-name="T1">RELATIONSHIP</text:span><text:span text:style-name="T3"> </text:span><text:span text:style-name="T1">BETWEEN</text:span><text:span text:style-name="T3"> </text:span><text:span text:style-name="T1">THE</text:span><text:span text:style-name="T3"> </text:span><text:span text:style-name="T1">COMPANY</text:span><text:span text:style-name="T3"> </text:span><text:span text:style-name="T1">AND</text:span><text:span text:style-name="T3"> </text:span><text:span text:style-name="T1">THE</text:span><text:span text:style-name="T3"> </text:span><text:span text:style-name="T1">CONTRACTOR</text:span></text:p>
        </text:list-item>
      </text:list>
      <text:p text:style-name="P24"/>
      <text:list xml:id="list1723005314" text:continue-numbering="true" text:style-name="WW8Num6">
        <text:list-item>
          <text:list>
            <text:list-item>
              <text:p text:style-name="P56"><text:span text:style-name="T5">The</text:span><text:span text:style-name="T8"> </text:span><text:span text:style-name="T5">Company</text:span><text:span text:style-name="T8"> </text:span><text:span text:style-name="T5">is</text:span><text:span text:style-name="T8"> </text:span><text:span text:style-name="T5">not</text:span><text:span text:style-name="T8"> </text:span><text:span text:style-name="T5">obliged</text:span><text:span text:style-name="T8"> </text:span><text:span text:style-name="T5">to</text:span><text:span text:style-name="T8"> </text:span><text:span text:style-name="T5">offer</text:span><text:span text:style-name="T8"> </text:span><text:span text:style-name="T5">Assignments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is</text:span><text:span text:style-name="T8"> </text:span><text:span text:style-name="T5">not</text:span><text:span text:style-name="T8"> </text:span><text:span text:style-name="T5">obliged</text:span><text:span text:style-name="T8"> </text:span><text:span text:style-name="T5">to</text:span><text:span text:style-name="T8"> </text:span><text:span text:style-name="T5">accept</text:span><text:span text:style-name="T8"> </text:span><text:span text:style-name="T5">any</text:span><text:span text:style-name="T8"> </text:span><text:span text:style-name="T5">Assignment.</text:span><text:span text:style-name="T8"> </text:span><text:span text:style-name="T5">Both</text:span><text:span text:style-name="T8"> </text:span><text:span text:style-name="T5">parties</text:span><text:span text:style-name="T8"> </text:span><text:span text:style-name="T5">acknowledge</text:span><text:span text:style-name="T8"> </text:span><text:span text:style-name="T5">that</text:span><text:span text:style-name="T8"> </text:span><text:span text:style-name="T5">there</text:span><text:span text:style-name="T8"> </text:span><text:span text:style-name="T5">is</text:span><text:span text:style-name="T8"> </text:span><text:span text:style-name="T5">no</text:span><text:span text:style-name="T8"> </text:span><text:span text:style-name="T5">intention</text:span><text:span text:style-name="T8"> </text:span><text:span text:style-name="T5">to</text:span><text:span text:style-name="T8"> </text:span><text:span text:style-name="T5">create</text:span><text:span text:style-name="T8"> </text:span><text:span text:style-name="T5">mutuality</text:span><text:span text:style-name="T8"> </text:span><text:span text:style-name="T5">of</text:span><text:span text:style-name="T8"> </text:span><text:span text:style-name="T5">obligation</text:span><text:span text:style-name="T8"> </text:span><text:span text:style-name="T5">during</text:span><text:span text:style-name="T8"> </text:span><text:span text:style-name="T5">any</text:span><text:span text:style-name="T8"> </text:span><text:span text:style-name="T5">Assignment</text:span><text:span text:style-name="T8"> </text:span><text:span text:style-name="T5">or</text:span><text:span text:style-name="T8"> </text:span><text:span text:style-name="T5">between</text:span><text:span text:style-name="T8"> </text:span><text:span text:style-name="T5">Assignments.</text:span></text:p>
            </text:list-item>
          </text:list>
        </text:list-item>
      </text:list>
      <text:p text:style-name="P79"/>
      <text:list xml:id="list306840834" text:continue-numbering="true" text:style-name="WW8Num6">
        <text:list-item>
          <text:list>
            <text:list-item>
              <text:p text:style-name="P56"><text:span text:style-name="T5">The</text:span><text:span text:style-name="T8"> </text:span><text:span text:style-name="T5">Contractor</text:span><text:span text:style-name="T8"> </text:span><text:span text:style-name="T5">acknowledges</text:span><text:span text:style-name="T8"> </text:span><text:span text:style-name="T5">to</text:span><text:span text:style-name="T8"> </text:span><text:span text:style-name="T5">the</text:span><text:span text:style-name="T8"> </text:span><text:span text:style-name="T5">Company</text:span><text:span text:style-name="T8"> </text:span><text:span text:style-name="T5">that</text:span><text:span text:style-name="T8"> </text:span><text:span text:style-name="T5">its</text:span><text:span text:style-name="T8"> </text:span><text:span text:style-name="T5">services</text:span><text:span text:style-name="T8"> </text:span><text:span text:style-name="T5">are</text:span><text:span text:style-name="T8"> </text:span><text:span text:style-name="T5">supplied</text:span><text:span text:style-name="T8"> </text:span><text:span text:style-name="T5">to</text:span><text:span text:style-name="T8"> </text:span><text:span text:style-name="T5">the</text:span><text:span text:style-name="T8"> </text:span><text:span text:style-name="T5">Company</text:span><text:span text:style-name="T8"> </text:span><text:span text:style-name="T5">as</text:span><text:span text:style-name="T8"> </text:span><text:span text:style-name="T5">an</text:span><text:span text:style-name="T8"> </text:span><text:span text:style-name="T5">independent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that</text:span><text:span text:style-name="T8"> </text:span><text:span text:style-name="T5">accordingly</text:span><text:span text:style-name="T8"> </text:span><text:span text:style-name="T5">the</text:span><text:span text:style-name="T8"> </text:span><text:span text:style-name="T5">responsibility</text:span><text:span text:style-name="T8"> </text:span><text:span text:style-name="T5">of</text:span><text:span text:style-name="T8"> </text:span><text:span text:style-name="T5">complying</text:span><text:span text:style-name="T8"> </text:span><text:span text:style-name="T5">with</text:span><text:span text:style-name="T8"> </text:span><text:span text:style-name="T5">all</text:span><text:span text:style-name="T8"> </text:span><text:span text:style-name="T5">statutory</text:span><text:span text:style-name="T8"> </text:span><text:span text:style-name="T5">and</text:span><text:span text:style-name="T8"> </text:span><text:span text:style-name="T5">legal</text:span><text:span text:style-name="T8"> </text:span><text:span text:style-name="T5">requirements</text:span><text:span text:style-name="T8"> </text:span><text:span text:style-name="T5">relating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(including</text:span><text:span text:style-name="T8"> </text:span><text:span text:style-name="T5">the</text:span><text:span text:style-name="T8"> </text:span><text:span text:style-name="T5">payment</text:span><text:span text:style-name="T8"> </text:span><text:span text:style-name="T5">of</text:span><text:span text:style-name="T8"> </text:span><text:span text:style-name="T5">taxation</text:span><text:span text:style-name="T8"> </text:span><text:span text:style-name="T5">and</text:span><text:span text:style-name="T8"> </text:span><text:span text:style-name="T5">compliance</text:span><text:span text:style-name="T8"> </text:span><text:span text:style-name="T5">with</text:span><text:span text:style-name="T8"> </text:span><text:span text:style-name="T5">the</text:span><text:span text:style-name="T8"> </text:span><text:span text:style-name="T5">immigration</text:span><text:span text:style-name="T8"> </text:span><text:span text:style-name="T5">laws</text:span><text:span text:style-name="T8"> </text:span><text:span text:style-name="T5">applicable</text:span><text:span text:style-name="T8"> </text:span><text:span text:style-name="T5">to</text:span><text:span text:style-name="T8"> </text:span><text:span text:style-name="T5">the</text:span><text:span text:style-name="T8"> </text:span><text:span text:style-name="T5">jurisdiction</text:span><text:span text:style-name="T8"> </text:span><text:span text:style-name="T5">in</text:span><text:span text:style-name="T8"> </text:span><text:span text:style-name="T5">which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are</text:span><text:span text:style-name="T8"> </text:span><text:span text:style-name="T5">provided)</text:span><text:span text:style-name="T8"> </text:span><text:span text:style-name="T5">shall</text:span><text:span text:style-name="T8"> </text:span><text:span text:style-name="T5">fall</text:span><text:span text:style-name="T8"> </text:span><text:span text:style-name="T5">upon</text:span><text:span text:style-name="T8"> </text:span><text:span text:style-name="T5">and</text:span><text:span text:style-name="T8"> </text:span><text:span text:style-name="T5">be</text:span><text:span text:style-name="T8"> </text:span><text:span text:style-name="T5">discharged</text:span><text:span text:style-name="T8"> </text:span><text:span text:style-name="T5">wholly</text:span><text:span text:style-name="T8"> </text:span><text:span text:style-name="T5">and</text:span><text:span text:style-name="T8"> </text:span><text:span text:style-name="T5">exclusively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.</text:span><text:span text:style-name="T8"> </text:span></text:p>
            </text:list-item>
          </text:list>
        </text:list-item>
      </text:list>
      <text:p text:style-name="P147"/>
      <text:list xml:id="list1539168822" text:continue-numbering="true" text:style-name="WW8Num6">
        <text:list-item>
          <text:list>
            <text:list-item>
              <text:p text:style-name="P56"><text:span text:style-name="T5">Nothing</text:span><text:span text:style-name="T8"> </text:span><text:span text:style-name="T5">in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shall</text:span><text:span text:style-name="T8"> </text:span><text:span text:style-name="T5">render</text:span><text:span text:style-name="T8"> </text:span><text:span text:style-name="T5">any</text:span><text:span text:style-name="T8"> </text:span><text:span text:style-name="T5">member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an</text:span><text:span text:style-name="T8"> </text:span><text:span text:style-name="T5">employee</text:span><text:span text:style-name="T8"> </text:span><text:span text:style-name="T5">of</text:span><text:span text:style-name="T8"> </text:span><text:span text:style-name="T5">either</text:span><text:span text:style-name="T8"> </text:span><text:span text:style-name="T5">the</text:span><text:span text:style-name="T8"> </text:span><text:span text:style-name="T5">Company</text:span><text:span text:style-name="T8"> </text:span><text:span text:style-name="T5">or</text:span><text:span text:style-name="T8"> </text:span><text:span text:style-name="T5">the</text:span><text:span text:style-name="T8"> </text:span><text:span text:style-name="T5">Client.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ensure</text:span><text:span text:style-name="T8"> </text:span><text:span text:style-name="T5">that</text:span><text:span text:style-name="T8"> </text:span><text:span text:style-name="T5">none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holds</text:span><text:span text:style-name="T8"> </text:span><text:span text:style-name="T5">themselves</text:span><text:span text:style-name="T8"> </text:span><text:span text:style-name="T5">out</text:span><text:span text:style-name="T8"> </text:span><text:span text:style-name="T5">as</text:span><text:span text:style-name="T8"> </text:span><text:span text:style-name="T5">an</text:span><text:span text:style-name="T8"> </text:span><text:span text:style-name="T5">employee</text:span><text:span text:style-name="T8"> </text:span><text:span text:style-name="T5">of</text:span><text:span text:style-name="T8"> </text:span><text:span text:style-name="T5">either</text:span><text:span text:style-name="T8"> </text:span><text:span text:style-name="T5">the</text:span><text:span text:style-name="T8"> </text:span><text:span text:style-name="T5">Company</text:span><text:span text:style-name="T8"> </text:span><text:span text:style-name="T5">or</text:span><text:span text:style-name="T8"> </text:span><text:span text:style-name="T5">the</text:span><text:span text:style-name="T8"> </text:span><text:span text:style-name="T5">Client.</text:span><text:span text:style-name="T8"> </text:span><text:span text:style-name="T5">In</text:span><text:span text:style-name="T8"> </text:span><text:span text:style-name="T5">the</text:span><text:span text:style-name="T8"> </text:span><text:span text:style-name="T5">event</text:span><text:span text:style-name="T8"> </text:span><text:span text:style-name="T5">that</text:span><text:span text:style-name="T8"> </text:span><text:span text:style-name="T5">any</text:span><text:span text:style-name="T8"> </text:span><text:span text:style-name="T5">person</text:span><text:span text:style-name="T8"> </text:span><text:span text:style-name="T5">should</text:span><text:span text:style-name="T8"> </text:span><text:span text:style-name="T5">seek</text:span><text:span text:style-name="T8"> </text:span><text:span text:style-name="T5">to</text:span><text:span text:style-name="T8"> </text:span><text:span text:style-name="T5">establish</text:span><text:span text:style-name="T8"> </text:span><text:span text:style-name="T5">any</text:span><text:span text:style-name="T8"> </text:span><text:span text:style-name="T5">liability</text:span><text:span text:style-name="T8"> </text:span><text:span text:style-name="T5">or</text:span><text:span text:style-name="T8"> </text:span><text:span text:style-name="T5">obligation</text:span><text:span text:style-name="T8"> </text:span><text:span text:style-name="T5">upon</text:span><text:span text:style-name="T8"> </text:span><text:span text:style-name="T5">the</text:span><text:span text:style-name="T8"> </text:span><text:span text:style-name="T5">Company</text:span><text:span text:style-name="T8"> </text:span><text:span text:style-name="T5">on</text:span><text:span text:style-name="T8"> </text:span><text:span text:style-name="T5">the</text:span><text:span text:style-name="T8"> </text:span><text:span text:style-name="T5">grounds</text:span><text:span text:style-name="T8"> </text:span><text:span text:style-name="T5">that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are</text:span><text:span text:style-name="T8"> </text:span><text:span text:style-name="T5">an</text:span><text:span text:style-name="T8"> </text:span><text:span text:style-name="T5">employee/employees</text:span><text:span text:style-name="T8"> </text:span><text:span text:style-name="T5">of</text:span><text:span text:style-name="T8"> </text:span><text:span text:style-name="T5">the</text:span><text:span text:style-name="T8"> </text:span><text:span text:style-name="T5">Company</text:span><text:span text:style-name="T8"> </text:span><text:span text:style-name="T5">or</text:span><text:span text:style-name="T8"> </text:span><text:span text:style-name="T5">the</text:span><text:span text:style-name="T8"> </text:span><text:span text:style-name="T5">Client,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upon</text:span><text:span text:style-name="T8"> </text:span><text:span text:style-name="T5">demand</text:span><text:span text:style-name="T8"> </text:span><text:span text:style-name="T5">indemnify</text:span><text:span text:style-name="T8"> </text:span><text:span text:style-name="T5">the</text:span><text:span text:style-name="T8"> </text:span><text:soft-page-break/><text:span text:style-name="T5">Company</text:span><text:span text:style-name="T8"> </text:span><text:span text:style-name="T5">and</text:span><text:span text:style-name="T8"> </text:span><text:span text:style-name="T5">keep</text:span><text:span text:style-name="T8"> </text:span><text:span text:style-name="T5">it</text:span><text:span text:style-name="T8"> </text:span><text:span text:style-name="T5">indemnified</text:span><text:span text:style-name="T8"> </text:span><text:span text:style-name="T5">in</text:span><text:span text:style-name="T8"> </text:span><text:span text:style-name="T5">respect</text:span><text:span text:style-name="T8"> </text:span><text:span text:style-name="T5">of</text:span><text:span text:style-name="T8"> </text:span><text:span text:style-name="T5">any</text:span><text:span text:style-name="T8"> </text:span><text:span text:style-name="T5">such</text:span><text:span text:style-name="T8"> </text:span><text:span text:style-name="T5">liability</text:span><text:span text:style-name="T8"> </text:span><text:span text:style-name="T5">or</text:span><text:span text:style-name="T8"> </text:span><text:span text:style-name="T5">obligation</text:span><text:span text:style-name="T8"> </text:span><text:span text:style-name="T5">and</text:span><text:span text:style-name="T8"> </text:span><text:span text:style-name="T5">any</text:span><text:span text:style-name="T8"> </text:span><text:span text:style-name="T5">related</text:span><text:span text:style-name="T8"> </text:span><text:span text:style-name="T5">costs</text:span><text:span text:style-name="T8"> </text:span><text:span text:style-name="T5">expenses</text:span><text:span text:style-name="T8"> </text:span><text:span text:style-name="T5">or</text:span><text:span text:style-name="T8"> </text:span><text:span text:style-name="T5">other</text:span><text:span text:style-name="T8"> </text:span><text:span text:style-name="T5">losses</text:span><text:span text:style-name="T8"> </text:span><text:span text:style-name="T5">which</text:span><text:span text:style-name="T8"> </text:span><text:span text:style-name="T5">the</text:span><text:span text:style-name="T8"> </text:span><text:span text:style-name="T5">Company</text:span><text:span text:style-name="T8"> </text:span><text:span text:style-name="T5">shall</text:span><text:span text:style-name="T8"> </text:span><text:span text:style-name="T5">incur.</text:span></text:p>
            </text:list-item>
          </text:list>
        </text:list-item>
      </text:list>
      <text:p text:style-name="P147"/>
      <text:list xml:id="list795887823" text:continue-numbering="true" text:style-name="WW8Num6">
        <text:list-item>
          <text:list>
            <text:list-item>
              <text:p text:style-name="P51"><text:span text:style-name="T8"><text:s text:c="5"/></text:span><text:span text:style-name="T5">If</text:span><text:span text:style-name="T8"> </text:span><text:span text:style-name="T41">the</text:span><text:span text:style-name="T42"> </text:span><text:span text:style-name="T41">Contractor</text:span><text:span text:style-name="T42"> </text:span><text:span text:style-name="T41">has</text:span><text:span text:style-name="T42"> </text:span><text:span text:style-name="T41">completed</text:span><text:span text:style-name="T42"> </text:span><text:span text:style-name="T41">the</text:span><text:span text:style-name="T42"> </text:span><text:span text:style-name="T41">Qualifying</text:span><text:span text:style-name="T42"> </text:span><text:span text:style-name="T41">Period</text:span><text:span text:style-name="T42"> </text:span><text:span text:style-name="T41">on</text:span><text:span text:style-name="T42"> </text:span><text:span text:style-name="T41">the</text:span><text:span text:style-name="T42"> </text:span><text:span text:style-name="T41">start</text:span><text:span text:style-name="T42"> </text:span><text:span text:style-name="T41">date</text:span><text:span text:style-name="T42"> </text:span><text:span text:style-name="T41">of</text:span><text:span text:style-name="T42"> </text:span><text:span text:style-name="T41">the</text:span><text:span text:style-name="T42"> </text:span><text:span text:style-name="T41">relevant</text:span><text:span text:style-name="T42"> </text:span><text:span text:style-name="T41">Assignment</text:span><text:span text:style-name="T42"> </text:span><text:span text:style-name="T41">or</text:span><text:span text:style-name="T42"> </text:span><text:span text:style-name="T41">following</text:span><text:span text:style-name="T42"> </text:span><text:span text:style-name="T41">completion</text:span><text:span text:style-name="T42"> </text:span><text:span text:style-name="T41">of</text:span><text:span text:style-name="T42"> </text:span><text:span text:style-name="T41">the</text:span><text:span text:style-name="T42"> </text:span><text:span text:style-name="T41">Qualifying</text:span><text:span text:style-name="T42"> </text:span><text:span text:style-name="T41">Period</text:span><text:span text:style-name="T42"> </text:span><text:span text:style-name="T41">during</text:span><text:span text:style-name="T42"> </text:span><text:span text:style-name="T41">the</text:span><text:span text:style-name="T42"> </text:span><text:span text:style-name="T41">relevant</text:span><text:span text:style-name="T42"> </text:span><text:span text:style-name="T41">Assignment,</text:span><text:span text:style-name="T9"> </text:span><text:span text:style-name="T6">and</text:span><text:span text:style-name="T9"> </text:span><text:span text:style-name="T6">if</text:span><text:span text:style-name="T9"> </text:span><text:span text:style-name="T5">the</text:span><text:span text:style-name="T8"> </text:span><text:span text:style-name="T5">Contractor</text:span><text:span text:style-name="T8"> </text:span><text:span text:style-name="T5">is</text:span><text:span text:style-name="T8"> </text:span><text:span text:style-name="T5">entitled</text:span><text:span text:style-name="T8"> </text:span><text:span text:style-name="T5">to</text:span><text:span text:style-name="T8"> </text:span><text:span text:style-name="T5">any</text:span><text:span text:style-name="T8"> </text:span><text:span text:style-name="T5">terms</text:span><text:span text:style-name="T8"> </text:span><text:span text:style-name="T5">and</text:span><text:span text:style-name="T8"> </text:span><text:span text:style-name="T5">conditions</text:span><text:span text:style-name="T8"> </text:span><text:span text:style-name="T5">relating</text:span><text:span text:style-name="T8"> </text:span><text:span text:style-name="T5">to</text:span><text:span text:style-name="T8"> </text:span><text:span text:style-name="T5">the</text:span><text:span text:style-name="T8"> </text:span><text:span text:style-name="T5">duration</text:span><text:span text:style-name="T8"> </text:span><text:span text:style-name="T5">of</text:span><text:span text:style-name="T8"> </text:span><text:span text:style-name="T5">working</text:span><text:span text:style-name="T8"> </text:span><text:span text:style-name="T5">time,</text:span><text:span text:style-name="T8"> </text:span><text:span text:style-name="T5">night</text:span><text:span text:style-name="T8"> </text:span><text:span text:style-name="T5">work,</text:span><text:span text:style-name="T8"> </text:span><text:span text:style-name="T5">rest</text:span><text:span text:style-name="T8"> </text:span><text:span text:style-name="T5">periods</text:span><text:span text:style-name="T8"> </text:span><text:span text:style-name="T5">and/or</text:span><text:span text:style-name="T8"> </text:span><text:span text:style-name="T5">rest</text:span><text:span text:style-name="T8"> </text:span><text:span text:style-name="T5">breaks</text:span><text:span text:style-name="T8"> </text:span><text:span text:style-name="T5">under</text:span><text:span text:style-name="T8"> </text:span><text:span text:style-name="T5">the</text:span><text:span text:style-name="T8"> </text:span><text:span text:style-name="T5">Agency</text:span><text:span text:style-name="T8"> </text:span><text:span text:style-name="T5">Workers</text:span><text:span text:style-name="T8"> </text:span><text:span text:style-name="T5">Regulations</text:span><text:span text:style-name="T8"> </text:span><text:span text:style-name="T5">which</text:span><text:span text:style-name="T8"> </text:span><text:span text:style-name="T5">are</text:span><text:span text:style-name="T8"> </text:span><text:span text:style-name="T5">different</text:span><text:span text:style-name="T8"> </text:span><text:span text:style-name="T5">and</text:span><text:span text:style-name="T8"> </text:span><text:span text:style-name="T5">preferential</text:span><text:span text:style-name="T8"> </text:span><text:span text:style-name="T5">to</text:span><text:span text:style-name="T8"> </text:span><text:span text:style-name="T5">rights</text:span><text:span text:style-name="T8"> </text:span><text:span text:style-name="T5">and</text:span><text:span text:style-name="T8"> </text:span><text:span text:style-name="T5">entitlements</text:span><text:span text:style-name="T8"> </text:span><text:span text:style-name="T5">relating</text:span><text:span text:style-name="T8"> </text:span><text:span text:style-name="T5">to</text:span><text:span text:style-name="T8"> </text:span><text:span text:style-name="T5">the</text:span><text:span text:style-name="T8"> </text:span><text:span text:style-name="T5">same</text:span><text:span text:style-name="T8"> </text:span><text:span text:style-name="T5">under</text:span><text:span text:style-name="T8"> </text:span><text:span text:style-name="T5">the</text:span><text:span text:style-name="T8"> </text:span><text:span text:style-name="T5">Working</text:span><text:span text:style-name="T8"> </text:span><text:span text:style-name="T5">Time</text:span><text:span text:style-name="T8"> </text:span><text:span text:style-name="T5">Regulations,</text:span><text:span text:style-name="T8"> </text:span><text:span text:style-name="T5">any</text:span><text:span text:style-name="T8"> </text:span><text:span text:style-name="T5">such</text:span><text:span text:style-name="T8"> </text:span><text:span text:style-name="T5">terms</text:span><text:span text:style-name="T8"> </text:span><text:span text:style-name="T5">and</text:span><text:span text:style-name="T8"> </text:span><text:span text:style-name="T5">conditions</text:span><text:span text:style-name="T8"> </text:span><text:span text:style-name="T5">will</text:span><text:span text:style-name="T8"> </text:span><text:span text:style-name="T5">be</text:span><text:span text:style-name="T8"> </text:span><text:span text:style-name="T5">as</text:span><text:span text:style-name="T8"> </text:span><text:span text:style-name="T5">set</text:span><text:span text:style-name="T8"> </text:span><text:span text:style-name="T5">out</text:span><text:span text:style-name="T8"> </text:span><text:span text:style-name="T5">in</text:span><text:span text:style-name="T8"> </text:span><text:span text:style-name="T5">the</text:span><text:span text:style-name="T8"> </text:span><text:span text:style-name="T5">relevant</text:span><text:span text:style-name="T8"> </text:span><text:span text:style-name="T5">Assignment</text:span><text:span text:style-name="T8"> </text:span><text:span text:style-name="T5">Details</text:span><text:span text:style-name="T8"> </text:span><text:span text:style-name="T5">Form</text:span><text:span text:style-name="T8"> </text:span><text:span text:style-name="T5">or</text:span><text:span text:style-name="T8"> </text:span><text:span text:style-name="T5">any</text:span><text:span text:style-name="T8"> </text:span><text:span text:style-name="T5">variation</text:span><text:span text:style-name="T8"> </text:span><text:span text:style-name="T5">to</text:span><text:span text:style-name="T8"> </text:span><text:span text:style-name="T5">the</text:span><text:span text:style-name="T8"> </text:span><text:span text:style-name="T5">relevant</text:span><text:span text:style-name="T8"> </text:span><text:span text:style-name="T5">Assignment</text:span><text:span text:style-name="T8"> </text:span><text:span text:style-name="T5">Details</text:span><text:span text:style-name="T8"> </text:span><text:span text:style-name="T5">Form</text:span><text:span text:style-name="T8"> </text:span><text:span text:style-name="T5">(as</text:span><text:span text:style-name="T8"> </text:span><text:span text:style-name="T5">appropriate)</text:span><text:span text:style-name="T8"> </text:span><text:span text:style-name="T5">and</text:span><text:span text:style-name="T8"> </text:span><text:span text:style-name="T5">the</text:span><text:span text:style-name="T8"> </text:span><text:span text:style-name="T5">Intermediary</text:span><text:span text:style-name="T8"> </text:span><text:span text:style-name="T5">will</text:span><text:span text:style-name="T8"> </text:span><text:span text:style-name="T5">giv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ny</text:span><text:span text:style-name="T8"> </text:span><text:span text:style-name="T5">such</text:span><text:span text:style-name="T8"> </text:span><text:span text:style-name="T5">entitlements.</text:span></text:p>
            </text:list-item>
          </text:list>
        </text:list-item>
      </text:list>
      <text:p text:style-name="P147"/>
      <text:p text:style-name="P81"/>
      <text:list xml:id="list384512229" text:continue-numbering="true" text:style-name="WW8Num6">
        <text:list-item>
          <text:list>
            <text:list-item>
              <text:p text:style-name="P34"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provid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and</text:span><text:span text:style-name="T8"> </text:span><text:span text:style-name="T5">subject</text:span><text:span text:style-name="T8"> </text:span><text:span text:style-name="T5">to</text:span><text:span text:style-name="T8"> </text:span><text:span text:style-name="T5">the</text:span><text:span text:style-name="T8"> </text:span><text:span text:style-name="T5">prior</text:span><text:span text:style-name="T8"> </text:span><text:span text:style-name="T5">written</text:span><text:span text:style-name="T8"> </text:span><text:span text:style-name="T5">approval</text:span><text:span text:style-name="T8"> </text:span><text:span text:style-name="T5">of</text:span><text:span text:style-name="T8"> </text:span><text:span text:style-name="T5">the</text:span><text:span text:style-name="T8"> </text:span><text:span text:style-name="T5">Client</text:span><text:span text:style-name="T8"> </text:span><text:span text:style-name="T5">(which</text:span><text:span text:style-name="T8"> </text:span><text:span text:style-name="T5">will</text:span><text:span text:style-name="T8"> </text:span><text:span text:style-name="T5">not</text:span><text:span text:style-name="T8"> </text:span><text:span text:style-name="T5">be</text:span><text:span text:style-name="T8"> </text:span><text:span text:style-name="T5">unreasonably</text:span><text:span text:style-name="T8"> </text:span><text:span text:style-name="T5">withheld)</text:span><text:span text:style-name="T8"> </text:span><text:span text:style-name="T5">shall</text:span><text:span text:style-name="T8"> </text:span><text:span text:style-name="T5">be</text:span><text:span text:style-name="T8"> </text:span><text:span text:style-name="T5">entitled</text:span><text:span text:style-name="T8"> </text:span><text:span text:style-name="T5">to</text:span><text:span text:style-name="T8"> </text:span><text:span text:style-name="T5">assign</text:span><text:span text:style-name="T8"> </text:span><text:span text:style-name="T5">or</text:span><text:span text:style-name="T8"> </text:span><text:span text:style-name="T5">sub-contract</text:span><text:span text:style-name="T8"> </text:span><text:span text:style-name="T5">the</text:span><text:span text:style-name="T8"> </text:span><text:span text:style-name="T5">performance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,</text:span><text:span text:style-name="T8"> </text:span><text:span text:style-name="T5">provided</text:span><text:span text:style-name="T8"> </text:span><text:span text:style-name="T5">that</text:span><text:span text:style-name="T8"> </text:span><text:span text:style-name="T5">the</text:span><text:span text:style-name="T8"> </text:span><text:span text:style-name="T5">Company</text:span><text:span text:style-name="T8"> </text:span><text:span text:style-name="T5">and</text:span><text:span text:style-name="T8"> </text:span><text:span text:style-name="T5">the</text:span><text:span text:style-name="T8"> </text:span><text:span text:style-name="T5">Client</text:span><text:span text:style-name="T8"> </text:span><text:span text:style-name="T5">are</text:span><text:span text:style-name="T8"> </text:span><text:span text:style-name="T5">reasonably</text:span><text:span text:style-name="T8"> </text:span><text:span text:style-name="T5">satisfied</text:span><text:span text:style-name="T8"> </text:span><text:span text:style-name="T5">that</text:span><text:span text:style-name="T8"> </text:span><text:span text:style-name="T5">the</text:span><text:span text:style-name="T8"> </text:span><text:span text:style-name="T5">assignee</text:span><text:span text:style-name="T8"> </text:span><text:span text:style-name="T5">or</text:span><text:span text:style-name="T8"> </text:span><text:span text:style-name="T5">sub-contractor</text:span><text:span text:style-name="T8"> </text:span><text:span text:style-name="T5">has</text:span><text:span text:style-name="T8"> </text:span><text:span text:style-name="T5">the</text:span><text:span text:style-name="T8"> </text:span><text:span text:style-name="T5">required</text:span><text:span text:style-name="T8"> </text:span><text:span text:style-name="T5">skills,</text:span><text:span text:style-name="T8"> </text:span><text:span text:style-name="T5">qualifications,</text:span><text:span text:style-name="T8"> </text:span><text:span text:style-name="T5">resources</text:span><text:span text:style-name="T8"> </text:span><text:span text:style-name="T5">and</text:span><text:span text:style-name="T8"> </text:span><text:span text:style-name="T5">personnel</text:span><text:span text:style-name="T8"> </text:span><text:span text:style-name="T5">to</text:span><text:span text:style-name="T8"> </text:span><text:span text:style-name="T5">provid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to</text:span><text:span text:style-name="T8"> </text:span><text:span text:style-name="T5">the</text:span><text:span text:style-name="T8"> </text:span><text:span text:style-name="T5">required</text:span><text:span text:style-name="T8"> </text:span><text:span text:style-name="T5">standard</text:span><text:span text:style-name="T8"> </text:span><text:span text:style-name="T5">and</text:span><text:span text:style-name="T8"> </text:span><text:span text:style-name="T5">that</text:span><text:span text:style-name="T8"> </text:span><text:span text:style-name="T5">the</text:span><text:span text:style-name="T8"> </text:span><text:span text:style-name="T5">terms</text:span><text:span text:style-name="T8"> </text:span><text:span text:style-name="T5">of</text:span><text:span text:style-name="T8"> </text:span><text:span text:style-name="T5">any</text:span><text:span text:style-name="T8"> </text:span><text:span text:style-name="T5">such</text:span><text:span text:style-name="T8"> </text:span><text:span text:style-name="T5">assignment</text:span><text:span text:style-name="T8"> </text:span><text:span text:style-name="T5">or</text:span><text:span text:style-name="T8"> </text:span><text:span text:style-name="T5">sub-contract</text:span><text:span text:style-name="T8"> </text:span><text:span text:style-name="T5">contain</text:span><text:span text:style-name="T8"> </text:span><text:span text:style-name="T5">the</text:span><text:span text:style-name="T8"> </text:span><text:span text:style-name="T5">same</text:span><text:span text:style-name="T8"> </text:span><text:span text:style-name="T5">obligations</text:span><text:span text:style-name="T8"> </text:span><text:span text:style-name="T5">imposed</text:span><text:span text:style-name="T8"> </text:span><text:span text:style-name="T5">by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and</text:span><text:span text:style-name="T8"> </text:span><text:span text:style-name="T5">further</text:span><text:span text:style-name="T8"> </text:span><text:span text:style-name="T5">that</text:span><text:span text:style-name="T8"> </text:span><text:span text:style-name="T5">any</text:span><text:span text:style-name="T8"> </text:span><text:span text:style-name="T5">person</text:span><text:span text:style-name="T8"> </text:span><text:span text:style-name="T5">to</text:span><text:span text:style-name="T8"> </text:span><text:span text:style-name="T5">whom</text:span><text:span text:style-name="T8"> </text:span><text:span text:style-name="T5">the</text:span><text:span text:style-name="T8"> </text:span><text:span text:style-name="T5">performance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has</text:span><text:span text:style-name="T8"> </text:span><text:span text:style-name="T5">been</text:span><text:span text:style-name="T8"> </text:span><text:span text:style-name="T5">assigned</text:span><text:span text:style-name="T8"> </text:span><text:span text:style-name="T5">or</text:span><text:span text:style-name="T8"> </text:span><text:span text:style-name="T5">sub-contracted</text:span><text:span text:style-name="T8"> </text:span><text:span text:style-name="T5">has</text:span><text:span text:style-name="T8"> </text:span><text:span text:style-name="T5">opted</text:span><text:span text:style-name="T8"> </text:span><text:span text:style-name="T5">out</text:span><text:span text:style-name="T8"> </text:span><text:span text:style-name="T5">of</text:span><text:span text:style-name="T8"> </text:span><text:span text:style-name="T5">the</text:span><text:span text:style-name="T8"> </text:span><text:span text:style-name="T5">Conduct</text:span><text:span text:style-name="T8"> </text:span><text:span text:style-name="T5">Regulations.</text:span><text:span text:style-name="T8"> </text:span></text:p>
            </text:list-item>
          </text:list>
        </text:list-item>
      </text:list>
      <text:p text:style-name="P58"/>
      <text:list xml:id="list1292247211" text:continue-numbering="true" text:style-name="WW8Num6">
        <text:list-item>
          <text:list>
            <text:list-item>
              <text:p text:style-name="P56"><text:span text:style-name="T5">Save</text:span><text:span text:style-name="T8"> </text:span><text:span text:style-name="T5">as</text:span><text:span text:style-name="T8"> </text:span><text:span text:style-name="T5">otherwise</text:span><text:span text:style-name="T8"> </text:span><text:span text:style-name="T5">stated</text:span><text:span text:style-name="T8"> </text:span><text:span text:style-name="T5">in</text:span><text:span text:style-name="T8"> </text:span><text:span text:style-name="T5">this</text:span><text:span text:style-name="T8"> </text:span><text:span text:style-name="T5">Agreement,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be</text:span><text:span text:style-name="T8"> </text:span><text:span text:style-name="T5">entitled</text:span><text:span text:style-name="T8"> </text:span><text:span text:style-name="T5">to</text:span><text:span text:style-name="T8"> </text:span><text:span text:style-name="T5">supply</text:span><text:span text:style-name="T8"> </text:span><text:span text:style-name="T5">its</text:span><text:span text:style-name="T8"> </text:span><text:span text:style-name="T5">services</text:span><text:span text:style-name="T8"> </text:span><text:span text:style-name="T5">to</text:span><text:span text:style-name="T8"> </text:span><text:span text:style-name="T5">any</text:span><text:span text:style-name="T8"> </text:span><text:span text:style-name="T5">third</text:span><text:span text:style-name="T8"> </text:span><text:span text:style-name="T5">party</text:span><text:span text:style-name="T8"> </text:span><text:span text:style-name="T5">during</text:span><text:span text:style-name="T8"> </text:span><text:span text:style-name="T5">the</text:span><text:span text:style-name="T8"> </text:span><text:span text:style-name="T5">term</text:span><text:span text:style-name="T8"> </text:span><text:span text:style-name="T5">of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provided</text:span><text:span text:style-name="T8"> </text:span><text:span text:style-name="T5">that</text:span><text:span text:style-name="T8"> </text:span><text:span text:style-name="T5">this</text:span><text:span text:style-name="T8"> </text:span><text:span text:style-name="T5">in</text:span><text:span text:style-name="T8"> </text:span><text:span text:style-name="T5">no</text:span><text:span text:style-name="T8"> </text:span><text:span text:style-name="T5">way</text:span><text:span text:style-name="T8"> </text:span><text:span text:style-name="T5">compromises</text:span><text:span text:style-name="T8"> </text:span><text:span text:style-name="T5">or</text:span><text:span text:style-name="T8"> </text:span><text:span text:style-name="T5">is</text:span><text:span text:style-name="T8"> </text:span><text:span text:style-name="T5">to</text:span><text:span text:style-name="T8"> </text:span><text:span text:style-name="T5">the</text:span><text:span text:style-name="T8"> </text:span><text:span text:style-name="T5">detriment</text:span><text:span text:style-name="T8"> </text:span><text:span text:style-name="T5">of</text:span><text:span text:style-name="T8"> </text:span><text:span text:style-name="T5">the</text:span><text:span text:style-name="T8"> </text:span><text:span text:style-name="T5">supply</text:span><text:span text:style-name="T8"> </text:span><text:span text:style-name="T5">of</text:span><text:span text:style-name="T8"> </text:span><text:span text:style-name="T5">its</text:span><text:span text:style-name="T8"> </text:span><text:span text:style-name="T5">services</text:span><text:span text:style-name="T8"> </text:span><text:span text:style-name="T5">to</text:span><text:span text:style-name="T8"> </text:span><text:span text:style-name="T5">the</text:span><text:span text:style-name="T8"> </text:span><text:span text:style-name="T5">Client</text:span><text:span text:style-name="T8"> </text:span><text:span text:style-name="T5">or</text:span><text:span text:style-name="T8"> </text:span><text:span text:style-name="T5">amounts</text:span><text:span text:style-name="T8"> </text:span><text:span text:style-name="T5">to</text:span><text:span text:style-name="T8"> </text:span><text:span text:style-name="T5">a</text:span><text:span text:style-name="T8"> </text:span><text:span text:style-name="T5">breach</text:span><text:span text:style-name="T8"> </text:span><text:span text:style-name="T5">of</text:span><text:span text:style-name="T8"> </text:span><text:span text:style-name="T5">this</text:span><text:span text:style-name="T8"> </text:span><text:span text:style-name="T5">Agreement.</text:span></text:p>
            </text:list-item>
          </text:list>
        </text:list-item>
      </text:list>
      <text:p text:style-name="P18"/>
      <text:p text:style-name="P18"/>
      <text:list xml:id="list1870261397" text:continue-numbering="true" text:style-name="WW8Num6">
        <text:list-item>
          <text:p text:style-name="P43"><text:span text:style-name="T1">WARRANTIES</text:span><text:span text:style-name="T3"> </text:span><text:span text:style-name="T1">PROVIDED</text:span><text:span text:style-name="T3"> </text:span><text:span text:style-name="T1">BY</text:span><text:span text:style-name="T3"> </text:span><text:span text:style-name="T1">THE</text:span><text:span text:style-name="T3"> </text:span><text:span text:style-name="T1">CONTRACTOR</text:span></text:p>
        </text:list-item>
      </text:list>
      <text:p text:style-name="P24"/>
      <text:list xml:id="list1338666471" text:continue-numbering="true" text:style-name="WW8Num6">
        <text:list-item>
          <text:list>
            <text:list-item>
              <text:p text:style-name="P56"><text:span text:style-name="T5">The</text:span><text:span text:style-name="T8"> </text:span><text:span text:style-name="T5">Contractor</text:span><text:span text:style-name="T8"> </text:span><text:span text:style-name="T5">warrants</text:span><text:span text:style-name="T8"> </text:span><text:span text:style-name="T5">to</text:span><text:span text:style-name="T8"> </text:span><text:span text:style-name="T5">the</text:span><text:span text:style-name="T8"> </text:span><text:span text:style-name="T5">Company</text:span><text:span text:style-name="T8"> </text:span><text:span text:style-name="T5">that:</text:span></text:p>
            </text:list-item>
          </text:list>
        </text:list-item>
      </text:list>
      <text:p text:style-name="P79"/>
      <text:list xml:id="list354716709" text:continue-numbering="true" text:style-name="WW8Num6">
        <text:list-item>
          <text:list>
            <text:list-item>
              <text:list>
                <text:list-item>
                  <text:p text:style-name="P82">by<text:span text:style-name="T36"> </text:span>entering<text:span text:style-name="T36"> </text:span>into<text:span text:style-name="T36"> </text:span>and<text:span text:style-name="T36"> </text:span>performing<text:span text:style-name="T36"> </text:span>its<text:span text:style-name="T36"> </text:span>obligations<text:span text:style-name="T36"> </text:span>under<text:span text:style-name="T36"> </text:span>this<text:span text:style-name="T36"> </text:span>Agreement<text:span text:style-name="T36"> </text:span>it<text:span text:style-name="T36"> </text:span>will<text:span text:style-name="T36"> </text:span>not<text:span text:style-name="T36"> </text:span>thereby<text:span text:style-name="T36"> </text:span>be<text:span text:style-name="T36"> </text:span>in<text:span text:style-name="T36"> </text:span>breach<text:span text:style-name="T36"> </text:span>of<text:span text:style-name="T36"> </text:span>any<text:span text:style-name="T36"> </text:span>obligation<text:span text:style-name="T36"> </text:span>which<text:span text:style-name="T36"> </text:span>it<text:span text:style-name="T36"> </text:span>owes<text:span text:style-name="T36"> </text:span>to<text:span text:style-name="T36"> </text:span>any<text:span text:style-name="T36"> </text:span>third<text:span text:style-name="T36"> </text:span>party;<text:span text:style-name="T36"> </text:span></text:p>
                </text:list-item>
              </text:list>
            </text:list-item>
          </text:list>
        </text:list-item>
      </text:list>
      <text:p text:style-name="P54"/>
      <text:p text:style-name="P54"/>
      <text:p text:style-name="P54"/>
      <text:list xml:id="list882632322" text:continue-numbering="true" text:style-name="WW8Num6">
        <text:list-item>
          <text:list>
            <text:list-item>
              <text:list>
                <text:list-item>
                  <text:p text:style-name="P89"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have</text:span><text:span text:style-name="T8"> </text:span><text:span text:style-name="T5">the</text:span><text:span text:style-name="T8"> </text:span><text:span text:style-name="T5">necessary</text:span><text:span text:style-name="T8"> </text:span><text:span text:style-name="T5">skills</text:span><text:span text:style-name="T8"> </text:span><text:span text:style-name="T5">and</text:span><text:span text:style-name="T8"> </text:span><text:span text:style-name="T5">qualifications</text:span><text:span text:style-name="T8"> </text:span><text:span text:style-name="T5">to</text:span><text:span text:style-name="T8"> </text:span><text:span text:style-name="T5">perform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;</text:span><text:span text:style-name="T8"> </text:span></text:p>
                </text:list-item>
              </text:list>
            </text:list-item>
          </text:list>
        </text:list-item>
      </text:list>
      <text:p text:style-name="P54"/>
      <text:list xml:id="list157910609" text:continue-numbering="true" text:style-name="WW8Num6">
        <text:list-item>
          <text:list>
            <text:list-item>
              <text:list>
                <text:list-item>
                  <text:p text:style-name="P89"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providing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have</text:span><text:span text:style-name="T8"> </text:span><text:span text:style-name="T5">agreed</text:span><text:span text:style-name="T8"> </text:span><text:span text:style-name="T5">to</text:span><text:span text:style-name="T8"> </text:span><text:span text:style-name="T5">opt</text:span><text:span text:style-name="T8"> </text:span><text:span text:style-name="T5">out</text:span><text:span text:style-name="T8"> </text:span><text:span text:style-name="T5">of</text:span><text:span text:style-name="T8"> </text:span><text:span text:style-name="T5">the</text:span><text:span text:style-name="T8"> </text:span><text:span text:style-name="T5">Conduct</text:span><text:span text:style-name="T8"> </text:span><text:span text:style-name="T5">Regulations</text:span><text:span text:style-name="T8"> </text:span><text:span text:style-name="T5">and</text:span><text:span text:style-name="T8"> </text:span><text:span text:style-name="T5">have</text:span><text:span text:style-name="T8"> </text:span><text:span text:style-name="T5">signed</text:span><text:span text:style-name="T8"> </text:span><text:span text:style-name="T5">an</text:span><text:span text:style-name="T8"> </text:span><text:span text:style-name="T5">agreement</text:span><text:span text:style-name="T8"> </text:span><text:span text:style-name="T5">to</text:span><text:span text:style-name="T8"> </text:span><text:span text:style-name="T5">that</text:span><text:span text:style-name="T8"> </text:span><text:span text:style-name="T5">effect</text:span><text:span text:style-name="T8"> </text:span><text:span text:style-name="T5">and</text:span><text:span text:style-name="T8"> </text:span><text:span text:style-name="T5">as</text:span><text:span text:style-name="T8"> </text:span><text:span text:style-name="T5">such</text:span><text:span text:style-name="T8"> </text:span><text:span text:style-name="T5">understand</text:span><text:span text:style-name="T8"> </text:span><text:span text:style-name="T5">that</text:span><text:span text:style-name="T8"> </text:span><text:span text:style-name="T5">none</text:span><text:span text:style-name="T8"> </text:span><text:span text:style-name="T5">of</text:span><text:span text:style-name="T8"> </text:span><text:span text:style-name="T5">the</text:span><text:span text:style-name="T8"> </text:span><text:span text:style-name="T5">Conduct</text:span><text:span text:style-name="T8"> </text:span><text:span text:style-name="T5">Regulations</text:span><text:span text:style-name="T8"> </text:span><text:span text:style-name="T5">apply</text:span><text:span text:style-name="T8"> </text:span><text:span text:style-name="T5">to</text:span><text:span text:style-name="T8"> </text:span><text:span text:style-name="T5">this</text:span><text:span text:style-name="T8"> </text:span><text:span text:style-name="T5">Assignment.</text:span><text:span text:style-name="T8"> </text:span><text:span text:style-name="T5">Furthe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warrants</text:span><text:span text:style-name="T8"> </text:span><text:span text:style-name="T5">that</text:span><text:span text:style-name="T8"> </text:span><text:span text:style-name="T5">it</text:span><text:span text:style-name="T8"> </text:span><text:span text:style-name="T5">will</text:span><text:span text:style-name="T8"> </text:span><text:span text:style-name="T5">only</text:span><text:span text:style-name="T8"> </text:span><text:span text:style-name="T5">supply</text:span><text:span text:style-name="T8"> </text:span><text:span text:style-name="T5">staff</text:span><text:span text:style-name="T8"> </text:span><text:span text:style-name="T5">to</text:span><text:span text:style-name="T8"> </text:span><text:span text:style-name="T5">perform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who</text:span><text:span text:style-name="T8"> </text:span><text:span text:style-name="T5">have</text:span><text:span text:style-name="T8"> </text:span><text:span text:style-name="T5">opted</text:span><text:span text:style-name="T8"> </text:span><text:span text:style-name="T5">out</text:span><text:span text:style-name="T8"> </text:span><text:span text:style-name="T5">of</text:span><text:span text:style-name="T8"> </text:span><text:span text:style-name="T5">the</text:span><text:span text:style-name="T8"> </text:span><text:span text:style-name="T5">Conduct</text:span><text:span text:style-name="T8"> </text:span><text:span text:style-name="T5">Regulations;</text:span><text:span text:style-name="T8"> </text:span><text:span text:style-name="T5">and</text:span><text:span text:style-name="T8"> </text:span></text:p>
                </text:list-item>
              </text:list>
            </text:list-item>
          </text:list>
        </text:list-item>
      </text:list>
      <text:p text:style-name="P20"/>
      <text:list xml:id="list287326002" text:continue-numbering="true" text:style-name="WW8Num6">
        <text:list-item>
          <text:list>
            <text:list-item>
              <text:list>
                <text:list-item>
                  <text:p text:style-name="P89"><text:span text:style-name="T5">the</text:span><text:span text:style-name="T8"> </text:span><text:span text:style-name="T5">Contractor</text:span><text:span text:style-name="T8"> </text:span><text:span text:style-name="T5">is</text:span><text:span text:style-name="T8"> </text:span><text:span text:style-name="T5">not</text:span><text:span text:style-name="T8"> </text:span><text:span text:style-name="T5">a</text:span><text:span text:style-name="T8"> “</text:span><text:span text:style-name="T5">managed</text:span><text:span text:style-name="T8"> </text:span><text:span text:style-name="T5">service</text:span><text:span text:style-name="T8"> </text:span><text:span text:style-name="T5">company</text:span><text:span text:style-name="T8">” </text:span><text:span text:style-name="T5">as</text:span><text:span text:style-name="T8"> </text:span><text:span text:style-name="T5">defined</text:span><text:span text:style-name="T8"> </text:span><text:span text:style-name="T5">in</text:span><text:span text:style-name="T8"> </text:span><text:span text:style-name="T5">section</text:span><text:span text:style-name="T8"> </text:span><text:span text:style-name="T5">61B</text:span><text:span text:style-name="T8"> </text:span><text:span text:style-name="T5">of</text:span><text:span text:style-name="T8"> </text:span><text:span text:style-name="T5">the</text:span><text:span text:style-name="T8"> </text:span><text:span text:style-name="T5">Income</text:span><text:span text:style-name="T8"> </text:span><text:span text:style-name="T5">Tax</text:span><text:span text:style-name="T8"> </text:span><text:span text:style-name="T5">(Earnings</text:span><text:span text:style-name="T8"> </text:span><text:span text:style-name="T5">and</text:span><text:span text:style-name="T8"> </text:span><text:span text:style-name="T5">Pensions)</text:span><text:span text:style-name="T8"> </text:span><text:span text:style-name="T5">Act</text:span><text:span text:style-name="T8"> </text:span><text:span text:style-name="T5">2003</text:span><text:span text:style-name="T8"> </text:span><text:span text:style-name="T5">but</text:span><text:span text:style-name="T8"> </text:span><text:span text:style-name="T5">that</text:span><text:span text:style-name="T8"> </text:span><text:span text:style-name="T5">it</text:span><text:span text:style-name="T8"> </text:span><text:span text:style-name="T5">is</text:span><text:span text:style-name="T8"> </text:span><text:span text:style-name="T5">a</text:span><text:span text:style-name="T8"> </text:span><text:span text:style-name="T5">personal</text:span><text:span text:style-name="T8"> </text:span><text:span text:style-name="T5">service</text:span><text:span text:style-name="T8"> </text:span><text:span text:style-name="T5">company</text:span><text:span text:style-name="T8"> </text:span><text:span text:style-name="T5">which</text:span><text:span text:style-name="T8"> </text:span><text:span text:style-name="T5">is</text:span><text:span text:style-name="T8"> </text:span><text:span text:style-name="T5">compliant</text:span><text:span text:style-name="T8"> </text:span><text:span text:style-name="T5">in</text:span><text:span text:style-name="T8"> </text:span><text:span text:style-name="T5">all</text:span><text:span text:style-name="T8"> </text:span><text:span text:style-name="T5">respects</text:span><text:span text:style-name="T8"> </text:span><text:span text:style-name="T5">with</text:span><text:span text:style-name="T8"> </text:span><text:span text:style-name="T5">IR35.</text:span><text:span text:style-name="T8"> </text:span></text:p>
                </text:list-item>
              </text:list>
            </text:list-item>
          </text:list>
        </text:list-item>
      </text:list>
      <text:p text:style-name="P18"/>
      <text:list xml:id="list2118385389" text:continue-numbering="true" text:style-name="WW8Num6">
        <text:list-item>
          <text:list>
            <text:list-item>
              <text:p text:style-name="P34"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procure</text:span><text:span text:style-name="T8"> </text:span><text:span text:style-name="T5">that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,</text:span><text:span text:style-name="T8"> </text:span><text:span text:style-name="T5">any</text:span><text:span text:style-name="T8"> </text:span><text:span text:style-name="T5">sub-contractor</text:span><text:span text:style-name="T8"> </text:span><text:span text:style-name="T5">or</text:span><text:span text:style-name="T8"> </text:span><text:span text:style-name="T5">assignee</text:span><text:span text:style-name="T8"> </text:span><text:span text:style-name="T5">performing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warrant</text:span><text:span text:style-name="T8"> </text:span><text:span text:style-name="T5">that</text:span><text:span text:style-name="T8"> </text:span><text:span text:style-name="T5">they</text:span><text:span text:style-name="T8"> </text:span><text:span text:style-name="T5">are</text:span><text:span text:style-name="T8"> </text:span><text:span text:style-name="T5">not</text:span><text:span text:style-name="T8"> </text:span><text:span text:style-name="T5">and</text:span><text:span text:style-name="T8"> </text:span><text:span text:style-name="T5">do</text:span><text:span text:style-name="T8"> </text:span><text:span text:style-name="T5">not</text:span><text:span text:style-name="T8"> </text:span><text:span text:style-name="T5">operate</text:span><text:span text:style-name="T8"> </text:span><text:span text:style-name="T5">as</text:span><text:span text:style-name="T8"> ‘</text:span><text:span text:style-name="T5">managed</text:span><text:span text:style-name="T8"> </text:span><text:span text:style-name="T5">service</text:span><text:span text:style-name="T8"> </text:span><text:span text:style-name="T5">companies</text:span><text:span text:style-name="T8">’ </text:span><text:span text:style-name="T5">as</text:span><text:span text:style-name="T8"> </text:span><text:span text:style-name="T5">defined</text:span><text:span text:style-name="T8"> </text:span><text:span text:style-name="T5">in</text:span><text:span text:style-name="T8"> </text:span><text:span text:style-name="T5">section</text:span><text:span text:style-name="T8"> </text:span><text:span text:style-name="T5">61B</text:span><text:span text:style-name="T8"> </text:span><text:span text:style-name="T5">of</text:span><text:span text:style-name="T8"> </text:span><text:span text:style-name="T5">the</text:span><text:span text:style-name="T8"> </text:span><text:span text:style-name="T5">Income</text:span><text:span text:style-name="T8"> </text:span><text:span text:style-name="T5">Tax</text:span><text:span text:style-name="T8"> </text:span><text:span text:style-name="T5">(Earnings</text:span><text:span text:style-name="T8"> </text:span><text:span text:style-name="T5">and</text:span><text:span text:style-name="T8"> </text:span><text:span text:style-name="T5">Pensions)</text:span><text:span text:style-name="T8"> </text:span><text:span text:style-name="T5">Act</text:span><text:span text:style-name="T8"> </text:span><text:span text:style-name="T5">2003</text:span><text:span text:style-name="T8"> </text:span><text:span text:style-name="T5">but</text:span><text:span text:style-name="T8"> </text:span><text:span text:style-name="T5">that</text:span><text:span text:style-name="T8"> </text:span><text:span text:style-name="T5">they</text:span><text:span text:style-name="T8"> </text:span><text:span text:style-name="T5">are</text:span><text:span text:style-name="T8"> </text:span><text:span text:style-name="T5">personal</text:span><text:span text:style-name="T8"> </text:span><text:span text:style-name="T5">service</text:span><text:span text:style-name="T8"> </text:span><text:span text:style-name="T5">companies</text:span><text:span text:style-name="T8"> </text:span><text:span text:style-name="T5">which</text:span><text:span text:style-name="T8"> </text:span><text:span text:style-name="T5">are</text:span><text:span text:style-name="T8"> </text:span><text:span text:style-name="T5">compliant</text:span><text:span text:style-name="T8"> </text:span><text:span text:style-name="T5">in</text:span><text:span text:style-name="T8"> </text:span><text:span text:style-name="T5">all</text:span><text:span text:style-name="T8"> </text:span><text:span text:style-name="T5">respects</text:span><text:span text:style-name="T8"> </text:span><text:span text:style-name="T5">with</text:span><text:span text:style-name="T8"> </text:span><text:span text:style-name="T5">IR35.</text:span><text:span text:style-name="T8"> </text:span></text:p>
            </text:list-item>
          </text:list>
        </text:list-item>
      </text:list>
      <text:p text:style-name="P36"/>
      <text:list xml:id="list1145357541" text:continue-numbering="true" text:style-name="WW8Num6">
        <text:list-item>
          <text:p text:style-name="P43"><text:span text:style-name="T1">CONTRACTOR</text:span><text:span text:style-name="T3">’</text:span><text:span text:style-name="T1">S</text:span><text:span text:style-name="T3"> </text:span><text:span text:style-name="T1">OBLIGATIONS</text:span><text:span text:style-name="T3"> </text:span></text:p>
        </text:list-item>
      </text:list>
      <text:p text:style-name="P24"/>
      <text:list xml:id="list554288110" text:continue-numbering="true" text:style-name="WW8Num6">
        <text:list-item>
          <text:list>
            <text:list-item>
              <text:p text:style-name="P56"><text:span text:style-name="T5">The</text:span><text:span text:style-name="T8"> </text:span><text:span text:style-name="T5">Contractor</text:span><text:span text:style-name="T8"> </text:span><text:span text:style-name="T5">agrees</text:span><text:span text:style-name="T8"> </text:span><text:span text:style-name="T5">on</text:span><text:span text:style-name="T8"> </text:span><text:span text:style-name="T5">its</text:span><text:span text:style-name="T8"> </text:span><text:span text:style-name="T5">own</text:span><text:span text:style-name="T8"> </text:span><text:span text:style-name="T5">part</text:span><text:span text:style-name="T8"> </text:span><text:span text:style-name="T5">and</text:span><text:span text:style-name="T8"> </text:span><text:span text:style-name="T5">on</text:span><text:span text:style-name="T8"> </text:span><text:span text:style-name="T5">behalf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as</text:span><text:span text:style-name="T8"> </text:span><text:span text:style-name="T5">follows:</text:span></text:p>
            </text:list-item>
          </text:list>
        </text:list-item>
      </text:list>
      <text:p text:style-name="P79"/>
      <text:list xml:id="list709712315" text:continue-numbering="true" text:style-name="WW8Num6">
        <text:list-item>
          <text:list>
            <text:list-item>
              <text:list>
                <text:list-item>
                  <text:p text:style-name="P85"><text:span text:style-name="T5">to</text:span><text:span text:style-name="T8"> </text:span><text:span text:style-name="T5">observe</text:span><text:span text:style-name="T8"> </text:span><text:span text:style-name="T5">any</text:span><text:span text:style-name="T8"> </text:span><text:span text:style-name="T5">relevant</text:span><text:span text:style-name="T8"> </text:span><text:span text:style-name="T5">rules</text:span><text:span text:style-name="T8"> </text:span><text:span text:style-name="T5">and</text:span><text:span text:style-name="T8"> </text:span><text:span text:style-name="T5">regulations</text:span><text:span text:style-name="T8"> </text:span><text:span text:style-name="T5">of</text:span><text:span text:style-name="T8"> </text:span><text:span text:style-name="T5">the</text:span><text:span text:style-name="T8"> </text:span><text:span text:style-name="T5">Client</text:span><text:span text:style-name="T8">’</text:span><text:span text:style-name="T5">s</text:span><text:span text:style-name="T8"> </text:span><text:span text:style-name="T5">establishment</text:span><text:span text:style-name="T8"> </text:span><text:span text:style-name="T5">or</text:span><text:span text:style-name="T8"> </text:span><text:span text:style-name="T5">the</text:span><text:span text:style-name="T8"> </text:span><text:span text:style-name="T5">premises</text:span><text:span text:style-name="T8"> </text:span><text:span text:style-name="T5">wher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are</text:span><text:span text:style-name="T8"> </text:span><text:span text:style-name="T5">being</text:span><text:span text:style-name="T8"> </text:span><text:span text:style-name="T5">performed</text:span><text:span text:style-name="T8"> <text:s/></text:span><text:span text:style-name="T5">to</text:span><text:span text:style-name="T8"> </text:span><text:span text:style-name="T5">which</text:span><text:span text:style-name="T8"> </text:span><text:span text:style-name="T5">attention</text:span><text:span text:style-name="T8"> </text:span><text:span text:style-name="T5">has</text:span><text:span text:style-name="T8"> </text:span><text:span text:style-name="T5">been</text:span><text:span text:style-name="T8"> </text:span><text:span text:style-name="T5">drawn</text:span><text:span text:style-name="T8"> </text:span><text:span text:style-name="T5">or</text:span><text:span text:style-name="T8"> </text:span><text:span text:style-name="T5">which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might</text:span><text:span text:style-name="T8"> </text:span><text:span text:style-name="T5">reasonably</text:span><text:span text:style-name="T8"> </text:span><text:span text:style-name="T5">be</text:span><text:span text:style-name="T8"> </text:span><text:span text:style-name="T5">expected</text:span><text:span text:style-name="T8"> </text:span><text:span text:style-name="T5">to</text:span><text:span text:style-name="T8"> </text:span><text:span text:style-name="T5">ascertain;</text:span><text:span text:style-name="T8"> </text:span><text:span text:style-name="T5">including</text:span><text:span text:style-name="T8"> </text:span><text:span text:style-name="T5">but</text:span><text:span text:style-name="T8"> </text:span><text:span text:style-name="T5">not</text:span><text:span text:style-name="T8"> </text:span><text:span text:style-name="T5">limited</text:span><text:span text:style-name="T8"> </text:span><text:span text:style-name="T5">to</text:span><text:span text:style-name="T8"> </text:span><text:span text:style-name="T5">those</text:span><text:span text:style-name="T8"> </text:span><text:span text:style-name="T5">relating</text:span><text:span text:style-name="T8"> </text:span><text:span text:style-name="T5">to</text:span><text:span text:style-name="T8"> </text:span><text:span text:style-name="T5">health</text:span><text:span text:style-name="T8"> </text:span><text:span text:style-name="T5">and</text:span><text:span text:style-name="T8"> </text:span><text:span text:style-name="T5">safety</text:span><text:span text:style-name="T8"> </text:span><text:span text:style-name="T5">to</text:span><text:span text:style-name="T8"> </text:span><text:span text:style-name="T5">the</text:span><text:span text:style-name="T8"> </text:span><text:span text:style-name="T5">extent</text:span><text:span text:style-name="T8"> </text:span><text:span text:style-name="T5">that</text:span><text:span text:style-name="T8"> </text:span><text:span text:style-name="T5">they</text:span><text:span text:style-name="T8"> </text:span><text:span text:style-name="T5">are</text:span><text:span text:style-name="T8"> </text:span><text:span text:style-name="T5">reasonably</text:span><text:span text:style-name="T8"> </text:span><text:span text:style-name="T5">applicable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;</text:span><text:span text:style-name="T8"> </text:span></text:p>
                </text:list-item>
              </text:list>
            </text:list-item>
          </text:list>
        </text:list-item>
      </text:list>
      <text:p text:style-name="P94"/>
      <text:list xml:id="list1584210998" text:continue-numbering="true" text:style-name="WW8Num6">
        <text:list-item>
          <text:list>
            <text:list-item>
              <text:list>
                <text:list-item>
                  <text:p text:style-name="P85"><text:span text:style-name="T5">to</text:span><text:span text:style-name="T8"> </text:span><text:span text:style-name="T5">take</text:span><text:span text:style-name="T8"> </text:span><text:span text:style-name="T5">all</text:span><text:span text:style-name="T8"> </text:span><text:span text:style-name="T5">reasonable</text:span><text:span text:style-name="T8"> </text:span><text:span text:style-name="T5">steps</text:span><text:span text:style-name="T8"> </text:span><text:span text:style-name="T5">to</text:span><text:span text:style-name="T8"> </text:span><text:span text:style-name="T5">safeguard</text:span><text:span text:style-name="T8"> </text:span><text:span text:style-name="T5">its</text:span><text:span text:style-name="T8"> </text:span><text:span text:style-name="T5">own</text:span><text:span text:style-name="T8"> </text:span><text:span text:style-name="T5">safety,</text:span><text:span text:style-name="T8"> </text:span><text:span text:style-name="T5">the</text:span><text:span text:style-name="T8"> </text:span><text:span text:style-name="T5">safety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and</text:span><text:span text:style-name="T8"> </text:span><text:span text:style-name="T5">the</text:span><text:span text:style-name="T8"> </text:span><text:span text:style-name="T5">safety</text:span><text:span text:style-name="T8"> </text:span><text:span text:style-name="T5">of</text:span><text:span text:style-name="T8"> </text:span><text:span text:style-name="T5">any</text:span><text:span text:style-name="T8"> </text:span><text:span text:style-name="T5">other</text:span><text:span text:style-name="T8"> </text:span><text:span text:style-name="T5">person</text:span><text:span text:style-name="T8"> </text:span><text:span text:style-name="T5">who</text:span><text:span text:style-name="T8"> </text:span><text:span text:style-name="T5">may</text:span><text:span text:style-name="T8"> </text:span><text:span text:style-name="T5">be</text:span><text:span text:style-name="T8"> </text:span><text:span text:style-name="T5">affected</text:span><text:span text:style-name="T8"> </text:span><text:span text:style-name="T5">by</text:span><text:span text:style-name="T8"> </text:span><text:span text:style-name="T5">actions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whilst</text:span><text:span text:style-name="T8"> </text:span><text:span text:style-name="T5">on</text:span><text:span text:style-name="T8"> </text:span><text:span text:style-name="T5">the</text:span><text:span text:style-name="T8"> </text:span><text:span text:style-name="T5">Assignment;</text:span></text:p>
                </text:list-item>
              </text:list>
            </text:list-item>
          </text:list>
        </text:list-item>
      </text:list>
      <text:p text:style-name="P20"/>
      <text:list xml:id="list1905496111" text:continue-numbering="true" text:style-name="WW8Num6">
        <text:list-item>
          <text:list>
            <text:list-item>
              <text:list>
                <text:list-item>
                  <text:p text:style-name="P85"><text:soft-page-break/><text:span text:style-name="T5">to</text:span><text:span text:style-name="T8"> </text:span><text:span text:style-name="T5">comply</text:span><text:span text:style-name="T8"> </text:span><text:span text:style-name="T5">with</text:span><text:span text:style-name="T8"> </text:span><text:span text:style-name="T5">the</text:span><text:span text:style-name="T8"> </text:span><text:span text:style-name="T5">Data</text:span><text:span text:style-name="T8"> </text:span><text:span text:style-name="T5">Protection</text:span><text:span text:style-name="T8"> </text:span><text:span text:style-name="T5">Act</text:span><text:span text:style-name="T8"> </text:span><text:span text:style-name="T5">1998</text:span><text:span text:style-name="T8"> </text:span><text:span text:style-name="T5">in</text:span><text:span text:style-name="T8"> </text:span><text:span text:style-name="T5">respect</text:span><text:span text:style-name="T8"> </text:span><text:span text:style-name="T5">of</text:span><text:span text:style-name="T8"> </text:span><text:span text:style-name="T5">any</text:span><text:span text:style-name="T8"> </text:span><text:span text:style-name="T5">personal</text:span><text:span text:style-name="T8"> </text:span><text:span text:style-name="T5">data</text:span><text:span text:style-name="T8"> </text:span><text:span text:style-name="T5">which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is</text:span><text:span text:style-name="T8"> </text:span><text:span text:style-name="T5">granted</text:span><text:span text:style-name="T8"> </text:span><text:span text:style-name="T5">access</text:span><text:span text:style-name="T8"> </text:span><text:span text:style-name="T5">to</text:span><text:span text:style-name="T8"> </text:span><text:span text:style-name="T5">for</text:span><text:span text:style-name="T8"> </text:span><text:span text:style-name="T5">the</text:span><text:span text:style-name="T8"> </text:span><text:span text:style-name="T5">purpose</text:span><text:span text:style-name="T8"> </text:span><text:span text:style-name="T5">of</text:span><text:span text:style-name="T8"> </text:span><text:span text:style-name="T5">or</text:span><text:span text:style-name="T8"> </text:span><text:span text:style-name="T5">by</text:span><text:span text:style-name="T8"> </text:span><text:span text:style-name="T5">reason</text:span><text:span text:style-name="T8"> </text:span><text:span text:style-name="T5">of</text:span><text:span text:style-name="T8"> </text:span><text:span text:style-name="T5">the</text:span><text:span text:style-name="T8"> </text:span><text:span text:style-name="T5">performance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;</text:span><text:span text:style-name="T8"> </text:span></text:p>
                </text:list-item>
              </text:list>
            </text:list-item>
          </text:list>
        </text:list-item>
      </text:list>
      <text:p text:style-name="P94"/>
      <text:list xml:id="list823018097" text:continue-numbering="true" text:style-name="WW8Num6">
        <text:list-item>
          <text:list>
            <text:list-item>
              <text:list>
                <text:list-item>
                  <text:p text:style-name="P83">not<text:span text:style-name="T36"> </text:span>at<text:span text:style-name="T36"> </text:span>any<text:span text:style-name="T36"> </text:span>time<text:span text:style-name="T36"> </text:span>divulge<text:span text:style-name="T36"> </text:span>to<text:span text:style-name="T36"> </text:span>any<text:span text:style-name="T36"> </text:span>person,<text:span text:style-name="T36"> </text:span>nor<text:span text:style-name="T36"> </text:span>use<text:span text:style-name="T36"> </text:span>for<text:span text:style-name="T36"> </text:span>its<text:span text:style-name="T36"> </text:span>own<text:span text:style-name="T36"> </text:span>or<text:span text:style-name="T36"> </text:span>any<text:span text:style-name="T36"> </text:span>other<text:span text:style-name="T36"> </text:span>person<text:span text:style-name="T36">’</text:span>s<text:span text:style-name="T36"> </text:span>benefit,<text:span text:style-name="T36"> </text:span>any<text:span text:style-name="T36"> </text:span>Confidential<text:span text:style-name="T36"> </text:span>Information<text:span text:style-name="T36"> </text:span>relating<text:span text:style-name="T36"> </text:span>to<text:span text:style-name="T36"> </text:span>the<text:span text:style-name="T36"> </text:span>Client<text:span text:style-name="T36">’</text:span>s<text:span text:style-name="T36"> </text:span>or<text:span text:style-name="T36"> </text:span>the<text:span text:style-name="T36"> </text:span>Company<text:span text:style-name="T36">’</text:span>s<text:span text:style-name="T36"> </text:span>employees,<text:span text:style-name="T36"> </text:span>business<text:span text:style-name="T36"> </text:span>affairs,<text:span text:style-name="T36"> </text:span>transactions<text:span text:style-name="T36"> </text:span>or<text:span text:style-name="T36"> </text:span>finances;</text:p>
                </text:list-item>
              </text:list>
            </text:list-item>
          </text:list>
        </text:list-item>
      </text:list>
      <text:p text:style-name="P20"/>
      <text:list xml:id="list1096494183" text:continue-numbering="true" text:style-name="WW8Num6">
        <text:list-item>
          <text:list>
            <text:list-item>
              <text:list>
                <text:list-item>
                  <text:p text:style-name="P83">not<text:span text:style-name="T36"> </text:span>to<text:span text:style-name="T36"> </text:span>engage<text:span text:style-name="T36"> </text:span>in<text:span text:style-name="T36"> </text:span>any<text:span text:style-name="T36"> </text:span>conduct<text:span text:style-name="T36"> </text:span>detrimental<text:span text:style-name="T36"> </text:span>to<text:span text:style-name="T36"> </text:span>the<text:span text:style-name="T36"> </text:span>interests<text:span text:style-name="T36"> </text:span>of<text:span text:style-name="T36"> </text:span>the<text:span text:style-name="T36"> </text:span>Company<text:span text:style-name="T36"> </text:span>and/or<text:span text:style-name="T36"> </text:span>the<text:span text:style-name="T36"> </text:span>Client<text:span text:style-name="T36"> </text:span>which<text:span text:style-name="T36"> </text:span>includes<text:span text:style-name="T36"> </text:span>any<text:span text:style-name="T36"> </text:span>conduct<text:span text:style-name="T36"> </text:span>which<text:span text:style-name="T36"> </text:span>could<text:span text:style-name="T36"> </text:span>bring<text:span text:style-name="T36"> </text:span>the<text:span text:style-name="T36"> </text:span>Company<text:span text:style-name="T36"> </text:span>and/or<text:span text:style-name="T36"> </text:span>the<text:span text:style-name="T36"> </text:span>Client<text:span text:style-name="T36"> </text:span>into<text:span text:style-name="T36"> </text:span>disrepute<text:span text:style-name="T36"> </text:span>and/or<text:span text:style-name="T36"> </text:span>which<text:span text:style-name="T36"> </text:span>results<text:span text:style-name="T36"> </text:span>in<text:span text:style-name="T36"> </text:span>the<text:span text:style-name="T36"> </text:span>loss<text:span text:style-name="T36"> </text:span>of<text:span text:style-name="T36"> </text:span>custom<text:span text:style-name="T36"> </text:span>or<text:span text:style-name="T36"> </text:span>business<text:span text:style-name="T36"> </text:span>for<text:span text:style-name="T36"> </text:span>the<text:span text:style-name="T36"> </text:span>Company<text:span text:style-name="T36"> </text:span>and/or<text:span text:style-name="T36"> </text:span>the<text:span text:style-name="T36"> </text:span>Client;</text:p>
                </text:list-item>
              </text:list>
            </text:list-item>
          </text:list>
        </text:list-item>
      </text:list>
      <text:p text:style-name="P20"/>
      <text:list xml:id="list1794067005" text:continue-numbering="true" text:style-name="WW8Num6">
        <text:list-item>
          <text:list>
            <text:list-item>
              <text:list>
                <text:list-item>
                  <text:p text:style-name="P85"><text:span text:style-name="T5">not</text:span><text:span text:style-name="T8"> </text:span><text:span text:style-name="T5">to</text:span><text:span text:style-name="T8"> </text:span><text:span text:style-name="T5">sub-contract</text:span><text:span text:style-name="T8"> </text:span><text:span text:style-name="T5">or</text:span><text:span text:style-name="T8"> </text:span><text:span text:style-name="T5">assign</text:span><text:span text:style-name="T8"> </text:span><text:span text:style-name="T5">to</text:span><text:span text:style-name="T8"> </text:span><text:span text:style-name="T5">any</text:span><text:span text:style-name="T8"> </text:span><text:span text:style-name="T5">third</text:span><text:span text:style-name="T8"> </text:span><text:span text:style-name="T5">party</text:span><text:span text:style-name="T8"> </text:span><text:span text:style-name="T5">any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which</text:span><text:span text:style-name="T8"> </text:span><text:span text:style-name="T5">it</text:span><text:span text:style-name="T8"> </text:span><text:span text:style-name="T5">is</text:span><text:span text:style-name="T8"> </text:span><text:span text:style-name="T5">required</text:span><text:span text:style-name="T8"> </text:span><text:span text:style-name="T5">to</text:span><text:span text:style-name="T8"> </text:span><text:span text:style-name="T5">perform</text:span><text:span text:style-name="T8"> </text:span><text:span text:style-name="T5">under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except</text:span><text:span text:style-name="T8"> </text:span><text:span text:style-name="T5">in</text:span><text:span text:style-name="T8"> </text:span><text:span text:style-name="T5">accordance</text:span><text:span text:style-name="T8"> </text:span><text:span text:style-name="T5">with</text:span><text:span text:style-name="T8"> </text:span><text:span text:style-name="T5">clause</text:span><text:span text:style-name="T8"> </text:span><text:span text:style-name="T5">3.4;</text:span></text:p>
                </text:list-item>
              </text:list>
            </text:list-item>
          </text:list>
        </text:list-item>
      </text:list>
      <text:p text:style-name="P20"/>
      <text:list xml:id="list639773739" text:continue-numbering="true" text:style-name="WW8Num6">
        <text:list-item>
          <text:list>
            <text:list-item>
              <text:list>
                <text:list-item>
                  <text:p text:style-name="P83">to<text:span text:style-name="T36"> </text:span>furnish<text:span text:style-name="T36"> </text:span>the<text:span text:style-name="T36"> </text:span>Client<text:span text:style-name="T36"> </text:span>and/or<text:span text:style-name="T36"> </text:span>the<text:span text:style-name="T36"> </text:span>Company<text:span text:style-name="T36"> </text:span>with<text:span text:style-name="T36"> </text:span>any<text:span text:style-name="T36"> </text:span>progress<text:span text:style-name="T36"> </text:span>reports<text:span text:style-name="T36"> </text:span>as<text:span text:style-name="T36"> </text:span>may<text:span text:style-name="T36"> </text:span>be<text:span text:style-name="T36"> </text:span>requested<text:span text:style-name="T36"> </text:span>from<text:span text:style-name="T36"> </text:span>time<text:span text:style-name="T36"> </text:span>to<text:span text:style-name="T36"> </text:span>time;</text:p>
                </text:list-item>
              </text:list>
            </text:list-item>
          </text:list>
        </text:list-item>
      </text:list>
      <text:p text:style-name="P25"/>
      <text:list xml:id="list800119075" text:continue-numbering="true" text:style-name="WW8Num6">
        <text:list-item>
          <text:list>
            <text:list-item>
              <text:list>
                <text:list-item>
                  <text:p text:style-name="P83">to<text:span text:style-name="T36"> </text:span>notify<text:span text:style-name="T36"> </text:span>the<text:span text:style-name="T36"> </text:span>Company<text:span text:style-name="T36"> </text:span>forthwith<text:span text:style-name="T36"> </text:span>in<text:span text:style-name="T36"> </text:span>writing<text:span text:style-name="T36"> </text:span>if<text:span text:style-name="T36"> </text:span>it<text:span text:style-name="T36"> </text:span>should<text:span text:style-name="T36"> </text:span>become<text:span text:style-name="T36"> </text:span>insolvent<text:span text:style-name="T36"> </text:span>or<text:span text:style-name="T36"> </text:span>if<text:span text:style-name="T36"> </text:span>any<text:span text:style-name="T36"> </text:span>of<text:span text:style-name="T36"> </text:span>the<text:span text:style-name="T36"> </text:span>circumstances<text:span text:style-name="T36"> </text:span>set<text:span text:style-name="T36"> </text:span>out<text:span text:style-name="T36"> </text:span>in<text:span text:style-name="T36"> </text:span>clauses<text:span text:style-name="T36"> </text:span>9.2.5<text:span text:style-name="T36"> </text:span>to<text:span text:style-name="T36"> </text:span>9.2.7<text:span text:style-name="T36"> </text:span>apply;<text:span text:style-name="T36"> </text:span>and<text:span text:style-name="T36"> </text:span></text:p>
                </text:list-item>
              </text:list>
            </text:list-item>
          </text:list>
        </text:list-item>
      </text:list>
      <text:p text:style-name="P94"/>
      <text:list xml:id="list632204242" text:continue-numbering="true" text:style-name="WW8Num6">
        <text:list-item>
          <text:list>
            <text:list-item>
              <text:list>
                <text:list-item>
                  <text:p text:style-name="P84">to<text:span text:style-name="T36"> </text:span>comply<text:span text:style-name="T36"> </text:span>with<text:span text:style-name="T36"> </text:span>all<text:span text:style-name="T36"> </text:span>the<text:span text:style-name="T36"> </text:span>requirements<text:span text:style-name="T36"> </text:span>of<text:span text:style-name="T36"> </text:span>VAT<text:span text:style-name="T36"> </text:span>legislation<text:span text:style-name="T36"> </text:span>and<text:span text:style-name="T36"> </text:span>the<text:span text:style-name="T36"> </text:span>Companies<text:span text:style-name="T36"> </text:span>Acts;</text:p>
                </text:list-item>
              </text:list>
            </text:list-item>
          </text:list>
        </text:list-item>
      </text:list>
      <text:p text:style-name="P95"/>
      <text:list xml:id="list281118169" text:continue-numbering="true" text:style-name="WW8Num6">
        <text:list-item>
          <text:list>
            <text:list-item>
              <text:list>
                <text:list-item>
                  <text:p text:style-name="P86"><text:span text:style-name="T5">to</text:span><text:span text:style-name="T8"> </text:span><text:span text:style-name="T5">provide</text:span><text:span text:style-name="T8"> </text:span><text:span text:style-name="T5">at</text:span><text:span text:style-name="T8"> </text:span><text:span text:style-name="T5">its</text:span><text:span text:style-name="T8"> </text:span><text:span text:style-name="T5">own</text:span><text:span text:style-name="T8"> </text:span><text:span text:style-name="T5">cost,</text:span><text:span text:style-name="T8"> </text:span><text:span text:style-name="T5">subject</text:span><text:span text:style-name="T8"> </text:span><text:span text:style-name="T5">to</text:span><text:span text:style-name="T8"> </text:span><text:span text:style-name="T5">any</text:span><text:span text:style-name="T8"> </text:span><text:span text:style-name="T5">agreement</text:span><text:span text:style-name="T8"> </text:span><text:span text:style-name="T5">to</text:span><text:span text:style-name="T8"> </text:span><text:span text:style-name="T5">the</text:span><text:span text:style-name="T8"> </text:span><text:span text:style-name="T5">contrary</text:span><text:span text:style-name="T8"> </text:span><text:span text:style-name="T5">specified</text:span><text:span text:style-name="T8"> </text:span><text:span text:style-name="T5">in</text:span><text:span text:style-name="T8"> </text:span><text:span text:style-name="T5">the</text:span><text:span text:style-name="T8"> </text:span><text:span text:style-name="T5">Schedule</text:span><text:span text:style-name="T8"> </text:span><text:span text:style-name="T5">all</text:span><text:span text:style-name="T8"> </text:span><text:span text:style-name="T5">such</text:span><text:span text:style-name="T8"> </text:span><text:span text:style-name="T5">necessary</text:span><text:span text:style-name="T8"> </text:span><text:span text:style-name="T5">equipment</text:span><text:span text:style-name="T8"> </text:span><text:span text:style-name="T5">as</text:span><text:span text:style-name="T8"> </text:span><text:span text:style-name="T5">is</text:span><text:span text:style-name="T8"> </text:span><text:span text:style-name="T5">reasonable</text:span><text:span text:style-name="T8"> </text:span><text:span text:style-name="T5">for</text:span><text:span text:style-name="T8"> </text:span><text:span text:style-name="T5">the</text:span><text:span text:style-name="T8"> </text:span><text:span text:style-name="T5">adequate</text:span><text:span text:style-name="T8"> </text:span><text:span text:style-name="T5">performance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;</text:span><text:span text:style-name="T8"> </text:span><text:span text:style-name="T5">and</text:span></text:p>
                </text:list-item>
              </text:list>
            </text:list-item>
          </text:list>
        </text:list-item>
      </text:list>
      <text:p text:style-name="P42"><text:tab/></text:p>
      <text:list xml:id="list349408415" text:style-name="WW8Num13">
        <text:list-item>
          <text:list>
            <text:list-item>
              <text:p text:style-name="P149">If<text:span text:style-name="T36"> </text:span>the<text:span text:style-name="T36"> </text:span>Individual<text:span text:style-name="T36"> </text:span>Contractor<text:span text:style-name="T36"> </text:span>is<text:span text:style-name="T36"> </text:span>unable<text:span text:style-name="T36"> </text:span>for<text:span text:style-name="T36"> </text:span>any<text:span text:style-name="T36"> </text:span>reason<text:span text:style-name="T36"> </text:span>to<text:span text:style-name="T36"> </text:span>provide<text:span text:style-name="T36"> </text:span>the<text:span text:style-name="T36"> </text:span>Contractor<text:span text:style-name="T36"> </text:span>Services<text:span text:style-name="T36"> </text:span>during<text:span text:style-name="T36"> </text:span>the<text:span text:style-name="T36"> </text:span>course<text:span text:style-name="T36"> </text:span>of<text:span text:style-name="T36"> </text:span>the<text:span text:style-name="T36"> </text:span>Assignment,<text:span text:style-name="T36"> </text:span>the<text:span text:style-name="T36"> </text:span>Individual<text:span text:style-name="T36"> </text:span>Contractor<text:span text:style-name="T36"> </text:span>should<text:span text:style-name="T36"> </text:span>inform<text:span text:style-name="T36"> </text:span>the<text:span text:style-name="T36"> </text:span>Company<text:span text:style-name="T36"> </text:span>as<text:span text:style-name="T36"> </text:span>soon<text:span text:style-name="T36"> </text:span>as<text:span text:style-name="T36"> </text:span>is<text:span text:style-name="T36"> </text:span>reasonably<text:span text:style-name="T36"> </text:span>practicable<text:span text:style-name="T36"> </text:span>but<text:span text:style-name="T36"> </text:span>in<text:span text:style-name="T36"> </text:span>any<text:span text:style-name="T36"> </text:span>event,<text:span text:style-name="T36"> </text:span>no<text:span text:style-name="T36"> </text:span>later<text:span text:style-name="T36"> </text:span>than<text:span text:style-name="T36"> </text:span>one<text:span text:style-name="T36"> </text:span>hour<text:span text:style-name="T36"> </text:span>after<text:span text:style-name="T36"> </text:span>it<text:span text:style-name="T36"> </text:span>becomes<text:span text:style-name="T36"> </text:span>aware<text:span text:style-name="T36"> </text:span>of<text:span text:style-name="T36"> </text:span>any<text:span text:style-name="T36"> </text:span>event<text:span text:style-name="T36"> </text:span>which<text:span text:style-name="T36"> </text:span>renders<text:span text:style-name="T36"> </text:span>it<text:span text:style-name="T36"> </text:span>unable<text:span text:style-name="T36"> </text:span>to<text:span text:style-name="T36"> </text:span>provide<text:span text:style-name="T36"> </text:span>the<text:span text:style-name="T36"> </text:span>Contractor<text:span text:style-name="T36"> </text:span>Services<text:span text:style-name="T36"> </text:span>so<text:span text:style-name="T36"> </text:span>as<text:span text:style-name="T36"> </text:span>to<text:span text:style-name="T36"> </text:span>enable<text:span text:style-name="T36"> </text:span>the<text:span text:style-name="T36"> </text:span>Company<text:span text:style-name="T36"> </text:span>to<text:span text:style-name="T36"> </text:span>discharge<text:span text:style-name="T36"> </text:span>its<text:span text:style-name="T36"> </text:span>obligations<text:span text:style-name="T36"> </text:span>to<text:span text:style-name="T36"> </text:span>the<text:span text:style-name="T36"> </text:span>Hirer.<text:span text:style-name="T36"> </text:span></text:p>
            </text:list-item>
          </text:list>
        </text:list-item>
      </text:list>
      <text:p text:style-name="P79"/>
      <text:list xml:id="list992153914" text:style-name="WW8Num11">
        <text:list-item>
          <text:list>
            <text:list-item>
              <text:p text:style-name="P150"><text:span text:style-name="T8"><text:s/></text:span><text:span text:style-name="T5">If</text:span><text:span text:style-name="T8"> </text:span><text:span text:style-name="T5">the</text:span><text:span text:style-name="T8"> </text:span><text:span text:style-name="T5">Umbrella</text:span><text:span text:style-name="T8"> </text:span><text:span text:style-name="T5">company</text:span><text:span text:style-name="T8"> </text:span><text:span text:style-name="T5">and/or</text:span><text:span text:style-name="T8"> </text:span><text:span text:style-name="T5">the</text:span><text:span text:style-name="T8"> </text:span><text:span text:style-name="T5">Individual</text:span><text:span text:style-name="T8"> </text:span><text:span text:style-name="T5">Contractor</text:span><text:span text:style-name="T8"> </text:span><text:span text:style-name="T5">considers</text:span><text:span text:style-name="T8"> </text:span><text:span text:style-name="T5">that</text:span><text:span text:style-name="T8"> </text:span><text:span text:style-name="T5">the</text:span><text:span text:style-name="T8"> </text:span><text:span text:style-name="T5">Agency</text:span><text:span text:style-name="T8"> </text:span><text:span text:style-name="T5">Worker</text:span><text:span text:style-name="T8"> </text:span><text:span text:style-name="T5">has</text:span><text:span text:style-name="T8"> </text:span><text:span text:style-name="T5">not</text:span><text:span text:style-name="T8"> </text:span><text:span text:style-name="T5">or</text:span><text:span text:style-name="T8"> </text:span><text:span text:style-name="T5">may</text:span><text:span text:style-name="T8"> </text:span><text:span text:style-name="T5">not</text:span><text:span text:style-name="T8"> </text:span><text:span text:style-name="T5">have</text:span><text:span text:style-name="T8"> </text:span><text:span text:style-name="T5">received</text:span><text:span text:style-name="T8"> </text:span><text:span text:style-name="T5">equal</text:span><text:span text:style-name="T8"> </text:span><text:span text:style-name="T5">treatment</text:span><text:span text:style-name="T8"> </text:span><text:span text:style-name="T5">under</text:span><text:span text:style-name="T8"> </text:span><text:span text:style-name="T5">the</text:span><text:span text:style-name="T8"> </text:span><text:span text:style-name="T5">Agency</text:span><text:span text:style-name="T8"> </text:span><text:span text:style-name="T5">Workers</text:span><text:span text:style-name="T8"> </text:span><text:span text:style-name="T5">Regulations</text:span><text:span text:style-name="T8"> </text:span><text:span text:style-name="T5">as</text:span><text:span text:style-name="T8"> </text:span><text:span text:style-name="T5">a</text:span><text:span text:style-name="T8"> </text:span><text:span text:style-name="T5">result</text:span><text:span text:style-name="T8"> </text:span><text:span text:style-name="T5">of</text:span><text:span text:style-name="T8"> </text:span><text:span text:style-name="T5">any</text:span><text:span text:style-name="T8"> </text:span><text:span text:style-name="T5">act</text:span><text:span text:style-name="T8"> </text:span><text:span text:style-name="T5">or</text:span><text:span text:style-name="T8"> </text:span><text:span text:style-name="T5">omission</text:span><text:span text:style-name="T8"> </text:span><text:span text:style-name="T5">of</text:span><text:span text:style-name="T8"> </text:span><text:span text:style-name="T5">the</text:span><text:span text:style-name="T8"> </text:span><text:span text:style-name="T5">Employment</text:span><text:span text:style-name="T8"> </text:span><text:span text:style-name="T5">Business,</text:span><text:span text:style-name="T8"> </text:span><text:span text:style-name="T5">the</text:span><text:span text:style-name="T8"> </text:span><text:span text:style-name="T5">Company</text:span><text:span text:style-name="T8"> </text:span><text:span text:style-name="T5">may,</text:span><text:span text:style-name="T8"> </text:span><text:span text:style-name="T5">or</text:span><text:span text:style-name="T8"> </text:span><text:span text:style-name="T5">may</text:span><text:span text:style-name="T8"> </text:span><text:span text:style-name="T5">request</text:span><text:span text:style-name="T8"> </text:span><text:span text:style-name="T5">the</text:span><text:span text:style-name="T8"> </text:span><text:span text:style-name="T5">Individual</text:span><text:span text:style-name="T8"> </text:span><text:span text:style-name="T5">Contractor</text:span><text:span text:style-name="T8"> </text:span><text:span text:style-name="T5">to,</text:span><text:span text:style-name="T8"> </text:span><text:span text:style-name="T5">raise</text:span><text:span text:style-name="T8"> </text:span><text:span text:style-name="T5">this</text:span><text:span text:style-name="T8"> </text:span><text:span text:style-name="T5">in</text:span><text:span text:style-name="T8"> </text:span><text:span text:style-name="T5">writing</text:span><text:span text:style-name="T8"> </text:span><text:span text:style-name="T5">with</text:span><text:span text:style-name="T8"> </text:span><text:span text:style-name="T5">the</text:span><text:span text:style-name="T8"> </text:span><text:span text:style-name="T5">Employment</text:span><text:span text:style-name="T8"> </text:span><text:span text:style-name="T5">Business</text:span><text:span text:style-name="T8"> </text:span><text:span text:style-name="T5">setting</text:span><text:span text:style-name="T8"> </text:span><text:span text:style-name="T5">out</text:span><text:span text:style-name="T8"> </text:span><text:span text:style-name="T5">as</text:span><text:span text:style-name="T8"> </text:span><text:span text:style-name="T5">fully</text:span><text:span text:style-name="T8"> </text:span><text:span text:style-name="T5">as</text:span><text:span text:style-name="T8"> </text:span><text:span text:style-name="T5">possible</text:span><text:span text:style-name="T8"> </text:span><text:span text:style-name="T5">the</text:span><text:span text:style-name="T8"> </text:span><text:span text:style-name="T5">basis</text:span><text:span text:style-name="T8"> </text:span><text:span text:style-name="T5">of</text:span><text:span text:style-name="T8"> </text:span><text:span text:style-name="T5">the</text:span><text:span text:style-name="T8"> </text:span><text:span text:style-name="T5">Umbrella</text:span><text:span text:style-name="T8"> </text:span><text:span text:style-name="T5">company</text:span><text:span text:style-name="T8"> </text:span><text:span text:style-name="T5">and/or</text:span><text:span text:style-name="T8"> </text:span><text:span text:style-name="T5">the</text:span><text:span text:style-name="T8"> </text:span><text:span text:style-name="T5">Individual</text:span><text:span text:style-name="T8"> </text:span><text:span text:style-name="T5">Contractor</text:span><text:span text:style-name="T8">’</text:span><text:span text:style-name="T5">s</text:span><text:span text:style-name="T8"> </text:span><text:span text:style-name="T5">concerns.</text:span><text:span text:style-name="T36"> </text:span><text:span text:style-name="T5">Save</text:span><text:span text:style-name="T8"> </text:span><text:span text:style-name="T5">to</text:span><text:span text:style-name="T8"> </text:span><text:span text:style-name="T5">the</text:span><text:span text:style-name="T8"> </text:span><text:span text:style-name="T5">extent</text:span><text:span text:style-name="T8"> </text:span><text:span text:style-name="T5">any</text:span><text:span text:style-name="T8"> </text:span><text:span text:style-name="T5">such</text:span><text:span text:style-name="T8"> </text:span><text:span text:style-name="T5">Loss</text:span><text:span text:style-name="T8"> </text:span><text:span text:style-name="T5">results</text:span><text:span text:style-name="T8"> </text:span><text:span text:style-name="T5">from</text:span><text:span text:style-name="T8"> </text:span><text:span text:style-name="T5">any</text:span><text:span text:style-name="T8"> </text:span><text:span text:style-name="T5">act</text:span><text:span text:style-name="T8"> </text:span><text:span text:style-name="T5">or</text:span><text:span text:style-name="T8"> </text:span><text:span text:style-name="T5">omission</text:span><text:span text:style-name="T8"> </text:span><text:span text:style-name="T5">of</text:span><text:span text:style-name="T8"> </text:span><text:span text:style-name="T5">the</text:span><text:span text:style-name="T8"> </text:span><text:span text:style-name="T5">Employment</text:span><text:span text:style-name="T8"> </text:span><text:span text:style-name="T5">Business</text:span><text:span text:style-name="T8"> </text:span><text:span text:style-name="T5">or</text:span><text:span text:style-name="T8"> </text:span><text:span text:style-name="T5">the</text:span><text:span text:style-name="T8"> </text:span><text:span text:style-name="T5">Hirer,</text:span><text:span text:style-name="T8"> </text:span><text:span text:style-name="T5">the</text:span><text:span text:style-name="T8"> </text:span><text:span text:style-name="T5">Umbrella</text:span><text:span text:style-name="T8"> </text:span><text:span text:style-name="T5">company</text:span><text:span text:style-name="T8"> </text:span><text:span text:style-name="T5">shall</text:span><text:span text:style-name="T8"> </text:span><text:span text:style-name="T5">indemnify</text:span><text:span text:style-name="T8"> </text:span><text:span text:style-name="T5">and</text:span><text:span text:style-name="T8"> </text:span><text:span text:style-name="T5">keep</text:span><text:span text:style-name="T8"> </text:span><text:span text:style-name="T5">indemnified</text:span><text:span text:style-name="T8"> </text:span><text:span text:style-name="T5">the</text:span><text:span text:style-name="T8"> </text:span><text:span text:style-name="T5">Employment</text:span><text:span text:style-name="T8"> </text:span><text:span text:style-name="T5">Business</text:span><text:span text:style-name="T8"> </text:span><text:span text:style-name="T5">(or,</text:span><text:span text:style-name="T8"> </text:span><text:span text:style-name="T5">as</text:span><text:span text:style-name="T8"> </text:span><text:span text:style-name="T5">the</text:span><text:span text:style-name="T8"> </text:span><text:span text:style-name="T5">case</text:span><text:span text:style-name="T8"> </text:span><text:span text:style-name="T5">may</text:span><text:span text:style-name="T8"> </text:span><text:span text:style-name="T5">be,</text:span><text:span text:style-name="T8"> </text:span><text:span text:style-name="T5">the</text:span><text:span text:style-name="T8"> </text:span><text:span text:style-name="T5">Hirer)</text:span><text:span text:style-name="T8"> </text:span><text:span text:style-name="T5">against</text:span><text:span text:style-name="T8"> </text:span><text:span text:style-name="T5">any</text:span><text:span text:style-name="T8"> </text:span><text:span text:style-name="T5">Losses</text:span><text:span text:style-name="T8"> </text:span><text:span text:style-name="T5">the</text:span><text:span text:style-name="T8"> </text:span><text:span text:style-name="T5">Employment</text:span><text:span text:style-name="T8"> </text:span><text:span text:style-name="T5">Business</text:span><text:span text:style-name="T8"> </text:span><text:span text:style-name="T5">(or</text:span><text:span text:style-name="T8"> </text:span><text:span text:style-name="T5">the</text:span><text:span text:style-name="T8"> </text:span><text:span text:style-name="T5">Hirer)</text:span><text:span text:style-name="T8"> </text:span><text:span text:style-name="T5">may</text:span><text:span text:style-name="T8"> </text:span><text:span text:style-name="T5">suffer</text:span><text:span text:style-name="T8"> </text:span><text:span text:style-name="T5">or</text:span><text:span text:style-name="T8"> </text:span><text:span text:style-name="T5">incur</text:span><text:span text:style-name="T8"> </text:span><text:span text:style-name="T5">as</text:span><text:span text:style-name="T8"> </text:span><text:span text:style-name="T5">a</text:span><text:span text:style-name="T8"> </text:span><text:span text:style-name="T5">result</text:span><text:span text:style-name="T8"> </text:span><text:span text:style-name="T5">of</text:span><text:span text:style-name="T8"> </text:span><text:span text:style-name="T5">any</text:span><text:span text:style-name="T8"> </text:span><text:span text:style-name="T5">claim</text:span><text:span text:style-name="T8"> </text:span><text:span text:style-name="T5">made</text:span><text:span text:style-name="T8"> </text:span><text:span text:style-name="T5">by</text:span><text:span text:style-name="T8"> </text:span><text:span text:style-name="T5">or</text:span><text:span text:style-name="T8"> </text:span><text:span text:style-name="T5">on</text:span><text:span text:style-name="T8"> </text:span><text:span text:style-name="T5">behalf</text:span><text:span text:style-name="T8"> </text:span><text:span text:style-name="T5">of</text:span><text:span text:style-name="T8"> </text:span><text:span text:style-name="T5">the</text:span><text:span text:style-name="T8"> </text:span><text:span text:style-name="T5">Individual</text:span><text:span text:style-name="T8"> </text:span><text:span text:style-name="T5">Contractor</text:span><text:span text:style-name="T8"> </text:span><text:span text:style-name="T5">under</text:span><text:span text:style-name="T8"> </text:span><text:span text:style-name="T5">the</text:span><text:span text:style-name="T8"> </text:span><text:span text:style-name="T5">Agency</text:span><text:span text:style-name="T8"> </text:span><text:span text:style-name="T5">Workers</text:span><text:span text:style-name="T8"> </text:span><text:span text:style-name="T5">Regulations.</text:span><text:span text:style-name="T8"> </text:span></text:p>
            </text:list-item>
          </text:list>
        </text:list-item>
      </text:list>
      <text:p text:style-name="P19"/>
      <text:list xml:id="list862551214" text:continue-numbering="true" text:style-name="WW8Num11">
        <text:list-item>
          <text:list>
            <text:list-item>
              <text:p text:style-name="P151">If,<text:span text:style-name="T36"> </text:span>either<text:span text:style-name="T36"> </text:span>before<text:span text:style-name="T36"> </text:span>or<text:span text:style-name="T36"> </text:span>during<text:span text:style-name="T36"> </text:span>the<text:span text:style-name="T36"> </text:span>course<text:span text:style-name="T36"> </text:span>of<text:span text:style-name="T36"> </text:span>an<text:span text:style-name="T36"> </text:span>Assignment,<text:span text:style-name="T36"> </text:span>the<text:span text:style-name="T36"> </text:span>Contractor<text:span text:style-name="T36"> </text:span>becomes<text:span text:style-name="T36"> </text:span>aware<text:span text:style-name="T36"> </text:span>of<text:span text:style-name="T36"> </text:span>any<text:span text:style-name="T36"> </text:span>reason<text:span text:style-name="T36"> </text:span>why<text:span text:style-name="T36"> </text:span>it<text:span text:style-name="T36"> </text:span>or<text:span text:style-name="T36"> </text:span>the<text:span text:style-name="T36"> </text:span>Contractor<text:span text:style-name="T36"> </text:span>Staff<text:span text:style-name="T36"> </text:span>may<text:span text:style-name="T36"> </text:span>not<text:span text:style-name="T36"> </text:span>be<text:span text:style-name="T36"> </text:span>suitable<text:span text:style-name="T36"> </text:span>for<text:span text:style-name="T36"> </text:span>an<text:span text:style-name="T36"> </text:span>Assignment,<text:span text:style-name="T36"> </text:span>the<text:span text:style-name="T36"> </text:span>Contractor<text:span text:style-name="T36"> </text:span>shall<text:span text:style-name="T36"> </text:span>notify<text:span text:style-name="T36"> </text:span>the<text:span text:style-name="T36"> </text:span>Company<text:span text:style-name="T36"> </text:span>without<text:span text:style-name="T36"> </text:span>delay.</text:p>
            </text:list-item>
          </text:list>
        </text:list-item>
      </text:list>
      <text:p text:style-name="P18"/>
      <text:list xml:id="list1957144679" text:continue-numbering="true" text:style-name="WW8Num11">
        <text:list-item>
          <text:list>
            <text:list-item>
              <text:p text:style-name="P151">The<text:span text:style-name="T36"> </text:span>Contractor<text:span text:style-name="T36"> </text:span>acknowledges<text:span text:style-name="T36"> </text:span>that<text:span text:style-name="T36"> </text:span>any<text:span text:style-name="T36"> </text:span>breach<text:span text:style-name="T36"> </text:span>of<text:span text:style-name="T36"> </text:span>its<text:span text:style-name="T36"> </text:span>obligations<text:span text:style-name="T36"> </text:span>set<text:span text:style-name="T36"> </text:span>out<text:span text:style-name="T36"> </text:span>in<text:span text:style-name="T36"> </text:span>this<text:span text:style-name="T36"> </text:span>clause<text:span text:style-name="T36"> </text:span>may<text:span text:style-name="T36"> </text:span>cause<text:span text:style-name="T36"> </text:span>the<text:span text:style-name="T36"> </text:span>Company<text:span text:style-name="T36"> </text:span>to<text:span text:style-name="T36"> </text:span>suffer<text:span text:style-name="T36"> </text:span>loss<text:span text:style-name="T36"> </text:span>and<text:span text:style-name="T36"> </text:span>that<text:span text:style-name="T36"> </text:span>the<text:span text:style-name="T36"> </text:span>Company<text:span text:style-name="T36"> </text:span>reserves<text:span text:style-name="T36"> </text:span>the<text:span text:style-name="T36"> </text:span>right<text:span text:style-name="T36"> </text:span>to<text:span text:style-name="T36"> </text:span>recover<text:span text:style-name="T36"> </text:span>such<text:span text:style-name="T36"> </text:span>losses<text:span text:style-name="T36"> </text:span>from<text:span text:style-name="T36"> </text:span>the<text:span text:style-name="T36"> </text:span>Contractor<text:span text:style-name="T36"> </text:span>by<text:span text:style-name="T36"> </text:span>way<text:span text:style-name="T36"> </text:span>of<text:span text:style-name="T36"> </text:span>set<text:span text:style-name="T36"> </text:span>off<text:span text:style-name="T36"> </text:span>or<text:span text:style-name="T36"> </text:span>deduction<text:span text:style-name="T36"> </text:span>from<text:span text:style-name="T36"> </text:span>any<text:span text:style-name="T36"> </text:span>sums<text:span text:style-name="T36"> </text:span>owed<text:span text:style-name="T36"> </text:span>by<text:span text:style-name="T36"> </text:span>the<text:span text:style-name="T36"> </text:span>Company<text:span text:style-name="T36"> </text:span>to<text:span text:style-name="T36"> </text:span>the<text:span text:style-name="T36"> </text:span>Contractor.<text:span text:style-name="T36"> </text:span></text:p>
            </text:list-item>
          </text:list>
        </text:list-item>
      </text:list>
      <text:h text:style-name="P127" text:outline-level="1"/>
      <text:p text:style-name="Standard"/>
      <text:list xml:id="list1297107085" text:continue-numbering="true" text:style-name="WW8Num11">
        <text:list-item>
          <text:p text:style-name="P48">OBLIGATIONS<text:span text:style-name="T36"> </text:span>OF<text:span text:style-name="T36"> </text:span>THE<text:span text:style-name="T36"> </text:span>COMPANY</text:p>
        </text:list-item>
      </text:list>
      <text:p text:style-name="P28"/>
      <text:list xml:id="list1958433836" text:style-name="WW8Num5">
        <text:list-item>
          <text:list>
            <text:list-item>
              <text:p text:style-name="P97">Throughout<text:span text:style-name="T36"> </text:span>the<text:span text:style-name="T36"> </text:span>term<text:span text:style-name="T36"> </text:span>of<text:span text:style-name="T36"> </text:span>this<text:span text:style-name="T36"> </text:span>Agreement<text:span text:style-name="T36"> </text:span>the<text:span text:style-name="T36"> </text:span>Company<text:span text:style-name="T36"> </text:span>will:</text:p>
            </text:list-item>
          </text:list>
        </text:list-item>
      </text:list>
      <text:p text:style-name="P80"/>
      <text:list xml:id="list1945785129" text:continue-numbering="true" text:style-name="WW8Num5">
        <text:list-item>
          <text:list>
            <text:list-item>
              <text:list>
                <text:list-item>
                  <text:p text:style-name="P87"><text:span text:style-name="T5">pa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the</text:span><text:span text:style-name="T8"> </text:span><text:span text:style-name="T5">agreed</text:span><text:span text:style-name="T8"> </text:span><text:span text:style-name="T5">Contractor</text:span><text:span text:style-name="T8"> </text:span><text:span text:style-name="T5">Fees</text:span><text:span text:style-name="T8"> </text:span><text:span text:style-name="T5">in</text:span><text:span text:style-name="T8"> </text:span><text:span text:style-name="T5">respect</text:span><text:span text:style-name="T8"> </text:span><text:span text:style-name="T5">of</text:span><text:span text:style-name="T8"> </text:span><text:span text:style-name="T5">the</text:span><text:span text:style-name="T8"> </text:span><text:span text:style-name="T5">provision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in</text:span><text:span text:style-name="T8"> </text:span><text:span text:style-name="T5">accordance</text:span><text:span text:style-name="T8"> </text:span><text:span text:style-name="T5">with</text:span><text:span text:style-name="T8"> </text:span><text:span text:style-name="T5">clause</text:span><text:span text:style-name="T8"> </text:span><text:span text:style-name="T5">8</text:span><text:span text:style-name="T8"> </text:span><text:span text:style-name="T5">below,</text:span><text:span text:style-name="T8"> </text:span><text:span text:style-name="T5">subject</text:span><text:span text:style-name="T8"> </text:span><text:span text:style-name="T5">to</text:span><text:span text:style-name="T8"> </text:span><text:span text:style-name="T5">any</text:span><text:span text:style-name="T8"> </text:span><text:span text:style-name="T5">right</text:span><text:span text:style-name="T8"> </text:span><text:span text:style-name="T5">of</text:span><text:span text:style-name="T8"> </text:span><text:span text:style-name="T5">set</text:span><text:span text:style-name="T8"> </text:span><text:span text:style-name="T5">off</text:span><text:span text:style-name="T8"> </text:span><text:span text:style-name="T5">or</text:span><text:span text:style-name="T8"> </text:span><text:span text:style-name="T5">deduction</text:span><text:span text:style-name="T8"> </text:span><text:span text:style-name="T5">in</text:span><text:span text:style-name="T8"> </text:span><text:span text:style-name="T5">clause</text:span><text:span text:style-name="T8"> </text:span><text:span text:style-name="T5">5.4;</text:span></text:p>
                </text:list-item>
              </text:list>
            </text:list-item>
          </text:list>
        </text:list-item>
      </text:list>
      <text:p text:style-name="P40"/>
      <text:list xml:id="list1503194818" text:continue-numbering="true" text:style-name="WW8Num5">
        <text:list-item>
          <text:list>
            <text:list-item>
              <text:list>
                <text:list-item>
                  <text:p text:style-name="P87"><text:span text:style-name="T5">furnish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with</text:span><text:span text:style-name="T8"> </text:span><text:span text:style-name="T5">the</text:span><text:span text:style-name="T8"> </text:span><text:span text:style-name="T5">information</text:span><text:span text:style-name="T8"> </text:span><text:span text:style-name="T5">set</text:span><text:span text:style-name="T8"> </text:span><text:span text:style-name="T5">out</text:span><text:span text:style-name="T8"> </text:span><text:span text:style-name="T5">in</text:span><text:span text:style-name="T8"> </text:span><text:span text:style-name="T5">the</text:span><text:span text:style-name="T8"> </text:span><text:span text:style-name="T5">Schedule</text:span><text:span text:style-name="T8"> </text:span><text:span text:style-name="T5">in</text:span><text:span text:style-name="T8"> </text:span><text:span text:style-name="T5">order</text:span><text:span text:style-name="T8"> </text:span><text:span text:style-name="T5">fo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to</text:span><text:span text:style-name="T8"> </text:span><text:span text:style-name="T5">arrange</text:span><text:span text:style-name="T8"> </text:span><text:span text:style-name="T5">for</text:span><text:span text:style-name="T8"> </text:span><text:span text:style-name="T5">the</text:span><text:span text:style-name="T8"> </text:span><text:span text:style-name="T5">provision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;</text:span><text:span text:style-name="T8"> </text:span><text:span text:style-name="T5">and</text:span></text:p>
                </text:list-item>
              </text:list>
            </text:list-item>
          </text:list>
        </text:list-item>
      </text:list>
      <text:p text:style-name="P21"/>
      <text:list xml:id="list1771191049" text:continue-numbering="true" text:style-name="WW8Num5">
        <text:list-item>
          <text:list>
            <text:list-item>
              <text:list>
                <text:list-item>
                  <text:p text:style-name="P87"><text:span text:style-name="T5">advis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of</text:span><text:span text:style-name="T8"> </text:span><text:span text:style-name="T5">any</text:span><text:span text:style-name="T8"> </text:span><text:span text:style-name="T5">health</text:span><text:span text:style-name="T8"> </text:span><text:span text:style-name="T5">and</text:span><text:span text:style-name="T8"> </text:span><text:span text:style-name="T5">safety</text:span><text:span text:style-name="T8"> </text:span><text:span text:style-name="T5">information</text:span><text:span text:style-name="T8"> </text:span><text:span text:style-name="T5">or</text:span><text:span text:style-name="T8"> </text:span><text:span text:style-name="T5">advice</text:span><text:span text:style-name="T8"> </text:span><text:span text:style-name="T5">which</text:span><text:span text:style-name="T8"> </text:span><text:span text:style-name="T5">it</text:span><text:span text:style-name="T8"> </text:span><text:span text:style-name="T5">receives</text:span><text:span text:style-name="T8"> </text:span><text:span text:style-name="T5">from</text:span><text:span text:style-name="T8"> </text:span><text:span text:style-name="T5">the</text:span><text:span text:style-name="T8"> </text:span><text:span text:style-name="T5">Client</text:span><text:span text:style-name="T8"> </text:span><text:span text:style-name="T5">which</text:span><text:span text:style-name="T8"> </text:span><text:span text:style-name="T5">may</text:span><text:span text:style-name="T8"> </text:span><text:span text:style-name="T5">affect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during</text:span><text:span text:style-name="T8"> </text:span><text:span text:style-name="T5">the</text:span><text:span text:style-name="T8"> </text:span><text:span text:style-name="T5">Assignment.</text:span></text:p>
                </text:list-item>
              </text:list>
            </text:list-item>
          </text:list>
        </text:list-item>
      </text:list>
      <text:p text:style-name="P24"/>
      <text:list xml:id="list563154060" text:continue-numbering="true" text:style-name="WW8Num5">
        <text:list-item>
          <text:p text:style-name="P46">INVOICING</text:p>
        </text:list-item>
      </text:list>
      <text:p text:style-name="P24"/>
      <text:list xml:id="list1543362322" text:continue-numbering="true" text:style-name="WW8Num5">
        <text:list-item>
          <text:list>
            <text:list-item>
              <text:p text:style-name="P57"><text:span text:style-name="T5">Upon</text:span><text:span text:style-name="T8"> </text:span><text:span text:style-name="T5">completion</text:span><text:span text:style-name="T8"> </text:span><text:span text:style-name="T5">of</text:span><text:span text:style-name="T8"> </text:span><text:span text:style-name="T5">the</text:span><text:span text:style-name="T8"> </text:span><text:span text:style-name="T5">Assignment,</text:span><text:span text:style-name="T8"> </text:span><text:span text:style-name="T5">or</text:span><text:span text:style-name="T8"> </text:span><text:span text:style-name="T5">as</text:span><text:span text:style-name="T8"> </text:span><text:span text:style-name="T5">may</text:span><text:span text:style-name="T8"> </text:span><text:span text:style-name="T5">be</text:span><text:span text:style-name="T8"> </text:span><text:span text:style-name="T5">agreed</text:span><text:span text:style-name="T8"> </text:span><text:span text:style-name="T5">and</text:span><text:span text:style-name="T8"> </text:span><text:span text:style-name="T5">specified</text:span><text:span text:style-name="T8"> </text:span><text:span text:style-name="T5">in</text:span><text:span text:style-name="T8"> </text:span><text:span text:style-name="T5">the</text:span><text:span text:style-name="T8"> </text:span><text:span text:style-name="T5">Schedule,</text:span><text:span text:style-name="T8"> </text:span><text:span text:style-name="T5">at</text:span><text:span text:style-name="T8"> </text:span><text:span text:style-name="T5">the</text:span><text:span text:style-name="T8"> </text:span><text:span text:style-name="T5">end</text:span><text:span text:style-name="T8"> </text:span><text:span text:style-name="T5">of</text:span><text:span text:style-name="T8"> </text:span><text:span text:style-name="T5">each</text:span><text:span text:style-name="T8"> </text:span><text:span text:style-name="T5">month</text:span><text:span text:style-name="T8"> </text:span><text:span text:style-name="T5">of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deliver</text:span><text:span text:style-name="T8"> </text:span><text:span text:style-name="T5">to</text:span><text:span text:style-name="T8"> </text:span><text:span text:style-name="T5">the</text:span><text:span text:style-name="T8"> </text:span><text:span text:style-name="T5">Company</text:span><text:span text:style-name="T8"> </text:span><text:span text:style-name="T5">its</text:span><text:span text:style-name="T8"> </text:span><text:span text:style-name="T5">invoice</text:span><text:span text:style-name="T8"> </text:span><text:span text:style-name="T5">fo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Fees</text:span><text:span text:style-name="T8"> </text:span><text:soft-page-break/><text:span text:style-name="T5">due</text:span><text:span text:style-name="T8"> </text:span><text:span text:style-name="T5">from</text:span><text:span text:style-name="T8"> </text:span><text:span text:style-name="T5">the</text:span><text:span text:style-name="T8"> </text:span><text:span text:style-name="T5">Company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giving</text:span><text:span text:style-name="T8"> </text:span><text:span text:style-name="T5">a</text:span><text:span text:style-name="T8"> </text:span><text:span text:style-name="T5">detailed</text:span><text:span text:style-name="T8"> </text:span><text:span text:style-name="T5">breakdown</text:span><text:span text:style-name="T8"> </text:span><text:span text:style-name="T5">showing</text:span><text:span text:style-name="T8"> </text:span><text:span text:style-name="T5">the</text:span><text:span text:style-name="T8"> </text:span><text:span text:style-name="T5">work</text:span><text:span text:style-name="T8"> </text:span><text:span text:style-name="T5">performed</text:span><text:span text:style-name="T8"> </text:span><text:span text:style-name="T5">and</text:span><text:span text:style-name="T8"> </text:span><text:span text:style-name="T5">the</text:span><text:span text:style-name="T8"> </text:span><text:span text:style-name="T5">time</text:span><text:span text:style-name="T8"> </text:span><text:span text:style-name="T5">spent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in</text:span><text:span text:style-name="T8"> </text:span><text:span text:style-name="T5">providing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.</text:span></text:p>
            </text:list-item>
          </text:list>
        </text:list-item>
      </text:list>
      <text:p text:style-name="P79"/>
      <text:list xml:id="list409081972" text:continue-numbering="true" text:style-name="WW8Num5">
        <text:list-item>
          <text:list>
            <text:list-item>
              <text:p text:style-name="P57"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obtain</text:span><text:span text:style-name="T8"> </text:span><text:span text:style-name="T5">the</text:span><text:span text:style-name="T8"> </text:span><text:span text:style-name="T5">signature</text:span><text:span text:style-name="T8"> </text:span><text:span text:style-name="T5">of</text:span><text:span text:style-name="T8"> </text:span><text:span text:style-name="T5">an</text:span><text:span text:style-name="T8"> </text:span><text:span text:style-name="T5">authorised</text:span><text:span text:style-name="T8"> </text:span><text:span text:style-name="T5">representative</text:span><text:span text:style-name="T8"> </text:span><text:span text:style-name="T5">of</text:span><text:span text:style-name="T8"> </text:span><text:span text:style-name="T5">the</text:span><text:span text:style-name="T8"> </text:span><text:span text:style-name="T5">Client</text:span><text:span text:style-name="T8"> </text:span><text:span text:style-name="T5">as</text:span><text:span text:style-name="T8"> </text:span><text:span text:style-name="T5">verification</text:span><text:span text:style-name="T8"> </text:span><text:span text:style-name="T5">of</text:span><text:span text:style-name="T8"> </text:span><text:span text:style-name="T5">execution</text:span><text:span text:style-name="T8"> </text:span><text:span text:style-name="T5">of</text:span><text:span text:style-name="T8"> </text:span><text:span text:style-name="T5">the</text:span><text:span text:style-name="T8"> </text:span><text:span text:style-name="T5">provision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</text:span><text:span text:style-name="T8"> </text:span><text:span text:style-name="T5">for</text:span><text:span text:style-name="T8"> </text:span><text:span text:style-name="T5">each</text:span><text:span text:style-name="T8"> </text:span><text:span text:style-name="T5">of</text:span><text:span text:style-name="T8"> </text:span><text:span text:style-name="T5">its</text:span><text:span text:style-name="T8"> </text:span><text:span text:style-name="T5">invoices.</text:span></text:p>
            </text:list-item>
          </text:list>
        </text:list-item>
      </text:list>
      <text:p text:style-name="P58"/>
      <text:list xml:id="list1919057588" text:continue-numbering="true" text:style-name="WW8Num5">
        <text:list-item>
          <text:list>
            <text:list-item>
              <text:p text:style-name="P57"><text:span text:style-name="T5">The</text:span><text:span text:style-name="T8"> </text:span><text:span text:style-name="T5">Contractor</text:span><text:span text:style-name="T8">’</text:span><text:span text:style-name="T5">s</text:span><text:span text:style-name="T8"> </text:span><text:span text:style-name="T5">invoice</text:span><text:span text:style-name="T8"> </text:span><text:span text:style-name="T5">must</text:span><text:span text:style-name="T8"> </text:span><text:span text:style-name="T5">be</text:span><text:span text:style-name="T8"> </text:span><text:span text:style-name="T5">received</text:span><text:span text:style-name="T8"> </text:span><text:span text:style-name="T5">by</text:span><text:span text:style-name="T8"> </text:span><text:span text:style-name="T5">the</text:span><text:span text:style-name="T8"> </text:span><text:span text:style-name="T5">Company</text:span><text:span text:style-name="T8"> </text:span><text:span text:style-name="T5">in</text:span><text:span text:style-name="T8"> </text:span><text:span text:style-name="T5">line</text:span><text:span text:style-name="T8"> </text:span><text:span text:style-name="T5">with</text:span><text:span text:style-name="T8"> </text:span><text:span text:style-name="T5">the</text:span><text:span text:style-name="T8"> </text:span><text:span text:style-name="T5">attached</text:span><text:span text:style-name="T8"> </text:span><text:span text:style-name="T5">payment</text:span><text:span text:style-name="T8"> </text:span><text:span text:style-name="T5">schedule.</text:span><text:span text:style-name="T8"> </text:span><text:span text:style-name="T5">The</text:span><text:span text:style-name="T8"> </text:span><text:span text:style-name="T5">Contractor</text:span><text:span text:style-name="T8">’</text:span><text:span text:style-name="T5">s</text:span><text:span text:style-name="T8"> </text:span><text:span text:style-name="T5">invoice</text:span><text:span text:style-name="T8"> </text:span><text:span text:style-name="T5">should</text:span><text:span text:style-name="T8"> </text:span><text:span text:style-name="T5">bear</text:span><text:span text:style-name="T8"> </text:span><text:span text:style-name="T5">the</text:span><text:span text:style-name="T8"> </text:span><text:span text:style-name="T5">Contractor</text:span><text:span text:style-name="T8">’</text:span><text:span text:style-name="T5">s</text:span><text:span text:style-name="T8"> </text:span><text:span text:style-name="T5">name,</text:span><text:span text:style-name="T8"> </text:span><text:span text:style-name="T5">the</text:span><text:span text:style-name="T8"> </text:span><text:span text:style-name="T5">Contractor</text:span><text:span text:style-name="T8">’</text:span><text:span text:style-name="T5">s</text:span><text:span text:style-name="T8"> </text:span><text:span text:style-name="T5">company</text:span><text:span text:style-name="T8"> </text:span><text:span text:style-name="T5">registration</text:span><text:span text:style-name="T8"> </text:span><text:span text:style-name="T5">number</text:span><text:span text:style-name="T8"> </text:span><text:span text:style-name="T5">and</text:span><text:span text:style-name="T8"> </text:span><text:span text:style-name="T5">VAT</text:span><text:span text:style-name="T8"> </text:span><text:span text:style-name="T5">number</text:span><text:span text:style-name="T8"> </text:span><text:span text:style-name="T5">and</text:span><text:span text:style-name="T8"> </text:span><text:span text:style-name="T5">should</text:span><text:span text:style-name="T8"> </text:span><text:span text:style-name="T5">state</text:span><text:span text:style-name="T8"> </text:span><text:span text:style-name="T5">any</text:span><text:span text:style-name="T8"> </text:span><text:span text:style-name="T5">VAT</text:span><text:span text:style-name="T8"> </text:span><text:span text:style-name="T5">due</text:span><text:span text:style-name="T8"> </text:span><text:span text:style-name="T5">on</text:span><text:span text:style-name="T8"> </text:span><text:span text:style-name="T5">the</text:span><text:span text:style-name="T8"> </text:span><text:span text:style-name="T5">invoice.</text:span><text:span text:style-name="T8"> </text:span></text:p>
            </text:list-item>
            <text:list-item>
              <text:p text:style-name="P57"><text:span text:style-name="T5">The</text:span><text:span text:style-name="T8"> </text:span><text:span text:style-name="T5">Company</text:span><text:span text:style-name="T8"> </text:span><text:span text:style-name="T5">shall</text:span><text:span text:style-name="T8"> </text:span><text:span text:style-name="T5">not</text:span><text:span text:style-name="T8"> </text:span><text:span text:style-name="T5">be</text:span><text:span text:style-name="T8"> </text:span><text:span text:style-name="T5">obliged</text:span><text:span text:style-name="T8"> </text:span><text:span text:style-name="T5">to</text:span><text:span text:style-name="T8"> </text:span><text:span text:style-name="T5">pay</text:span><text:span text:style-name="T8"> </text:span><text:span text:style-name="T5">any</text:span><text:span text:style-name="T8"> </text:span><text:span text:style-name="T5">fees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unless</text:span><text:span text:style-name="T8"> </text:span><text:span text:style-name="T5">an</text:span><text:span text:style-name="T8"> </text:span><text:span text:style-name="T5">invoice</text:span><text:span text:style-name="T8"> </text:span><text:span text:style-name="T5">has</text:span><text:span text:style-name="T8"> </text:span><text:span text:style-name="T5">been</text:span><text:span text:style-name="T8"> </text:span><text:span text:style-name="T5">properly</text:span><text:span text:style-name="T8"> </text:span><text:span text:style-name="T5">submitted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in</text:span><text:span text:style-name="T8"> </text:span><text:span text:style-name="T5">accordance</text:span><text:span text:style-name="T8"> </text:span><text:span text:style-name="T5">with</text:span><text:span text:style-name="T8"> </text:span><text:span text:style-name="T5">this</text:span><text:span text:style-name="T8"> </text:span><text:span text:style-name="T5">clause</text:span><text:span text:style-name="T8"> </text:span><text:span text:style-name="T5">7</text:span><text:span text:style-name="T8"> </text:span><text:span text:style-name="T5">of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and</text:span><text:span text:style-name="T8"> </text:span><text:span text:style-name="T5">until</text:span><text:span text:style-name="T8"> </text:span><text:span text:style-name="T5">the</text:span><text:span text:style-name="T8"> </text:span><text:span text:style-name="T5">Client</text:span><text:span text:style-name="T8"> </text:span><text:span text:style-name="T5">has</text:span><text:span text:style-name="T8"> </text:span><text:span text:style-name="T5">verified</text:span><text:span text:style-name="T8"> </text:span><text:span text:style-name="T5">the</text:span><text:span text:style-name="T8"> </text:span><text:span text:style-name="T5">execution</text:span><text:span text:style-name="T8"> </text:span><text:span text:style-name="T5">of</text:span><text:span text:style-name="T8"> </text:span><text:span text:style-name="T5">the</text:span><text:span text:style-name="T8"> </text:span><text:span text:style-name="T5">Assignment.</text:span></text:p>
            </text:list-item>
          </text:list>
        </text:list-item>
      </text:list>
      <text:p text:style-name="P18"/>
      <text:p text:style-name="P18"/>
      <text:p text:style-name="P18"/>
      <text:list xml:id="list1117495454" text:continue-numbering="true" text:style-name="WW8Num5">
        <text:list-item>
          <text:p text:style-name="P44"><text:span text:style-name="T65">CONTRACTOR</text:span><text:span text:style-name="T66"> </text:span><text:span text:style-name="T65">FEES</text:span></text:p>
        </text:list-item>
      </text:list>
      <text:p text:style-name="P28"/>
      <text:list xml:id="list427626947" text:continue-numbering="true" text:style-name="WW8Num5">
        <text:list-item>
          <text:list>
            <text:list-item>
              <text:p text:style-name="P57"><text:span text:style-name="T5">Subject</text:span><text:span text:style-name="T8"> </text:span><text:span text:style-name="T5">to</text:span><text:span text:style-name="T8"> </text:span><text:span text:style-name="T5">the</text:span><text:span text:style-name="T8"> </text:span><text:span text:style-name="T5">receipt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’</text:span><text:span text:style-name="T5">s</text:span><text:span text:style-name="T8"> </text:span><text:span text:style-name="T5">invoice</text:span><text:span text:style-name="T8"> </text:span><text:span text:style-name="T5">in</text:span><text:span text:style-name="T8"> </text:span><text:span text:style-name="T5">accordance</text:span><text:span text:style-name="T8"> </text:span><text:span text:style-name="T5">with</text:span><text:span text:style-name="T8"> </text:span><text:span text:style-name="T5">clause</text:span><text:span text:style-name="T8"> </text:span><text:span text:style-name="T5">7</text:span><text:span text:style-name="T8"> </text:span><text:span text:style-name="T5">above,</text:span><text:span text:style-name="T8"> </text:span><text:span text:style-name="T5">and</text:span><text:span text:style-name="T8"> </text:span><text:span text:style-name="T5">subject</text:span><text:span text:style-name="T8"> </text:span><text:span text:style-name="T5">to</text:span><text:span text:style-name="T8"> </text:span><text:span text:style-name="T5">prior</text:span><text:span text:style-name="T8"> </text:span><text:span text:style-name="T5">payment</text:span><text:span text:style-name="T8"> </text:span><text:span text:style-name="T5">by</text:span><text:span text:style-name="T8"> </text:span><text:span text:style-name="T5">the</text:span><text:span text:style-name="T8"> </text:span><text:span text:style-name="T5">Client</text:span><text:span text:style-name="T8"> </text:span><text:span text:style-name="T5">of</text:span><text:span text:style-name="T8"> </text:span><text:span text:style-name="T5">the</text:span><text:span text:style-name="T8"> </text:span><text:span text:style-name="T5">Company</text:span><text:span text:style-name="T8">’</text:span><text:span text:style-name="T5">s</text:span><text:span text:style-name="T8"> </text:span><text:span text:style-name="T5">charges</text:span><text:span text:style-name="T8"> </text:span><text:span text:style-name="T5">fo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,</text:span><text:span text:style-name="T8"> </text:span><text:span text:style-name="T5">the</text:span><text:span text:style-name="T8"> </text:span><text:span text:style-name="T5">Company</text:span><text:span text:style-name="T8"> </text:span><text:span text:style-name="T5">will</text:span><text:span text:style-name="T8"> </text:span><text:span text:style-name="T5">pa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Fees</text:span><text:span text:style-name="T8"> </text:span><text:span text:style-name="T5">in</text:span><text:span text:style-name="T8"> </text:span><text:span text:style-name="T5">line</text:span><text:span text:style-name="T8"> </text:span><text:span text:style-name="T5">with</text:span><text:span text:style-name="T8"> </text:span><text:span text:style-name="T5">the</text:span><text:span text:style-name="T8"> </text:span><text:span text:style-name="T5">attached</text:span><text:span text:style-name="T8"> </text:span><text:span text:style-name="T5">payment</text:span><text:span text:style-name="T8"> </text:span><text:span text:style-name="T5">schedule.</text:span></text:p>
            </text:list-item>
          </text:list>
        </text:list-item>
      </text:list>
      <text:p text:style-name="P79"/>
      <text:list xml:id="list71839951" text:continue-numbering="true" text:style-name="WW8Num5">
        <text:list-item>
          <text:list>
            <text:list-item>
              <text:p text:style-name="P57"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be</text:span><text:span text:style-name="T8"> </text:span><text:span text:style-name="T5">responsible</text:span><text:span text:style-name="T8"> </text:span><text:span text:style-name="T5">for</text:span><text:span text:style-name="T8"> </text:span><text:span text:style-name="T5">any</text:span><text:span text:style-name="T8"> </text:span><text:span text:style-name="T5">PAYE</text:span><text:span text:style-name="T8"> </text:span><text:span text:style-name="T5">Income</text:span><text:span text:style-name="T8"> </text:span><text:span text:style-name="T5">Tax</text:span><text:span text:style-name="T8"> </text:span><text:span text:style-name="T5">and</text:span><text:span text:style-name="T8"> </text:span><text:span text:style-name="T5">National</text:span><text:span text:style-name="T8"> </text:span><text:span text:style-name="T5">Insurance</text:span><text:span text:style-name="T8"> </text:span><text:span text:style-name="T5">Contributions</text:span><text:span text:style-name="T8"> </text:span><text:span text:style-name="T5">and</text:span><text:span text:style-name="T8"> </text:span><text:span text:style-name="T5">any</text:span><text:span text:style-name="T8"> </text:span><text:span text:style-name="T5">other</text:span><text:span text:style-name="T8"> </text:span><text:span text:style-name="T5">taxes</text:span><text:span text:style-name="T8"> </text:span><text:span text:style-name="T5">and</text:span><text:span text:style-name="T8"> </text:span><text:span text:style-name="T5">deductions</text:span><text:span text:style-name="T8"> </text:span><text:span text:style-name="T5">payable</text:span><text:span text:style-name="T8"> </text:span><text:span text:style-name="T5">in</text:span><text:span text:style-name="T8"> </text:span><text:span text:style-name="T5">respect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for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(including</text:span><text:span text:style-name="T8"> </text:span><text:span text:style-name="T5">any</text:span><text:span text:style-name="T8"> </text:span><text:span text:style-name="T5">social</text:span><text:span text:style-name="T8"> </text:span><text:span text:style-name="T5">fund</text:span><text:span text:style-name="T8"> </text:span><text:span text:style-name="T5">contributions</text:span><text:span text:style-name="T8"> </text:span><text:span text:style-name="T5">payable</text:span><text:span text:style-name="T8"> </text:span><text:span text:style-name="T5">in</text:span><text:span text:style-name="T8"> </text:span><text:span text:style-name="T5">any</text:span><text:span text:style-name="T8"> </text:span><text:span text:style-name="T5">other</text:span><text:span text:style-name="T8"> </text:span><text:span text:style-name="T5">Member</text:span><text:span text:style-name="T8"> </text:span><text:span text:style-name="T5">State</text:span><text:span text:style-name="T8"> </text:span><text:span text:style-name="T5">pursuant</text:span><text:span text:style-name="T8"> </text:span><text:span text:style-name="T5">to</text:span><text:span text:style-name="T8"> </text:span><text:span text:style-name="T5">a</text:span><text:span text:style-name="T8"> </text:span><text:span text:style-name="T5">valid</text:span><text:span text:style-name="T8"> </text:span><text:span text:style-name="T5">E101</text:span><text:span text:style-name="T8"> </text:span><text:span text:style-name="T5">certificate</text:span><text:span text:style-name="T8"> </text:span><text:span text:style-name="T5">issued</text:span><text:span text:style-name="T8"> </text:span><text:span text:style-name="T5">to</text:span><text:span text:style-name="T8"> </text:span><text:span text:style-name="T5">any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)</text:span><text:span text:style-name="T7">.</text:span></text:p>
            </text:list-item>
          </text:list>
        </text:list-item>
      </text:list>
      <text:p text:style-name="P18"/>
      <text:list xml:id="list1101755074" text:continue-numbering="true" text:style-name="WW8Num5">
        <text:list-item>
          <text:list>
            <text:list-item>
              <text:p text:style-name="P57"><text:span text:style-name="T5">All</text:span><text:span text:style-name="T8"> </text:span><text:span text:style-name="T5">payments</text:span><text:span text:style-name="T8"> </text:span><text:span text:style-name="T5">due</text:span><text:span text:style-name="T8"> </text:span><text:span text:style-name="T5">from</text:span><text:span text:style-name="T8"> </text:span><text:span text:style-name="T5">the</text:span><text:span text:style-name="T8"> </text:span><text:span text:style-name="T5">Company</text:span><text:span text:style-name="T8"> </text:span><text:span text:style-name="T5">will</text:span><text:span text:style-name="T8"> </text:span><text:span text:style-name="T5">be</text:span><text:span text:style-name="T8"> </text:span><text:span text:style-name="T5">made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not</text:span><text:span text:style-name="T8"> </text:span><text:span text:style-name="T5">to</text:span><text:span text:style-name="T8"> </text:span><text:span text:style-name="T5">any</text:span><text:span text:style-name="T8"> </text:span><text:span text:style-name="T5">third</text:span><text:span text:style-name="T8"> </text:span><text:span text:style-name="T5">party</text:span><text:span text:style-name="T8"> </text:span><text:span text:style-name="T5">or</text:span><text:span text:style-name="T8"> </text:span><text:span text:style-name="T5">member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,</text:span><text:span text:style-name="T8"> </text:span><text:span text:style-name="T5">any</text:span><text:span text:style-name="T8"> </text:span><text:span text:style-name="T5">sub-contractor</text:span><text:span text:style-name="T8"> </text:span><text:span text:style-name="T5">or</text:span><text:span text:style-name="T8"> </text:span><text:span text:style-name="T5">assignee.</text:span></text:p>
            </text:list-item>
          </text:list>
        </text:list-item>
      </text:list>
      <text:p text:style-name="P19"/>
      <text:list xml:id="list2167032515" text:continue-numbering="true" text:style-name="WW8Num5">
        <text:list-item>
          <text:list>
            <text:list-item>
              <text:p text:style-name="P57"><text:span text:style-name="T5">The</text:span><text:span text:style-name="T8"> </text:span><text:span text:style-name="T5">Company</text:span><text:span text:style-name="T8"> </text:span><text:span text:style-name="T5">shall</text:span><text:span text:style-name="T8"> </text:span><text:span text:style-name="T5">not</text:span><text:span text:style-name="T8"> </text:span><text:span text:style-name="T5">be</text:span><text:span text:style-name="T8"> </text:span><text:span text:style-name="T5">obliged</text:span><text:span text:style-name="T8"> </text:span><text:span text:style-name="T5">to</text:span><text:span text:style-name="T8"> </text:span><text:span text:style-name="T5">pa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for</text:span><text:span text:style-name="T8"> </text:span><text:span text:style-name="T5">any</text:span><text:span text:style-name="T8"> </text:span><text:span text:style-name="T5">periods</text:span><text:span text:style-name="T8"> </text:span><text:span text:style-name="T5">during</text:span><text:span text:style-name="T8"> </text:span><text:span text:style-name="T5">which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are</text:span><text:span text:style-name="T8"> </text:span><text:span text:style-name="T5">not</text:span><text:span text:style-name="T8"> </text:span><text:span text:style-name="T5">provided,</text:span><text:span text:style-name="T8"> </text:span><text:span text:style-name="T5">whether</text:span><text:span text:style-name="T8"> </text:span><text:span text:style-name="T5">this</text:span><text:span text:style-name="T8"> </text:span><text:span text:style-name="T5">is</text:span><text:span text:style-name="T8"> </text:span><text:span text:style-name="T5">due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being</text:span><text:span text:style-name="T8"> </text:span><text:span text:style-name="T5">unable</text:span><text:span text:style-name="T8"> </text:span><text:span text:style-name="T5">to</text:span><text:span text:style-name="T8"> </text:span><text:span text:style-name="T5">provid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or</text:span><text:span text:style-name="T8"> </text:span><text:span text:style-name="T5">where</text:span><text:span text:style-name="T8"> </text:span><text:span text:style-name="T5">the</text:span><text:span text:style-name="T8"> </text:span><text:span text:style-name="T5">Client</text:span><text:span text:style-name="T8"> </text:span><text:span text:style-name="T5">does</text:span><text:span text:style-name="T8"> </text:span><text:span text:style-name="T5">not</text:span><text:span text:style-name="T8"> </text:span><text:span text:style-name="T5">requir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or</text:span><text:span text:style-name="T8"> </text:span><text:span text:style-name="T5">otherwise</text:span><text:span text:style-name="T17"> </text:span><text:span text:style-name="T16">in</text:span><text:span text:style-name="T17"> </text:span><text:span text:style-name="T16">respect</text:span><text:span text:style-name="T17"> </text:span><text:span text:style-name="T16">of</text:span><text:span text:style-name="T17"> </text:span><text:span text:style-name="T16">holidays,</text:span><text:span text:style-name="T17"> </text:span><text:span text:style-name="T16">illness</text:span><text:span text:style-name="T17"> </text:span><text:span text:style-name="T16">or</text:span><text:span text:style-name="T17"> </text:span><text:span text:style-name="T16">absence</text:span><text:span text:style-name="T17"> </text:span><text:span text:style-name="T16">of</text:span><text:span text:style-name="T17"> </text:span><text:span text:style-name="T16">the</text:span><text:span text:style-name="T17"> </text:span><text:span text:style-name="T16">Contractor</text:span><text:span text:style-name="T17"> </text:span><text:span text:style-name="T16">Staff</text:span><text:span text:style-name="T5">.</text:span></text:p>
            </text:list-item>
          </text:list>
        </text:list-item>
      </text:list>
      <text:p text:style-name="P27"><text:s/></text:p>
      <text:list xml:id="list566334716" text:continue-numbering="true" text:style-name="WW8Num5">
        <text:list-item>
          <text:list>
            <text:list-item>
              <text:p text:style-name="P57"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bear</text:span><text:span text:style-name="T8"> </text:span><text:span text:style-name="T5">the</text:span><text:span text:style-name="T8"> </text:span><text:span text:style-name="T5">cost</text:span><text:span text:style-name="T8"> </text:span><text:span text:style-name="T5">of</text:span><text:span text:style-name="T8"> </text:span><text:span text:style-name="T5">any</text:span><text:span text:style-name="T8"> </text:span><text:span text:style-name="T5">training</text:span><text:span text:style-name="T8"> </text:span><text:span text:style-name="T5">which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may</text:span><text:span text:style-name="T8"> </text:span><text:span text:style-name="T5">require</text:span><text:span text:style-name="T8"> </text:span><text:span text:style-name="T5">in</text:span><text:span text:style-name="T8"> </text:span><text:span text:style-name="T5">order</text:span><text:span text:style-name="T8"> </text:span><text:span text:style-name="T5">to</text:span><text:span text:style-name="T8"> </text:span><text:span text:style-name="T5">perform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.</text:span></text:p>
            </text:list-item>
          </text:list>
        </text:list-item>
      </text:list>
      <text:p text:style-name="P18"/>
      <text:list xml:id="list1313556539" text:continue-numbering="true" text:style-name="WW8Num5">
        <text:list-item>
          <text:p text:style-name="P49">TERM<text:span text:style-name="T36"> </text:span>and<text:span text:style-name="T36"> </text:span>termination</text:p>
        </text:list-item>
      </text:list>
      <text:p text:style-name="P28"/>
      <text:list xml:id="list1386368044" text:continue-numbering="true" text:style-name="WW8Num5">
        <text:list-item>
          <text:list>
            <text:list-item>
              <text:p text:style-name="P57"><text:span text:style-name="T5">This</text:span><text:span text:style-name="T8"> </text:span><text:span text:style-name="T5">Agreement</text:span><text:span text:style-name="T8"> </text:span><text:span text:style-name="T5">shall</text:span><text:span text:style-name="T8"> </text:span><text:span text:style-name="T5">commence</text:span><text:span text:style-name="T8"> </text:span><text:span text:style-name="T5">on</text:span><text:span text:style-name="T8"> </text:span><text:span text:style-name="T5">the</text:span><text:span text:style-name="T8"> </text:span><text:span text:style-name="T5">date</text:span><text:span text:style-name="T8"> </text:span><text:span text:style-name="T5">set</text:span><text:span text:style-name="T8"> </text:span><text:span text:style-name="T5">out</text:span><text:span text:style-name="T8"> </text:span><text:span text:style-name="T5">in</text:span><text:span text:style-name="T8"> </text:span><text:span text:style-name="T5">the</text:span><text:span text:style-name="T8"> </text:span><text:span text:style-name="T5">Schedule</text:span><text:span text:style-name="T8"> </text:span><text:span text:style-name="T5">and</text:span><text:span text:style-name="T8"> </text:span><text:span text:style-name="T5">shall</text:span><text:span text:style-name="T8"> </text:span><text:span text:style-name="T5">continue</text:span><text:span text:style-name="T8"> </text:span><text:span text:style-name="T5">until</text:span><text:span text:style-name="T8"> </text:span><text:span text:style-name="T5">completion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to</text:span><text:span text:style-name="T8"> </text:span><text:span text:style-name="T5">the</text:span><text:span text:style-name="T8"> </text:span><text:span text:style-name="T5">reasonable</text:span><text:span text:style-name="T8"> </text:span><text:span text:style-name="T5">satisfaction</text:span><text:span text:style-name="T8"> </text:span><text:span text:style-name="T5">of</text:span><text:span text:style-name="T8"> </text:span><text:span text:style-name="T5">the</text:span><text:span text:style-name="T8"> </text:span><text:span text:style-name="T5">Client</text:span><text:span text:style-name="T8"> </text:span><text:span text:style-name="T5">at</text:span><text:span text:style-name="T8"> </text:span><text:span text:style-name="T5">which</text:span><text:span text:style-name="T8"> </text:span><text:span text:style-name="T5">time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shall</text:span><text:span text:style-name="T8"> </text:span><text:span text:style-name="T5">expire</text:span><text:span text:style-name="T8"> </text:span><text:span text:style-name="T5">automatically</text:span><text:span text:style-name="T8"> </text:span><text:span text:style-name="T5">unless</text:span><text:span text:style-name="T8"> </text:span><text:span text:style-name="T5">previously</text:span><text:span text:style-name="T8"> </text:span><text:span text:style-name="T5">terminated</text:span><text:span text:style-name="T8"> </text:span><text:span text:style-name="T5">by</text:span><text:span text:style-name="T8"> </text:span><text:span text:style-name="T5">the</text:span><text:span text:style-name="T8"> </text:span><text:span text:style-name="T5">Company</text:span><text:span text:style-name="T8"> </text:span><text:span text:style-name="T5">o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giving</text:span><text:span text:style-name="T8"> </text:span><text:span text:style-name="T5">the</text:span><text:span text:style-name="T8"> </text:span><text:span text:style-name="T5">other</text:span><text:span text:style-name="T8"> </text:span><text:span text:style-name="T5">party</text:span><text:span text:style-name="T8"> </text:span><text:span text:style-name="T5">the</text:span><text:span text:style-name="T8"> </text:span><text:span text:style-name="T5">period</text:span><text:span text:style-name="T8"> </text:span><text:span text:style-name="T5">of</text:span><text:span text:style-name="T8"> </text:span><text:span text:style-name="T5">notice</text:span><text:span text:style-name="T8"> </text:span><text:span text:style-name="T5">specified</text:span><text:span text:style-name="T8"> </text:span><text:span text:style-name="T5">in</text:span><text:span text:style-name="T8"> </text:span><text:span text:style-name="T5">the</text:span><text:span text:style-name="T8"> </text:span><text:span text:style-name="T5">Schedule.</text:span><text:span text:style-name="T8"> </text:span></text:p>
            </text:list-item>
          </text:list>
        </text:list-item>
      </text:list>
      <text:p text:style-name="P52"/>
      <text:list xml:id="list1063653789" text:continue-numbering="true" text:style-name="WW8Num5">
        <text:list-item>
          <text:list>
            <text:list-item>
              <text:p text:style-name="P57"><text:span text:style-name="T5">Notwithstanding</text:span><text:span text:style-name="T8"> </text:span><text:span text:style-name="T5">clauses</text:span><text:span text:style-name="T8"> </text:span><text:span text:style-name="T5">9.1</text:span><text:span text:style-name="T8"> </text:span><text:span text:style-name="T5">and</text:span><text:span text:style-name="T8"> </text:span><text:span text:style-name="T5">9.3</text:span><text:span text:style-name="T8"> </text:span><text:span text:style-name="T5">of</text:span><text:span text:style-name="T8"> </text:span><text:span text:style-name="T5">this</text:span><text:span text:style-name="T8"> </text:span><text:span text:style-name="T5">Agreement,</text:span><text:span text:style-name="T8"> </text:span><text:span text:style-name="T5">the</text:span><text:span text:style-name="T8"> </text:span><text:span text:style-name="T5">Company</text:span><text:span text:style-name="T8"> </text:span><text:span text:style-name="T5">may</text:span><text:span text:style-name="T8"> </text:span><text:span text:style-name="T5">without</text:span><text:span text:style-name="T8"> </text:span><text:span text:style-name="T5">notice</text:span><text:span text:style-name="T8"> </text:span><text:span text:style-name="T5">and</text:span><text:span text:style-name="T8"> </text:span><text:span text:style-name="T5">without</text:span><text:span text:style-name="T8"> </text:span><text:span text:style-name="T5">liability</text:span><text:span text:style-name="T8"> </text:span><text:span text:style-name="T5">instruct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to</text:span><text:span text:style-name="T8"> </text:span><text:span text:style-name="T5">cease</text:span><text:span text:style-name="T8"> </text:span><text:span text:style-name="T5">work</text:span><text:span text:style-name="T8"> </text:span><text:span text:style-name="T5">on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at</text:span><text:span text:style-name="T8"> </text:span><text:span text:style-name="T5">any</text:span><text:span text:style-name="T8"> </text:span><text:span text:style-name="T5">time,</text:span><text:span text:style-name="T8"> </text:span><text:span text:style-name="T5">where:</text:span></text:p>
            </text:list-item>
          </text:list>
        </text:list-item>
      </text:list>
      <text:p text:style-name="P79"/>
      <text:p text:style-name="P79"/>
      <text:p text:style-name="P79"/>
      <text:list xml:id="list1748862326" text:continue-numbering="true" text:style-name="WW8Num5">
        <text:list-item>
          <text:list>
            <text:list-item>
              <text:list>
                <text:list-item>
                  <text:p text:style-name="P90"><text:span text:style-name="T5">the</text:span><text:span text:style-name="T8"> </text:span><text:span text:style-name="T5">Contractor</text:span><text:span text:style-name="T8"> </text:span><text:span text:style-name="T5">has</text:span><text:span text:style-name="T8"> </text:span><text:span text:style-name="T5">acted</text:span><text:span text:style-name="T8"> </text:span><text:span text:style-name="T5">in</text:span><text:span text:style-name="T8"> </text:span><text:span text:style-name="T5">breach</text:span><text:span text:style-name="T8"> </text:span><text:span text:style-name="T5">of</text:span><text:span text:style-name="T8"> </text:span><text:span text:style-name="T5">the</text:span><text:span text:style-name="T8"> </text:span><text:span text:style-name="T5">rules</text:span><text:span text:style-name="T8"> </text:span><text:span text:style-name="T5">and</text:span><text:span text:style-name="T8"> </text:span><text:span text:style-name="T5">regulations</text:span><text:span text:style-name="T8"> </text:span><text:span text:style-name="T5">applicable</text:span><text:span text:style-name="T8"> </text:span><text:span text:style-name="T5">to</text:span><text:span text:style-name="T8"> </text:span><text:span text:style-name="T5">third</text:span><text:span text:style-name="T8"> </text:span><text:span text:style-name="T5">parties</text:span><text:span text:style-name="T8"> </text:span><text:span text:style-name="T5">providing</text:span><text:span text:style-name="T8"> </text:span><text:span text:style-name="T5">services</text:span><text:span text:style-name="T8"> </text:span><text:span text:style-name="T5">to</text:span><text:span text:style-name="T8"> </text:span><text:span text:style-name="T5">the</text:span><text:span text:style-name="T8"> </text:span><text:span text:style-name="T5">Client;</text:span><text:span text:style-name="T8"> </text:span><text:span text:style-name="T5">or</text:span></text:p>
                </text:list-item>
              </text:list>
            </text:list-item>
          </text:list>
        </text:list-item>
      </text:list>
      <text:p text:style-name="P52"/>
      <text:list xml:id="list1093944824" text:continue-numbering="true" text:style-name="WW8Num5">
        <text:list-item>
          <text:list>
            <text:list-item>
              <text:list>
                <text:list-item>
                  <text:p text:style-name="P90"><text:span text:style-name="T5">the</text:span><text:span text:style-name="T8"> </text:span><text:span text:style-name="T5">Contractor</text:span><text:span text:style-name="T8"> </text:span><text:span text:style-name="T5">has</text:span><text:span text:style-name="T8"> </text:span><text:span text:style-name="T5">committed</text:span><text:span text:style-name="T8"> </text:span><text:span text:style-name="T5">any</text:span><text:span text:style-name="T8"> </text:span><text:span text:style-name="T5">serious</text:span><text:span text:style-name="T8"> </text:span><text:span text:style-name="T5">or</text:span><text:span text:style-name="T8"> </text:span><text:span text:style-name="T5">persistent</text:span><text:span text:style-name="T8"> </text:span><text:span text:style-name="T5">breach</text:span><text:span text:style-name="T8"> </text:span><text:span text:style-name="T5">of</text:span><text:span text:style-name="T8"> </text:span><text:span text:style-name="T5">any</text:span><text:span text:style-name="T8"> </text:span><text:span text:style-name="T5">of</text:span><text:span text:style-name="T8"> </text:span><text:span text:style-name="T5">its</text:span><text:span text:style-name="T8"> </text:span><text:span text:style-name="T5">obligations</text:span><text:span text:style-name="T8"> </text:span><text:span text:style-name="T5">under</text:span><text:span text:style-name="T8"> </text:span><text:span text:style-name="T5">this</text:span><text:span text:style-name="T8"> </text:span><text:span text:style-name="T5">Agreement;</text:span><text:span text:style-name="T8"> </text:span><text:span text:style-name="T5">or</text:span></text:p>
                </text:list-item>
              </text:list>
            </text:list-item>
          </text:list>
        </text:list-item>
      </text:list>
      <text:p text:style-name="P92"/>
      <text:list xml:id="list1896663232" text:continue-numbering="true" text:style-name="WW8Num5">
        <text:list-item>
          <text:list>
            <text:list-item>
              <text:list>
                <text:list-item>
                  <text:p text:style-name="P90"><text:span text:style-name="T5">the</text:span><text:span text:style-name="T8"> </text:span><text:span text:style-name="T5">Client</text:span><text:span text:style-name="T8"> </text:span><text:span text:style-name="T5">reasonably</text:span><text:span text:style-name="T8"> </text:span><text:span text:style-name="T5">believes</text:span><text:span text:style-name="T8"> </text:span><text:span text:style-name="T5">that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has</text:span><text:span text:style-name="T8"> </text:span><text:span text:style-name="T5">not</text:span><text:span text:style-name="T8"> </text:span><text:span text:style-name="T5">observed</text:span><text:span text:style-name="T8"> </text:span><text:span text:style-name="T5">any</text:span><text:span text:style-name="T8"> </text:span><text:span text:style-name="T5">condition</text:span><text:span text:style-name="T8"> </text:span><text:span text:style-name="T5">of</text:span><text:span text:style-name="T8"> </text:span><text:span text:style-name="T5">confidentiality</text:span><text:span text:style-name="T8"> </text:span><text:span text:style-name="T5">from</text:span><text:span text:style-name="T8"> </text:span><text:span text:style-name="T5">time</text:span><text:span text:style-name="T8"> </text:span><text:span text:style-name="T5">to</text:span><text:span text:style-name="T8"> </text:span><text:span text:style-name="T5">time;</text:span><text:span text:style-name="T8"> </text:span><text:span text:style-name="T5">or</text:span></text:p>
                </text:list-item>
              </text:list>
            </text:list-item>
          </text:list>
        </text:list-item>
      </text:list>
      <text:p text:style-name="P92"/>
      <text:list xml:id="list545192387" text:continue-numbering="true" text:style-name="WW8Num5">
        <text:list-item>
          <text:list>
            <text:list-item>
              <text:list>
                <text:list-item>
                  <text:p text:style-name="P90"><text:span text:style-name="T5">the</text:span><text:span text:style-name="T8"> </text:span><text:span text:style-name="T5">Client</text:span><text:span text:style-name="T8"> </text:span><text:span text:style-name="T5">is</text:span><text:span text:style-name="T8"> </text:span><text:span text:style-name="T5">dissatisfied</text:span><text:span text:style-name="T8"> </text:span><text:span text:style-name="T5">with</text:span><text:span text:style-name="T8"> </text:span><text:span text:style-name="T5">the</text:span><text:span text:style-name="T8"> </text:span><text:span text:style-name="T5">Contractor</text:span><text:span text:style-name="T8">’</text:span><text:span text:style-name="T5">s</text:span><text:span text:style-name="T8"> </text:span><text:span text:style-name="T5">provision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and</text:span><text:span text:style-name="T8"> </text:span><text:span text:style-name="T5">has</text:span><text:span text:style-name="T8"> </text:span><text:span text:style-name="T5">terminated</text:span><text:span text:style-name="T8"> </text:span><text:span text:style-name="T5">the</text:span><text:span text:style-name="T8"> </text:span><text:span text:style-name="T5">Assignment;</text:span><text:span text:style-name="T8"> </text:span><text:span text:style-name="T5">or</text:span></text:p>
                </text:list-item>
              </text:list>
            </text:list-item>
          </text:list>
        </text:list-item>
      </text:list>
      <text:p text:style-name="P18"/>
      <text:list xml:id="list309234791" text:continue-numbering="true" text:style-name="WW8Num5">
        <text:list-item>
          <text:list>
            <text:list-item>
              <text:list>
                <text:list-item>
                  <text:p text:style-name="P90"><text:span text:style-name="T5">either</text:span><text:span text:style-name="T8"> </text:span><text:span text:style-name="T5">the</text:span><text:span text:style-name="T8"> </text:span><text:span text:style-name="T5">Client</text:span><text:span text:style-name="T8"> </text:span><text:span text:style-name="T5">o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is</text:span><text:span text:style-name="T8"> </text:span><text:span text:style-name="T5">dissolved,</text:span><text:span text:style-name="T8"> </text:span><text:span text:style-name="T5">ceases</text:span><text:span text:style-name="T8"> </text:span><text:span text:style-name="T5">to</text:span><text:span text:style-name="T8"> </text:span><text:span text:style-name="T5">conduct</text:span><text:span text:style-name="T8"> </text:span><text:span text:style-name="T5">all</text:span><text:span text:style-name="T8"> </text:span><text:span text:style-name="T5">(or</text:span><text:span text:style-name="T8"> </text:span><text:span text:style-name="T5">substantially</text:span><text:span text:style-name="T8"> </text:span><text:span text:style-name="T5">all)</text:span><text:span text:style-name="T8"> </text:span><text:span text:style-name="T5">of</text:span><text:span text:style-name="T8"> </text:span><text:span text:style-name="T5">its</text:span><text:span text:style-name="T8"> </text:span><text:span text:style-name="T5">business,</text:span><text:span text:style-name="T8"> </text:span><text:span text:style-name="T5">is</text:span><text:span text:style-name="T8"> </text:span><text:span text:style-name="T5">or</text:span><text:span text:style-name="T8"> </text:span><text:span text:style-name="T5">becomes</text:span><text:span text:style-name="T8"> </text:span><text:span text:style-name="T5">unable</text:span><text:span text:style-name="T8"> </text:span><text:span text:style-name="T5">to</text:span><text:span text:style-name="T8"> </text:span><text:span text:style-name="T5">pay</text:span><text:span text:style-name="T8"> </text:span><text:span text:style-name="T5">its</text:span><text:span text:style-name="T8"> </text:span><text:span text:style-name="T5">debts</text:span><text:span text:style-name="T8"> </text:span><text:span text:style-name="T5">as</text:span><text:span text:style-name="T8"> </text:span><text:span text:style-name="T5">they</text:span><text:span text:style-name="T8"> </text:span><text:span text:style-name="T5">fall</text:span><text:span text:style-name="T8"> </text:span><text:span text:style-name="T5">due,</text:span><text:span text:style-name="T8"> </text:span><text:span text:style-name="T5">is</text:span><text:span text:style-name="T8"> </text:span><text:span text:style-name="T5">or</text:span><text:span text:style-name="T8"> </text:span><text:span text:style-name="T5">becomes</text:span><text:span text:style-name="T8"> </text:span><text:span text:style-name="T5">insolvent</text:span><text:span text:style-name="T8"> </text:span><text:span text:style-name="T5">or</text:span><text:span text:style-name="T8"> </text:span><text:span text:style-name="T5">is</text:span><text:span text:style-name="T8"> </text:span><text:span text:style-name="T5">declared</text:span><text:span text:style-name="T8"> </text:span><text:span text:style-name="T5">insolvent,</text:span><text:span text:style-name="T8"> </text:span><text:span text:style-name="T5">or</text:span><text:span text:style-name="T8"> </text:span><text:span text:style-name="T5">convenes</text:span><text:span text:style-name="T8"> </text:span><text:span text:style-name="T5">a</text:span><text:span text:style-name="T8"> </text:span><text:span text:style-name="T5">meeting</text:span><text:span text:style-name="T8"> </text:span><text:span text:style-name="T5">or</text:span><text:span text:style-name="T8"> </text:span><text:span text:style-name="T5">makes</text:span><text:span text:style-name="T8"> </text:span><text:span text:style-name="T5">or</text:span><text:span text:style-name="T8"> </text:span><text:span text:style-name="T5">proposes</text:span><text:span text:style-name="T8"> </text:span><text:span text:style-name="T5">to</text:span><text:span text:style-name="T8"> </text:span><text:span text:style-name="T5">make</text:span><text:span text:style-name="T8"> </text:span><text:span text:style-name="T5">any</text:span><text:span text:style-name="T8"> </text:span><text:span text:style-name="T5">arrangement</text:span><text:span text:style-name="T8"> </text:span><text:span text:style-name="T5">or</text:span><text:span text:style-name="T8"> </text:span><text:span text:style-name="T5">composition</text:span><text:span text:style-name="T8"> </text:span><text:span text:style-name="T5">with</text:span><text:span text:style-name="T8"> </text:span><text:span text:style-name="T5">its</text:span><text:span text:style-name="T8"> </text:span><text:span text:style-name="T5">creditors;</text:span><text:span text:style-name="T8"> </text:span><text:span text:style-name="T5">or</text:span></text:p>
                </text:list-item>
              </text:list>
            </text:list-item>
          </text:list>
        </text:list-item>
      </text:list>
      <text:p text:style-name="P18"/>
      <text:list xml:id="list972214828" text:continue-numbering="true" text:style-name="WW8Num5">
        <text:list-item>
          <text:list>
            <text:list-item>
              <text:list>
                <text:list-item>
                  <text:p text:style-name="P90"><text:span text:style-name="T5">an</text:span><text:span text:style-name="T8"> </text:span><text:span text:style-name="T5">administrator,</text:span><text:span text:style-name="T8"> </text:span><text:span text:style-name="T5">administrative</text:span><text:span text:style-name="T8"> </text:span><text:span text:style-name="T5">receiver,</text:span><text:span text:style-name="T8"> </text:span><text:span text:style-name="T5">liquidator,</text:span><text:span text:style-name="T8"> </text:span><text:span text:style-name="T5">receiver,</text:span><text:span text:style-name="T8"> </text:span><text:span text:style-name="T5">trustee,</text:span><text:span text:style-name="T8"> </text:span><text:span text:style-name="T5">manager</text:span><text:span text:style-name="T8"> </text:span><text:span text:style-name="T5">or</text:span><text:span text:style-name="T8"> </text:span><text:span text:style-name="T5">similar</text:span><text:span text:style-name="T8"> </text:span><text:span text:style-name="T5">is</text:span><text:span text:style-name="T8"> </text:span><text:span text:style-name="T5">appointed</text:span><text:span text:style-name="T8"> </text:span><text:span text:style-name="T5">over</text:span><text:span text:style-name="T8"> </text:span><text:span text:style-name="T5">any</text:span><text:span text:style-name="T8"> </text:span><text:span text:style-name="T5">of</text:span><text:span text:style-name="T8"> </text:span><text:span text:style-name="T5">the</text:span><text:span text:style-name="T8"> </text:span><text:span text:style-name="T5">assets</text:span><text:span text:style-name="T8"> </text:span><text:span text:style-name="T5">of</text:span><text:span text:style-name="T8"> </text:span><text:span text:style-name="T5">the</text:span><text:span text:style-name="T8"> </text:span><text:span text:style-name="T5">Client</text:span><text:span text:style-name="T8"> </text:span><text:span text:style-name="T5">or</text:span><text:span text:style-name="T8"> </text:span><text:span text:style-name="T5">the</text:span><text:span text:style-name="T8"> </text:span><text:span text:style-name="T5">Contractor;</text:span><text:span text:style-name="T8"> </text:span><text:span text:style-name="T5">or</text:span></text:p>
                </text:list-item>
              </text:list>
            </text:list-item>
          </text:list>
        </text:list-item>
      </text:list>
      <text:p text:style-name="P22"><text:soft-page-break/></text:p>
      <text:list xml:id="list385052404" text:continue-numbering="true" text:style-name="WW8Num5">
        <text:list-item>
          <text:list>
            <text:list-item>
              <text:list>
                <text:list-item>
                  <text:p text:style-name="P91"><text:span text:style-name="T5">an</text:span><text:span text:style-name="T8"> </text:span><text:span text:style-name="T5">order</text:span><text:span text:style-name="T8"> </text:span><text:span text:style-name="T5">is</text:span><text:span text:style-name="T8"> </text:span><text:span text:style-name="T5">made</text:span><text:span text:style-name="T8"> </text:span><text:span text:style-name="T5">for</text:span><text:span text:style-name="T8"> </text:span><text:span text:style-name="T5">the</text:span><text:span text:style-name="T8"> </text:span><text:span text:style-name="T5">winding</text:span><text:span text:style-name="T8"> </text:span><text:span text:style-name="T5">up</text:span><text:span text:style-name="T8"> </text:span><text:span text:style-name="T5">of</text:span><text:span text:style-name="T8"> </text:span><text:span text:style-name="T5">either</text:span><text:span text:style-name="T8"> </text:span><text:span text:style-name="T5">the</text:span><text:span text:style-name="T8"> </text:span><text:span text:style-name="T5">Client</text:span><text:span text:style-name="T8"> </text:span><text:span text:style-name="T5">or</text:span><text:span text:style-name="T8"> </text:span><text:span text:style-name="T5">the</text:span><text:span text:style-name="T8"> </text:span><text:span text:style-name="T5">Contractor,</text:span><text:span text:style-name="T8"> </text:span><text:span text:style-name="T5">or</text:span><text:span text:style-name="T8"> </text:span><text:span text:style-name="T5">where</text:span><text:span text:style-name="T8"> </text:span><text:span text:style-name="T5">either</text:span><text:span text:style-name="T8"> </text:span><text:span text:style-name="T5">the</text:span><text:span text:style-name="T8"> </text:span><text:span text:style-name="T5">Client</text:span><text:span text:style-name="T8"> </text:span><text:span text:style-name="T5">o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passes</text:span><text:span text:style-name="T8"> </text:span><text:span text:style-name="T5">a</text:span><text:span text:style-name="T8"> </text:span><text:span text:style-name="T5">resolution</text:span><text:span text:style-name="T8"> </text:span><text:span text:style-name="T5">for</text:span><text:span text:style-name="T8"> </text:span><text:span text:style-name="T5">its</text:span><text:span text:style-name="T8"> </text:span><text:span text:style-name="T5">winding</text:span><text:span text:style-name="T8"> </text:span><text:span text:style-name="T5">up</text:span><text:span text:style-name="T8"> </text:span><text:span text:style-name="T5">(other</text:span><text:span text:style-name="T8"> </text:span><text:span text:style-name="T5">than</text:span><text:span text:style-name="T8"> </text:span><text:span text:style-name="T5">for</text:span><text:span text:style-name="T8"> </text:span><text:span text:style-name="T5">the</text:span><text:span text:style-name="T8"> </text:span><text:span text:style-name="T5">purpose</text:span><text:span text:style-name="T8"> </text:span><text:span text:style-name="T5">of</text:span><text:span text:style-name="T8"> </text:span><text:span text:style-name="T5">a</text:span><text:span text:style-name="T8"> </text:span><text:span text:style-name="T5">solvent</text:span><text:span text:style-name="T8"> </text:span><text:span text:style-name="T5">company</text:span><text:span text:style-name="T8"> </text:span><text:span text:style-name="T5">reorganisation</text:span><text:span text:style-name="T8"> </text:span><text:span text:style-name="T5">or</text:span><text:span text:style-name="T8"> </text:span><text:span text:style-name="T5">amalgamation</text:span><text:span text:style-name="T8"> </text:span><text:span text:style-name="T5">where</text:span><text:span text:style-name="T8"> </text:span><text:span text:style-name="T5">the</text:span><text:span text:style-name="T8"> </text:span><text:span text:style-name="T5">resulting</text:span><text:span text:style-name="T8"> </text:span><text:span text:style-name="T5">entity</text:span><text:span text:style-name="T8"> </text:span><text:span text:style-name="T5">will</text:span><text:span text:style-name="T8"> </text:span><text:span text:style-name="T5">assume</text:span><text:span text:style-name="T8"> </text:span><text:span text:style-name="T5">all</text:span><text:span text:style-name="T8"> </text:span><text:span text:style-name="T5">the</text:span><text:span text:style-name="T8"> </text:span><text:span text:style-name="T5">obligations</text:span><text:span text:style-name="T8"> </text:span><text:span text:style-name="T5">of</text:span><text:span text:style-name="T8"> </text:span><text:span text:style-name="T5">the</text:span><text:span text:style-name="T8"> </text:span><text:span text:style-name="T5">other</text:span><text:span text:style-name="T8"> </text:span><text:span text:style-name="T5">party</text:span><text:span text:style-name="T8"> </text:span><text:span text:style-name="T5">under</text:span><text:span text:style-name="T8"> </text:span><text:span text:style-name="T5">this</text:span><text:span text:style-name="T8"> </text:span><text:span text:style-name="T5">Agreement);</text:span><text:span text:style-name="T8"> </text:span><text:span text:style-name="T5">or</text:span></text:p>
                </text:list-item>
              </text:list>
            </text:list-item>
          </text:list>
        </text:list-item>
      </text:list>
      <text:p text:style-name="P21"/>
      <text:list xml:id="list1781033848" text:continue-numbering="true" text:style-name="WW8Num5">
        <text:list-item>
          <text:list>
            <text:list-item>
              <text:list>
                <text:list-item>
                  <text:h text:style-name="P128" text:outline-level="1"><text:span text:style-name="T23">any</text:span><text:span text:style-name="T25"> </text:span><text:span text:style-name="T23">member</text:span><text:span text:style-name="T25"> </text:span><text:span text:style-name="T23">of</text:span><text:span text:style-name="T25"> </text:span><text:span text:style-name="T23">the</text:span><text:span text:style-name="T25"> </text:span><text:span text:style-name="T23">Contractor</text:span><text:span text:style-name="T25"> </text:span><text:span text:style-name="T23">Staff</text:span><text:span text:style-name="T25"> </text:span><text:span text:style-name="T23">is</text:span><text:span text:style-name="T25"> </text:span><text:span text:style-name="T23">suspected</text:span><text:span text:style-name="T25"> </text:span><text:span text:style-name="T23">of</text:span><text:span text:style-name="T25"> </text:span><text:span text:style-name="T23">any</text:span><text:span text:style-name="T25"> </text:span><text:span text:style-name="T23">fraud,</text:span><text:span text:style-name="T25"> </text:span><text:span text:style-name="T23">dishonesty</text:span><text:span text:style-name="T25"> </text:span><text:span text:style-name="T23">or</text:span><text:span text:style-name="T25"> </text:span><text:span text:style-name="T23">serious</text:span><text:span text:style-name="T25"> </text:span><text:span text:style-name="T23">misconduct;</text:span><text:span text:style-name="T25"> </text:span><text:span text:style-name="T23">or</text:span></text:h>
                </text:list-item>
              </text:list>
            </text:list-item>
          </text:list>
        </text:list-item>
      </text:list>
      <text:p text:style-name="P37"/>
      <text:list xml:id="list634836034" text:continue-numbering="true" text:style-name="WW8Num5">
        <text:list-item>
          <text:list>
            <text:list-item>
              <text:list>
                <text:list-item>
                  <text:p text:style-name="P90"><text:span text:style-name="T5">the</text:span><text:span text:style-name="T8"> </text:span><text:span text:style-name="T5">Contractor</text:span><text:span text:style-name="T8"> </text:span><text:span text:style-name="T5">is</text:span><text:span text:style-name="T8"> </text:span><text:span text:style-name="T5">unable</text:span><text:span text:style-name="T8"> </text:span><text:span text:style-name="T5">to</text:span><text:span text:style-name="T8"> </text:span><text:span text:style-name="T5">perform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for</text:span><text:span text:style-name="T8"> </text:span><text:span text:style-name="T5">5</text:span><text:span text:style-name="T8"> </text:span><text:span text:style-name="T5">days</text:span><text:span text:style-name="T8"> </text:span><text:span text:style-name="T5">or</text:span><text:span text:style-name="T8"> </text:span><text:span text:style-name="T5">more.</text:span></text:p>
                </text:list-item>
              </text:list>
            </text:list-item>
          </text:list>
        </text:list-item>
      </text:list>
      <text:p text:style-name="P52"/>
      <text:list xml:id="list1563973373" text:continue-numbering="true" text:style-name="WW8Num5">
        <text:list-item>
          <text:list>
            <text:list-item>
              <text:p text:style-name="P57"><text:span text:style-name="T5">The</text:span><text:span text:style-name="T8"> </text:span><text:span text:style-name="T5">Contractor</text:span><text:span text:style-name="T8"> </text:span><text:span text:style-name="T5">acknowledges</text:span><text:span text:style-name="T8"> </text:span><text:span text:style-name="T5">that</text:span><text:span text:style-name="T8"> </text:span><text:span text:style-name="T5">the</text:span><text:span text:style-name="T8"> </text:span><text:span text:style-name="T5">continuation</text:span><text:span text:style-name="T8"> </text:span><text:span text:style-name="T5">of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is</text:span><text:span text:style-name="T8"> </text:span><text:span text:style-name="T5">subject</text:span><text:span text:style-name="T8"> </text:span><text:span text:style-name="T5">to</text:span><text:span text:style-name="T8"> </text:span><text:span text:style-name="T5">and</text:span><text:span text:style-name="T8"> </text:span><text:span text:style-name="T5">conditioned</text:span><text:span text:style-name="T8"> </text:span><text:span text:style-name="T5">by</text:span><text:span text:style-name="T8"> </text:span><text:span text:style-name="T5">the</text:span><text:span text:style-name="T8"> </text:span><text:span text:style-name="T5">continuation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</text:span><text:span text:style-name="T8"> </text:span><text:span text:style-name="T5">entered</text:span><text:span text:style-name="T8"> </text:span><text:span text:style-name="T5">into</text:span><text:span text:style-name="T8"> </text:span><text:span text:style-name="T5">between</text:span><text:span text:style-name="T8"> </text:span><text:span text:style-name="T5">the</text:span><text:span text:style-name="T8"> </text:span><text:span text:style-name="T5">Company</text:span><text:span text:style-name="T8"> </text:span><text:span text:style-name="T5">and</text:span><text:span text:style-name="T8"> </text:span><text:span text:style-name="T5">the</text:span><text:span text:style-name="T8"> </text:span><text:span text:style-name="T5">Client.</text:span><text:span text:style-name="T8"> </text:span><text:span text:style-name="T5">In</text:span><text:span text:style-name="T8"> </text:span><text:span text:style-name="T5">the</text:span><text:span text:style-name="T8"> </text:span><text:span text:style-name="T5">event</text:span><text:span text:style-name="T8"> </text:span><text:span text:style-name="T5">that</text:span><text:span text:style-name="T8"> </text:span><text:span text:style-name="T5">the</text:span><text:span text:style-name="T8"> </text:span><text:span text:style-name="T5">contract</text:span><text:span text:style-name="T8"> </text:span><text:span text:style-name="T5">between</text:span><text:span text:style-name="T8"> </text:span><text:span text:style-name="T5">the</text:span><text:span text:style-name="T8"> </text:span><text:span text:style-name="T5">Company</text:span><text:span text:style-name="T8"> </text:span><text:span text:style-name="T5">and</text:span><text:span text:style-name="T8"> </text:span><text:span text:style-name="T5">the</text:span><text:span text:style-name="T8"> </text:span><text:span text:style-name="T5">Client</text:span><text:span text:style-name="T8"> </text:span><text:span text:style-name="T5">is</text:span><text:span text:style-name="T8"> </text:span><text:span text:style-name="T5">terminated</text:span><text:span text:style-name="T8"> </text:span><text:span text:style-name="T5">for</text:span><text:span text:style-name="T8"> </text:span><text:span text:style-name="T5">any</text:span><text:span text:style-name="T8"> </text:span><text:span text:style-name="T5">reason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shall</text:span><text:span text:style-name="T8"> </text:span><text:span text:style-name="T5">cease</text:span><text:span text:style-name="T8"> </text:span><text:span text:style-name="T5">with</text:span><text:span text:style-name="T8"> </text:span><text:span text:style-name="T5">immediate</text:span><text:span text:style-name="T8"> </text:span><text:span text:style-name="T5">effect</text:span><text:span text:style-name="T8"> </text:span><text:span text:style-name="T5">without</text:span><text:span text:style-name="T8"> </text:span><text:span text:style-name="T5">liability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.</text:span></text:p>
            </text:list-item>
          </text:list>
        </text:list-item>
      </text:list>
      <text:p text:style-name="P79"/>
      <text:list xml:id="list1074148962" text:continue-numbering="true" text:style-name="WW8Num5">
        <text:list-item>
          <text:list>
            <text:list-item>
              <text:p text:style-name="P57"><text:span text:style-name="T5">Failure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to</text:span><text:span text:style-name="T8"> </text:span><text:span text:style-name="T5">give</text:span><text:span text:style-name="T8"> </text:span><text:span text:style-name="T5">full</text:span><text:span text:style-name="T8"> </text:span><text:span text:style-name="T5">and</text:span><text:span text:style-name="T8"> </text:span><text:span text:style-name="T5">proper</text:span><text:span text:style-name="T8"> </text:span><text:span text:style-name="T5">notice</text:span><text:span text:style-name="T8"> </text:span><text:span text:style-name="T5">of</text:span><text:span text:style-name="T8"> </text:span><text:span text:style-name="T5">termination</text:span><text:span text:style-name="T8"> </text:span><text:span text:style-name="T5">as</text:span><text:span text:style-name="T8"> </text:span><text:span text:style-name="T5">required</text:span><text:span text:style-name="T8"> </text:span><text:span text:style-name="T5">in</text:span><text:span text:style-name="T8"> </text:span><text:span text:style-name="T5">the</text:span><text:span text:style-name="T8"> </text:span><text:span text:style-name="T5">Schedule</text:span><text:span text:style-name="T8"> </text:span><text:span text:style-name="T5">attached</text:span><text:span text:style-name="T8"> </text:span><text:span text:style-name="T5">shall</text:span><text:span text:style-name="T8"> </text:span><text:span text:style-name="T5">constitute</text:span><text:span text:style-name="T8"> </text:span><text:span text:style-name="T5">a</text:span><text:span text:style-name="T8"> </text:span><text:span text:style-name="T5">breach</text:span><text:span text:style-name="T8"> </text:span><text:span text:style-name="T5">of</text:span><text:span text:style-name="T8"> </text:span><text:span text:style-name="T5">contract</text:span><text:span text:style-name="T8"> </text:span><text:span text:style-name="T5">and</text:span><text:span text:style-name="T8"> </text:span><text:span text:style-name="T5">shall</text:span><text:span text:style-name="T8"> </text:span><text:span text:style-name="T5">entitle</text:span><text:span text:style-name="T8"> </text:span><text:span text:style-name="T5">the</text:span><text:span text:style-name="T8"> </text:span><text:span text:style-name="T5">Company</text:span><text:span text:style-name="T8"> </text:span><text:span text:style-name="T5">to</text:span><text:span text:style-name="T8"> </text:span><text:span text:style-name="T5">claim</text:span><text:span text:style-name="T8"> </text:span><text:span text:style-name="T5">damages</text:span><text:span text:style-name="T8"> </text:span><text:span text:style-name="T5">from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for</text:span><text:span text:style-name="T8"> </text:span><text:span text:style-name="T5">any</text:span><text:span text:style-name="T8"> </text:span><text:span text:style-name="T5">resulting</text:span><text:span text:style-name="T8"> </text:span><text:span text:style-name="T5">loss</text:span><text:span text:style-name="T8"> </text:span><text:span text:style-name="T5">suffered</text:span><text:span text:style-name="T8"> </text:span><text:span text:style-name="T5">by</text:span><text:span text:style-name="T8"> </text:span><text:span text:style-name="T5">the</text:span><text:span text:style-name="T8"> </text:span><text:span text:style-name="T5">Company.</text:span><text:span text:style-name="T8"> </text:span></text:p>
            </text:list-item>
          </text:list>
        </text:list-item>
      </text:list>
      <text:h text:style-name="P126" text:outline-level="2"/>
      <text:list xml:id="list2047575883" text:continue-numbering="true" text:style-name="WW8Num5">
        <text:list-item>
          <text:p text:style-name="P46">INTELLECTUAL<text:span text:style-name="T36"> </text:span>PROPERTY<text:span text:style-name="T36"> </text:span>RIGHTS</text:p>
        </text:list-item>
      </text:list>
      <text:p text:style-name="P24"/>
      <text:p text:style-name="P98"><text:span text:style-name="T5">The</text:span><text:span text:style-name="T8"> </text:span><text:span text:style-name="T5">Contractor</text:span><text:span text:style-name="T8"> </text:span><text:span text:style-name="T5">acknowledges</text:span><text:span text:style-name="T8"> </text:span><text:span text:style-name="T5">that</text:span><text:span text:style-name="T8"> </text:span><text:span text:style-name="T5">all</text:span><text:span text:style-name="T8"> </text:span><text:span text:style-name="T5">copyright,</text:span><text:span text:style-name="T8"> </text:span><text:span text:style-name="T5">trademarks,</text:span><text:span text:style-name="T8"> </text:span><text:span text:style-name="T5">patents</text:span><text:span text:style-name="T8"> </text:span><text:span text:style-name="T5">and</text:span><text:span text:style-name="T8"> </text:span><text:span text:style-name="T5">other</text:span><text:span text:style-name="T8"> </text:span><text:span text:style-name="T5">intellectual</text:span><text:span text:style-name="T8"> </text:span><text:span text:style-name="T5">property</text:span><text:span text:style-name="T8"> </text:span><text:span text:style-name="T5">rights</text:span><text:span text:style-name="T8"> </text:span><text:span text:style-name="T5">deriving</text:span><text:span text:style-name="T8"> </text:span><text:span text:style-name="T5">from</text:span><text:span text:style-name="T8"> </text:span><text:span text:style-name="T5">the</text:span><text:span text:style-name="T8"> </text:span><text:span text:style-name="T5">provision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,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,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and/or</text:span><text:span text:style-name="T8"> </text:span><text:span text:style-name="T5">any</text:span><text:span text:style-name="T8"> </text:span><text:span text:style-name="T5">third</text:span><text:span text:style-name="T8"> </text:span><text:span text:style-name="T5">party</text:span><text:span text:style-name="T8"> </text:span><text:span text:style-name="T5">to</text:span><text:span text:style-name="T8"> </text:span><text:span text:style-name="T5">whom</text:span><text:span text:style-name="T8"> </text:span><text:span text:style-name="T5">the</text:span><text:span text:style-name="T8"> </text:span><text:span text:style-name="T5">Contract</text:span><text:span text:style-name="T8"> </text:span><text:span text:style-name="T5">is</text:span><text:span text:style-name="T8"> </text:span><text:span text:style-name="T5">assigned</text:span><text:span text:style-name="T8"> </text:span><text:span text:style-name="T5">or</text:span><text:span text:style-name="T8"> </text:span><text:span text:style-name="T5">sub-contracted,</text:span><text:span text:style-name="T8"> </text:span><text:span text:style-name="T5">for</text:span><text:span text:style-name="T8"> </text:span><text:span text:style-name="T5">the</text:span><text:span text:style-name="T8"> </text:span><text:span text:style-name="T5">Client</text:span><text:span text:style-name="T8"> </text:span><text:span text:style-name="T5">during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shall</text:span><text:span text:style-name="T8"> </text:span><text:span text:style-name="T5">belong</text:span><text:span text:style-name="T8"> </text:span><text:span text:style-name="T5">to</text:span><text:span text:style-name="T8"> </text:span><text:span text:style-name="T5">the</text:span><text:span text:style-name="T8"> </text:span><text:span text:style-name="T5">Client,</text:span><text:span text:style-name="T8"> </text:span><text:span text:style-name="T5">save</text:span><text:span text:style-name="T8"> </text:span><text:span text:style-name="T5">such</text:span><text:span text:style-name="T8"> </text:span><text:span text:style-name="T5">rights</text:span><text:span text:style-name="T8"> </text:span><text:span text:style-name="T5">as</text:span><text:span text:style-name="T8"> </text:span><text:span text:style-name="T5">may</text:span><text:span text:style-name="T8"> </text:span><text:span text:style-name="T5">be</text:span><text:span text:style-name="T8"> </text:span><text:span text:style-name="T5">expressly</text:span><text:span text:style-name="T8"> </text:span><text:span text:style-name="T5">owned</text:span><text:span text:style-name="T8"> </text:span><text:span text:style-name="T5">or</text:span><text:span text:style-name="T8"> </text:span><text:span text:style-name="T5">retained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set</text:span><text:span text:style-name="T8"> </text:span><text:span text:style-name="T5">out</text:span><text:span text:style-name="T8"> </text:span><text:span text:style-name="T5">in</text:span><text:span text:style-name="T8"> </text:span><text:span text:style-name="T5">the</text:span><text:span text:style-name="T8"> </text:span><text:span text:style-name="T5">Schedule.</text:span><text:span text:style-name="T8"> </text:span><text:span text:style-name="T5">Accordingl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(and</text:span><text:span text:style-name="T8"> </text:span><text:span text:style-name="T5">shall</text:span><text:span text:style-name="T8"> </text:span><text:span text:style-name="T5">procure</text:span><text:span text:style-name="T8"> </text:span><text:span text:style-name="T5">that</text:span><text:span text:style-name="T8"> </text:span><text:span text:style-name="T5">any</text:span><text:span text:style-name="T8"> </text:span><text:span text:style-name="T5">relevant</text:span><text:span text:style-name="T8"> </text:span><text:span text:style-name="T5">member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shall)</text:span><text:span text:style-name="T8"> </text:span><text:span text:style-name="T5">execute</text:span><text:span text:style-name="T8"> </text:span><text:span text:style-name="T5">all</text:span><text:span text:style-name="T8"> </text:span><text:span text:style-name="T5">such</text:span><text:span text:style-name="T8"> </text:span><text:span text:style-name="T5">documents</text:span><text:span text:style-name="T8"> </text:span><text:span text:style-name="T5">and</text:span><text:span text:style-name="T8"> </text:span><text:span text:style-name="T5">do</text:span><text:span text:style-name="T8"> </text:span><text:span text:style-name="T5">all</text:span><text:span text:style-name="T8"> </text:span><text:span text:style-name="T5">such</text:span><text:span text:style-name="T8"> </text:span><text:span text:style-name="T5">acts</text:span><text:span text:style-name="T8"> </text:span><text:span text:style-name="T5">as</text:span><text:span text:style-name="T8"> </text:span><text:span text:style-name="T5">the</text:span><text:span text:style-name="T8"> </text:span><text:span text:style-name="T5">Company</text:span><text:span text:style-name="T8"> </text:span><text:span text:style-name="T5">shall</text:span><text:span text:style-name="T8"> </text:span><text:span text:style-name="T5">from</text:span><text:span text:style-name="T8"> </text:span><text:span text:style-name="T5">time</text:span><text:span text:style-name="T8"> </text:span><text:span text:style-name="T5">to</text:span><text:span text:style-name="T8"> </text:span><text:span text:style-name="T5">time</text:span><text:span text:style-name="T8"> </text:span><text:span text:style-name="T5">require</text:span><text:span text:style-name="T8"> </text:span><text:span text:style-name="T5">in</text:span><text:span text:style-name="T8"> </text:span><text:span text:style-name="T5">order</text:span><text:span text:style-name="T8"> </text:span><text:span text:style-name="T5">to</text:span><text:span text:style-name="T8"> </text:span><text:span text:style-name="T5">give</text:span><text:span text:style-name="T8"> </text:span><text:span text:style-name="T5">effect</text:span><text:span text:style-name="T8"> </text:span><text:span text:style-name="T5">to</text:span><text:span text:style-name="T8"> </text:span><text:span text:style-name="T5">the</text:span><text:span text:style-name="T8"> </text:span><text:span text:style-name="T5">Client</text:span><text:span text:style-name="T8">’</text:span><text:span text:style-name="T5">s</text:span><text:span text:style-name="T8"> </text:span><text:span text:style-name="T5">rights</text:span><text:span text:style-name="T8"> </text:span><text:span text:style-name="T5">pursuant</text:span><text:span text:style-name="T8"> </text:span><text:span text:style-name="T5">to</text:span><text:span text:style-name="T8"> </text:span><text:span text:style-name="T5">this</text:span><text:span text:style-name="T8"> </text:span><text:span text:style-name="T5">clause.</text:span></text:p>
      <text:p text:style-name="P79"/>
      <text:list xml:id="list755930637" text:continue-numbering="true" text:style-name="WW8Num5">
        <text:list-item>
          <text:p text:style-name="P46">CONFIDENTIALITY</text:p>
        </text:list-item>
      </text:list>
      <text:p text:style-name="P24"/>
      <text:list xml:id="list986468638" text:continue-numbering="true" text:style-name="WW8Num5">
        <text:list-item>
          <text:list>
            <text:list-item>
              <text:p text:style-name="P57"><text:span text:style-name="T5">In</text:span><text:span text:style-name="T8"> </text:span><text:span text:style-name="T5">order</text:span><text:span text:style-name="T8"> </text:span><text:span text:style-name="T5">to</text:span><text:span text:style-name="T8"> </text:span><text:span text:style-name="T5">protect</text:span><text:span text:style-name="T8"> </text:span><text:span text:style-name="T5">the</text:span><text:span text:style-name="T8"> </text:span><text:span text:style-name="T5">confidentiality</text:span><text:span text:style-name="T8"> </text:span><text:span text:style-name="T5">and</text:span><text:span text:style-name="T8"> </text:span><text:span text:style-name="T5">trade</text:span><text:span text:style-name="T8"> </text:span><text:span text:style-name="T5">secrets</text:span><text:span text:style-name="T8"> </text:span><text:span text:style-name="T5">of</text:span><text:span text:style-name="T8"> </text:span><text:span text:style-name="T5">the</text:span><text:span text:style-name="T8"> </text:span><text:span text:style-name="T5">Client</text:span><text:span text:style-name="T8"> </text:span><text:span text:style-name="T5">and/or</text:span><text:span text:style-name="T8"> </text:span><text:span text:style-name="T5">the</text:span><text:span text:style-name="T8"> </text:span><text:span text:style-name="T5">Company</text:span><text:span text:style-name="T8"> </text:span><text:span text:style-name="T5">and</text:span><text:span text:style-name="T8"> </text:span><text:span text:style-name="T5">without</text:span><text:span text:style-name="T8"> </text:span><text:span text:style-name="T5">prejudice</text:span><text:span text:style-name="T8"> </text:span><text:span text:style-name="T5">to</text:span><text:span text:style-name="T8"> </text:span><text:span text:style-name="T5">every</text:span><text:span text:style-name="T8"> </text:span><text:span text:style-name="T5">other</text:span><text:span text:style-name="T8"> </text:span><text:span text:style-name="T5">duty</text:span><text:span text:style-name="T8"> </text:span><text:span text:style-name="T5">to</text:span><text:span text:style-name="T8"> </text:span><text:span text:style-name="T5">keep</text:span><text:span text:style-name="T8"> </text:span><text:span text:style-name="T5">secret</text:span><text:span text:style-name="T8"> </text:span><text:span text:style-name="T5">all</text:span><text:span text:style-name="T8"> </text:span><text:span text:style-name="T5">information</text:span><text:span text:style-name="T8"> </text:span><text:span text:style-name="T5">given</text:span><text:span text:style-name="T8"> </text:span><text:span text:style-name="T5">to</text:span><text:span text:style-name="T8"> </text:span><text:span text:style-name="T5">it</text:span><text:span text:style-name="T8"> </text:span><text:span text:style-name="T5">or</text:span><text:span text:style-name="T8"> </text:span><text:span text:style-name="T5">gained</text:span><text:span text:style-name="T8"> </text:span><text:span text:style-name="T5">in</text:span><text:span text:style-name="T8"> </text:span><text:span text:style-name="T5">confidence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grees</text:span><text:span text:style-name="T8"> </text:span><text:span text:style-name="T5">on</text:span><text:span text:style-name="T8"> </text:span><text:span text:style-name="T5">its</text:span><text:span text:style-name="T8"> </text:span><text:span text:style-name="T5">own</text:span><text:span text:style-name="T8"> </text:span><text:span text:style-name="T5">part</text:span><text:span text:style-name="T8"> </text:span><text:span text:style-name="T5">and</text:span><text:span text:style-name="T8"> </text:span><text:span text:style-name="T5">on</text:span><text:span text:style-name="T8"> </text:span><text:span text:style-name="T5">behalf</text:span><text:span text:style-name="T8"> </text:span><text:span text:style-name="T5">of</text:span><text:span text:style-name="T8"> </text:span><text:span text:style-name="T5">its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as</text:span><text:span text:style-name="T8"> </text:span><text:span text:style-name="T5">follows:</text:span></text:p>
            </text:list-item>
          </text:list>
        </text:list-item>
      </text:list>
      <text:p text:style-name="P79"/>
      <text:list xml:id="list1578152257" text:continue-numbering="true" text:style-name="WW8Num5">
        <text:list-item>
          <text:list>
            <text:list-item>
              <text:list>
                <text:list-item>
                  <text:p text:style-name="P93">not<text:span text:style-name="T36"> </text:span>at<text:span text:style-name="T36"> </text:span>any<text:span text:style-name="T36"> </text:span>time<text:span text:style-name="T36"> </text:span>whether<text:span text:style-name="T36"> </text:span>during<text:span text:style-name="T36"> </text:span>or<text:span text:style-name="T36"> </text:span>after<text:span text:style-name="T36"> </text:span>the<text:span text:style-name="T36"> </text:span>Assignment<text:span text:style-name="T36"> </text:span>(unless<text:span text:style-name="T36"> </text:span>expressly<text:span text:style-name="T36"> </text:span>so<text:span text:style-name="T36"> </text:span>authorised<text:span text:style-name="T36"> </text:span>by<text:span text:style-name="T36"> </text:span>the<text:span text:style-name="T36"> </text:span>Client<text:span text:style-name="T36"> </text:span>or<text:span text:style-name="T36"> </text:span>the<text:span text:style-name="T36"> </text:span>Company<text:span text:style-name="T36"> </text:span>as<text:span text:style-name="T36"> </text:span>a<text:span text:style-name="T36"> </text:span>necessary<text:span text:style-name="T36"> </text:span>part<text:span text:style-name="T36"> </text:span>of<text:span text:style-name="T36"> </text:span>the<text:span text:style-name="T36"> </text:span>performance<text:span text:style-name="T36"> </text:span>of<text:span text:style-name="T36"> </text:span>its<text:span text:style-name="T36"> </text:span>duties)<text:span text:style-name="T36"> </text:span>to<text:span text:style-name="T36"> </text:span>disclose<text:span text:style-name="T36"> </text:span>to<text:span text:style-name="T36"> </text:span>any<text:span text:style-name="T36"> </text:span>person<text:span text:style-name="T36"> </text:span>or<text:span text:style-name="T36"> </text:span>to<text:span text:style-name="T36"> </text:span>make<text:span text:style-name="T36"> </text:span>use<text:span text:style-name="T36"> </text:span>of<text:span text:style-name="T36"> </text:span>any<text:span text:style-name="T36"> </text:span>of<text:span text:style-name="T36"> </text:span>the<text:span text:style-name="T36"> </text:span>trade<text:span text:style-name="T36"> </text:span>secrets<text:span text:style-name="T36"> </text:span>or<text:span text:style-name="T36"> </text:span>Confidential<text:span text:style-name="T36"> </text:span>Information<text:span text:style-name="T36"> </text:span>of<text:span text:style-name="T36"> </text:span>the<text:span text:style-name="T36"> </text:span>Client<text:span text:style-name="T36"> </text:span>or<text:span text:style-name="T36"> </text:span>the<text:span text:style-name="T36"> </text:span>Company<text:span text:style-name="T36"> </text:span>with<text:span text:style-name="T36"> </text:span>the<text:span text:style-name="T36"> </text:span>exception<text:span text:style-name="T36"> </text:span>of<text:span text:style-name="T36"> </text:span>information<text:span text:style-name="T36"> </text:span>already<text:span text:style-name="T36"> </text:span>in<text:span text:style-name="T36"> </text:span>the<text:span text:style-name="T36"> </text:span>public<text:span text:style-name="T36"> </text:span>domain;</text:p>
                </text:list-item>
              </text:list>
            </text:list-item>
          </text:list>
        </text:list-item>
      </text:list>
      <text:p text:style-name="P55"/>
      <text:list xml:id="list1007967533" text:continue-numbering="true" text:style-name="WW8Num5">
        <text:list-item>
          <text:list>
            <text:list-item>
              <text:list>
                <text:list-item>
                  <text:p text:style-name="P90"><text:span text:style-name="T5">to</text:span><text:span text:style-name="T8"> </text:span><text:span text:style-name="T5">deliver</text:span><text:span text:style-name="T8"> </text:span><text:span text:style-name="T5">up</text:span><text:span text:style-name="T8"> </text:span><text:span text:style-name="T5">to</text:span><text:span text:style-name="T8"> </text:span><text:span text:style-name="T5">the</text:span><text:span text:style-name="T8"> </text:span><text:span text:style-name="T5">Client</text:span><text:span text:style-name="T8"> </text:span><text:span text:style-name="T5">or</text:span><text:span text:style-name="T8"> </text:span><text:span text:style-name="T5">the</text:span><text:span text:style-name="T8"> </text:span><text:span text:style-name="T5">Company</text:span><text:span text:style-name="T8"> </text:span><text:span text:style-name="T5">(as</text:span><text:span text:style-name="T8"> </text:span><text:span text:style-name="T5">directed)</text:span><text:span text:style-name="T8"> </text:span><text:span text:style-name="T5">at</text:span><text:span text:style-name="T8"> </text:span><text:span text:style-name="T5">the</text:span><text:span text:style-name="T8"> </text:span><text:span text:style-name="T5">end</text:span><text:span text:style-name="T8"> </text:span><text:span text:style-name="T5">of</text:span><text:span text:style-name="T8"> <text:s/></text:span><text:span text:style-name="T5">the</text:span><text:span text:style-name="T8"> </text:span><text:span text:style-name="T5">Assignment</text:span><text:span text:style-name="T8"> </text:span><text:span text:style-name="T5">all</text:span><text:span text:style-name="T8"> </text:span><text:span text:style-name="T5">documents</text:span><text:span text:style-name="T8"> </text:span><text:span text:style-name="T5">and</text:span><text:span text:style-name="T8"> </text:span><text:span text:style-name="T5">other</text:span><text:span text:style-name="T8"> </text:span><text:span text:style-name="T5">materials</text:span><text:span text:style-name="T8"> </text:span><text:span text:style-name="T5">belonging</text:span><text:span text:style-name="T8"> </text:span><text:span text:style-name="T5">to</text:span><text:span text:style-name="T8"> </text:span><text:span text:style-name="T5">the</text:span><text:span text:style-name="T8"> </text:span><text:span text:style-name="T5">Client</text:span><text:span text:style-name="T8"> </text:span><text:span text:style-name="T5">(and</text:span><text:span text:style-name="T8"> </text:span><text:span text:style-name="T5">all</text:span><text:span text:style-name="T8"> </text:span><text:span text:style-name="T5">copies)</text:span><text:span text:style-name="T8"> </text:span><text:span text:style-name="T5">which</text:span><text:span text:style-name="T8"> </text:span><text:span text:style-name="T5">are</text:span><text:span text:style-name="T8"> </text:span><text:span text:style-name="T5">in</text:span><text:span text:style-name="T8"> </text:span><text:span text:style-name="T5">its</text:span><text:span text:style-name="T8"> </text:span><text:span text:style-name="T5">possession</text:span><text:span text:style-name="T8"> </text:span><text:span text:style-name="T5">including</text:span><text:span text:style-name="T8"> </text:span><text:span text:style-name="T5">documents</text:span><text:span text:style-name="T8"> </text:span><text:span text:style-name="T5">and</text:span><text:span text:style-name="T8"> </text:span><text:span text:style-name="T5">other</text:span><text:span text:style-name="T8"> </text:span><text:span text:style-name="T5">materials</text:span><text:span text:style-name="T8"> </text:span><text:span text:style-name="T5">created</text:span><text:span text:style-name="T8"> </text:span><text:span text:style-name="T5">by</text:span><text:span text:style-name="T8"> </text:span><text:span text:style-name="T5">it</text:span><text:span text:style-name="T8"> </text:span><text:span text:style-name="T5">or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during</text:span><text:span text:style-name="T8"> </text:span><text:span text:style-name="T5">the</text:span><text:span text:style-name="T8"> </text:span><text:span text:style-name="T5">course</text:span><text:span text:style-name="T8"> </text:span><text:span text:style-name="T5">of</text:span><text:span text:style-name="T8"> </text:span><text:span text:style-name="T5">the</text:span><text:span text:style-name="T8"> </text:span><text:span text:style-name="T5">Assignment;</text:span></text:p>
                </text:list-item>
              </text:list>
            </text:list-item>
          </text:list>
        </text:list-item>
      </text:list>
      <text:p text:style-name="P92"/>
      <text:list xml:id="list2132827826" text:continue-numbering="true" text:style-name="WW8Num5">
        <text:list-item>
          <text:list>
            <text:list-item>
              <text:list>
                <text:list-item>
                  <text:p text:style-name="P93">not<text:span text:style-name="T36"> </text:span>at<text:span text:style-name="T36"> </text:span>any<text:span text:style-name="T36"> </text:span>time<text:span text:style-name="T36"> </text:span>to<text:span text:style-name="T36"> </text:span>make<text:span text:style-name="T36"> </text:span>any<text:span text:style-name="T36"> </text:span>copy,<text:span text:style-name="T36"> </text:span>abstract,<text:span text:style-name="T36"> </text:span>summary<text:span text:style-name="T36"> </text:span>or<text:span text:style-name="T36"> </text:span>précis<text:span text:style-name="T36"> </text:span>of<text:span text:style-name="T36"> </text:span>the<text:span text:style-name="T36"> </text:span>whole<text:span text:style-name="T36"> </text:span>or<text:span text:style-name="T36"> </text:span>any<text:span text:style-name="T36"> </text:span>part<text:span text:style-name="T36"> </text:span>of<text:span text:style-name="T36"> </text:span>any<text:span text:style-name="T36"> </text:span>document<text:span text:style-name="T36"> </text:span>or<text:span text:style-name="T36"> </text:span>other<text:span text:style-name="T36"> </text:span>material<text:span text:style-name="T36"> </text:span>belonging<text:span text:style-name="T36"> </text:span>to<text:span text:style-name="T36"> </text:span>the<text:span text:style-name="T36"> </text:span>Client<text:span text:style-name="T36"> </text:span>except<text:span text:style-name="T36"> </text:span>when<text:span text:style-name="T36"> </text:span>required<text:span text:style-name="T36"> </text:span>to<text:span text:style-name="T36"> </text:span>do<text:span text:style-name="T36"> </text:span>so<text:span text:style-name="T36"> </text:span>in<text:span text:style-name="T36"> </text:span>the<text:span text:style-name="T36"> </text:span>course<text:span text:style-name="T36"> </text:span>of<text:span text:style-name="T36"> </text:span>its<text:span text:style-name="T36"> </text:span>duties<text:span text:style-name="T36"> </text:span>under<text:span text:style-name="T36"> </text:span>the<text:span text:style-name="T36"> </text:span>Assignment<text:span text:style-name="T36"> </text:span>in<text:span text:style-name="T36"> </text:span>which<text:span text:style-name="T36"> </text:span>event<text:span text:style-name="T36"> </text:span>any<text:span text:style-name="T36"> </text:span>such<text:span text:style-name="T36"> </text:span>item<text:span text:style-name="T36"> </text:span>shall<text:span text:style-name="T36"> </text:span>belong<text:span text:style-name="T36"> </text:span>to<text:span text:style-name="T36"> </text:span>the<text:span text:style-name="T36"> </text:span>Client<text:span text:style-name="T36"> </text:span>or<text:span text:style-name="T36"> </text:span>the<text:span text:style-name="T36"> </text:span>Company<text:span text:style-name="T36"> </text:span>as<text:span text:style-name="T36"> </text:span>appropriate.</text:p>
                </text:list-item>
              </text:list>
            </text:list-item>
          </text:list>
        </text:list-item>
      </text:list>
      <text:p text:style-name="P42"/>
      <text:p text:style-name="P42"/>
      <text:list xml:id="list1213744089" text:continue-numbering="true" text:style-name="WW8Num5">
        <text:list-item>
          <text:p text:style-name="P46">COMPUTER<text:span text:style-name="T36"> </text:span>EQUIPMENT<text:span text:style-name="T36"> </text:span>WARRANTY</text:p>
        </text:list-item>
      </text:list>
      <text:p text:style-name="P24"/>
      <text:p text:style-name="P99"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ensure</text:span><text:span text:style-name="T8"> </text:span><text:span text:style-name="T5">that</text:span><text:span text:style-name="T8"> </text:span><text:span text:style-name="T5">any</text:span><text:span text:style-name="T8"> </text:span><text:span text:style-name="T5">computer</text:span><text:span text:style-name="T8"> </text:span><text:span text:style-name="T5">equipment</text:span><text:span text:style-name="T8"> </text:span><text:span text:style-name="T5">and</text:span><text:span text:style-name="T8"> </text:span><text:span text:style-name="T5">associated</text:span><text:span text:style-name="T8"> </text:span><text:span text:style-name="T5">software</text:span><text:span text:style-name="T8"> </text:span><text:span text:style-name="T5">which</text:span><text:span text:style-name="T8"> </text:span><text:span text:style-name="T5">it</text:span><text:span text:style-name="T8"> </text:span><text:span text:style-name="T5">provides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for</text:span><text:span text:style-name="T8"> </text:span><text:span text:style-name="T5">the</text:span><text:span text:style-name="T8"> </text:span><text:span text:style-name="T5">purpose</text:span><text:span text:style-name="T8"> </text:span><text:span text:style-name="T5">of</text:span><text:span text:style-name="T8"> </text:span><text:span text:style-name="T5">providing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contains</text:span><text:span text:style-name="T8"> </text:span><text:span text:style-name="T5">anti-virus</text:span><text:span text:style-name="T8"> </text:span><text:span text:style-name="T5">protection</text:span><text:span text:style-name="T8"> </text:span><text:span text:style-name="T5">with</text:span><text:span text:style-name="T8"> </text:span><text:span text:style-name="T5">the</text:span><text:span text:style-name="T8"> </text:span><text:span text:style-name="T5">latest</text:span><text:span text:style-name="T8"> </text:span><text:span text:style-name="T5">released</text:span><text:span text:style-name="T8"> </text:span><text:span text:style-name="T5">upgrade</text:span><text:span text:style-name="T8"> </text:span><text:span text:style-name="T5">from</text:span><text:span text:style-name="T8"> </text:span><text:span text:style-name="T5">time</text:span><text:span text:style-name="T8"> </text:span><text:span text:style-name="T5">to</text:span><text:span text:style-name="T8"> </text:span><text:span text:style-name="T5">time.</text:span></text:p>
      <text:p text:style-name="P24"/>
      <text:list xml:id="list1023249201" text:continue-numbering="true" text:style-name="WW8Num5">
        <text:list-item>
          <text:p text:style-name="P46">RESTRICTION</text:p>
        </text:list-item>
      </text:list>
      <text:p text:style-name="P24"/>
      <text:p text:style-name="P99"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procure</text:span><text:span text:style-name="T8"> </text:span><text:span text:style-name="T5">that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shall</text:span><text:span text:style-name="T8"> </text:span><text:span text:style-name="T5">not</text:span><text:span text:style-name="T8"> </text:span><text:span text:style-name="T5">for</text:span><text:span text:style-name="T8"> </text:span><text:span text:style-name="T5">a</text:span><text:span text:style-name="T8"> </text:span><text:span text:style-name="T5">period</text:span><text:span text:style-name="T8"> </text:span><text:span text:style-name="T5">of</text:span><text:span text:style-name="T8"> </text:span><text:span text:style-name="T5">12</text:span><text:span text:style-name="T8"> </text:span><text:span text:style-name="T5">months</text:span><text:span text:style-name="T8"> </text:span><text:span text:style-name="T5">following</text:span><text:span text:style-name="T8"> </text:span><text:span text:style-name="T5">the</text:span><text:span text:style-name="T8"> </text:span><text:span text:style-name="T5">termination</text:span><text:span text:style-name="T8"> </text:span><text:span text:style-name="T5">of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supply</text:span><text:span text:style-name="T8"> </text:span><text:span text:style-name="T5">the</text:span><text:span text:style-name="T8"> </text:span><text:span text:style-name="T5">services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directly,</text:span><text:span text:style-name="T8"> </text:span><text:span text:style-name="T5">or</text:span><text:span text:style-name="T8"> </text:span><text:span text:style-name="T5">through</text:span><text:span text:style-name="T8"> </text:span><text:span text:style-name="T5">any</text:span><text:span text:style-name="T8"> </text:span><text:span text:style-name="T5">other</text:span><text:span text:style-name="T8"> </text:span><text:span text:style-name="T5">person,</text:span><text:span text:style-name="T8"> </text:span><text:span text:style-name="T5">firm</text:span><text:span text:style-name="T8"> </text:span><text:span text:style-name="T5">or</text:span><text:span text:style-name="T8"> </text:span><text:span text:style-name="T5">company,</text:span><text:span text:style-name="T8"> </text:span><text:span text:style-name="T5">to</text:span><text:span text:style-name="T8"> </text:span><text:span text:style-name="T5">any</text:span><text:span text:style-name="T8"> </text:span><text:span text:style-name="T5">Client</text:span><text:span text:style-name="T8"> </text:span><text:span text:style-name="T5">for</text:span><text:span text:style-name="T8"> </text:span><text:span text:style-name="T5">whom</text:span><text:span text:style-name="T8"> </text:span><text:span text:style-name="T5">it</text:span><text:span text:style-name="T8"> </text:span><text:span text:style-name="T5">has</text:span><text:span text:style-name="T8"> </text:span><text:span text:style-name="T5">carried</text:span><text:span text:style-name="T8"> </text:span><text:span text:style-name="T5">out</text:span><text:span text:style-name="T8"> </text:span><text:span text:style-name="T5">the</text:span><text:span text:style-name="T8"> </text:span><text:span text:style-name="T5">Assignment</text:span><text:span text:style-name="T8"> </text:span><text:span text:style-name="T5">at</text:span><text:span text:style-name="T8"> </text:span><text:span text:style-name="T5">any</text:span><text:span text:style-name="T8"> </text:span><text:span text:style-name="T5">time</text:span><text:span text:style-name="T8"> </text:span><text:span text:style-name="T5">during</text:span><text:span text:style-name="T8"> </text:span><text:span text:style-name="T5">the</text:span><text:span text:style-name="T8"> </text:span><text:span text:style-name="T5">previous</text:span><text:span text:style-name="T8"> </text:span><text:span text:style-name="T5">12</text:span><text:span text:style-name="T8"> </text:span><text:span text:style-name="T5">months</text:span><text:span text:style-name="T8"> </text:span><text:span text:style-name="T5">[save</text:span><text:span text:style-name="T8"> </text:span><text:span text:style-name="T5">in</text:span><text:span text:style-name="T8"> </text:span><text:span text:style-name="T5">the</text:span><text:span text:style-name="T8"> </text:span><text:span text:style-name="T5">case</text:span><text:span text:style-name="T8"> </text:span><text:span text:style-name="T5">of</text:span><text:span text:style-name="T8"> </text:span><text:span text:style-name="T5">supply</text:span><text:span text:style-name="T8"> </text:span><text:span text:style-name="T5">through</text:span><text:span text:style-name="T8"> </text:span><text:span text:style-name="T5">a</text:span><text:span text:style-name="T8"> </text:span><text:span text:style-name="T5">Company</text:span><text:span text:style-name="T8"> </text:span><text:span text:style-name="T5">or</text:span><text:span text:style-name="T8"> </text:span><text:span text:style-name="T5">recruitment</text:span><text:span text:style-name="T8"> </text:span><text:span text:style-name="T5">Contractor</text:span><text:span text:style-name="T8"> </text:span><text:span text:style-name="T5">with</text:span><text:span text:style-name="T8"> </text:span><text:span text:style-name="T5">whom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was</text:span><text:span text:style-name="T8"> </text:span><text:span text:style-name="T5">also</text:span><text:span text:style-name="T8"> </text:span><text:span text:style-name="T5">registered</text:span><text:span text:style-name="T8"> </text:span><text:span text:style-name="T5">at</text:span><text:span text:style-name="T8"> </text:span><text:span text:style-name="T5">the</text:span><text:span text:style-name="T8"> </text:span><text:span text:style-name="T5">date</text:span><text:span text:style-name="T8"> </text:span><text:span text:style-name="T5">of</text:span><text:span text:style-name="T8"> </text:span><text:span text:style-name="T5">commencement</text:span><text:span text:style-name="T8"> </text:span><text:span text:style-name="T5">of</text:span><text:span text:style-name="T8"> </text:span><text:span text:style-name="T5">the</text:span><text:span text:style-name="T8"> </text:span><text:span text:style-name="T5">Assignment].</text:span><text:span text:style-name="T8"> </text:span></text:p>
      <text:p text:style-name="P27"><text:s/></text:p>
      <text:list xml:id="list1273784262" text:continue-numbering="true" text:style-name="WW8Num5">
        <text:list-item>
          <text:p text:style-name="P49">LIABILITY</text:p>
        </text:list-item>
      </text:list>
      <text:p text:style-name="P28"/>
      <text:list xml:id="list801122722" text:continue-numbering="true" text:style-name="WW8Num5">
        <text:list-item>
          <text:list>
            <text:list-item>
              <text:p text:style-name="P103"><text:span text:style-name="T5">The</text:span><text:span text:style-name="T8"> </text:span><text:span text:style-name="T5">Contractor</text:span><text:span text:style-name="T8"> </text:span><text:span text:style-name="T5">shall:</text:span></text:p>
            </text:list-item>
          </text:list>
        </text:list-item>
      </text:list>
      <text:p text:style-name="P96"/>
      <text:list xml:id="list320630195" text:continue-numbering="true" text:style-name="WW8Num5">
        <text:list-item>
          <text:list>
            <text:list-item>
              <text:list>
                <text:list-item>
                  <text:p text:style-name="P87"><text:soft-page-break/><text:span text:style-name="T5">be</text:span><text:span text:style-name="T8"> </text:span><text:span text:style-name="T5">liable</text:span><text:span text:style-name="T8"> </text:span><text:span text:style-name="T5">for</text:span><text:span text:style-name="T8"> </text:span><text:span text:style-name="T5">any</text:span><text:span text:style-name="T8"> </text:span><text:span text:style-name="T5">and</text:span><text:span text:style-name="T8"> </text:span><text:span text:style-name="T5">all</text:span><text:span text:style-name="T8"> </text:span><text:span text:style-name="T5">loss,</text:span><text:span text:style-name="T8"> </text:span><text:span text:style-name="T5">damage</text:span><text:span text:style-name="T8"> </text:span><text:span text:style-name="T5">or</text:span><text:span text:style-name="T8"> </text:span><text:span text:style-name="T5">injury</text:span><text:span text:style-name="T8"> </text:span><text:span text:style-name="T5">to</text:span><text:span text:style-name="T8"> </text:span><text:span text:style-name="T5">any</text:span><text:span text:style-name="T8"> </text:span><text:span text:style-name="T5">party</text:span><text:span text:style-name="T8"> </text:span><text:span text:style-name="T5">resulting</text:span><text:span text:style-name="T8"> </text:span><text:span text:style-name="T5">from</text:span><text:span text:style-name="T8"> </text:span><text:span text:style-name="T5">the</text:span><text:span text:style-name="T8"> </text:span><text:span text:style-name="T5">deliberate</text:span><text:span text:style-name="T8"> </text:span><text:span text:style-name="T5">and/or</text:span><text:span text:style-name="T8"> </text:span><text:span text:style-name="T5">negligent</text:span><text:span text:style-name="T8"> </text:span><text:span text:style-name="T5">acts</text:span><text:span text:style-name="T8"> </text:span><text:span text:style-name="T5">or</text:span><text:span text:style-name="T8"> </text:span><text:span text:style-name="T5">omissions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or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during</text:span><text:span text:style-name="T8"> </text:span><text:span text:style-name="T5">an</text:span><text:span text:style-name="T8"> </text:span><text:span text:style-name="T5">Assignment,</text:span><text:span text:style-name="T8"> </text:span><text:span text:style-name="T5">or</text:span><text:span text:style-name="T8"> </text:span><text:span text:style-name="T5">for</text:span><text:span text:style-name="T8"> </text:span><text:span text:style-name="T5">the</text:span><text:span text:style-name="T8"> </text:span><text:span text:style-name="T5">acts</text:span><text:span text:style-name="T8"> </text:span><text:span text:style-name="T5">or</text:span><text:span text:style-name="T8"> </text:span><text:span text:style-name="T5">omissions</text:span><text:span text:style-name="T8"> </text:span><text:span text:style-name="T5">of</text:span><text:span text:style-name="T8"> </text:span><text:span text:style-name="T5">any</text:span><text:span text:style-name="T8"> </text:span><text:span text:style-name="T5">assignee</text:span><text:span text:style-name="T8"> </text:span><text:span text:style-name="T5">or</text:span><text:span text:style-name="T8"> </text:span><text:span text:style-name="T5">sub-contractor</text:span><text:span text:style-name="T8"> </text:span><text:span text:style-name="T5">to</text:span><text:span text:style-name="T8"> </text:span><text:span text:style-name="T5">whom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ssigns</text:span><text:span text:style-name="T8"> </text:span><text:span text:style-name="T5">or</text:span><text:span text:style-name="T8"> </text:span><text:span text:style-name="T5">sub-contracts</text:span><text:span text:style-name="T8"> </text:span><text:span text:style-name="T5">the</text:span><text:span text:style-name="T8"> </text:span><text:span text:style-name="T5">performance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,</text:span><text:span text:style-name="T8"> </text:span><text:span text:style-name="T5">during</text:span><text:span text:style-name="T8"> </text:span><text:span text:style-name="T5">an</text:span><text:span text:style-name="T8"> </text:span><text:span text:style-name="T5">Assignment;</text:span><text:span text:style-name="T8"> </text:span><text:span text:style-name="T5">and</text:span></text:p>
                </text:list-item>
              </text:list>
            </text:list-item>
          </text:list>
        </text:list-item>
      </text:list>
      <text:p text:style-name="P38"/>
      <text:list xml:id="list1368725273" text:continue-numbering="true" text:style-name="WW8Num5">
        <text:list-item>
          <text:list>
            <text:list-item>
              <text:list>
                <text:list-item>
                  <text:p text:style-name="P88"><text:span text:style-name="T5">ensure</text:span><text:span text:style-name="T8"> </text:span><text:span text:style-name="T5">the</text:span><text:span text:style-name="T8"> </text:span><text:span text:style-name="T5">provision</text:span><text:span text:style-name="T8"> </text:span><text:span text:style-name="T5">of</text:span><text:span text:style-name="T8"> </text:span><text:span text:style-name="T5">adequate</text:span><text:span text:style-name="T8"> </text:span><text:span text:style-name="T5">Employer</text:span><text:span text:style-name="T8">’</text:span><text:span text:style-name="T5">s</text:span><text:span text:style-name="T8"> </text:span><text:span text:style-name="T5">Liability</text:span><text:span text:style-name="T8"> </text:span><text:span text:style-name="T5">Insurance,</text:span><text:span text:style-name="T8"> </text:span><text:span text:style-name="T5">Public</text:span><text:span text:style-name="T8"> </text:span><text:span text:style-name="T5">Liability</text:span><text:span text:style-name="T8"> </text:span><text:span text:style-name="T5">Insurance,</text:span><text:span text:style-name="T8"> </text:span><text:span text:style-name="T5">Professional</text:span><text:span text:style-name="T8"> </text:span><text:span text:style-name="T5">Indemnity</text:span><text:span text:style-name="T8"> </text:span><text:span text:style-name="T5">Insurance</text:span><text:span text:style-name="T8"> </text:span><text:span text:style-name="T5">and</text:span><text:span text:style-name="T8"> </text:span><text:span text:style-name="T5">any</text:span><text:span text:style-name="T8"> </text:span><text:span text:style-name="T5">other</text:span><text:span text:style-name="T8"> </text:span><text:span text:style-name="T5">suitable</text:span><text:span text:style-name="T8"> </text:span><text:span text:style-name="T5">policies</text:span><text:span text:style-name="T8"> </text:span><text:span text:style-name="T5">of</text:span><text:span text:style-name="T8"> </text:span><text:span text:style-name="T5">insurance</text:span><text:span text:style-name="T8"> </text:span><text:span text:style-name="T5">in</text:span><text:span text:style-name="T8"> </text:span><text:span text:style-name="T5">respect</text:span><text:span text:style-name="T8"> </text:span><text:span text:style-name="T5">of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during</text:span><text:span text:style-name="T8"> </text:span><text:span text:style-name="T5">an</text:span><text:span text:style-name="T8"> </text:span><text:span text:style-name="T5">Assignment</text:span><text:span text:style-name="T8"> </text:span><text:span text:style-name="T5">and</text:span><text:span text:style-name="T8"> </text:span><text:span text:style-name="T5">shall</text:span><text:span text:style-name="T8"> </text:span><text:span text:style-name="T5">make</text:span><text:span text:style-name="T8"> </text:span><text:span text:style-name="T5">a</text:span><text:span text:style-name="T8"> </text:span><text:span text:style-name="T5">copy</text:span><text:span text:style-name="T8"> </text:span><text:span text:style-name="T5">of</text:span><text:span text:style-name="T8"> </text:span><text:span text:style-name="T5">the</text:span><text:span text:style-name="T8"> </text:span><text:span text:style-name="T5">policy</text:span><text:span text:style-name="T8"> </text:span><text:span text:style-name="T5">available</text:span><text:span text:style-name="T8"> </text:span><text:span text:style-name="T5">to</text:span><text:span text:style-name="T8"> </text:span><text:span text:style-name="T5">the</text:span><text:span text:style-name="T8"> </text:span><text:span text:style-name="T5">Company</text:span><text:span text:style-name="T8"> </text:span><text:span text:style-name="T5">upon</text:span><text:span text:style-name="T8"> </text:span><text:span text:style-name="T5">request;</text:span></text:p>
                </text:list-item>
              </text:list>
            </text:list-item>
          </text:list>
        </text:list-item>
      </text:list>
      <text:p text:style-name="P19"/>
      <text:list xml:id="list894344878" text:continue-numbering="true" text:style-name="WW8Num5">
        <text:list-item>
          <text:list>
            <text:list-item>
              <text:list>
                <text:list-item>
                  <text:p text:style-name="P88"><text:span text:style-name="T5">be</text:span><text:span text:style-name="T8"> </text:span><text:span text:style-name="T5">liable</text:span><text:span text:style-name="T8"> </text:span><text:span text:style-name="T5">for</text:span><text:span text:style-name="T8"> </text:span><text:span text:style-name="T5">any</text:span><text:span text:style-name="T8"> </text:span><text:span text:style-name="T5">defects</text:span><text:span text:style-name="T8"> </text:span><text:span text:style-name="T5">arising</text:span><text:span text:style-name="T8"> </text:span><text:span text:style-name="T5">in</text:span><text:span text:style-name="T8"> </text:span><text:span text:style-name="T5">relation</text:span><text:span text:style-name="T8"> </text:span><text:span text:style-name="T5">to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ervices</text:span><text:span text:style-name="T8"> </text:span><text:span text:style-name="T5">and</text:span><text:span text:style-name="T8"> </text:span><text:span text:style-name="T5">shall</text:span><text:span text:style-name="T8"> </text:span><text:span text:style-name="T5">rectify</text:span><text:span text:style-name="T8"> </text:span><text:span text:style-name="T5">at</text:span><text:span text:style-name="T8"> </text:span><text:span text:style-name="T5">its</text:span><text:span text:style-name="T8"> </text:span><text:span text:style-name="T5">own</text:span><text:span text:style-name="T8"> </text:span><text:span text:style-name="T5">cost</text:span><text:span text:style-name="T8"> </text:span><text:span text:style-name="T5">such</text:span><text:span text:style-name="T8"> </text:span><text:span text:style-name="T5">defects</text:span><text:span text:style-name="T8"> </text:span><text:span text:style-name="T5">as</text:span><text:span text:style-name="T8"> </text:span><text:span text:style-name="T5">may</text:span><text:span text:style-name="T8"> </text:span><text:span text:style-name="T5">be</text:span><text:span text:style-name="T8"> </text:span><text:span text:style-name="T5">capable</text:span><text:span text:style-name="T8"> </text:span><text:span text:style-name="T5">of</text:span><text:span text:style-name="T8"> </text:span><text:span text:style-name="T5">remedy</text:span><text:span text:style-name="T8"> </text:span><text:span text:style-name="T5">within</text:span><text:span text:style-name="T8"> </text:span><text:span text:style-name="T5">a</text:span><text:span text:style-name="T8"> </text:span><text:span text:style-name="T5">reasonable</text:span><text:span text:style-name="T8"> </text:span><text:span text:style-name="T5">period</text:span><text:span text:style-name="T8"> </text:span><text:span text:style-name="T5">from</text:span><text:span text:style-name="T8"> </text:span><text:span text:style-name="T5">notification</text:span><text:span text:style-name="T8"> </text:span><text:span text:style-name="T5">of</text:span><text:span text:style-name="T8"> </text:span><text:span text:style-name="T5">such</text:span><text:span text:style-name="T8"> </text:span><text:span text:style-name="T5">defects</text:span><text:span text:style-name="T8"> </text:span><text:span text:style-name="T5">by</text:span><text:span text:style-name="T8"> </text:span><text:span text:style-name="T5">either</text:span><text:span text:style-name="T8"> </text:span><text:span text:style-name="T5">the</text:span><text:span text:style-name="T8"> </text:span><text:span text:style-name="T5">Company</text:span><text:span text:style-name="T8"> </text:span><text:span text:style-name="T5">or</text:span><text:span text:style-name="T8"> </text:span><text:span text:style-name="T5">the</text:span><text:span text:style-name="T8"> </text:span><text:span text:style-name="T5">Client.</text:span></text:p>
                </text:list-item>
              </text:list>
            </text:list-item>
          </text:list>
        </text:list-item>
      </text:list>
      <text:p text:style-name="P147"/>
      <text:p text:style-name="P104"/>
      <text:p text:style-name="P104"/>
      <text:p text:style-name="P104"/>
      <text:p text:style-name="P18"/>
      <text:list xml:id="list1589827424" text:continue-numbering="true" text:style-name="WW8Num5">
        <text:list-item>
          <text:p text:style-name="P47">INDEMNITY</text:p>
        </text:list-item>
      </text:list>
      <text:p text:style-name="P23"/>
      <text:p text:style-name="P99"><text:span text:style-name="T5">The</text:span><text:span text:style-name="T8"> </text:span><text:span text:style-name="T5">Contractor</text:span><text:span text:style-name="T8"> </text:span><text:span text:style-name="T5">shall</text:span><text:span text:style-name="T8"> </text:span><text:span text:style-name="T5">indemnify</text:span><text:span text:style-name="T8"> </text:span><text:span text:style-name="T5">and</text:span><text:span text:style-name="T8"> </text:span><text:span text:style-name="T5">keep</text:span><text:span text:style-name="T8"> </text:span><text:span text:style-name="T5">indemnified</text:span><text:span text:style-name="T8"> </text:span><text:span text:style-name="T5">the</text:span><text:span text:style-name="T8"> </text:span><text:span text:style-name="T5">Company</text:span><text:span text:style-name="T8"> </text:span><text:span text:style-name="T5">against</text:span><text:span text:style-name="T8"> </text:span><text:span text:style-name="T5">any</text:span><text:span text:style-name="T8"> </text:span><text:span text:style-name="T5">and</text:span><text:span text:style-name="T8"> </text:span><text:span text:style-name="T5">all</text:span><text:span text:style-name="T8"> </text:span><text:span text:style-name="T5">losses,</text:span><text:span text:style-name="T8"> </text:span><text:span text:style-name="T5">costs,</text:span><text:span text:style-name="T8"> </text:span><text:span text:style-name="T5">damages</text:span><text:span text:style-name="T8"> </text:span><text:span text:style-name="T5">or</text:span><text:span text:style-name="T8"> </text:span><text:span text:style-name="T5">expenses</text:span><text:span text:style-name="T8"> </text:span><text:span text:style-name="T5">suffered</text:span><text:span text:style-name="T8"> </text:span><text:span text:style-name="T5">or</text:span><text:span text:style-name="T8"> </text:span><text:span text:style-name="T5">incurred</text:span><text:span text:style-name="T8"> </text:span><text:span text:style-name="T5">by</text:span><text:span text:style-name="T8"> </text:span><text:span text:style-name="T5">the</text:span><text:span text:style-name="T8"> </text:span><text:span text:style-name="T5">Company</text:span><text:span text:style-name="T8"> </text:span><text:span text:style-name="T5">by</text:span><text:span text:style-name="T8"> </text:span><text:span text:style-name="T5">reason</text:span><text:span text:style-name="T8"> </text:span><text:span text:style-name="T5">of</text:span><text:span text:style-name="T8"> </text:span><text:span text:style-name="T5">any</text:span><text:span text:style-name="T8"> </text:span><text:span text:style-name="T5">proceedings,</text:span><text:span text:style-name="T8"> </text:span><text:span text:style-name="T5">claims</text:span><text:span text:style-name="T8"> </text:span><text:span text:style-name="T5">or</text:span><text:span text:style-name="T8"> </text:span><text:span text:style-name="T5">demands</text:span><text:span text:style-name="T8"> </text:span><text:span text:style-name="T5">by</text:span><text:span text:style-name="T8"> </text:span><text:span text:style-name="T5">any</text:span><text:span text:style-name="T8"> </text:span><text:span text:style-name="T5">third</text:span><text:span text:style-name="T8"> </text:span><text:span text:style-name="T5">party</text:span><text:span text:style-name="T8"> </text:span><text:span text:style-name="T5">(including</text:span><text:span text:style-name="T8"> </text:span><text:span text:style-name="T5">specifically,</text:span><text:span text:style-name="T8"> </text:span><text:span text:style-name="T5">but</text:span><text:span text:style-name="T8"> </text:span><text:span text:style-name="T5">without</text:span><text:span text:style-name="T8"> </text:span><text:span text:style-name="T5">limitation,</text:span><text:span text:style-name="T8"> </text:span><text:span text:style-name="T5">Her</text:span><text:span text:style-name="T8"> </text:span><text:span text:style-name="T5">Majesty</text:span><text:span text:style-name="T8">’</text:span><text:span text:style-name="T5">s</text:span><text:span text:style-name="T8"> </text:span><text:span text:style-name="T5">Revenue</text:span><text:span text:style-name="T8"> </text:span><text:span text:style-name="T5">and</text:span><text:span text:style-name="T8"> </text:span><text:span text:style-name="T5">Customs</text:span><text:span text:style-name="T8"> </text:span><text:span text:style-name="T5">and</text:span><text:span text:style-name="T8"> </text:span><text:span text:style-name="T5">any</text:span><text:span text:style-name="T8"> </text:span></text:p>
      <text:p text:style-name="P100">successor,<text:span text:style-name="T36"> </text:span>equivalent<text:span text:style-name="T36"> </text:span>or<text:span text:style-name="T36"> </text:span>related<text:span text:style-name="T36"> </text:span>body<text:span text:style-name="T36"> </text:span>pursuant<text:span text:style-name="T36"> </text:span>to<text:span text:style-name="T36"> </text:span>any<text:span text:style-name="T36"> </text:span>of<text:span text:style-name="T36"> </text:span>the<text:span text:style-name="T36"> </text:span>provisions<text:span text:style-name="T36"> </text:span>of<text:span text:style-name="T36"> </text:span>Chapter<text:span text:style-name="T36"> </text:span>9<text:span text:style-name="T36"> </text:span>and/or<text:span text:style-name="T36"> </text:span>section<text:span text:style-name="T36"> </text:span>688A<text:span text:style-name="T36"> </text:span>of<text:span text:style-name="T36"> </text:span>the<text:span text:style-name="T36"> </text:span>Income<text:span text:style-name="T36"> </text:span>Tax<text:span text:style-name="T36"> </text:span>(Earnings<text:span text:style-name="T36"> </text:span>and<text:span text:style-name="T36"> </text:span>Pensions)<text:span text:style-name="T36"> </text:span>Act<text:span text:style-name="T36"> </text:span>2003<text:span text:style-name="T36"> </text:span>and/or<text:span text:style-name="T36"> </text:span>any<text:span text:style-name="T36"> </text:span>supporting<text:span text:style-name="T36"> </text:span>or<text:span text:style-name="T36"> </text:span>consequential<text:span text:style-name="T36"> </text:span>secondary<text:span text:style-name="T36"> </text:span>legislation<text:span text:style-name="T36"> </text:span>relating<text:span text:style-name="T36"> </text:span>thereto).<text:span text:style-name="T36"> </text:span></text:p>
      <text:p text:style-name="P18"/>
      <text:list xml:id="list1811487425" text:continue-numbering="true" text:style-name="WW8Num5">
        <text:list-item>
          <text:p text:style-name="P49">SEVERABILITY</text:p>
        </text:list-item>
      </text:list>
      <text:p text:style-name="P28"/>
      <text:p text:style-name="P62">If<text:span text:style-name="T36"> </text:span>any<text:span text:style-name="T36"> </text:span>of<text:span text:style-name="T36"> </text:span>the<text:span text:style-name="T36"> </text:span>provisions<text:span text:style-name="T36"> </text:span>of<text:span text:style-name="T36"> </text:span>this<text:span text:style-name="T36"> </text:span>Agreement<text:span text:style-name="T36"> </text:span>shall<text:span text:style-name="T36"> </text:span>be<text:span text:style-name="T36"> </text:span>determined<text:span text:style-name="T36"> </text:span>by<text:span text:style-name="T36"> </text:span>any<text:span text:style-name="T36"> </text:span>competent<text:span text:style-name="T36"> </text:span>authority<text:span text:style-name="T36"> </text:span>to<text:span text:style-name="T36"> </text:span>be<text:span text:style-name="T36"> </text:span>unenforceable<text:span text:style-name="T36"> </text:span>to<text:span text:style-name="T36"> </text:span>any<text:span text:style-name="T36"> </text:span>extent,<text:span text:style-name="T36"> </text:span>such<text:span text:style-name="T36"> </text:span>provision<text:span text:style-name="T36"> </text:span>shall,<text:span text:style-name="T36"> </text:span>to<text:span text:style-name="T36"> </text:span>that<text:span text:style-name="T36"> </text:span>extent,<text:span text:style-name="T36"> </text:span>be<text:span text:style-name="T36"> </text:span>severed<text:span text:style-name="T36"> </text:span>from<text:span text:style-name="T36"> </text:span>the<text:span text:style-name="T36"> </text:span>remaining<text:span text:style-name="T36"> </text:span>terms,<text:span text:style-name="T36"> </text:span>which<text:span text:style-name="T36"> </text:span>shall<text:span text:style-name="T36"> </text:span>continue<text:span text:style-name="T36"> </text:span>to<text:span text:style-name="T36"> </text:span>be<text:span text:style-name="T36"> </text:span>valid<text:span text:style-name="T36"> </text:span>to<text:span text:style-name="T36"> </text:span>the<text:span text:style-name="T36"> </text:span>fullest<text:span text:style-name="T36"> </text:span>extent<text:span text:style-name="T36"> </text:span>permitted<text:span text:style-name="T36"> </text:span>by<text:span text:style-name="T36"> </text:span>applicable<text:span text:style-name="T36"> </text:span>laws.</text:p>
      <text:p text:style-name="P18"/>
      <text:list xml:id="list1366996687" text:continue-numbering="true" text:style-name="WW8Num5">
        <text:list-item>
          <text:p text:style-name="P49">NOTICES</text:p>
        </text:list-item>
      </text:list>
      <text:p text:style-name="P29"/>
      <text:p text:style-name="P100">All<text:span text:style-name="T36"> </text:span>notices<text:span text:style-name="T36"> </text:span>which<text:span text:style-name="T36"> </text:span>are<text:span text:style-name="T36"> </text:span>required<text:span text:style-name="T36"> </text:span>to<text:span text:style-name="T36"> </text:span>be<text:span text:style-name="T36"> </text:span>given<text:span text:style-name="T36"> </text:span>in<text:span text:style-name="T36"> </text:span>accordance<text:span text:style-name="T36"> </text:span>with<text:span text:style-name="T36"> </text:span>this<text:span text:style-name="T36"> </text:span>Agreement<text:span text:style-name="T36"> </text:span>shall<text:span text:style-name="T36"> </text:span>be<text:span text:style-name="T36"> </text:span>in<text:span text:style-name="T36"> </text:span>writing<text:span text:style-name="T36"> </text:span>and<text:span text:style-name="T36"> </text:span>may<text:span text:style-name="T36"> </text:span>be<text:span text:style-name="T36"> </text:span>delivered<text:span text:style-name="T36"> </text:span>personally<text:span text:style-name="T36"> </text:span>or<text:span text:style-name="T36"> </text:span>by<text:span text:style-name="T36"> </text:span>first<text:span text:style-name="T36"> </text:span>class<text:span text:style-name="T36"> </text:span>prepaid<text:span text:style-name="T36"> </text:span>post<text:span text:style-name="T36"> </text:span>to<text:span text:style-name="T36"> </text:span>the<text:span text:style-name="T36"> </text:span>registered<text:span text:style-name="T36"> </text:span>office<text:span text:style-name="T36"> </text:span>of<text:span text:style-name="T36"> </text:span>the<text:span text:style-name="T36"> </text:span>party<text:span text:style-name="T36"> </text:span>upon<text:span text:style-name="T36"> </text:span>whom<text:span text:style-name="T36"> </text:span>the<text:span text:style-name="T36"> </text:span>notice<text:span text:style-name="T36"> </text:span>is<text:span text:style-name="T36"> </text:span>to<text:span text:style-name="T36"> </text:span>be<text:span text:style-name="T36"> </text:span>served<text:span text:style-name="T36"> </text:span>or<text:span text:style-name="T36"> </text:span>any<text:span text:style-name="T36"> </text:span>other<text:span text:style-name="T36"> </text:span>address<text:span text:style-name="T36"> </text:span>that<text:span text:style-name="T36"> </text:span>the<text:span text:style-name="T36"> </text:span>party<text:span text:style-name="T36"> </text:span>has<text:span text:style-name="T36"> </text:span>notified<text:span text:style-name="T36"> </text:span>the<text:span text:style-name="T36"> </text:span>other<text:span text:style-name="T36"> </text:span>party<text:span text:style-name="T36"> </text:span>in<text:span text:style-name="T36"> </text:span>writing,<text:span text:style-name="T36"> </text:span>by<text:span text:style-name="T36"> </text:span>email<text:span text:style-name="T36"> </text:span>or<text:span text:style-name="T36"> </text:span>facsimile<text:span text:style-name="T36"> </text:span>transmission.<text:span text:style-name="T36"> </text:span>Any<text:span text:style-name="T36"> </text:span>such<text:span text:style-name="T36"> </text:span>notice<text:span text:style-name="T36"> </text:span>shall<text:span text:style-name="T36"> </text:span>be<text:span text:style-name="T36"> </text:span>deemed<text:span text:style-name="T36"> </text:span>to<text:span text:style-name="T36"> </text:span>have<text:span text:style-name="T36"> </text:span>been<text:span text:style-name="T36"> </text:span>served:<text:span text:style-name="T36"> </text:span>if<text:span text:style-name="T36"> </text:span>by<text:span text:style-name="T36"> </text:span>hand<text:span text:style-name="T36"> </text:span>when<text:span text:style-name="T36"> </text:span>delivered,<text:span text:style-name="T36"> </text:span>if<text:span text:style-name="T36"> </text:span>by<text:span text:style-name="T36"> </text:span>first<text:span text:style-name="T36"> </text:span>class<text:span text:style-name="T36"> </text:span>post<text:span text:style-name="T36"> </text:span>48<text:span text:style-name="T36"> </text:span>hours<text:span text:style-name="T36"> </text:span>following<text:span text:style-name="T36"> </text:span>posting<text:span text:style-name="T36"> </text:span>and<text:span text:style-name="T36"> </text:span>if<text:span text:style-name="T36"> </text:span>by<text:span text:style-name="T36"> </text:span>email<text:span text:style-name="T36"> </text:span>or<text:span text:style-name="T36"> </text:span>facsimile<text:span text:style-name="T36"> </text:span>transmission,<text:span text:style-name="T36"> </text:span>when<text:span text:style-name="T36"> </text:span>that<text:span text:style-name="T36"> </text:span>email<text:span text:style-name="T36"> </text:span>or<text:span text:style-name="T36"> </text:span>facsimile<text:span text:style-name="T36"> </text:span>is<text:span text:style-name="T36"> </text:span>sent.</text:p>
      <text:p text:style-name="P18"/>
      <text:list xml:id="list1906771034" text:continue-numbering="true" text:style-name="WW8Num5">
        <text:list-item>
          <text:p text:style-name="P49">DISCLAIMER</text:p>
        </text:list-item>
      </text:list>
      <text:p text:style-name="P28"/>
      <text:p text:style-name="P99"><text:span text:style-name="T5">The</text:span><text:span text:style-name="T8"> </text:span><text:span text:style-name="T5">Company</text:span><text:span text:style-name="T8"> </text:span><text:span text:style-name="T5">makes</text:span><text:span text:style-name="T8"> </text:span><text:span text:style-name="T5">no</text:span><text:span text:style-name="T8"> </text:span><text:span text:style-name="T5">representation</text:span><text:span text:style-name="T8"> </text:span><text:span text:style-name="T5">nor</text:span><text:span text:style-name="T8"> </text:span><text:span text:style-name="T5">does</text:span><text:span text:style-name="T8"> </text:span><text:span text:style-name="T5">it</text:span><text:span text:style-name="T8"> </text:span><text:span text:style-name="T5">accept</text:span><text:span text:style-name="T8"> </text:span><text:span text:style-name="T5">any</text:span><text:span text:style-name="T8"> </text:span><text:span text:style-name="T5">responsibility</text:span><text:span text:style-name="T8"> </text:span><text:span text:style-name="T5">for</text:span><text:span text:style-name="T8"> </text:span><text:span text:style-name="T5">ensuring</text:span><text:span text:style-name="T8"> </text:span><text:span text:style-name="T5">that</text:span><text:span text:style-name="T8"> </text:span><text:span text:style-name="T5">the</text:span><text:span text:style-name="T8"> </text:span><text:span text:style-name="T5">terms</text:span><text:span text:style-name="T8"> </text:span><text:span text:style-name="T5">of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are</text:span><text:span text:style-name="T8"> </text:span><text:span text:style-name="T5">an</text:span><text:span text:style-name="T8"> </text:span><text:span text:style-name="T5">accurate</text:span><text:span text:style-name="T8"> </text:span><text:span text:style-name="T5">reflection</text:span><text:span text:style-name="T8"> </text:span><text:span text:style-name="T5">of</text:span><text:span text:style-name="T8"> </text:span><text:span text:style-name="T5">the</text:span><text:span text:style-name="T8"> </text:span><text:span text:style-name="T5">relationship</text:span><text:span text:style-name="T8"> </text:span><text:span text:style-name="T5">between</text:span><text:span text:style-name="T8"> </text:span><text:span text:style-name="T5">the</text:span><text:span text:style-name="T8"> </text:span><text:span text:style-name="T5">Client</text:span><text:span text:style-name="T8"> </text:span><text:span text:style-name="T5">and</text:span><text:span text:style-name="T8"> </text:span><text:span text:style-name="T5">the</text:span><text:span text:style-name="T8"> </text:span><text:span text:style-name="T5">Contractor.</text:span><text:span text:style-name="T8"> </text:span><text:span text:style-name="T5">Furthermore</text:span><text:span text:style-name="T8"> </text:span><text:span text:style-name="T5">the</text:span><text:span text:style-name="T8"> </text:span><text:span text:style-name="T5">Company</text:span><text:span text:style-name="T8"> </text:span><text:span text:style-name="T5">accepts</text:span><text:span text:style-name="T8"> </text:span><text:span text:style-name="T5">no</text:span><text:span text:style-name="T8"> </text:span><text:span text:style-name="T5">liability</text:span><text:span text:style-name="T8"> </text:span><text:span text:style-name="T5">to</text:span><text:span text:style-name="T8"> </text:span><text:span text:style-name="T5">indemnif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for</text:span><text:span text:style-name="T8"> </text:span><text:span text:style-name="T5">any</text:span><text:span text:style-name="T8"> </text:span><text:span text:style-name="T5">losses,</text:span><text:span text:style-name="T8"> </text:span><text:span text:style-name="T5">expenses</text:span><text:span text:style-name="T8"> </text:span><text:span text:style-name="T5">or</text:span><text:span text:style-name="T8"> </text:span><text:span text:style-name="T5">liabilities</text:span><text:span text:style-name="T8"> </text:span><text:span text:style-name="T5">incurred</text:span><text:span text:style-name="T8"> </text:span><text:span text:style-name="T5">by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whether</text:span><text:span text:style-name="T8"> </text:span><text:span text:style-name="T5">by</text:span><text:span text:style-name="T8"> </text:span><text:span text:style-name="T5">reason</text:span><text:span text:style-name="T8"> </text:span><text:span text:style-name="T5">of</text:span><text:span text:style-name="T8"> </text:span><text:span text:style-name="T5">tax</text:span><text:span text:style-name="T8"> </text:span><text:span text:style-name="T5">or</text:span><text:span text:style-name="T8"> </text:span><text:span text:style-name="T5">other</text:span><text:span text:style-name="T8"> </text:span><text:span text:style-name="T5">statutory</text:span><text:span text:style-name="T8"> </text:span><text:span text:style-name="T5">or</text:span><text:span text:style-name="T8"> </text:span><text:span text:style-name="T5">contractual</text:span><text:span text:style-name="T8"> </text:span><text:span text:style-name="T5">liability</text:span><text:span text:style-name="T8"> </text:span><text:span text:style-name="T5">or</text:span><text:span text:style-name="T8"> </text:span><text:span text:style-name="T5">any</text:span><text:span text:style-name="T8"> </text:span><text:span text:style-name="T5">such</text:span><text:span text:style-name="T8"> </text:span><text:span text:style-name="T5">liability</text:span><text:span text:style-name="T8"> </text:span><text:span text:style-name="T5">to</text:span><text:span text:style-name="T8"> </text:span><text:span text:style-name="T5">any</text:span><text:span text:style-name="T8"> </text:span><text:span text:style-name="T5">third</text:span><text:span text:style-name="T8"> </text:span><text:span text:style-name="T5">party</text:span><text:span text:style-name="T8"> </text:span><text:span text:style-name="T5">arising</text:span><text:span text:style-name="T8"> </text:span><text:span text:style-name="T5">from</text:span><text:span text:style-name="T8"> </text:span><text:span text:style-name="T5">the</text:span><text:span text:style-name="T8"> </text:span><text:span text:style-name="T5">Assignment.</text:span></text:p>
      <text:p text:style-name="P100"/>
      <text:list xml:id="list775812488" text:continue-numbering="true" text:style-name="WW8Num5">
        <text:list-item>
          <text:p text:style-name="P49">GOVERNING<text:span text:style-name="T36"> </text:span>LAW<text:span text:style-name="T36"> </text:span>AND<text:span text:style-name="T36"> </text:span>JURISDICTION</text:p>
        </text:list-item>
      </text:list>
      <text:p text:style-name="P28"/>
      <text:p text:style-name="P99"><text:span text:style-name="T5">This</text:span><text:span text:style-name="T8"> </text:span><text:span text:style-name="T5">Agreement</text:span><text:span text:style-name="T8"> </text:span><text:span text:style-name="T5">shall</text:span><text:span text:style-name="T8"> </text:span><text:span text:style-name="T5">be</text:span><text:span text:style-name="T8"> </text:span><text:span text:style-name="T5">construed</text:span><text:span text:style-name="T8"> </text:span><text:span text:style-name="T5">in</text:span><text:span text:style-name="T8"> </text:span><text:span text:style-name="T5">accordance</text:span><text:span text:style-name="T8"> </text:span><text:span text:style-name="T5">with</text:span><text:span text:style-name="T8"> </text:span><text:span text:style-name="T5">the</text:span><text:span text:style-name="T8"> </text:span><text:span text:style-name="T5">laws</text:span><text:span text:style-name="T8"> </text:span><text:span text:style-name="T5">of</text:span><text:span text:style-name="T8"> </text:span><text:span text:style-name="T5">England</text:span><text:span text:style-name="T8"> </text:span><text:span text:style-name="T5">&amp;</text:span><text:span text:style-name="T8"> </text:span><text:span text:style-name="T5">Wales</text:span><text:span text:style-name="T8"> </text:span><text:span text:style-name="T5">and</text:span><text:span text:style-name="T8"> </text:span><text:span text:style-name="T5">all</text:span><text:span text:style-name="T8"> </text:span><text:span text:style-name="T5">disputes,</text:span><text:span text:style-name="T8"> </text:span><text:span text:style-name="T5">claims</text:span><text:span text:style-name="T8"> </text:span><text:span text:style-name="T5">or</text:span><text:span text:style-name="T8"> </text:span><text:span text:style-name="T5">proceedings</text:span><text:span text:style-name="T8"> </text:span><text:span text:style-name="T5">between</text:span><text:span text:style-name="T8"> </text:span><text:span text:style-name="T5">the</text:span><text:span text:style-name="T8"> </text:span><text:span text:style-name="T5">parties</text:span><text:span text:style-name="T8"> </text:span><text:span text:style-name="T5">relating</text:span><text:span text:style-name="T8"> </text:span><text:span text:style-name="T5">to</text:span><text:span text:style-name="T8"> </text:span><text:span text:style-name="T5">the</text:span><text:span text:style-name="T8"> </text:span><text:span text:style-name="T5">validity,</text:span><text:span text:style-name="T8"> </text:span><text:span text:style-name="T5">construction</text:span><text:span text:style-name="T8"> </text:span><text:span text:style-name="T5">or</text:span><text:span text:style-name="T8"> </text:span><text:span text:style-name="T5">performance</text:span><text:span text:style-name="T8"> </text:span><text:span text:style-name="T5">of</text:span><text:span text:style-name="T8"> </text:span><text:span text:style-name="T5">this</text:span><text:span text:style-name="T8"> </text:span><text:span text:style-name="T5">Agreement</text:span><text:span text:style-name="T8"> </text:span><text:span text:style-name="T5">shall</text:span><text:span text:style-name="T8"> </text:span><text:span text:style-name="T5">be</text:span><text:span text:style-name="T8"> </text:span><text:span text:style-name="T5">subject</text:span><text:span text:style-name="T8"> </text:span><text:span text:style-name="T5">to</text:span><text:span text:style-name="T8"> </text:span><text:span text:style-name="T5">the</text:span><text:span text:style-name="T8"> </text:span><text:span text:style-name="T5">exclusive</text:span><text:span text:style-name="T8"> </text:span><text:span text:style-name="T5">jurisdiction</text:span><text:span text:style-name="T8"> </text:span><text:span text:style-name="T5">of</text:span><text:span text:style-name="T8"> </text:span><text:span text:style-name="T5">the</text:span><text:span text:style-name="T8"> </text:span><text:span text:style-name="T5">Courts</text:span><text:span text:style-name="T8"> </text:span><text:span text:style-name="T5">of</text:span><text:span text:style-name="T8"> </text:span><text:span text:style-name="T5">England</text:span><text:span text:style-name="T8"> </text:span><text:span text:style-name="T5">&amp;</text:span><text:span text:style-name="T8"> </text:span><text:span text:style-name="T5">Wales.</text:span></text:p>
      <text:p text:style-name="P39"/>
      <text:p text:style-name="P39"/>
      <text:p text:style-name="P39"/>
      <text:p text:style-name="P17"><text:span text:style-name="T18">Signed</text:span><text:span text:style-name="T19"> </text:span><text:span text:style-name="T18">on</text:span><text:span text:style-name="T19"> </text:span><text:span text:style-name="T18">behalf</text:span><text:span text:style-name="T19"> </text:span><text:span text:style-name="T18">of</text:span><text:span text:style-name="T19"> </text:span><text:span text:style-name="T18">the</text:span><text:span text:style-name="T19"> </text:span><text:span text:style-name="T18">Company<text:tab/><text:tab/></text:span><text:span text:style-name="T12"><text:tab/><text:tab/><text:tab/><text:tab/><text:tab/><text:tab/></text:span></text:p>
      <text:p text:style-name="P26">Marcus<text:span text:style-name="T36"> </text:span>Donald<text:span text:style-name="T36"> </text:span>People<text:span text:style-name="T36"> </text:span>Ltd</text:p>
      <text:p text:style-name="P24"/>
      <text:p text:style-name="P26"/>
      <text:p text:style-name="P17"><text:span text:style-name="T18">Authorised</text:span><text:span text:style-name="T19"> </text:span><text:span text:style-name="T18">person</text:span><text:span text:style-name="T19"> </text:span><text:span text:style-name="T18"><text:tab/><text:tab/><text:tab/></text:span><text:span text:style-name="T12"><text:tab/><text:tab/><text:tab/><text:tab/><text:tab/><text:tab/></text:span></text:p>
      <text:p text:style-name="P101"/>
      <text:p text:style-name="P101"/>
      <text:p text:style-name="P17"><text:span text:style-name="T18">Date<text:tab/><text:tab/><text:tab/><text:tab/><text:tab/></text:span><text:span text:style-name="T20"><text:tab/><text:tab/><text:tab/><text:tab/><text:tab/><text:tab/></text:span></text:p>
      <text:p text:style-name="P24"/>
      <text:p text:style-name="P24"/>
      <text:p text:style-name="P24"/>
      <text:p text:style-name="P24"/>
      <text:p text:style-name="P30">I<text:span text:style-name="T36"> </text:span>am<text:span text:style-name="T36"> </text:span>authorised<text:span text:style-name="T36"> </text:span>to<text:span text:style-name="T36"> </text:span>sign<text:span text:style-name="T36"> </text:span>these<text:span text:style-name="T36"> </text:span>Terms<text:span text:style-name="T36"> </text:span>for<text:span text:style-name="T36"> </text:span>and<text:span text:style-name="T36"> </text:span>on<text:span text:style-name="T36"> </text:span>behalf<text:span text:style-name="T36"> </text:span>of<text:span text:style-name="T36"> </text:span>the<text:span text:style-name="T36"> </text:span>Contractor.<text:span text:style-name="T36"> </text:span></text:p>
      <text:p text:style-name="P31"/>
      <text:p text:style-name="P31"><text:soft-page-break/></text:p>
      <text:p text:style-name="P17"><text:span text:style-name="T53">Signed</text:span><text:span text:style-name="T54"> </text:span><text:span text:style-name="T53">on</text:span><text:span text:style-name="T54"> </text:span><text:span text:style-name="T53">behalf</text:span><text:span text:style-name="T54"> </text:span><text:span text:style-name="T53">of</text:span><text:span text:style-name="T54"> </text:span><text:span text:style-name="T53">the</text:span><text:span text:style-name="T54"> </text:span><text:span text:style-name="T53">Contractor<text:tab/><text:tab/></text:span><text:span text:style-name="T55"><text:tab/><text:tab/><text:tab/><text:tab/><text:tab/><text:tab/></text:span></text:p>
      <text:p text:style-name="P17"><text:span text:style-name="T56">(</text:span><text:span text:style-name="T57">Danbro</text:span><text:span text:style-name="T59"> </text:span><text:span text:style-name="T57">Ltd</text:span><text:span text:style-name="T56">)</text:span></text:p>
      <text:p text:style-name="P102"/>
      <text:p text:style-name="P17"><text:span text:style-name="T56">Authorised</text:span><text:span text:style-name="T58"> </text:span><text:span text:style-name="T56">person</text:span><text:span text:style-name="T58"> </text:span><text:span text:style-name="T56"><text:tab/><text:tab/><text:tab/></text:span><text:span text:style-name="T55"><text:tab/><text:tab/><text:tab/><text:tab/><text:tab/><text:tab/></text:span></text:p>
      <text:p text:style-name="P102"/>
      <text:p text:style-name="P102"/>
      <text:p text:style-name="P17"><text:span text:style-name="T56">Date<text:tab/><text:tab/><text:tab/><text:tab/><text:tab/></text:span><text:span text:style-name="T60"><text:tab/><text:tab/><text:tab/><text:tab/><text:tab/><text:tab/></text:span></text:p>
      <text:p text:style-name="P100"/>
      <text:p text:style-name="P100"/>
      <text:p text:style-name="P100"/>
      <text:p text:style-name="P100"/>
      <text:p text:style-name="P24"/>
      <text:p text:style-name="P24"/>
      <text:p text:style-name="P24"/>
      <text:p text:style-name="P24"/>
      <text:p text:style-name="P24"/>
      <text:p text:style-name="P24"/>
      <text:p text:style-name="P17"><text:span text:style-name="T1">NOTE</text:span><text:span text:style-name="T3"> </text:span><text:span text:style-name="T1">TO</text:span><text:span text:style-name="T3"> </text:span><text:span text:style-name="T1">LIMITED</text:span><text:span text:style-name="T3"> </text:span><text:span text:style-name="T1">COMPANY</text:span><text:span text:style-name="T3"> </text:span><text:span text:style-name="T1">CONTRACTOR</text:span><text:span text:style-name="T3"> </text:span><text:span text:style-name="T1">STAFF</text:span><text:span text:style-name="T5">:</text:span><text:span text:style-name="T8"> </text:span><text:span text:style-name="T5">Limited</text:span><text:span text:style-name="T8"> </text:span><text:span text:style-name="T5">company</text:span><text:span text:style-name="T8"> </text:span><text:span text:style-name="T5">Contractor</text:span><text:span text:style-name="T8"> </text:span><text:span text:style-name="T5">staff</text:span><text:span text:style-name="T8"> </text:span><text:span text:style-name="T5">can</text:span><text:span text:style-name="T8"> </text:span><text:span text:style-name="T5">opt</text:span><text:span text:style-name="T8"> </text:span><text:span text:style-name="T5">out</text:span><text:span text:style-name="T8"> </text:span><text:span text:style-name="T5">of</text:span><text:span text:style-name="T8"> </text:span><text:span text:style-name="T5">the</text:span><text:span text:style-name="T8"> </text:span><text:span text:style-name="T5">Conduct</text:span><text:span text:style-name="T8"> </text:span><text:span text:style-name="T5">of</text:span><text:span text:style-name="T8"> </text:span><text:span text:style-name="T5">Employment</text:span><text:span text:style-name="T8"> </text:span><text:span text:style-name="T5">Agencies</text:span><text:span text:style-name="T8"> </text:span><text:span text:style-name="T5">and</text:span><text:span text:style-name="T8"> </text:span><text:span text:style-name="T5">Employment</text:span><text:span text:style-name="T8"> </text:span><text:span text:style-name="T5">Businesses</text:span><text:span text:style-name="T8"> </text:span><text:span text:style-name="T5">Regulations</text:span><text:span text:style-name="T8"> </text:span><text:span text:style-name="T5">2003.</text:span><text:span text:style-name="T8"> <text:s/></text:span><text:span text:style-name="T5">If,</text:span><text:span text:style-name="T8"> </text:span><text:span text:style-name="T5">you,</text:span><text:span text:style-name="T8"> </text:span><text:span text:style-name="T5">the</text:span><text:span text:style-name="T8"> </text:span><text:span text:style-name="T5">Contractor</text:span><text:span text:style-name="T8"> </text:span><text:span text:style-name="T5">Staff,</text:span><text:span text:style-name="T8"> </text:span><text:span text:style-name="T5">and</text:span><text:span text:style-name="T8"> </text:span><text:span text:style-name="T5">the</text:span><text:span text:style-name="T8"> </text:span><text:span text:style-name="T5">Individual</text:span><text:span text:style-name="T8"> </text:span><text:span text:style-name="T5">to</text:span><text:span text:style-name="T8"> </text:span><text:span text:style-name="T5">be</text:span><text:span text:style-name="T8"> </text:span><text:span text:style-name="T5">supplied</text:span><text:span text:style-name="T8"> </text:span><text:span text:style-name="T5">to</text:span><text:span text:style-name="T8"> </text:span><text:span text:style-name="T5">do</text:span><text:span text:style-name="T8"> </text:span><text:span text:style-name="T5">the</text:span><text:span text:style-name="T8"> </text:span><text:span text:style-name="T5">work</text:span><text:span text:style-name="T8"> </text:span><text:span text:style-name="T5">wish</text:span><text:span text:style-name="T8"> </text:span><text:span text:style-name="T5">to</text:span><text:span text:style-name="T8"> </text:span><text:span text:style-name="T5">opt</text:span><text:span text:style-name="T8"> </text:span><text:span text:style-name="T5">out</text:span><text:span text:style-name="T8"> </text:span><text:span text:style-name="T5">of</text:span><text:span text:style-name="T8"> </text:span><text:span text:style-name="T5">the</text:span><text:span text:style-name="T8"> </text:span><text:span text:style-name="T5">Conduct</text:span><text:span text:style-name="T8"> </text:span><text:span text:style-name="T5">Regulations,</text:span><text:span text:style-name="T8"> </text:span><text:span text:style-name="T5">please</text:span><text:span text:style-name="T8"> </text:span><text:span text:style-name="T5">read</text:span><text:span text:style-name="T8"> </text:span><text:span text:style-name="T5">this</text:span><text:span text:style-name="T8"> </text:span><text:span text:style-name="T5">form</text:span><text:span text:style-name="T8"> </text:span><text:span text:style-name="T5">carefully.</text:span><text:span text:style-name="T8"> <text:s/></text:span><text:span text:style-name="T5">You</text:span><text:span text:style-name="T8"> </text:span><text:span text:style-name="T5">are</text:span><text:span text:style-name="T8"> </text:span><text:span text:style-name="T5">also</text:span><text:span text:style-name="T8"> </text:span><text:span text:style-name="T5">recommended</text:span><text:span text:style-name="T8"> </text:span><text:span text:style-name="T5">to</text:span><text:span text:style-name="T8"> </text:span><text:span text:style-name="T5">take</text:span><text:span text:style-name="T8"> </text:span><text:span text:style-name="T5">independent</text:span><text:span text:style-name="T8"> </text:span><text:span text:style-name="T5">legal</text:span><text:span text:style-name="T8"> </text:span><text:span text:style-name="T5">advice</text:span><text:span text:style-name="T8"> </text:span><text:span text:style-name="T5">so</text:span><text:span text:style-name="T8"> </text:span><text:span text:style-name="T5">that</text:span><text:span text:style-name="T8"> </text:span><text:span text:style-name="T5">you</text:span><text:span text:style-name="T8"> </text:span><text:span text:style-name="T5">know</text:span><text:span text:style-name="T8"> </text:span><text:span text:style-name="T5">what</text:span><text:span text:style-name="T8"> </text:span><text:span text:style-name="T5">the</text:span><text:span text:style-name="T8"> </text:span><text:span text:style-name="T5">opt-out</text:span><text:span text:style-name="T8"> </text:span><text:span text:style-name="T5">means.</text:span></text:p>
      <text:p text:style-name="P106"/>
      <text:p text:style-name="P106"/>
      <text:p text:style-name="P111"><text:span text:style-name="T2">Parties:</text:span><text:span text:style-name="T5"><text:tab/></text:span></text:p>
      <text:p text:style-name="P112"><text:tab/></text:p>
      <text:p text:style-name="P112"/>
      <text:p text:style-name="P113"><text:span text:style-name="T8"><text:s text:c="8"/></text:span><text:span text:style-name="T5">(1)</text:span><text:span text:style-name="T8"> <text:s text:c="11"/></text:span><text:span text:style-name="Strong_20_Emphasis"><text:span text:style-name="T10">Danbro</text:span></text:span><text:span text:style-name="Strong_20_Emphasis"><text:span text:style-name="T11"> </text:span></text:span><text:span text:style-name="Strong_20_Emphasis"><text:span text:style-name="T10">Limited</text:span></text:span><text:span text:style-name="T1">,</text:span><text:span text:style-name="T3"> </text:span><text:span text:style-name="Strong_20_Emphasis"><text:span text:style-name="T10">(Company</text:span></text:span><text:span text:style-name="Strong_20_Emphasis"><text:span text:style-name="T11"> </text:span></text:span><text:span text:style-name="Strong_20_Emphasis"><text:span text:style-name="T10">Registration</text:span></text:span><text:span text:style-name="Strong_20_Emphasis"><text:span text:style-name="T11"> </text:span></text:span><text:span text:style-name="Strong_20_Emphasis"><text:span text:style-name="T10">No.</text:span></text:span><text:span text:style-name="Strong_20_Emphasis"><text:span text:style-name="T11"> </text:span></text:span><text:span text:style-name="Strong_20_Emphasis"><text:span text:style-name="T10">04043694)</text:span></text:span><text:span text:style-name="T8"> </text:span><text:span text:style-name="T5">Unit</text:span><text:span text:style-name="T8"> </text:span><text:span text:style-name="T5">15</text:span><text:span text:style-name="T8"> </text:span><text:span text:style-name="T5">Thompson</text:span><text:span text:style-name="T8"> </text:span><text:span text:style-name="T5">Road,</text:span><text:span text:style-name="T8"> </text:span><text:span text:style-name="T5">Whitehills</text:span><text:span text:style-name="T8"> </text:span><text:span text:style-name="T5">Business</text:span><text:span text:style-name="T8"> </text:span><text:span text:style-name="T5">Park,</text:span><text:span text:style-name="T8"> </text:span><text:span text:style-name="T5">Blackpool,</text:span><text:span text:style-name="T8"> </text:span><text:span text:style-name="T5">Lancashire,</text:span><text:span text:style-name="T8"> </text:span><text:span text:style-name="T5">FY4</text:span><text:span text:style-name="T8"> </text:span><text:span text:style-name="T5">5PN</text:span><text:span text:style-name="T8"> </text:span><text:span text:style-name="T1">(the</text:span><text:span text:style-name="T3"> “</text:span><text:span text:style-name="T1">Contractor</text:span><text:span text:style-name="T3">”</text:span><text:span text:style-name="T1">)</text:span></text:p>
      <text:p text:style-name="P15"/>
      <text:list xml:id="list133289463" text:continue-list="list350316704" text:style-name="WW8Num8">
        <text:list-item>
          <text:p text:style-name="P114"><text:span text:style-name="T6">Andy</text:span><text:span text:style-name="T9"> </text:span><text:span text:style-name="T6">Holyer</text:span><text:span text:style-name="T9"> </text:span><text:span text:style-name="T5">of</text:span><text:span text:style-name="T8"> </text:span><text:span text:style-name="T37">37</text:span><text:span text:style-name="T38"> </text:span><text:span text:style-name="T37">North</text:span><text:span text:style-name="T38"> </text:span><text:span text:style-name="T37">Street,</text:span><text:span text:style-name="T38"> </text:span><text:span text:style-name="T37">BN7</text:span><text:span text:style-name="T38"> </text:span><text:span text:style-name="T37">2PH</text:span><text:span text:style-name="T38"> </text:span><text:span text:style-name="T5">(the</text:span><text:span text:style-name="T8"> “</text:span><text:span text:style-name="T1">Individual</text:span><text:span text:style-name="T3"> </text:span><text:span text:style-name="T1">/</text:span><text:span text:style-name="T3"> </text:span><text:span text:style-name="T1">Contractor</text:span><text:span text:style-name="T3"> </text:span><text:span text:style-name="T1">Staff</text:span><text:span text:style-name="T8">”</text:span><text:span text:style-name="T5">)</text:span><text:span text:style-name="T8"> </text:span><text:span text:style-name="T5">(the</text:span><text:span text:style-name="T8"> “</text:span><text:span text:style-name="T1">Individual</text:span><text:span text:style-name="T3"> </text:span><text:span text:style-name="T1">/</text:span><text:span text:style-name="T3"> </text:span><text:span text:style-name="T1">Contractor</text:span><text:span text:style-name="T3"> </text:span><text:span text:style-name="T1">Staff</text:span><text:span text:style-name="T8">”</text:span><text:span text:style-name="T5">)</text:span></text:p>
        </text:list-item>
      </text:list>
      <text:p text:style-name="P115"/>
      <text:list xml:id="list625063711" text:style-name="WW8Num2">
        <text:list-item>
          <text:p text:style-name="P116"><text:span text:style-name="T5">This</text:span><text:span text:style-name="T8"> </text:span><text:span text:style-name="T5">Opt</text:span><text:span text:style-name="T8"> </text:span><text:span text:style-name="T5">Out</text:span><text:span text:style-name="T8"> </text:span><text:span text:style-name="T5">Notification</text:span><text:span text:style-name="T8"> </text:span><text:span text:style-name="T5">is</text:span><text:span text:style-name="T8"> </text:span><text:span text:style-name="T5">supplemental</text:span><text:span text:style-name="T8"> </text:span><text:span text:style-name="T5">to</text:span><text:span text:style-name="T8"> </text:span><text:span text:style-name="T5">the</text:span><text:span text:style-name="T8"> </text:span><text:span text:style-name="T5">agreement</text:span><text:span text:style-name="T8"> </text:span><text:span text:style-name="T5">(</text:span><text:span text:style-name="T8">“</text:span><text:span text:style-name="T5">the</text:span><text:span text:style-name="T8"> </text:span><text:span text:style-name="T1">Agreement</text:span><text:span text:style-name="T8">”</text:span><text:span text:style-name="T5">)</text:span><text:span text:style-name="T8"> </text:span><text:span text:style-name="T5">between</text:span><text:span text:style-name="T8"> </text:span><text:span text:style-name="T5">Marcus</text:span><text:span text:style-name="T8"> </text:span><text:span text:style-name="T5">Donald</text:span><text:span text:style-name="T8"> </text:span><text:span text:style-name="T5">People</text:span><text:span text:style-name="T8"> </text:span><text:span text:style-name="T5">Ltd</text:span><text:span text:style-name="T8"> </text:span><text:span text:style-name="T5">and</text:span><text:span text:style-name="T8"> </text:span><text:span text:style-name="T5">the</text:span><text:span text:style-name="T8"> </text:span><text:span text:style-name="T5">Contractor.</text:span><text:span text:style-name="T8"> <text:s/></text:span><text:span text:style-name="T5">The</text:span><text:span text:style-name="T8"> </text:span><text:span text:style-name="T5">terms</text:span><text:span text:style-name="T8"> </text:span><text:span text:style-name="T5">used</text:span><text:span text:style-name="T8"> </text:span><text:span text:style-name="T5">in</text:span><text:span text:style-name="T8"> </text:span><text:span text:style-name="T5">this</text:span><text:span text:style-name="T8"> </text:span><text:span text:style-name="T5">notification</text:span><text:span text:style-name="T8"> </text:span><text:span text:style-name="T5">shall</text:span><text:span text:style-name="T8"> </text:span><text:span text:style-name="T5">have</text:span><text:span text:style-name="T8"> </text:span><text:span text:style-name="T5">the</text:span><text:span text:style-name="T8"> </text:span><text:span text:style-name="T5">same</text:span><text:span text:style-name="T8"> </text:span><text:span text:style-name="T5">meaning</text:span><text:span text:style-name="T8"> </text:span><text:span text:style-name="T5">as</text:span><text:span text:style-name="T8"> </text:span><text:span text:style-name="T5">those</text:span><text:span text:style-name="T8"> </text:span><text:span text:style-name="T5">defined</text:span><text:span text:style-name="T8"> </text:span><text:span text:style-name="T5">in</text:span><text:span text:style-name="T8"> </text:span><text:span text:style-name="T5">the</text:span><text:span text:style-name="T8"> </text:span><text:span text:style-name="T5">Agreement.</text:span></text:p>
        </text:list-item>
      </text:list>
      <text:p text:style-name="P108"/>
      <text:list xml:id="list944069051" text:continue-numbering="true" text:style-name="WW8Num2">
        <text:list-item>
          <text:p text:style-name="P116"><text:span text:style-name="T5">The</text:span><text:span text:style-name="T8"> </text:span><text:span text:style-name="T5">Contractor</text:span><text:span text:style-name="T8"> </text:span><text:span text:style-name="T5">and</text:span><text:span text:style-name="T8"> </text:span><text:span text:style-name="T5">the</text:span><text:span text:style-name="T8"> </text:span><text:span text:style-name="T5">Individual</text:span><text:span text:style-name="T8"> </text:span><text:span text:style-name="T5">acknowledge</text:span><text:span text:style-name="T8"> </text:span><text:span text:style-name="T5">that</text:span><text:span text:style-name="T8"> </text:span><text:span text:style-name="T5">it</text:span><text:span text:style-name="T8"> </text:span><text:span text:style-name="T5">is</text:span><text:span text:style-name="T8"> </text:span><text:span text:style-name="T5">their</text:span><text:span text:style-name="T8"> </text:span><text:span text:style-name="T5">intention</text:span><text:span text:style-name="T8"> </text:span><text:span text:style-name="T5">that</text:span><text:span text:style-name="T8"> </text:span><text:span text:style-name="T5">the</text:span><text:span text:style-name="T8"> </text:span><text:span text:style-name="T5">provisions</text:span><text:span text:style-name="T8"> </text:span><text:span text:style-name="T5">of</text:span><text:span text:style-name="T8"> </text:span><text:span text:style-name="T5">the</text:span><text:span text:style-name="T8"> </text:span><text:span text:style-name="T5">Conduct</text:span><text:span text:style-name="T8"> </text:span><text:span text:style-name="T5">of</text:span><text:span text:style-name="T8"> </text:span><text:span text:style-name="T5">Employment</text:span><text:span text:style-name="T8"> </text:span><text:span text:style-name="T5">Agencies</text:span><text:span text:style-name="T8"> </text:span><text:span text:style-name="T5">and</text:span><text:span text:style-name="T8"> </text:span><text:span text:style-name="T5">Employment</text:span><text:span text:style-name="T8"> </text:span><text:span text:style-name="T5">Businesses</text:span><text:span text:style-name="T8"> </text:span><text:span text:style-name="T5">Regulations</text:span><text:span text:style-name="T8"> </text:span><text:span text:style-name="T5">2003</text:span><text:span text:style-name="T8"> </text:span><text:span text:style-name="T5">(the</text:span><text:span text:style-name="T8"> “</text:span><text:span text:style-name="T1">Conduct</text:span><text:span text:style-name="T3"> </text:span><text:span text:style-name="T1">Regulations</text:span><text:span text:style-name="T3"> </text:span><text:span text:style-name="T1">2003</text:span><text:span text:style-name="T8">”</text:span><text:span text:style-name="T5">)</text:span><text:span text:style-name="T8"> </text:span><text:span text:style-name="T5">do</text:span><text:span text:style-name="T8"> </text:span><text:span text:style-name="T5">not</text:span><text:span text:style-name="T8"> </text:span><text:span text:style-name="T5">apply</text:span><text:span text:style-name="T8"> </text:span><text:span text:style-name="T5">to</text:span><text:span text:style-name="T8"> </text:span><text:span text:style-name="T5">any</text:span><text:span text:style-name="T8"> </text:span><text:span text:style-name="T5">future</text:span><text:span text:style-name="T8"> </text:span><text:span text:style-name="T5">assignment</text:span><text:span text:style-name="T8"> </text:span><text:span text:style-name="T5">agreed</text:span><text:span text:style-name="T8"> </text:span><text:span text:style-name="T5">between</text:span><text:span text:style-name="T8"> </text:span><text:span text:style-name="T5">the</text:span><text:span text:style-name="T8"> </text:span><text:span text:style-name="T5">Parties.</text:span><text:span text:style-name="T8"> </text:span></text:p>
        </text:list-item>
      </text:list>
      <text:p text:style-name="P15"/>
      <text:list xml:id="list1932864352" text:continue-numbering="true" text:style-name="WW8Num2">
        <text:list-item>
          <text:p text:style-name="P117">The<text:span text:style-name="T36"> </text:span>Parties<text:span text:style-name="T36"> </text:span>have<text:span text:style-name="T36"> </text:span>freely<text:span text:style-name="T36"> </text:span>entered<text:span text:style-name="T36"> </text:span>into<text:span text:style-name="T36"> </text:span>this<text:span text:style-name="T36"> </text:span>Opt<text:span text:style-name="T36"> </text:span>Out<text:span text:style-name="T36"> </text:span>notification.<text:span text:style-name="T36"> <text:s/></text:span></text:p>
        </text:list-item>
      </text:list>
      <text:p text:style-name="P108"/>
      <text:list xml:id="list1239544126" text:continue-numbering="true" text:style-name="WW8Num2">
        <text:list-item>
          <text:p text:style-name="P116"><text:span text:style-name="T5">Further</text:span><text:span text:style-name="T8"> </text:span><text:span text:style-name="T5">that</text:span><text:span text:style-name="T8"> </text:span><text:span text:style-name="T5">the</text:span><text:span text:style-name="T8"> </text:span><text:span text:style-name="T5">Individual</text:span><text:span text:style-name="T8"> </text:span><text:span text:style-name="T5">is</text:span><text:span text:style-name="T8"> </text:span><text:span text:style-name="T5">free</text:span><text:span text:style-name="T8"> </text:span><text:span text:style-name="T5">to</text:span><text:span text:style-name="T8"> </text:span><text:span text:style-name="T5">withdraw</text:span><text:span text:style-name="T8"> </text:span><text:span text:style-name="T5">from</text:span><text:span text:style-name="T8"> </text:span><text:span text:style-name="T5">this</text:span><text:span text:style-name="T8"> </text:span><text:span text:style-name="T5">Opt</text:span><text:span text:style-name="T8"> </text:span><text:span text:style-name="T5">Out</text:span><text:span text:style-name="T8"> </text:span><text:span text:style-name="T5">notification</text:span><text:span text:style-name="T8"> </text:span><text:span text:style-name="T5">at</text:span><text:span text:style-name="T8"> </text:span><text:span text:style-name="T5">any</text:span><text:span text:style-name="T8"> </text:span><text:span text:style-name="T5">time</text:span><text:span text:style-name="T8"> </text:span><text:span text:style-name="T5">by</text:span><text:span text:style-name="T8"> </text:span><text:span text:style-name="T5">giving</text:span><text:span text:style-name="T8"> </text:span><text:span text:style-name="T5">not</text:span><text:span text:style-name="T8"> </text:span><text:span text:style-name="T5">less</text:span><text:span text:style-name="T8"> </text:span><text:span text:style-name="T5">than</text:span><text:span text:style-name="T8"> </text:span><text:span text:style-name="T5">one</text:span><text:span text:style-name="T8"> </text:span><text:span text:style-name="T5">month</text:span><text:span text:style-name="T8">’</text:span><text:span text:style-name="T5">s</text:span><text:span text:style-name="T8"> </text:span><text:span text:style-name="T5">written</text:span><text:span text:style-name="T8"> </text:span><text:span text:style-name="T5">notice</text:span><text:span text:style-name="T8"> </text:span><text:span text:style-name="T5">to</text:span><text:span text:style-name="T8"> </text:span><text:span text:style-name="T5">Marcus</text:span><text:span text:style-name="T8"> </text:span><text:span text:style-name="T5">Donald</text:span><text:span text:style-name="T8"> </text:span><text:span text:style-name="T5">People</text:span><text:span text:style-name="T8"> </text:span><text:span text:style-name="T5">Ltd.</text:span><text:span text:style-name="T8"> <text:s/></text:span><text:span text:style-name="T5">However,</text:span><text:span text:style-name="T8"> </text:span><text:span text:style-name="T5">where</text:span><text:span text:style-name="T8"> </text:span><text:span text:style-name="T5">notice</text:span><text:span text:style-name="T8"> </text:span><text:span text:style-name="T5">is</text:span><text:span text:style-name="T8"> </text:span><text:span text:style-name="T5">given</text:span><text:span text:style-name="T8"> </text:span><text:span text:style-name="T5">during</text:span><text:span text:style-name="T8"> </text:span><text:span text:style-name="T5">an</text:span><text:span text:style-name="T8"> </text:span><text:span text:style-name="T5">Assignment</text:span><text:span text:style-name="T8"> </text:span><text:span text:style-name="T5">it</text:span><text:span text:style-name="T8"> </text:span><text:span text:style-name="T5">will</text:span><text:span text:style-name="T8"> </text:span><text:span text:style-name="T5">not</text:span><text:span text:style-name="T8"> </text:span><text:span text:style-name="T5">take</text:span><text:span text:style-name="T8"> </text:span><text:span text:style-name="T5">effect</text:span><text:span text:style-name="T8"> </text:span><text:span text:style-name="T5">until</text:span><text:span text:style-name="T8"> </text:span><text:span text:style-name="T5">the</text:span><text:span text:style-name="T8"> </text:span><text:span text:style-name="T5">Individual</text:span><text:span text:style-name="T8"> </text:span><text:span text:style-name="T5">stops</text:span><text:span text:style-name="T8"> </text:span><text:span text:style-name="T5">working</text:span><text:span text:style-name="T8"> </text:span><text:span text:style-name="T5">in</text:span><text:span text:style-name="T8"> </text:span><text:span text:style-name="T5">that</text:span><text:span text:style-name="T8"> </text:span><text:span text:style-name="T5">Assignment</text:span><text:span text:style-name="T8"> </text:span><text:span text:style-name="T5">and</text:span><text:span text:style-name="T8"> </text:span><text:span text:style-name="T5">commences</text:span><text:span text:style-name="T8"> </text:span><text:span text:style-name="T5">a</text:span><text:span text:style-name="T8"> </text:span><text:span text:style-name="T5">new</text:span><text:span text:style-name="T8"> </text:span><text:span text:style-name="T5">assignment.</text:span><text:span text:style-name="T8"> </text:span></text:p>
        </text:list-item>
      </text:list>
      <text:p text:style-name="P107"/>
      <text:p text:style-name="P123">We<text:span text:style-name="T36"> </text:span>the<text:span text:style-name="T36"> </text:span>undersigned<text:span text:style-name="T36"> </text:span>have<text:span text:style-name="T36"> </text:span>read,<text:span text:style-name="T36"> </text:span>understand<text:span text:style-name="T36"> </text:span>and<text:span text:style-name="T36"> </text:span>agree<text:span text:style-name="T36"> </text:span>to<text:span text:style-name="T36"> </text:span>be<text:span text:style-name="T36"> </text:span>bound<text:span text:style-name="T36"> </text:span>by<text:span text:style-name="T36"> </text:span>the<text:span text:style-name="T36"> </text:span>terms<text:span text:style-name="T36"> </text:span>of<text:span text:style-name="T36"> </text:span>this<text:span text:style-name="T36"> </text:span>Opt<text:span text:style-name="T36"> </text:span>Out<text:span text:style-name="T36"> </text:span>notification.<text:span text:style-name="T36"> </text:span>In<text:span text:style-name="T36"> </text:span>particular,<text:span text:style-name="T36"> </text:span>we<text:span text:style-name="T36"> </text:span>understand<text:span text:style-name="T36"> </text:span>that<text:span text:style-name="T36"> </text:span>by<text:span text:style-name="T36"> </text:span>signing<text:span text:style-name="T36"> </text:span>this<text:span text:style-name="T36"> </text:span>Opt<text:span text:style-name="T36"> </text:span>Out<text:span text:style-name="T36"> </text:span>notification<text:span text:style-name="T36"> </text:span>we<text:span text:style-name="T36"> </text:span>are<text:span text:style-name="T36"> </text:span>agreeing<text:span text:style-name="T36"> </text:span>that<text:span text:style-name="T36"> </text:span>the<text:span text:style-name="T36"> </text:span>provisions<text:span text:style-name="T36"> </text:span>of<text:span text:style-name="T36"> </text:span>the<text:span text:style-name="T36"> </text:span>Conduct<text:span text:style-name="T36"> </text:span>Regulations<text:span text:style-name="T36"> </text:span>2003<text:span text:style-name="T36"> </text:span>shall<text:span text:style-name="T36"> </text:span>not<text:span text:style-name="T36"> </text:span>apply<text:span text:style-name="T36"> </text:span>to<text:span text:style-name="T36"> </text:span>any<text:span text:style-name="T36"> </text:span>future<text:span text:style-name="T36"> </text:span>assignment<text:span text:style-name="T36"> </text:span>agreed<text:span text:style-name="T36"> </text:span>between<text:span text:style-name="T36"> </text:span>the<text:span text:style-name="T36"> </text:span>Parties.<text:span text:style-name="T36"> </text:span></text:p>
      <text:p text:style-name="P109"/>
      <text:p text:style-name="P109"/>
      <text:p text:style-name="P109"/>
      <text:p text:style-name="P109"/>
      <text:p text:style-name="P109"/>
      <text:p text:style-name="P110">Signed<text:span text:style-name="T36"> </text:span><text:tab/><text:tab/><text:tab/><text:tab/><text:tab/><text:tab/>Signed</text:p>
      <text:p text:style-name="P105"><text:span text:style-name="T55"><text:tab/><text:tab/><text:tab/><text:tab/><text:tab/></text:span><text:span text:style-name="T48"><text:tab/></text:span><text:span text:style-name="T55"><text:tab/><text:tab/><text:tab/><text:tab/><text:tab/></text:span></text:p>
      <text:p text:style-name="P110">For<text:span text:style-name="T36"> </text:span>and<text:span text:style-name="T36"> </text:span>on<text:span text:style-name="T36"> </text:span>behalf<text:span text:style-name="T36"> </text:span>of<text:span text:style-name="T36"> </text:span>the<text:span text:style-name="T36"> </text:span>Contractor<text:tab/><text:tab/><text:tab/><text:tab/>The<text:span text:style-name="T36"> </text:span>Individual<text:span text:style-name="T36"> </text:span>/<text:span text:style-name="T36"> </text:span>Contractor<text:span text:style-name="T36"> </text:span>Staff</text:p>
      <text:p text:style-name="P6">I<text:span text:style-name="T36"> </text:span>confirm<text:span text:style-name="T36"> </text:span>I<text:span text:style-name="T36"> </text:span>am<text:span text:style-name="T36"> </text:span>authorised<text:span text:style-name="T36"> </text:span>to<text:span text:style-name="T36"> </text:span>sign<text:span text:style-name="T36"> </text:span>this<text:span text:style-name="T36"> </text:span>Opt-Out</text:p>
      <text:p text:style-name="P6">Notification<text:span text:style-name="T36"> </text:span>for<text:span text:style-name="T36"> </text:span>and<text:span text:style-name="T36"> </text:span>on<text:span text:style-name="T36"> </text:span>behalf<text:span text:style-name="T36"> </text:span>of<text:span text:style-name="T36"> </text:span>the<text:span text:style-name="T36"> </text:span>Contractor.<text:span text:style-name="T36"> </text:span></text:p>
      <text:p text:style-name="P110"/>
      <text:p text:style-name="P110"/>
      <text:p text:style-name="P110"/>
      <text:p text:style-name="P105"><text:span text:style-name="T48">Name</text:span><text:span text:style-name="T50"> </text:span><text:span text:style-name="T55"><text:tab/><text:tab/><text:tab/><text:tab/><text:tab/></text:span><text:span text:style-name="T48"><text:tab/>Name</text:span><text:span text:style-name="T55"><text:tab/><text:tab/><text:tab/><text:tab/><text:tab/></text:span></text:p>
      <text:p text:style-name="P110"/>
      <text:p text:style-name="P105"><text:span text:style-name="T48">Dated</text:span><text:span text:style-name="T50"> </text:span><text:span text:style-name="T55"><text:tab/><text:tab/><text:tab/><text:tab/><text:tab/></text:span><text:span text:style-name="T48"><text:tab/>Dated</text:span><text:span text:style-name="T50"> </text:span><text:span text:style-name="T55"><text:tab/><text:tab/><text:tab/><text:tab/><text:tab/></text:span></text:p>
      <text:p text:style-name="Standard"/>
      <text:h text:style-name="P129" text:outline-level="6"/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mericanTypewLHLtCd" svg:font-family="AmericanTypewLHLtCd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GB" style:font-name-asian="Times New Roman" style:font-size-asian="10pt" style:font-name-complex="Arial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style:font-size-asian="16pt" style:font-name-complex="Times New Roman" style:font-size-complex="16pt" style:font-weight-complex="normal"/>
    </style:style>
    <style:style style:name="Text_20_body" style:display-name="Text body" style:family="paragraph" style:parent-style-name="Standard" style:class="text">
      <style:text-properties style:font-name="Times New Roman" fo:font-size="12pt" fo:font-weight="bold" style:font-size-asian="12pt" style:font-weight-asian="bold" style:font-name-complex="Times New Roman" style:font-size-complex="10pt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24cm" fo:margin-right="0cm" fo:margin-top="0.212cm" fo:margin-bottom="0.212cm" fo:line-height="150%" fo:text-align="justify" style:justify-single-word="false" fo:text-indent="-1.524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font-name="Times New Roman" fo:font-size="12pt" style:letter-kerning="true" style:font-size-asian="12pt" style:font-name-complex="Times New Roman" style:font-size-complex="10pt" style:font-weight-complex="normal"/>
    </style:style>
    <style:style style:name="Heading_20_2" style:display-name="Heading 2" style:family="paragraph" style:parent-style-name="Heading_20_1" style:next-style-name="Standard" style:default-outline-level="2" style:class="text"/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3pt" fo:font-weight="bold" style:font-size-asian="13pt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text-transform="uppercase" fo:font-size="12pt" fo:font-weight="bold" style:font-size-asian="12pt" style:font-weight-asian="bold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size-complex="10pt" style:font-style-complex="italic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size="12pt" style:font-size-asian="12pt" style:font-name-complex="Times New Roman" style:font-size-complex="10pt" style:font-weight-complex="normal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.212cm" fo:margin-bottom="0.212cm" fo:text-indent="0cm" style:auto-text-indent="false"/>
      <style:text-properties fo:color="#000000" style:font-name="Times New Roman" fo:font-size="12pt" fo:language="en" fo:country="US" style:font-size-asian="12pt" style:font-name-complex="Times New Roman" style:font-size-complex="10pt" style:font-weight-complex="normal"/>
    </style:style>
    <style:style style:name="Footer" style:family="paragraph" style:parent-style-name="Standard" style:class="extra">
      <style:paragraph-properties fo:margin-top="0.212cm" fo:margin-bottom="0.212cm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Times New Roman" fo:font-size="12pt" fo:language="en" fo:country="US" style:font-size-asian="12pt" style:font-name-complex="Times New Roman" style:font-size-complex="10pt" style:font-weight-complex="norm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1z0" style:family="text">
      <style:text-properties style:font-name-complex="Times New Roman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-complex="Times New Roman"/>
    </style:style>
    <style:style style:name="WW8Num5z0" style:family="text">
      <style:text-properties fo:font-weight="normal" style:font-weight-asian="normal"/>
    </style:style>
    <style:style style:name="WW8Num6z0" style:family="text">
      <style:text-properties style:font-name-complex="Times New Roman"/>
    </style:style>
    <style:style style:name="WW8Num6z1" style:family="text">
      <style:text-properties fo:font-weight="normal" style:font-weight-asian="normal" style:font-name-complex="Times New Roman"/>
    </style:style>
    <style:style style:name="WW8Num7z0" style:family="text">
      <style:text-properties style:font-name-complex="Times New Roman"/>
    </style:style>
    <style:style style:name="WW8Num8z0" style:family="text">
      <style:text-properties style:font-name-complex="Times New Roman"/>
    </style:style>
    <style:style style:name="WW8Num9z0" style:family="text">
      <style:text-properties style:font-name-complex="Times New Roman"/>
    </style:style>
    <style:style style:name="WW8Num10z0" style:family="text">
      <style:text-properties fo:font-weight="bold" style:font-weight-asian="bold" style:font-name-complex="Times New Roman"/>
    </style:style>
    <style:style style:name="WW8Num10z3" style:family="text">
      <style:text-properties fo:font-weight="normal" style:font-weight-asian="normal" style:font-name-complex="Times New Roman"/>
    </style:style>
    <style:style style:name="WW8Num11z0" style:family="text">
      <style:text-properties style:font-name-complex="Times New Roman"/>
    </style:style>
    <style:style style:name="WW8Num12z0" style:family="text">
      <style:text-properties style:font-name-complex="Times New Roman"/>
    </style:style>
    <style:style style:name="WW8Num13z0" style:family="text">
      <style:text-properties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10pt" style:letter-kerning="true" style:font-size-asian="10pt" style:font-name-complex="Times New Roman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size="10pt" style:letter-kerning="true" style:font-size-asian="10pt" style:font-name-complex="Times New Roman" style:font-size-complex="10pt"/>
    </style:style>
    <style:style style:name="Heading_20_3_20_Char" style:display-name="Heading 3 Char" style:family="text" style:parent-style-name="Default_20_Paragraph_20_Fon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6_20_Char" style:display-name="Heading 6 Char" style:family="text" style:parent-style-name="Default_20_Paragraph_20_Font">
      <style:text-properties fo:text-transform="uppercase" style:font-name="Arial" fo:font-size="10pt" fo:font-weight="bold" style:font-size-asian="10pt" style:font-weight-asian="bold" style:font-name-complex="Arial" style:font-size-complex="10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Body_20_Text_20_2_20_Char" style:display-name="Body Text 2 Char" style:family="text" style:parent-style-name="Default_20_Paragraph_20_Font">
      <style:text-properties style:font-name="Arial" fo:font-size="10pt" style:font-size-asian="10pt" style:font-name-complex="Arial" style:font-size-complex="10pt" style:font-style-complex="italic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0pt" style:font-size-asian="10pt" style:font-name-complex="Times New Roman" style:font-size-complex="10pt"/>
    </style:style>
    <style:style style:name="Body_20_Text_20_Indent_20_Char" style:display-name="Body Text Indent Char" style:family="text" style:parent-style-name="Default_20_Paragraph_20_Font">
      <style:text-properties fo:color="#000000" style:font-name="Times New Roman" fo:font-size="10pt" fo:language="en" fo:country="US" style:font-size-asian="10pt" style:font-name-complex="Times New Roman" style:font-size-complex="10pt"/>
    </style:style>
    <style:style style:name="Footer_20_Char" style:display-name="Footer Char" style:family="text" style:parent-style-name="Default_20_Paragraph_20_Font">
      <style:text-properties fo:color="#000000" style:font-name="Times New Roman" fo:font-size="10pt" fo:language="en" fo:country="US" style:font-size-asian="10pt" style:font-name-complex="Times New Roman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" style:font-weight-complex="bold"/>
    </style:style>
    <style:style style:name="Title_20_Char" style:display-name="Title Char" style:family="text" style:parent-style-name="Default_20_Paragraph_20_Font">
      <style:text-properties style:font-name="Times New Roman" fo:font-size="16pt" style:text-underline-style="solid" style:text-underline-width="auto" style:text-underline-color="font-color" style:font-size-asian="16pt" style:font-name-complex="Times New Roman" style:font-size-complex="16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size-asian="8pt" style:font-name-complex="Tahoma" style:font-size-complex="8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(3)" style:num-format="" text:start-value="2">
        <style:list-level-properties text:list-level-position-and-space-mode="label-alignment">
          <style:list-level-label-alignment text:label-followed-by="listtab" text:list-tab-stop-position="1.958cm" fo:text-indent="-1.323cm" fo:margin-left="1.958cm"/>
        </style:list-level-properties>
      </text:list-level-style-number>
      <text:list-level-style-number text:level="2" text:style-name="WW8Num1z0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0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0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0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0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0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0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0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(2)" style:num-format="" text:start-value="2">
        <style:list-level-properties text:list-level-position-and-space-mode="label-alignment">
          <style:list-level-label-alignment text:label-followed-by="listtab" text:list-tab-stop-position="1.958cm" fo:text-indent="-1.323cm" fo:margin-left="1.958cm"/>
        </style:list-level-properties>
      </text:list-level-style-number>
      <text:list-level-style-number text:level="2" text:style-name="WW8Num4z0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0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0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0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0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0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0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0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1.29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0.635cm" fo:margin-left="1.954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3.249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27cm" fo:margin-left="3.909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5.203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1.905cm" fo:margin-left="5.863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1.905cm" fo:margin-left="6.523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2.54cm" fo:margin-left="7.8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6z1" style:num-suffix="." style:num-format="1" text:display-levels="3">
        <style:list-level-properties text:list-level-position-and-space-mode="label-alignment">
          <style:list-level-label-alignment text:label-followed-by="listtab" text:list-tab-stop-position="3.249cm" fo:text-indent="-0.889cm" fo:margin-left="2.868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0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7z0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7z0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8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672cm" fo:text-indent="-0.767cm" fo:margin-left="2.672cm"/>
        </style:list-level-properties>
      </text:list-level-style-number>
      <text:list-level-style-number text:level="3" text:style-name="WW8Num8z0" style:num-prefix="(" style:num-suffix=")" style:num-format="1">
        <style:list-level-properties text:list-level-position-and-space-mode="label-alignment">
          <style:list-level-label-alignment text:label-followed-by="listtab" text:list-tab-stop-position="4.763cm" fo:text-indent="-1.27cm" fo:margin-left="4.763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(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fo:text-indent="-0.635cm" fo:margin-left="1.93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fo:text-indent="-0.635cm" fo:margin-left="3.224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fo:text-indent="-1.27cm" fo:margin-left="5.154cm"/>
        </style:list-level-properties>
      </text:list-level-style-number>
      <text:list-level-style-number text:level="5" text:style-name="WW8Num10z3" style:num-format="1" text:display-levels="5">
        <style:list-level-properties text:list-level-position-and-space-mode="label-alignment">
          <style:list-level-label-alignment text:label-followed-by="listtab" fo:text-indent="-1.27cm" fo:margin-left="6.449cm"/>
        </style:list-level-properties>
      </text:list-level-style-number>
      <text:list-level-style-number text:level="6" text:style-name="WW8Num10z3" style:num-format="1" text:display-levels="6">
        <style:list-level-properties text:list-level-position-and-space-mode="label-alignment">
          <style:list-level-label-alignment text:label-followed-by="listtab" fo:text-indent="-1.905cm" fo:margin-left="8.378cm"/>
        </style:list-level-properties>
      </text:list-level-style-number>
      <text:list-level-style-number text:level="7" text:style-name="WW8Num10z3" style:num-format="1" text:display-levels="7">
        <style:list-level-properties text:list-level-position-and-space-mode="label-alignment">
          <style:list-level-label-alignment text:label-followed-by="listtab" fo:text-indent="-1.905cm" fo:margin-left="9.673cm"/>
        </style:list-level-properties>
      </text:list-level-style-number>
      <text:list-level-style-number text:level="8" text:style-name="WW8Num10z3" style:num-format="1" text:display-levels="8">
        <style:list-level-properties text:list-level-position-and-space-mode="label-alignment">
          <style:list-level-label-alignment text:label-followed-by="listtab" fo:text-indent="-1.905cm" fo:margin-left="10.968cm"/>
        </style:list-level-properties>
      </text:list-level-style-number>
      <text:list-level-style-number text:level="9" text:style-name="WW8Num10z3" style:num-format="1" text:display-levels="9">
        <style:list-level-properties text:list-level-position-and-space-mode="label-alignment">
          <style:list-level-label-alignment text:label-followed-by="listtab" fo:text-indent="-2.54cm" fo:margin-left="12.8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295cm"/>
        </style:list-level-properties>
      </text:list-level-style-number>
      <text:list-level-style-number text:level="3" text:style-name="WW8Num11z0" style:num-format="1" text:display-levels="3">
        <style:list-level-properties text:list-level-position-and-space-mode="label-alignment">
          <style:list-level-label-alignment text:label-followed-by="listtab" fo:text-indent="-0.635cm" fo:margin-left="1.954cm"/>
        </style:list-level-properties>
      </text:list-level-style-number>
      <text:list-level-style-number text:level="4" text:style-name="WW8Num11z0" style:num-format="1" text:display-levels="4">
        <style:list-level-properties text:list-level-position-and-space-mode="label-alignment">
          <style:list-level-label-alignment text:label-followed-by="listtab" fo:text-indent="-1.27cm" fo:margin-left="3.249cm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fo:text-indent="-1.27cm" fo:margin-left="3.909cm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fo:text-indent="-1.905cm" fo:margin-left="5.203cm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fo:text-indent="-1.905cm" fo:margin-left="5.863cm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fo:text-indent="-1.905cm" fo:margin-left="6.523cm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fo:text-indent="-2.54cm" fo:margin-left="7.8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958cm" fo:text-indent="-1.323cm" fo:margin-left="1.958cm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AmericanTypewLHLtCd" fo:language="en" fo:country="US" style:language-asian="none" style:country-asian="none" style:font-name-complex="AmericanTypewLHLtCd" style:font-size-complex="12pt"/>
    </style:style>
    <style:style style:name="MP3" style:family="paragraph" style:parent-style-name="Footer">
      <style:text-properties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2.54cm" fo:margin-left="3.17cm" fo:margin-right="3.1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16cm" fo:margin-bottom="2.517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0.748cm" fo:margin-left="3.17cm" fo:margin-right="3.1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16cm" fo:margin-bottom="2.517cm" style:dynamic-spacing="true"/>
      </style:header-style>
      <style:footer-style>
        <style:header-footer-properties fo:min-height="1.792cm" fo:margin-top="1.69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16cm" fo:margin-bottom="2.517cm" style:dynamic-spacing="true"/>
      </style:header-style>
      <style:footer-style>
        <style:header-footer-properties fo:min-height="1.792cm" fo:margin-top="1.69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Picture 2" text:anchor-type="as-char" svg:width="3.701cm" svg:height="2.429cm" draw:z-index="0"><draw:image xlink:href="Pictures/1000000000000103000000AA6A2CC203.png" xlink:type="simple" xlink:show="embed" xlink:actuate="onLoad"/></draw:frame></text:p>
      </style:header>
      <style:footer>
        <text:p text:style-name="MP3"><text:s/><text:bookmark text:name="_GoBack"/></text:p>
      </style:footer>
    </style:master-page>
    <style:master-page style:name="First_20_convert_20_1" style:display-name="First convert 1" style:page-layout-name="Mpm3" style:next-style-name="Convert_20_1">
      <style:header>
        <text:p text:style-name="MP2"><draw:frame draw:style-name="Mfr1" draw:name="graphics1" text:anchor-type="as-char" svg:width="3.701cm" svg:height="2.429cm" draw:z-index="0"><draw:image xlink:href="Pictures/1000000000000103000000AA6A2CC203.png" xlink:type="simple" xlink:show="embed" xlink:actuate="onLoad"/></draw:frame></text:p>
      </style:header>
      <style:footer>
        <text:p text:style-name="MP3"><text:s/></text:p>
      </style:footer>
    </style:master-page>
    <style:master-page style:name="Convert_20_1" style:display-name="Convert 1" style:page-layout-name="Mpm4">
      <style:header>
        <text:p text:style-name="MP2"><draw:frame draw:style-name="Mfr1" draw:name="Picture 2" text:anchor-type="as-char" svg:width="3.701cm" svg:height="2.429cm" draw:z-index="2"><draw:image xlink:href="Pictures/1000000000000103000000AA6A2CC203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CHEDULE 1</dc:title>
    <meta:initial-creator>John</meta:initial-creator>
    <meta:creation-date>2012-05-10T10:00:00</meta:creation-date>
    <dc:creator>khefford</dc:creator>
    <dc:date>2012-05-10T10:00:00</dc:date>
    <meta:editing-cycles>2</meta:editing-cycles>
    <meta:editing-duration>PT1M</meta:editing-duration>
    <meta:document-statistic meta:table-count="0" meta:image-count="3" meta:object-count="0" meta:page-count="9" meta:paragraph-count="185" meta:word-count="4985" meta:character-count="31333" meta:non-whitespace-character-count="26187"/>
    <meta:generator>LibreOffice/3.4$Unix LibreOffice_project/340m1$Build-402</meta:generator>
    <meta:user-defined meta:name="Info 1"/>
    <meta:user-defined meta:name="Info 2"/>
    <meta:user-defined meta:name="Info 3"/>
    <meta:user-defined meta:name="Info 4"/>
  </office:meta>
</office:document-meta>
</file>